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 CACHE All</text:p>
          </table:table-cell>
          <table:table-cell table:number-columns-repeated="11"/>
        </table:table-row>
        <table:table-row table:style-name="ro1">
          <table:table-cell office:value-type="float" office:value="1427753882.31195" calcext:value-type="float">
            <text:p>1427753882.31195</text:p>
          </table:table-cell>
          <table:table-cell office:value-type="float" office:value="1427754018.93347" calcext:value-type="float">
            <text:p>1427754018.93347</text:p>
          </table:table-cell>
          <table:table-cell table:number-columns-repeated="6"/>
          <table:table-cell table:formula="of:=MAX([.B2];[.D2];[.G2])-MAX([.A2];[.C2];[.E2])" office:value-type="float" office:value="136.621520042419" calcext:value-type="float">
            <text:p>136.6215200424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/>
        </table:table-row>
        <table:table-row table:style-name="ro1">
          <table:table-cell table:number-columns-repeated="2"/>
          <table:table-cell office:value-type="float" office:value="1427753882.31195" calcext:value-type="float">
            <text:p>1427753882.31195</text:p>
          </table:table-cell>
          <table:table-cell office:value-type="float" office:value="1427753884.86523" calcext:value-type="float">
            <text:p>1427753884.86523</text:p>
          </table:table-cell>
          <table:table-cell table:number-columns-repeated="4"/>
          <table:table-cell table:formula="of:=MAX([.B3];[.D3];[.G3])-MAX([.A3];[.C3];[.E3])" office:value-type="float" office:value="2.55328011512756" calcext:value-type="float">
            <text:p>2.5532801151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formula="of:=AVERAGE([.K2:.K600])" office:value-type="float" office:value="2.64250420614419" calcext:value-type="float">
            <text:p>2.6425042061</text:p>
          </table:table-cell>
        </table:table-row>
        <table:table-row table:style-name="ro1">
          <table:table-cell table:number-columns-repeated="4"/>
          <table:table-cell office:value-type="float" office:value="1427753882.31195" calcext:value-type="float">
            <text:p>1427753882.31195</text:p>
          </table:table-cell>
          <table:table-cell office:value-type="float" office:value="1427753884.74735" calcext:value-type="float">
            <text:p>1427753884.74735</text:p>
          </table:table-cell>
          <table:table-cell office:value-type="float" office:value="1427753884.78326" calcext:value-type="float">
            <text:p>1427753884.78326</text:p>
          </table:table-cell>
          <table:table-cell/>
          <table:table-cell table:formula="of:=MAX([.B4];[.D4];[.G4])-MAX([.A4];[.C4];[.E4])" office:value-type="float" office:value="2.47131013870239" calcext:value-type="float">
            <text:p>2.4713101387</text:p>
          </table:table-cell>
          <table:table-cell table:formula="of:=IF(ISBLANK([.E4]);&quot;&quot;;[.I4])" office:value-type="float" office:value="2.47131013870239" calcext:value-type="float">
            <text:p>2.4713101387</text:p>
          </table:table-cell>
          <table:table-cell table:formula="of:=IF(OR(ISBLANK([.E4]);[.I4]&lt;=0);&quot;&quot;;[.I4])" office:value-type="float" office:value="2.47131013870239" calcext:value-type="float">
            <text:p>2.47131013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248" calcext:value-type="float">
            <text:p>1427753882.31248</text:p>
          </table:table-cell>
          <table:table-cell office:value-type="float" office:value="1427753884.74741" calcext:value-type="float">
            <text:p>1427753884.74741</text:p>
          </table:table-cell>
          <table:table-cell office:value-type="float" office:value="1427753884.78351" calcext:value-type="float">
            <text:p>1427753884.78351</text:p>
          </table:table-cell>
          <table:table-cell/>
          <table:table-cell table:formula="of:=MAX([.B5];[.D5];[.G5])-MAX([.A5];[.C5];[.E5])" office:value-type="float" office:value="2.47102999687195" calcext:value-type="float">
            <text:p>2.4710299969</text:p>
          </table:table-cell>
          <table:table-cell table:formula="of:=IF(ISBLANK([.E5]);&quot;&quot;;[.I5])" office:value-type="float" office:value="2.47102999687195" calcext:value-type="float">
            <text:p>2.4710299969</text:p>
          </table:table-cell>
          <table:table-cell table:formula="of:=IF(OR(ISBLANK([.E5]);[.I5]&lt;=0);&quot;&quot;;[.I5])" office:value-type="float" office:value="2.47102999687195" calcext:value-type="float">
            <text:p>2.4710299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295" calcext:value-type="float">
            <text:p>1427753882.31295</text:p>
          </table:table-cell>
          <table:table-cell office:value-type="float" office:value="1427753884.74727" calcext:value-type="float">
            <text:p>1427753884.74727</text:p>
          </table:table-cell>
          <table:table-cell office:value-type="float" office:value="1427753884.78531" calcext:value-type="float">
            <text:p>1427753884.78531</text:p>
          </table:table-cell>
          <table:table-cell/>
          <table:table-cell table:formula="of:=MAX([.B6];[.D6];[.G6])-MAX([.A6];[.C6];[.E6])" office:value-type="float" office:value="2.47236013412476" calcext:value-type="float">
            <text:p>2.4723601341</text:p>
          </table:table-cell>
          <table:table-cell table:formula="of:=IF(ISBLANK([.E6]);&quot;&quot;;[.I6])" office:value-type="float" office:value="2.47236013412476" calcext:value-type="float">
            <text:p>2.4723601341</text:p>
          </table:table-cell>
          <table:table-cell table:formula="of:=IF(OR(ISBLANK([.E6]);[.I6]&lt;=0);&quot;&quot;;[.I6])" office:value-type="float" office:value="2.47236013412476" calcext:value-type="float">
            <text:p>2.47236013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344" calcext:value-type="float">
            <text:p>1427753882.31344</text:p>
          </table:table-cell>
          <table:table-cell office:value-type="float" office:value="1427753884.7476" calcext:value-type="float">
            <text:p>1427753884.7476</text:p>
          </table:table-cell>
          <table:table-cell office:value-type="float" office:value="1427753884.78363" calcext:value-type="float">
            <text:p>1427753884.78363</text:p>
          </table:table-cell>
          <table:table-cell/>
          <table:table-cell table:formula="of:=MAX([.B7];[.D7];[.G7])-MAX([.A7];[.C7];[.E7])" office:value-type="float" office:value="2.47018980979919" calcext:value-type="float">
            <text:p>2.4701898098</text:p>
          </table:table-cell>
          <table:table-cell table:formula="of:=IF(ISBLANK([.E7]);&quot;&quot;;[.I7])" office:value-type="float" office:value="2.47018980979919" calcext:value-type="float">
            <text:p>2.4701898098</text:p>
          </table:table-cell>
          <table:table-cell table:formula="of:=IF(OR(ISBLANK([.E7]);[.I7]&lt;=0);&quot;&quot;;[.I7])" office:value-type="float" office:value="2.47018980979919" calcext:value-type="float">
            <text:p>2.47018980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395" calcext:value-type="float">
            <text:p>1427753882.31395</text:p>
          </table:table-cell>
          <table:table-cell office:value-type="float" office:value="1427753884.74754" calcext:value-type="float">
            <text:p>1427753884.74754</text:p>
          </table:table-cell>
          <table:table-cell office:value-type="float" office:value="1427753884.78368" calcext:value-type="float">
            <text:p>1427753884.78368</text:p>
          </table:table-cell>
          <table:table-cell/>
          <table:table-cell table:formula="of:=MAX([.B8];[.D8];[.G8])-MAX([.A8];[.C8];[.E8])" office:value-type="float" office:value="2.46972990036011" calcext:value-type="float">
            <text:p>2.4697299004</text:p>
          </table:table-cell>
          <table:table-cell table:formula="of:=IF(ISBLANK([.E8]);&quot;&quot;;[.I8])" office:value-type="float" office:value="2.46972990036011" calcext:value-type="float">
            <text:p>2.4697299004</text:p>
          </table:table-cell>
          <table:table-cell table:formula="of:=IF(OR(ISBLANK([.E8]);[.I8]&lt;=0);&quot;&quot;;[.I8])" office:value-type="float" office:value="2.46972990036011" calcext:value-type="float">
            <text:p>2.46972990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444" calcext:value-type="float">
            <text:p>1427753882.31444</text:p>
          </table:table-cell>
          <table:table-cell office:value-type="float" office:value="1427753884.74766" calcext:value-type="float">
            <text:p>1427753884.74766</text:p>
          </table:table-cell>
          <table:table-cell office:value-type="float" office:value="1427753884.78531" calcext:value-type="float">
            <text:p>1427753884.78531</text:p>
          </table:table-cell>
          <table:table-cell/>
          <table:table-cell table:formula="of:=MAX([.B9];[.D9];[.G9])-MAX([.A9];[.C9];[.E9])" office:value-type="float" office:value="2.47087001800537" calcext:value-type="float">
            <text:p>2.470870018</text:p>
          </table:table-cell>
          <table:table-cell table:formula="of:=IF(ISBLANK([.E9]);&quot;&quot;;[.I9])" office:value-type="float" office:value="2.47087001800537" calcext:value-type="float">
            <text:p>2.470870018</text:p>
          </table:table-cell>
          <table:table-cell table:formula="of:=IF(OR(ISBLANK([.E9]);[.I9]&lt;=0);&quot;&quot;;[.I9])" office:value-type="float" office:value="2.47087001800537" calcext:value-type="float">
            <text:p>2.4708700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494" calcext:value-type="float">
            <text:p>1427753882.31494</text:p>
          </table:table-cell>
          <table:table-cell office:value-type="float" office:value="1427753884.74778" calcext:value-type="float">
            <text:p>1427753884.74778</text:p>
          </table:table-cell>
          <table:table-cell office:value-type="float" office:value="1427753884.78325" calcext:value-type="float">
            <text:p>1427753884.78325</text:p>
          </table:table-cell>
          <table:table-cell/>
          <table:table-cell table:formula="of:=MAX([.B10];[.D10];[.G10])-MAX([.A10];[.C10];[.E10])" office:value-type="float" office:value="2.46831011772156" calcext:value-type="float">
            <text:p>2.4683101177</text:p>
          </table:table-cell>
          <table:table-cell table:formula="of:=IF(ISBLANK([.E10]);&quot;&quot;;[.I10])" office:value-type="float" office:value="2.46831011772156" calcext:value-type="float">
            <text:p>2.4683101177</text:p>
          </table:table-cell>
          <table:table-cell table:formula="of:=IF(OR(ISBLANK([.E10]);[.I10]&lt;=0);&quot;&quot;;[.I10])" office:value-type="float" office:value="2.46831011772156" calcext:value-type="float">
            <text:p>2.46831011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549" calcext:value-type="float">
            <text:p>1427753882.31549</text:p>
          </table:table-cell>
          <table:table-cell office:value-type="float" office:value="1427753884.74747" calcext:value-type="float">
            <text:p>1427753884.74747</text:p>
          </table:table-cell>
          <table:table-cell office:value-type="float" office:value="1427753884.78317" calcext:value-type="float">
            <text:p>1427753884.78317</text:p>
          </table:table-cell>
          <table:table-cell/>
          <table:table-cell table:formula="of:=MAX([.B11];[.D11];[.G11])-MAX([.A11];[.C11];[.E11])" office:value-type="float" office:value="2.46767997741699" calcext:value-type="float">
            <text:p>2.4676799774</text:p>
          </table:table-cell>
          <table:table-cell table:formula="of:=IF(ISBLANK([.E11]);&quot;&quot;;[.I11])" office:value-type="float" office:value="2.46767997741699" calcext:value-type="float">
            <text:p>2.4676799774</text:p>
          </table:table-cell>
          <table:table-cell table:formula="of:=IF(OR(ISBLANK([.E11]);[.I11]&lt;=0);&quot;&quot;;[.I11])" office:value-type="float" office:value="2.46767997741699" calcext:value-type="float">
            <text:p>2.46767997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596" calcext:value-type="float">
            <text:p>1427753882.31596</text:p>
          </table:table-cell>
          <table:table-cell office:value-type="float" office:value="1427753884.83027" calcext:value-type="float">
            <text:p>1427753884.83027</text:p>
          </table:table-cell>
          <table:table-cell office:value-type="float" office:value="1427753884.86522" calcext:value-type="float">
            <text:p>1427753884.86522</text:p>
          </table:table-cell>
          <table:table-cell/>
          <table:table-cell table:formula="of:=MAX([.B12];[.D12];[.G12])-MAX([.A12];[.C12];[.E12])" office:value-type="float" office:value="2.54926013946533" calcext:value-type="float">
            <text:p>2.5492601395</text:p>
          </table:table-cell>
          <table:table-cell table:formula="of:=IF(ISBLANK([.E12]);&quot;&quot;;[.I12])" office:value-type="float" office:value="2.54926013946533" calcext:value-type="float">
            <text:p>2.5492601395</text:p>
          </table:table-cell>
          <table:table-cell table:formula="of:=IF(OR(ISBLANK([.E12]);[.I12]&lt;=0);&quot;&quot;;[.I12])" office:value-type="float" office:value="2.54926013946533" calcext:value-type="float">
            <text:p>2.54926013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2.31646" calcext:value-type="float">
            <text:p>1427753882.31646</text:p>
          </table:table-cell>
          <table:table-cell office:value-type="float" office:value="1427753884.74772" calcext:value-type="float">
            <text:p>1427753884.74772</text:p>
          </table:table-cell>
          <table:table-cell office:value-type="float" office:value="1427753884.78364" calcext:value-type="float">
            <text:p>1427753884.78364</text:p>
          </table:table-cell>
          <table:table-cell/>
          <table:table-cell table:formula="of:=MAX([.B13];[.D13];[.G13])-MAX([.A13];[.C13];[.E13])" office:value-type="float" office:value="2.46718001365662" calcext:value-type="float">
            <text:p>2.4671800137</text:p>
          </table:table-cell>
          <table:table-cell table:formula="of:=IF(ISBLANK([.E13]);&quot;&quot;;[.I13])" office:value-type="float" office:value="2.46718001365662" calcext:value-type="float">
            <text:p>2.4671800137</text:p>
          </table:table-cell>
          <table:table-cell table:formula="of:=IF(OR(ISBLANK([.E13]);[.I13]&lt;=0);&quot;&quot;;[.I13])" office:value-type="float" office:value="2.46718001365662" calcext:value-type="float">
            <text:p>2.46718001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84.86524" calcext:value-type="float">
            <text:p>1427753884.86524</text:p>
          </table:table-cell>
          <table:table-cell office:value-type="float" office:value="1427753888.21807" calcext:value-type="float">
            <text:p>1427753888.21807</text:p>
          </table:table-cell>
          <table:table-cell table:number-columns-repeated="4"/>
          <table:table-cell table:formula="of:=MAX([.B14];[.D14];[.G14])-MAX([.A14];[.C14];[.E14])" office:value-type="float" office:value="3.3528299331665" calcext:value-type="float">
            <text:p>3.3528299332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524" calcext:value-type="float">
            <text:p>1427753884.86524</text:p>
          </table:table-cell>
          <table:table-cell office:value-type="float" office:value="1427753888.18667" calcext:value-type="float">
            <text:p>1427753888.18667</text:p>
          </table:table-cell>
          <table:table-cell office:value-type="float" office:value="1427753888.21806" calcext:value-type="float">
            <text:p>1427753888.21806</text:p>
          </table:table-cell>
          <table:table-cell/>
          <table:table-cell table:formula="of:=MAX([.B15];[.D15];[.G15])-MAX([.A15];[.C15];[.E15])" office:value-type="float" office:value="3.35281991958618" calcext:value-type="float">
            <text:p>3.3528199196</text:p>
          </table:table-cell>
          <table:table-cell table:formula="of:=IF(ISBLANK([.E15]);&quot;&quot;;[.I15])" office:value-type="float" office:value="3.35281991958618" calcext:value-type="float">
            <text:p>3.3528199196</text:p>
          </table:table-cell>
          <table:table-cell table:formula="of:=IF(OR(ISBLANK([.E15]);[.I15]&lt;=0);&quot;&quot;;[.I15])" office:value-type="float" office:value="3.35281991958618" calcext:value-type="float">
            <text:p>3.35281991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577" calcext:value-type="float">
            <text:p>1427753884.86577</text:p>
          </table:table-cell>
          <table:table-cell office:value-type="float" office:value="1427753888.0897" calcext:value-type="float">
            <text:p>1427753888.0897</text:p>
          </table:table-cell>
          <table:table-cell office:value-type="float" office:value="1427753888.13068" calcext:value-type="float">
            <text:p>1427753888.13068</text:p>
          </table:table-cell>
          <table:table-cell/>
          <table:table-cell table:formula="of:=MAX([.B16];[.D16];[.G16])-MAX([.A16];[.C16];[.E16])" office:value-type="float" office:value="3.26490998268127" calcext:value-type="float">
            <text:p>3.2649099827</text:p>
          </table:table-cell>
          <table:table-cell table:formula="of:=IF(ISBLANK([.E16]);&quot;&quot;;[.I16])" office:value-type="float" office:value="3.26490998268127" calcext:value-type="float">
            <text:p>3.2649099827</text:p>
          </table:table-cell>
          <table:table-cell table:formula="of:=IF(OR(ISBLANK([.E16]);[.I16]&lt;=0);&quot;&quot;;[.I16])" office:value-type="float" office:value="3.26490998268127" calcext:value-type="float">
            <text:p>3.26490998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658" calcext:value-type="float">
            <text:p>1427753884.86658</text:p>
          </table:table-cell>
          <table:table-cell office:value-type="float" office:value="1427753888.08931" calcext:value-type="float">
            <text:p>1427753888.08931</text:p>
          </table:table-cell>
          <table:table-cell office:value-type="float" office:value="1427753888.13301" calcext:value-type="float">
            <text:p>1427753888.13301</text:p>
          </table:table-cell>
          <table:table-cell/>
          <table:table-cell table:formula="of:=MAX([.B17];[.D17];[.G17])-MAX([.A17];[.C17];[.E17])" office:value-type="float" office:value="3.26642990112305" calcext:value-type="float">
            <text:p>3.2664299011</text:p>
          </table:table-cell>
          <table:table-cell table:formula="of:=IF(ISBLANK([.E17]);&quot;&quot;;[.I17])" office:value-type="float" office:value="3.26642990112305" calcext:value-type="float">
            <text:p>3.2664299011</text:p>
          </table:table-cell>
          <table:table-cell table:formula="of:=IF(OR(ISBLANK([.E17]);[.I17]&lt;=0);&quot;&quot;;[.I17])" office:value-type="float" office:value="3.26642990112305" calcext:value-type="float">
            <text:p>3.26642990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706" calcext:value-type="float">
            <text:p>1427753884.86706</text:p>
          </table:table-cell>
          <table:table-cell office:value-type="float" office:value="1427753888.08961" calcext:value-type="float">
            <text:p>1427753888.08961</text:p>
          </table:table-cell>
          <table:table-cell office:value-type="float" office:value="1427753888.13143" calcext:value-type="float">
            <text:p>1427753888.13143</text:p>
          </table:table-cell>
          <table:table-cell/>
          <table:table-cell table:formula="of:=MAX([.B18];[.D18];[.G18])-MAX([.A18];[.C18];[.E18])" office:value-type="float" office:value="3.26436996459961" calcext:value-type="float">
            <text:p>3.2643699646</text:p>
          </table:table-cell>
          <table:table-cell table:formula="of:=IF(ISBLANK([.E18]);&quot;&quot;;[.I18])" office:value-type="float" office:value="3.26436996459961" calcext:value-type="float">
            <text:p>3.2643699646</text:p>
          </table:table-cell>
          <table:table-cell table:formula="of:=IF(OR(ISBLANK([.E18]);[.I18]&lt;=0);&quot;&quot;;[.I18])" office:value-type="float" office:value="3.26436996459961" calcext:value-type="float">
            <text:p>3.26436996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754" calcext:value-type="float">
            <text:p>1427753884.86754</text:p>
          </table:table-cell>
          <table:table-cell office:value-type="float" office:value="1427753888.08937" calcext:value-type="float">
            <text:p>1427753888.08937</text:p>
          </table:table-cell>
          <table:table-cell office:value-type="float" office:value="1427753888.12374" calcext:value-type="float">
            <text:p>1427753888.12374</text:p>
          </table:table-cell>
          <table:table-cell/>
          <table:table-cell table:formula="of:=MAX([.B19];[.D19];[.G19])-MAX([.A19];[.C19];[.E19])" office:value-type="float" office:value="3.25620007514954" calcext:value-type="float">
            <text:p>3.2562000751</text:p>
          </table:table-cell>
          <table:table-cell table:formula="of:=IF(ISBLANK([.E19]);&quot;&quot;;[.I19])" office:value-type="float" office:value="3.25620007514954" calcext:value-type="float">
            <text:p>3.2562000751</text:p>
          </table:table-cell>
          <table:table-cell table:formula="of:=IF(OR(ISBLANK([.E19]);[.I19]&lt;=0);&quot;&quot;;[.I19])" office:value-type="float" office:value="3.25620007514954" calcext:value-type="float">
            <text:p>3.25620007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809" calcext:value-type="float">
            <text:p>1427753884.86809</text:p>
          </table:table-cell>
          <table:table-cell office:value-type="float" office:value="1427753888.08956" calcext:value-type="float">
            <text:p>1427753888.08956</text:p>
          </table:table-cell>
          <table:table-cell office:value-type="float" office:value="1427753888.13067" calcext:value-type="float">
            <text:p>1427753888.13067</text:p>
          </table:table-cell>
          <table:table-cell/>
          <table:table-cell table:formula="of:=MAX([.B20];[.D20];[.G20])-MAX([.A20];[.C20];[.E20])" office:value-type="float" office:value="3.26258015632629" calcext:value-type="float">
            <text:p>3.2625801563</text:p>
          </table:table-cell>
          <table:table-cell table:formula="of:=IF(ISBLANK([.E20]);&quot;&quot;;[.I20])" office:value-type="float" office:value="3.26258015632629" calcext:value-type="float">
            <text:p>3.2625801563</text:p>
          </table:table-cell>
          <table:table-cell table:formula="of:=IF(OR(ISBLANK([.E20]);[.I20]&lt;=0);&quot;&quot;;[.I20])" office:value-type="float" office:value="3.26258015632629" calcext:value-type="float">
            <text:p>3.26258015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854" calcext:value-type="float">
            <text:p>1427753884.86854</text:p>
          </table:table-cell>
          <table:table-cell office:value-type="float" office:value="1427753888.08948" calcext:value-type="float">
            <text:p>1427753888.08948</text:p>
          </table:table-cell>
          <table:table-cell office:value-type="float" office:value="1427753888.13069" calcext:value-type="float">
            <text:p>1427753888.13069</text:p>
          </table:table-cell>
          <table:table-cell/>
          <table:table-cell table:formula="of:=MAX([.B21];[.D21];[.G21])-MAX([.A21];[.C21];[.E21])" office:value-type="float" office:value="3.26215004920959" calcext:value-type="float">
            <text:p>3.2621500492</text:p>
          </table:table-cell>
          <table:table-cell table:formula="of:=IF(ISBLANK([.E21]);&quot;&quot;;[.I21])" office:value-type="float" office:value="3.26215004920959" calcext:value-type="float">
            <text:p>3.2621500492</text:p>
          </table:table-cell>
          <table:table-cell table:formula="of:=IF(OR(ISBLANK([.E21]);[.I21]&lt;=0);&quot;&quot;;[.I21])" office:value-type="float" office:value="3.26215004920959" calcext:value-type="float">
            <text:p>3.26215004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9" calcext:value-type="float">
            <text:p>1427753884.869</text:p>
          </table:table-cell>
          <table:table-cell office:value-type="float" office:value="1427753888.08943" calcext:value-type="float">
            <text:p>1427753888.08943</text:p>
          </table:table-cell>
          <table:table-cell office:value-type="float" office:value="1427753888.13063" calcext:value-type="float">
            <text:p>1427753888.13063</text:p>
          </table:table-cell>
          <table:table-cell/>
          <table:table-cell table:formula="of:=MAX([.B22];[.D22];[.G22])-MAX([.A22];[.C22];[.E22])" office:value-type="float" office:value="3.26163005828857" calcext:value-type="float">
            <text:p>3.2616300583</text:p>
          </table:table-cell>
          <table:table-cell table:formula="of:=IF(ISBLANK([.E22]);&quot;&quot;;[.I22])" office:value-type="float" office:value="3.26163005828857" calcext:value-type="float">
            <text:p>3.2616300583</text:p>
          </table:table-cell>
          <table:table-cell table:formula="of:=IF(OR(ISBLANK([.E22]);[.I22]&lt;=0);&quot;&quot;;[.I22])" office:value-type="float" office:value="3.26163005828857" calcext:value-type="float">
            <text:p>3.2616300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6957" calcext:value-type="float">
            <text:p>1427753884.86957</text:p>
          </table:table-cell>
          <table:table-cell office:value-type="float" office:value="1427753887.84635" calcext:value-type="float">
            <text:p>1427753887.84635</text:p>
          </table:table-cell>
          <table:table-cell office:value-type="float" office:value="1427753888.08964" calcext:value-type="float">
            <text:p>1427753888.08964</text:p>
          </table:table-cell>
          <table:table-cell/>
          <table:table-cell table:formula="of:=MAX([.B23];[.D23];[.G23])-MAX([.A23];[.C23];[.E23])" office:value-type="float" office:value="3.22006988525391" calcext:value-type="float">
            <text:p>3.2200698853</text:p>
          </table:table-cell>
          <table:table-cell table:formula="of:=IF(ISBLANK([.E23]);&quot;&quot;;[.I23])" office:value-type="float" office:value="3.22006988525391" calcext:value-type="float">
            <text:p>3.2200698853</text:p>
          </table:table-cell>
          <table:table-cell table:formula="of:=IF(OR(ISBLANK([.E23]);[.I23]&lt;=0);&quot;&quot;;[.I23])" office:value-type="float" office:value="3.22006988525391" calcext:value-type="float">
            <text:p>3.22006988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4.87018" calcext:value-type="float">
            <text:p>1427753884.87018</text:p>
          </table:table-cell>
          <table:table-cell office:value-type="float" office:value="1427753888.00927" calcext:value-type="float">
            <text:p>1427753888.00927</text:p>
          </table:table-cell>
          <table:table-cell office:value-type="float" office:value="1427753888.08951" calcext:value-type="float">
            <text:p>1427753888.08951</text:p>
          </table:table-cell>
          <table:table-cell/>
          <table:table-cell table:formula="of:=MAX([.B24];[.D24];[.G24])-MAX([.A24];[.C24];[.E24])" office:value-type="float" office:value="3.21933007240295" calcext:value-type="float">
            <text:p>3.2193300724</text:p>
          </table:table-cell>
          <table:table-cell table:formula="of:=IF(ISBLANK([.E24]);&quot;&quot;;[.I24])" office:value-type="float" office:value="3.21933007240295" calcext:value-type="float">
            <text:p>3.2193300724</text:p>
          </table:table-cell>
          <table:table-cell table:formula="of:=IF(OR(ISBLANK([.E24]);[.I24]&lt;=0);&quot;&quot;;[.I24])" office:value-type="float" office:value="3.21933007240295" calcext:value-type="float">
            <text:p>3.21933007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88.21808" calcext:value-type="float">
            <text:p>1427753888.21808</text:p>
          </table:table-cell>
          <table:table-cell office:value-type="float" office:value="1427753890.9389" calcext:value-type="float">
            <text:p>1427753890.9389</text:p>
          </table:table-cell>
          <table:table-cell table:number-columns-repeated="4"/>
          <table:table-cell table:formula="of:=MAX([.B25];[.D25];[.G25])-MAX([.A25];[.C25];[.E25])" office:value-type="float" office:value="2.72081995010376" calcext:value-type="float">
            <text:p>2.7208199501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1808" calcext:value-type="float">
            <text:p>1427753888.21808</text:p>
          </table:table-cell>
          <table:table-cell office:value-type="float" office:value="1427753890.81475" calcext:value-type="float">
            <text:p>1427753890.81475</text:p>
          </table:table-cell>
          <table:table-cell office:value-type="float" office:value="1427753890.85155" calcext:value-type="float">
            <text:p>1427753890.85155</text:p>
          </table:table-cell>
          <table:table-cell/>
          <table:table-cell table:formula="of:=MAX([.B26];[.D26];[.G26])-MAX([.A26];[.C26];[.E26])" office:value-type="float" office:value="2.63347005844116" calcext:value-type="float">
            <text:p>2.6334700584</text:p>
          </table:table-cell>
          <table:table-cell table:formula="of:=IF(ISBLANK([.E26]);&quot;&quot;;[.I26])" office:value-type="float" office:value="2.63347005844116" calcext:value-type="float">
            <text:p>2.6334700584</text:p>
          </table:table-cell>
          <table:table-cell table:formula="of:=IF(OR(ISBLANK([.E26]);[.I26]&lt;=0);&quot;&quot;;[.I26])" office:value-type="float" office:value="2.63347005844116" calcext:value-type="float">
            <text:p>2.63347005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1867" calcext:value-type="float">
            <text:p>1427753888.21867</text:p>
          </table:table-cell>
          <table:table-cell office:value-type="float" office:value="1427753890.8148" calcext:value-type="float">
            <text:p>1427753890.8148</text:p>
          </table:table-cell>
          <table:table-cell office:value-type="float" office:value="1427753890.85163" calcext:value-type="float">
            <text:p>1427753890.85163</text:p>
          </table:table-cell>
          <table:table-cell/>
          <table:table-cell table:formula="of:=MAX([.B27];[.D27];[.G27])-MAX([.A27];[.C27];[.E27])" office:value-type="float" office:value="2.63296008110046" calcext:value-type="float">
            <text:p>2.6329600811</text:p>
          </table:table-cell>
          <table:table-cell table:formula="of:=IF(ISBLANK([.E27]);&quot;&quot;;[.I27])" office:value-type="float" office:value="2.63296008110046" calcext:value-type="float">
            <text:p>2.6329600811</text:p>
          </table:table-cell>
          <table:table-cell table:formula="of:=IF(OR(ISBLANK([.E27]);[.I27]&lt;=0);&quot;&quot;;[.I27])" office:value-type="float" office:value="2.63296008110046" calcext:value-type="float">
            <text:p>2.63296008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1914" calcext:value-type="float">
            <text:p>1427753888.21914</text:p>
          </table:table-cell>
          <table:table-cell office:value-type="float" office:value="1427753890.90581" calcext:value-type="float">
            <text:p>1427753890.90581</text:p>
          </table:table-cell>
          <table:table-cell office:value-type="float" office:value="1427753890.93889" calcext:value-type="float">
            <text:p>1427753890.93889</text:p>
          </table:table-cell>
          <table:table-cell/>
          <table:table-cell table:formula="of:=MAX([.B28];[.D28];[.G28])-MAX([.A28];[.C28];[.E28])" office:value-type="float" office:value="2.71974992752075" calcext:value-type="float">
            <text:p>2.7197499275</text:p>
          </table:table-cell>
          <table:table-cell table:formula="of:=IF(ISBLANK([.E28]);&quot;&quot;;[.I28])" office:value-type="float" office:value="2.71974992752075" calcext:value-type="float">
            <text:p>2.7197499275</text:p>
          </table:table-cell>
          <table:table-cell table:formula="of:=IF(OR(ISBLANK([.E28]);[.I28]&lt;=0);&quot;&quot;;[.I28])" office:value-type="float" office:value="2.71974992752075" calcext:value-type="float">
            <text:p>2.71974992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1962" calcext:value-type="float">
            <text:p>1427753888.21962</text:p>
          </table:table-cell>
          <table:table-cell office:value-type="float" office:value="1427753890.81553" calcext:value-type="float">
            <text:p>1427753890.81553</text:p>
          </table:table-cell>
          <table:table-cell office:value-type="float" office:value="1427753890.84693" calcext:value-type="float">
            <text:p>1427753890.84693</text:p>
          </table:table-cell>
          <table:table-cell/>
          <table:table-cell table:formula="of:=MAX([.B29];[.D29];[.G29])-MAX([.A29];[.C29];[.E29])" office:value-type="float" office:value="2.62731003761291" calcext:value-type="float">
            <text:p>2.6273100376</text:p>
          </table:table-cell>
          <table:table-cell table:formula="of:=IF(ISBLANK([.E29]);&quot;&quot;;[.I29])" office:value-type="float" office:value="2.62731003761291" calcext:value-type="float">
            <text:p>2.6273100376</text:p>
          </table:table-cell>
          <table:table-cell table:formula="of:=IF(OR(ISBLANK([.E29]);[.I29]&lt;=0);&quot;&quot;;[.I29])" office:value-type="float" office:value="2.62731003761291" calcext:value-type="float">
            <text:p>2.62731003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012" calcext:value-type="float">
            <text:p>1427753888.22012</text:p>
          </table:table-cell>
          <table:table-cell office:value-type="float" office:value="1427753890.81469" calcext:value-type="float">
            <text:p>1427753890.81469</text:p>
          </table:table-cell>
          <table:table-cell office:value-type="float" office:value="1427753890.85037" calcext:value-type="float">
            <text:p>1427753890.85037</text:p>
          </table:table-cell>
          <table:table-cell/>
          <table:table-cell table:formula="of:=MAX([.B30];[.D30];[.G30])-MAX([.A30];[.C30];[.E30])" office:value-type="float" office:value="2.63024997711182" calcext:value-type="float">
            <text:p>2.6302499771</text:p>
          </table:table-cell>
          <table:table-cell table:formula="of:=IF(ISBLANK([.E30]);&quot;&quot;;[.I30])" office:value-type="float" office:value="2.63024997711182" calcext:value-type="float">
            <text:p>2.6302499771</text:p>
          </table:table-cell>
          <table:table-cell table:formula="of:=IF(OR(ISBLANK([.E30]);[.I30]&lt;=0);&quot;&quot;;[.I30])" office:value-type="float" office:value="2.63024997711182" calcext:value-type="float">
            <text:p>2.63024997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06" calcext:value-type="float">
            <text:p>1427753888.2206</text:p>
          </table:table-cell>
          <table:table-cell office:value-type="float" office:value="1427753890.81458" calcext:value-type="float">
            <text:p>1427753890.81458</text:p>
          </table:table-cell>
          <table:table-cell office:value-type="float" office:value="1427753890.85036" calcext:value-type="float">
            <text:p>1427753890.85036</text:p>
          </table:table-cell>
          <table:table-cell/>
          <table:table-cell table:formula="of:=MAX([.B31];[.D31];[.G31])-MAX([.A31];[.C31];[.E31])" office:value-type="float" office:value="2.62976002693176" calcext:value-type="float">
            <text:p>2.6297600269</text:p>
          </table:table-cell>
          <table:table-cell table:formula="of:=IF(ISBLANK([.E31]);&quot;&quot;;[.I31])" office:value-type="float" office:value="2.62976002693176" calcext:value-type="float">
            <text:p>2.6297600269</text:p>
          </table:table-cell>
          <table:table-cell table:formula="of:=IF(OR(ISBLANK([.E31]);[.I31]&lt;=0);&quot;&quot;;[.I31])" office:value-type="float" office:value="2.62976002693176" calcext:value-type="float">
            <text:p>2.62976002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107" calcext:value-type="float">
            <text:p>1427753888.22107</text:p>
          </table:table-cell>
          <table:table-cell office:value-type="float" office:value="1427753890.81452" calcext:value-type="float">
            <text:p>1427753890.81452</text:p>
          </table:table-cell>
          <table:table-cell office:value-type="float" office:value="1427753890.84692" calcext:value-type="float">
            <text:p>1427753890.84692</text:p>
          </table:table-cell>
          <table:table-cell/>
          <table:table-cell table:formula="of:=MAX([.B32];[.D32];[.G32])-MAX([.A32];[.C32];[.E32])" office:value-type="float" office:value="2.6258499622345" calcext:value-type="float">
            <text:p>2.6258499622</text:p>
          </table:table-cell>
          <table:table-cell table:formula="of:=IF(ISBLANK([.E32]);&quot;&quot;;[.I32])" office:value-type="float" office:value="2.6258499622345" calcext:value-type="float">
            <text:p>2.6258499622</text:p>
          </table:table-cell>
          <table:table-cell table:formula="of:=IF(OR(ISBLANK([.E32]);[.I32]&lt;=0);&quot;&quot;;[.I32])" office:value-type="float" office:value="2.6258499622345" calcext:value-type="float">
            <text:p>2.62584996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157" calcext:value-type="float">
            <text:p>1427753888.22157</text:p>
          </table:table-cell>
          <table:table-cell office:value-type="float" office:value="1427753890.81486" calcext:value-type="float">
            <text:p>1427753890.81486</text:p>
          </table:table-cell>
          <table:table-cell office:value-type="float" office:value="1427753890.84699" calcext:value-type="float">
            <text:p>1427753890.84699</text:p>
          </table:table-cell>
          <table:table-cell/>
          <table:table-cell table:formula="of:=MAX([.B33];[.D33];[.G33])-MAX([.A33];[.C33];[.E33])" office:value-type="float" office:value="2.62542009353638" calcext:value-type="float">
            <text:p>2.6254200935</text:p>
          </table:table-cell>
          <table:table-cell table:formula="of:=IF(ISBLANK([.E33]);&quot;&quot;;[.I33])" office:value-type="float" office:value="2.62542009353638" calcext:value-type="float">
            <text:p>2.6254200935</text:p>
          </table:table-cell>
          <table:table-cell table:formula="of:=IF(OR(ISBLANK([.E33]);[.I33]&lt;=0);&quot;&quot;;[.I33])" office:value-type="float" office:value="2.62542009353638" calcext:value-type="float">
            <text:p>2.62542009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201" calcext:value-type="float">
            <text:p>1427753888.22201</text:p>
          </table:table-cell>
          <table:table-cell office:value-type="float" office:value="1427753890.81491" calcext:value-type="float">
            <text:p>1427753890.81491</text:p>
          </table:table-cell>
          <table:table-cell office:value-type="float" office:value="1427753890.85037" calcext:value-type="float">
            <text:p>1427753890.85037</text:p>
          </table:table-cell>
          <table:table-cell/>
          <table:table-cell table:formula="of:=MAX([.B34];[.D34];[.G34])-MAX([.A34];[.C34];[.E34])" office:value-type="float" office:value="2.62836003303528" calcext:value-type="float">
            <text:p>2.628360033</text:p>
          </table:table-cell>
          <table:table-cell table:formula="of:=IF(ISBLANK([.E34]);&quot;&quot;;[.I34])" office:value-type="float" office:value="2.62836003303528" calcext:value-type="float">
            <text:p>2.628360033</text:p>
          </table:table-cell>
          <table:table-cell table:formula="of:=IF(OR(ISBLANK([.E34]);[.I34]&lt;=0);&quot;&quot;;[.I34])" office:value-type="float" office:value="2.62836003303528" calcext:value-type="float">
            <text:p>2.6283600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88.22262" calcext:value-type="float">
            <text:p>1427753888.22262</text:p>
          </table:table-cell>
          <table:table-cell office:value-type="float" office:value="1427753890.81464" calcext:value-type="float">
            <text:p>1427753890.81464</text:p>
          </table:table-cell>
          <table:table-cell office:value-type="float" office:value="1427753890.85157" calcext:value-type="float">
            <text:p>1427753890.85157</text:p>
          </table:table-cell>
          <table:table-cell/>
          <table:table-cell table:formula="of:=MAX([.B35];[.D35];[.G35])-MAX([.A35];[.C35];[.E35])" office:value-type="float" office:value="2.62894988059998" calcext:value-type="float">
            <text:p>2.6289498806</text:p>
          </table:table-cell>
          <table:table-cell table:formula="of:=IF(ISBLANK([.E35]);&quot;&quot;;[.I35])" office:value-type="float" office:value="2.62894988059998" calcext:value-type="float">
            <text:p>2.6289498806</text:p>
          </table:table-cell>
          <table:table-cell table:formula="of:=IF(OR(ISBLANK([.E35]);[.I35]&lt;=0);&quot;&quot;;[.I35])" office:value-type="float" office:value="2.62894988059998" calcext:value-type="float">
            <text:p>2.62894988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90.9389" calcext:value-type="float">
            <text:p>1427753890.9389</text:p>
          </table:table-cell>
          <table:table-cell office:value-type="float" office:value="1427753893.66934" calcext:value-type="float">
            <text:p>1427753893.66934</text:p>
          </table:table-cell>
          <table:table-cell table:number-columns-repeated="4"/>
          <table:table-cell table:formula="of:=MAX([.B36];[.D36];[.G36])-MAX([.A36];[.C36];[.E36])" office:value-type="float" office:value="2.73043990135193" calcext:value-type="float">
            <text:p>2.7304399014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3891" calcext:value-type="float">
            <text:p>1427753890.93891</text:p>
          </table:table-cell>
          <table:table-cell office:value-type="float" office:value="1427753893.53703" calcext:value-type="float">
            <text:p>1427753893.53703</text:p>
          </table:table-cell>
          <table:table-cell office:value-type="float" office:value="1427753893.57316" calcext:value-type="float">
            <text:p>1427753893.57316</text:p>
          </table:table-cell>
          <table:table-cell/>
          <table:table-cell table:formula="of:=MAX([.B37];[.D37];[.G37])-MAX([.A37];[.C37];[.E37])" office:value-type="float" office:value="2.6342499256134" calcext:value-type="float">
            <text:p>2.6342499256</text:p>
          </table:table-cell>
          <table:table-cell table:formula="of:=IF(ISBLANK([.E37]);&quot;&quot;;[.I37])" office:value-type="float" office:value="2.6342499256134" calcext:value-type="float">
            <text:p>2.6342499256</text:p>
          </table:table-cell>
          <table:table-cell table:formula="of:=IF(OR(ISBLANK([.E37]);[.I37]&lt;=0);&quot;&quot;;[.I37])" office:value-type="float" office:value="2.6342499256134" calcext:value-type="float">
            <text:p>2.6342499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3944" calcext:value-type="float">
            <text:p>1427753890.93944</text:p>
          </table:table-cell>
          <table:table-cell office:value-type="float" office:value="1427753893.53719" calcext:value-type="float">
            <text:p>1427753893.53719</text:p>
          </table:table-cell>
          <table:table-cell office:value-type="float" office:value="1427753893.5689" calcext:value-type="float">
            <text:p>1427753893.5689</text:p>
          </table:table-cell>
          <table:table-cell/>
          <table:table-cell table:formula="of:=MAX([.B38];[.D38];[.G38])-MAX([.A38];[.C38];[.E38])" office:value-type="float" office:value="2.62946009635925" calcext:value-type="float">
            <text:p>2.6294600964</text:p>
          </table:table-cell>
          <table:table-cell table:formula="of:=IF(ISBLANK([.E38]);&quot;&quot;;[.I38])" office:value-type="float" office:value="2.62946009635925" calcext:value-type="float">
            <text:p>2.6294600964</text:p>
          </table:table-cell>
          <table:table-cell table:formula="of:=IF(OR(ISBLANK([.E38]);[.I38]&lt;=0);&quot;&quot;;[.I38])" office:value-type="float" office:value="2.62946009635925" calcext:value-type="float">
            <text:p>2.62946009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3997" calcext:value-type="float">
            <text:p>1427753890.93997</text:p>
          </table:table-cell>
          <table:table-cell office:value-type="float" office:value="1427753893.5377" calcext:value-type="float">
            <text:p>1427753893.5377</text:p>
          </table:table-cell>
          <table:table-cell office:value-type="float" office:value="1427753893.57322" calcext:value-type="float">
            <text:p>1427753893.57322</text:p>
          </table:table-cell>
          <table:table-cell/>
          <table:table-cell table:formula="of:=MAX([.B39];[.D39];[.G39])-MAX([.A39];[.C39];[.E39])" office:value-type="float" office:value="2.63324999809265" calcext:value-type="float">
            <text:p>2.6332499981</text:p>
          </table:table-cell>
          <table:table-cell table:formula="of:=IF(ISBLANK([.E39]);&quot;&quot;;[.I39])" office:value-type="float" office:value="2.63324999809265" calcext:value-type="float">
            <text:p>2.6332499981</text:p>
          </table:table-cell>
          <table:table-cell table:formula="of:=IF(OR(ISBLANK([.E39]);[.I39]&lt;=0);&quot;&quot;;[.I39])" office:value-type="float" office:value="2.63324999809265" calcext:value-type="float">
            <text:p>2.63324999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057" calcext:value-type="float">
            <text:p>1427753890.94057</text:p>
          </table:table-cell>
          <table:table-cell office:value-type="float" office:value="1427753893.53687" calcext:value-type="float">
            <text:p>1427753893.53687</text:p>
          </table:table-cell>
          <table:table-cell office:value-type="float" office:value="1427753893.57323" calcext:value-type="float">
            <text:p>1427753893.57323</text:p>
          </table:table-cell>
          <table:table-cell/>
          <table:table-cell table:formula="of:=MAX([.B40];[.D40];[.G40])-MAX([.A40];[.C40];[.E40])" office:value-type="float" office:value="2.63265991210937" calcext:value-type="float">
            <text:p>2.6326599121</text:p>
          </table:table-cell>
          <table:table-cell table:formula="of:=IF(ISBLANK([.E40]);&quot;&quot;;[.I40])" office:value-type="float" office:value="2.63265991210937" calcext:value-type="float">
            <text:p>2.6326599121</text:p>
          </table:table-cell>
          <table:table-cell table:formula="of:=IF(OR(ISBLANK([.E40]);[.I40]&lt;=0);&quot;&quot;;[.I40])" office:value-type="float" office:value="2.63265991210937" calcext:value-type="float">
            <text:p>2.63265991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106" calcext:value-type="float">
            <text:p>1427753890.94106</text:p>
          </table:table-cell>
          <table:table-cell office:value-type="float" office:value="1427753893.53708" calcext:value-type="float">
            <text:p>1427753893.53708</text:p>
          </table:table-cell>
          <table:table-cell office:value-type="float" office:value="1427753893.5711" calcext:value-type="float">
            <text:p>1427753893.5711</text:p>
          </table:table-cell>
          <table:table-cell/>
          <table:table-cell table:formula="of:=MAX([.B41];[.D41];[.G41])-MAX([.A41];[.C41];[.E41])" office:value-type="float" office:value="2.63003993034363" calcext:value-type="float">
            <text:p>2.6300399303</text:p>
          </table:table-cell>
          <table:table-cell table:formula="of:=IF(ISBLANK([.E41]);&quot;&quot;;[.I41])" office:value-type="float" office:value="2.63003993034363" calcext:value-type="float">
            <text:p>2.6300399303</text:p>
          </table:table-cell>
          <table:table-cell table:formula="of:=IF(OR(ISBLANK([.E41]);[.I41]&lt;=0);&quot;&quot;;[.I41])" office:value-type="float" office:value="2.63003993034363" calcext:value-type="float">
            <text:p>2.63003993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157" calcext:value-type="float">
            <text:p>1427753890.94157</text:p>
          </table:table-cell>
          <table:table-cell office:value-type="float" office:value="1427753893.53693" calcext:value-type="float">
            <text:p>1427753893.53693</text:p>
          </table:table-cell>
          <table:table-cell office:value-type="float" office:value="1427753893.56885" calcext:value-type="float">
            <text:p>1427753893.56885</text:p>
          </table:table-cell>
          <table:table-cell/>
          <table:table-cell table:formula="of:=MAX([.B42];[.D42];[.G42])-MAX([.A42];[.C42];[.E42])" office:value-type="float" office:value="2.62727999687195" calcext:value-type="float">
            <text:p>2.6272799969</text:p>
          </table:table-cell>
          <table:table-cell table:formula="of:=IF(ISBLANK([.E42]);&quot;&quot;;[.I42])" office:value-type="float" office:value="2.62727999687195" calcext:value-type="float">
            <text:p>2.6272799969</text:p>
          </table:table-cell>
          <table:table-cell table:formula="of:=IF(OR(ISBLANK([.E42]);[.I42]&lt;=0);&quot;&quot;;[.I42])" office:value-type="float" office:value="2.62727999687195" calcext:value-type="float">
            <text:p>2.6272799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209" calcext:value-type="float">
            <text:p>1427753890.94209</text:p>
          </table:table-cell>
          <table:table-cell office:value-type="float" office:value="1427753893.63721" calcext:value-type="float">
            <text:p>1427753893.63721</text:p>
          </table:table-cell>
          <table:table-cell office:value-type="float" office:value="1427753893.66933" calcext:value-type="float">
            <text:p>1427753893.66933</text:p>
          </table:table-cell>
          <table:table-cell/>
          <table:table-cell table:formula="of:=MAX([.B43];[.D43];[.G43])-MAX([.A43];[.C43];[.E43])" office:value-type="float" office:value="2.72723984718323" calcext:value-type="float">
            <text:p>2.7272398472</text:p>
          </table:table-cell>
          <table:table-cell table:formula="of:=IF(ISBLANK([.E43]);&quot;&quot;;[.I43])" office:value-type="float" office:value="2.72723984718323" calcext:value-type="float">
            <text:p>2.7272398472</text:p>
          </table:table-cell>
          <table:table-cell table:formula="of:=IF(OR(ISBLANK([.E43]);[.I43]&lt;=0);&quot;&quot;;[.I43])" office:value-type="float" office:value="2.72723984718323" calcext:value-type="float">
            <text:p>2.72723984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258" calcext:value-type="float">
            <text:p>1427753890.94258</text:p>
          </table:table-cell>
          <table:table-cell office:value-type="float" office:value="1427753893.53698" calcext:value-type="float">
            <text:p>1427753893.53698</text:p>
          </table:table-cell>
          <table:table-cell office:value-type="float" office:value="1427753893.57103" calcext:value-type="float">
            <text:p>1427753893.57103</text:p>
          </table:table-cell>
          <table:table-cell/>
          <table:table-cell table:formula="of:=MAX([.B44];[.D44];[.G44])-MAX([.A44];[.C44];[.E44])" office:value-type="float" office:value="2.6284499168396" calcext:value-type="float">
            <text:p>2.6284499168</text:p>
          </table:table-cell>
          <table:table-cell table:formula="of:=IF(ISBLANK([.E44]);&quot;&quot;;[.I44])" office:value-type="float" office:value="2.6284499168396" calcext:value-type="float">
            <text:p>2.6284499168</text:p>
          </table:table-cell>
          <table:table-cell table:formula="of:=IF(OR(ISBLANK([.E44]);[.I44]&lt;=0);&quot;&quot;;[.I44])" office:value-type="float" office:value="2.6284499168396" calcext:value-type="float">
            <text:p>2.62844991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307" calcext:value-type="float">
            <text:p>1427753890.94307</text:p>
          </table:table-cell>
          <table:table-cell office:value-type="float" office:value="1427753893.54931" calcext:value-type="float">
            <text:p>1427753893.54931</text:p>
          </table:table-cell>
          <table:table-cell office:value-type="float" office:value="1427753893.58417" calcext:value-type="float">
            <text:p>1427753893.58417</text:p>
          </table:table-cell>
          <table:table-cell/>
          <table:table-cell table:formula="of:=MAX([.B45];[.D45];[.G45])-MAX([.A45];[.C45];[.E45])" office:value-type="float" office:value="2.64110016822815" calcext:value-type="float">
            <text:p>2.6411001682</text:p>
          </table:table-cell>
          <table:table-cell table:formula="of:=IF(ISBLANK([.E45]);&quot;&quot;;[.I45])" office:value-type="float" office:value="2.64110016822815" calcext:value-type="float">
            <text:p>2.6411001682</text:p>
          </table:table-cell>
          <table:table-cell table:formula="of:=IF(OR(ISBLANK([.E45]);[.I45]&lt;=0);&quot;&quot;;[.I45])" office:value-type="float" office:value="2.64110016822815" calcext:value-type="float">
            <text:p>2.64110016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0.94363" calcext:value-type="float">
            <text:p>1427753890.94363</text:p>
          </table:table-cell>
          <table:table-cell office:value-type="float" office:value="1427753893.53714" calcext:value-type="float">
            <text:p>1427753893.53714</text:p>
          </table:table-cell>
          <table:table-cell office:value-type="float" office:value="1427753893.57542" calcext:value-type="float">
            <text:p>1427753893.57542</text:p>
          </table:table-cell>
          <table:table-cell/>
          <table:table-cell table:formula="of:=MAX([.B46];[.D46];[.G46])-MAX([.A46];[.C46];[.E46])" office:value-type="float" office:value="2.63178992271423" calcext:value-type="float">
            <text:p>2.6317899227</text:p>
          </table:table-cell>
          <table:table-cell table:formula="of:=IF(ISBLANK([.E46]);&quot;&quot;;[.I46])" office:value-type="float" office:value="2.63178992271423" calcext:value-type="float">
            <text:p>2.6317899227</text:p>
          </table:table-cell>
          <table:table-cell table:formula="of:=IF(OR(ISBLANK([.E46]);[.I46]&lt;=0);&quot;&quot;;[.I46])" office:value-type="float" office:value="2.63178992271423" calcext:value-type="float">
            <text:p>2.63178992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93.66935" calcext:value-type="float">
            <text:p>1427753893.66935</text:p>
          </table:table-cell>
          <table:table-cell office:value-type="float" office:value="1427753896.37808" calcext:value-type="float">
            <text:p>1427753896.37808</text:p>
          </table:table-cell>
          <table:table-cell table:number-columns-repeated="4"/>
          <table:table-cell table:formula="of:=MAX([.B47];[.D47];[.G47])-MAX([.A47];[.C47];[.E47])" office:value-type="float" office:value="2.7087299823761" calcext:value-type="float">
            <text:p>2.7087299824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6936" calcext:value-type="float">
            <text:p>1427753893.66936</text:p>
          </table:table-cell>
          <table:table-cell office:value-type="float" office:value="1427753896.25279" calcext:value-type="float">
            <text:p>1427753896.25279</text:p>
          </table:table-cell>
          <table:table-cell office:value-type="float" office:value="1427753896.28562" calcext:value-type="float">
            <text:p>1427753896.28562</text:p>
          </table:table-cell>
          <table:table-cell/>
          <table:table-cell table:formula="of:=MAX([.B48];[.D48];[.G48])-MAX([.A48];[.C48];[.E48])" office:value-type="float" office:value="2.61626005172729" calcext:value-type="float">
            <text:p>2.6162600517</text:p>
          </table:table-cell>
          <table:table-cell table:formula="of:=IF(ISBLANK([.E48]);&quot;&quot;;[.I48])" office:value-type="float" office:value="2.61626005172729" calcext:value-type="float">
            <text:p>2.6162600517</text:p>
          </table:table-cell>
          <table:table-cell table:formula="of:=IF(OR(ISBLANK([.E48]);[.I48]&lt;=0);&quot;&quot;;[.I48])" office:value-type="float" office:value="2.61626005172729" calcext:value-type="float">
            <text:p>2.61626005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071" calcext:value-type="float">
            <text:p>1427753893.67071</text:p>
          </table:table-cell>
          <table:table-cell office:value-type="float" office:value="1427753896.2529" calcext:value-type="float">
            <text:p>1427753896.2529</text:p>
          </table:table-cell>
          <table:table-cell office:value-type="float" office:value="1427753896.28992" calcext:value-type="float">
            <text:p>1427753896.28992</text:p>
          </table:table-cell>
          <table:table-cell/>
          <table:table-cell table:formula="of:=MAX([.B49];[.D49];[.G49])-MAX([.A49];[.C49];[.E49])" office:value-type="float" office:value="2.61921000480652" calcext:value-type="float">
            <text:p>2.6192100048</text:p>
          </table:table-cell>
          <table:table-cell table:formula="of:=IF(ISBLANK([.E49]);&quot;&quot;;[.I49])" office:value-type="float" office:value="2.61921000480652" calcext:value-type="float">
            <text:p>2.6192100048</text:p>
          </table:table-cell>
          <table:table-cell table:formula="of:=IF(OR(ISBLANK([.E49]);[.I49]&lt;=0);&quot;&quot;;[.I49])" office:value-type="float" office:value="2.61921000480652" calcext:value-type="float">
            <text:p>2.61921000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218" calcext:value-type="float">
            <text:p>1427753893.67218</text:p>
          </table:table-cell>
          <table:table-cell office:value-type="float" office:value="1427753895.77068" calcext:value-type="float">
            <text:p>1427753895.77068</text:p>
          </table:table-cell>
          <table:table-cell office:value-type="float" office:value="1427753895.85108" calcext:value-type="float">
            <text:p>1427753895.85108</text:p>
          </table:table-cell>
          <table:table-cell/>
          <table:table-cell table:formula="of:=MAX([.B50];[.D50];[.G50])-MAX([.A50];[.C50];[.E50])" office:value-type="float" office:value="2.17890000343323" calcext:value-type="float">
            <text:p>2.1789000034</text:p>
          </table:table-cell>
          <table:table-cell table:formula="of:=IF(ISBLANK([.E50]);&quot;&quot;;[.I50])" office:value-type="float" office:value="2.17890000343323" calcext:value-type="float">
            <text:p>2.1789000034</text:p>
          </table:table-cell>
          <table:table-cell table:formula="of:=IF(OR(ISBLANK([.E50]);[.I50]&lt;=0);&quot;&quot;;[.I50])" office:value-type="float" office:value="2.17890000343323" calcext:value-type="float">
            <text:p>2.17890000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369" calcext:value-type="float">
            <text:p>1427753893.67369</text:p>
          </table:table-cell>
          <table:table-cell office:value-type="float" office:value="1427753896.25273" calcext:value-type="float">
            <text:p>1427753896.25273</text:p>
          </table:table-cell>
          <table:table-cell office:value-type="float" office:value="1427753896.28999" calcext:value-type="float">
            <text:p>1427753896.28999</text:p>
          </table:table-cell>
          <table:table-cell/>
          <table:table-cell table:formula="of:=MAX([.B51];[.D51];[.G51])-MAX([.A51];[.C51];[.E51])" office:value-type="float" office:value="2.61629986763" calcext:value-type="float">
            <text:p>2.6162998676</text:p>
          </table:table-cell>
          <table:table-cell table:formula="of:=IF(ISBLANK([.E51]);&quot;&quot;;[.I51])" office:value-type="float" office:value="2.61629986763" calcext:value-type="float">
            <text:p>2.6162998676</text:p>
          </table:table-cell>
          <table:table-cell table:formula="of:=IF(OR(ISBLANK([.E51]);[.I51]&lt;=0);&quot;&quot;;[.I51])" office:value-type="float" office:value="2.61629986763" calcext:value-type="float">
            <text:p>2.61629986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503" calcext:value-type="float">
            <text:p>1427753893.67503</text:p>
          </table:table-cell>
          <table:table-cell office:value-type="float" office:value="1427753896.3477" calcext:value-type="float">
            <text:p>1427753896.3477</text:p>
          </table:table-cell>
          <table:table-cell office:value-type="float" office:value="1427753896.37807" calcext:value-type="float">
            <text:p>1427753896.37807</text:p>
          </table:table-cell>
          <table:table-cell/>
          <table:table-cell table:formula="of:=MAX([.B52];[.D52];[.G52])-MAX([.A52];[.C52];[.E52])" office:value-type="float" office:value="2.70304012298584" calcext:value-type="float">
            <text:p>2.703040123</text:p>
          </table:table-cell>
          <table:table-cell table:formula="of:=IF(ISBLANK([.E52]);&quot;&quot;;[.I52])" office:value-type="float" office:value="2.70304012298584" calcext:value-type="float">
            <text:p>2.703040123</text:p>
          </table:table-cell>
          <table:table-cell table:formula="of:=IF(OR(ISBLANK([.E52]);[.I52]&lt;=0);&quot;&quot;;[.I52])" office:value-type="float" office:value="2.70304012298584" calcext:value-type="float">
            <text:p>2.7030401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64" calcext:value-type="float">
            <text:p>1427753893.6764</text:p>
          </table:table-cell>
          <table:table-cell office:value-type="float" office:value="1427753896.25284" calcext:value-type="float">
            <text:p>1427753896.25284</text:p>
          </table:table-cell>
          <table:table-cell office:value-type="float" office:value="1427753896.28125" calcext:value-type="float">
            <text:p>1427753896.28125</text:p>
          </table:table-cell>
          <table:table-cell/>
          <table:table-cell table:formula="of:=MAX([.B53];[.D53];[.G53])-MAX([.A53];[.C53];[.E53])" office:value-type="float" office:value="2.60485005378723" calcext:value-type="float">
            <text:p>2.6048500538</text:p>
          </table:table-cell>
          <table:table-cell table:formula="of:=IF(ISBLANK([.E53]);&quot;&quot;;[.I53])" office:value-type="float" office:value="2.60485005378723" calcext:value-type="float">
            <text:p>2.6048500538</text:p>
          </table:table-cell>
          <table:table-cell table:formula="of:=IF(OR(ISBLANK([.E53]);[.I53]&lt;=0);&quot;&quot;;[.I53])" office:value-type="float" office:value="2.60485005378723" calcext:value-type="float">
            <text:p>2.60485005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771" calcext:value-type="float">
            <text:p>1427753893.67771</text:p>
          </table:table-cell>
          <table:table-cell office:value-type="float" office:value="1427753895.61114" calcext:value-type="float">
            <text:p>1427753895.61114</text:p>
          </table:table-cell>
          <table:table-cell office:value-type="float" office:value="1427753895.6906" calcext:value-type="float">
            <text:p>1427753895.6906</text:p>
          </table:table-cell>
          <table:table-cell/>
          <table:table-cell table:formula="of:=MAX([.B54];[.D54];[.G54])-MAX([.A54];[.C54];[.E54])" office:value-type="float" office:value="2.01288986206055" calcext:value-type="float">
            <text:p>2.0128898621</text:p>
          </table:table-cell>
          <table:table-cell table:formula="of:=IF(ISBLANK([.E54]);&quot;&quot;;[.I54])" office:value-type="float" office:value="2.01288986206055" calcext:value-type="float">
            <text:p>2.0128898621</text:p>
          </table:table-cell>
          <table:table-cell table:formula="of:=IF(OR(ISBLANK([.E54]);[.I54]&lt;=0);&quot;&quot;;[.I54])" office:value-type="float" office:value="2.01288986206055" calcext:value-type="float">
            <text:p>2.01288986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7905" calcext:value-type="float">
            <text:p>1427753893.67905</text:p>
          </table:table-cell>
          <table:table-cell office:value-type="float" office:value="1427753895.85104" calcext:value-type="float">
            <text:p>1427753895.85104</text:p>
          </table:table-cell>
          <table:table-cell office:value-type="float" office:value="1427753896.25293" calcext:value-type="float">
            <text:p>1427753896.25293</text:p>
          </table:table-cell>
          <table:table-cell/>
          <table:table-cell table:formula="of:=MAX([.B55];[.D55];[.G55])-MAX([.A55];[.C55];[.E55])" office:value-type="float" office:value="2.5738799571991" calcext:value-type="float">
            <text:p>2.5738799572</text:p>
          </table:table-cell>
          <table:table-cell table:formula="of:=IF(ISBLANK([.E55]);&quot;&quot;;[.I55])" office:value-type="float" office:value="2.5738799571991" calcext:value-type="float">
            <text:p>2.5738799572</text:p>
          </table:table-cell>
          <table:table-cell table:formula="of:=IF(OR(ISBLANK([.E55]);[.I55]&lt;=0);&quot;&quot;;[.I55])" office:value-type="float" office:value="2.5738799571991" calcext:value-type="float">
            <text:p>2.5738799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8042" calcext:value-type="float">
            <text:p>1427753893.68042</text:p>
          </table:table-cell>
          <table:table-cell office:value-type="float" office:value="1427753896.25298" calcext:value-type="float">
            <text:p>1427753896.25298</text:p>
          </table:table-cell>
          <table:table-cell office:value-type="float" office:value="1427753896.29001" calcext:value-type="float">
            <text:p>1427753896.29001</text:p>
          </table:table-cell>
          <table:table-cell/>
          <table:table-cell table:formula="of:=MAX([.B56];[.D56];[.G56])-MAX([.A56];[.C56];[.E56])" office:value-type="float" office:value="2.60959005355835" calcext:value-type="float">
            <text:p>2.6095900536</text:p>
          </table:table-cell>
          <table:table-cell table:formula="of:=IF(ISBLANK([.E56]);&quot;&quot;;[.I56])" office:value-type="float" office:value="2.60959005355835" calcext:value-type="float">
            <text:p>2.6095900536</text:p>
          </table:table-cell>
          <table:table-cell table:formula="of:=IF(OR(ISBLANK([.E56]);[.I56]&lt;=0);&quot;&quot;;[.I56])" office:value-type="float" office:value="2.60959005355835" calcext:value-type="float">
            <text:p>2.60959005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3.68176" calcext:value-type="float">
            <text:p>1427753893.68176</text:p>
          </table:table-cell>
          <table:table-cell office:value-type="float" office:value="1427753896.25386" calcext:value-type="float">
            <text:p>1427753896.25386</text:p>
          </table:table-cell>
          <table:table-cell office:value-type="float" office:value="1427753896.28746" calcext:value-type="float">
            <text:p>1427753896.28746</text:p>
          </table:table-cell>
          <table:table-cell/>
          <table:table-cell table:formula="of:=MAX([.B57];[.D57];[.G57])-MAX([.A57];[.C57];[.E57])" office:value-type="float" office:value="2.60570001602173" calcext:value-type="float">
            <text:p>2.605700016</text:p>
          </table:table-cell>
          <table:table-cell table:formula="of:=IF(ISBLANK([.E57]);&quot;&quot;;[.I57])" office:value-type="float" office:value="2.60570001602173" calcext:value-type="float">
            <text:p>2.605700016</text:p>
          </table:table-cell>
          <table:table-cell table:formula="of:=IF(OR(ISBLANK([.E57]);[.I57]&lt;=0);&quot;&quot;;[.I57])" office:value-type="float" office:value="2.60570001602173" calcext:value-type="float">
            <text:p>2.605700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96.37809" calcext:value-type="float">
            <text:p>1427753896.37809</text:p>
          </table:table-cell>
          <table:table-cell office:value-type="float" office:value="1427753899.02544" calcext:value-type="float">
            <text:p>1427753899.02544</text:p>
          </table:table-cell>
          <table:table-cell table:number-columns-repeated="4"/>
          <table:table-cell table:formula="of:=MAX([.B58];[.D58];[.G58])-MAX([.A58];[.C58];[.E58])" office:value-type="float" office:value="2.64735007286072" calcext:value-type="float">
            <text:p>2.6473500729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7809" calcext:value-type="float">
            <text:p>1427753896.37809</text:p>
          </table:table-cell>
          <table:table-cell office:value-type="float" office:value="1427753898.90326" calcext:value-type="float">
            <text:p>1427753898.90326</text:p>
          </table:table-cell>
          <table:table-cell office:value-type="float" office:value="1427753898.9357" calcext:value-type="float">
            <text:p>1427753898.9357</text:p>
          </table:table-cell>
          <table:table-cell/>
          <table:table-cell table:formula="of:=MAX([.B59];[.D59];[.G59])-MAX([.A59];[.C59];[.E59])" office:value-type="float" office:value="2.55761003494263" calcext:value-type="float">
            <text:p>2.5576100349</text:p>
          </table:table-cell>
          <table:table-cell table:formula="of:=IF(ISBLANK([.E59]);&quot;&quot;;[.I59])" office:value-type="float" office:value="2.55761003494263" calcext:value-type="float">
            <text:p>2.5576100349</text:p>
          </table:table-cell>
          <table:table-cell table:formula="of:=IF(OR(ISBLANK([.E59]);[.I59]&lt;=0);&quot;&quot;;[.I59])" office:value-type="float" office:value="2.55761003494263" calcext:value-type="float">
            <text:p>2.55761003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795" calcext:value-type="float">
            <text:p>1427753896.3795</text:p>
          </table:table-cell>
          <table:table-cell office:value-type="float" office:value="1427753898.90578" calcext:value-type="float">
            <text:p>1427753898.90578</text:p>
          </table:table-cell>
          <table:table-cell office:value-type="float" office:value="1427753898.94352" calcext:value-type="float">
            <text:p>1427753898.94352</text:p>
          </table:table-cell>
          <table:table-cell/>
          <table:table-cell table:formula="of:=MAX([.B60];[.D60];[.G60])-MAX([.A60];[.C60];[.E60])" office:value-type="float" office:value="2.56402015686035" calcext:value-type="float">
            <text:p>2.5640201569</text:p>
          </table:table-cell>
          <table:table-cell table:formula="of:=IF(ISBLANK([.E60]);&quot;&quot;;[.I60])" office:value-type="float" office:value="2.56402015686035" calcext:value-type="float">
            <text:p>2.5640201569</text:p>
          </table:table-cell>
          <table:table-cell table:formula="of:=IF(OR(ISBLANK([.E60]);[.I60]&lt;=0);&quot;&quot;;[.I60])" office:value-type="float" office:value="2.56402015686035" calcext:value-type="float">
            <text:p>2.56402015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082" calcext:value-type="float">
            <text:p>1427753896.38082</text:p>
          </table:table-cell>
          <table:table-cell office:value-type="float" office:value="1427753898.90358" calcext:value-type="float">
            <text:p>1427753898.90358</text:p>
          </table:table-cell>
          <table:table-cell office:value-type="float" office:value="1427753898.93571" calcext:value-type="float">
            <text:p>1427753898.93571</text:p>
          </table:table-cell>
          <table:table-cell/>
          <table:table-cell table:formula="of:=MAX([.B61];[.D61];[.G61])-MAX([.A61];[.C61];[.E61])" office:value-type="float" office:value="2.55488991737366" calcext:value-type="float">
            <text:p>2.5548899174</text:p>
          </table:table-cell>
          <table:table-cell table:formula="of:=IF(ISBLANK([.E61]);&quot;&quot;;[.I61])" office:value-type="float" office:value="2.55488991737366" calcext:value-type="float">
            <text:p>2.5548899174</text:p>
          </table:table-cell>
          <table:table-cell table:formula="of:=IF(OR(ISBLANK([.E61]);[.I61]&lt;=0);&quot;&quot;;[.I61])" office:value-type="float" office:value="2.55488991737366" calcext:value-type="float">
            <text:p>2.55488991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222" calcext:value-type="float">
            <text:p>1427753896.38222</text:p>
          </table:table-cell>
          <table:table-cell office:value-type="float" office:value="1427753898.90331" calcext:value-type="float">
            <text:p>1427753898.90331</text:p>
          </table:table-cell>
          <table:table-cell office:value-type="float" office:value="1427753898.93259" calcext:value-type="float">
            <text:p>1427753898.93259</text:p>
          </table:table-cell>
          <table:table-cell/>
          <table:table-cell table:formula="of:=MAX([.B62];[.D62];[.G62])-MAX([.A62];[.C62];[.E62])" office:value-type="float" office:value="2.55036997795105" calcext:value-type="float">
            <text:p>2.550369978</text:p>
          </table:table-cell>
          <table:table-cell table:formula="of:=IF(ISBLANK([.E62]);&quot;&quot;;[.I62])" office:value-type="float" office:value="2.55036997795105" calcext:value-type="float">
            <text:p>2.550369978</text:p>
          </table:table-cell>
          <table:table-cell table:formula="of:=IF(OR(ISBLANK([.E62]);[.I62]&lt;=0);&quot;&quot;;[.I62])" office:value-type="float" office:value="2.55036997795105" calcext:value-type="float">
            <text:p>2.5503699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383" calcext:value-type="float">
            <text:p>1427753896.38383</text:p>
          </table:table-cell>
          <table:table-cell office:value-type="float" office:value="1427753898.90318" calcext:value-type="float">
            <text:p>1427753898.90318</text:p>
          </table:table-cell>
          <table:table-cell office:value-type="float" office:value="1427753898.94035" calcext:value-type="float">
            <text:p>1427753898.94035</text:p>
          </table:table-cell>
          <table:table-cell/>
          <table:table-cell table:formula="of:=MAX([.B63];[.D63];[.G63])-MAX([.A63];[.C63];[.E63])" office:value-type="float" office:value="2.55651998519897" calcext:value-type="float">
            <text:p>2.5565199852</text:p>
          </table:table-cell>
          <table:table-cell table:formula="of:=IF(ISBLANK([.E63]);&quot;&quot;;[.I63])" office:value-type="float" office:value="2.55651998519897" calcext:value-type="float">
            <text:p>2.5565199852</text:p>
          </table:table-cell>
          <table:table-cell table:formula="of:=IF(OR(ISBLANK([.E63]);[.I63]&lt;=0);&quot;&quot;;[.I63])" office:value-type="float" office:value="2.55651998519897" calcext:value-type="float">
            <text:p>2.55651998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517" calcext:value-type="float">
            <text:p>1427753896.38517</text:p>
          </table:table-cell>
          <table:table-cell office:value-type="float" office:value="1427753898.90344" calcext:value-type="float">
            <text:p>1427753898.90344</text:p>
          </table:table-cell>
          <table:table-cell office:value-type="float" office:value="1427753898.93942" calcext:value-type="float">
            <text:p>1427753898.93942</text:p>
          </table:table-cell>
          <table:table-cell/>
          <table:table-cell table:formula="of:=MAX([.B64];[.D64];[.G64])-MAX([.A64];[.C64];[.E64])" office:value-type="float" office:value="2.55425000190735" calcext:value-type="float">
            <text:p>2.5542500019</text:p>
          </table:table-cell>
          <table:table-cell table:formula="of:=IF(ISBLANK([.E64]);&quot;&quot;;[.I64])" office:value-type="float" office:value="2.55425000190735" calcext:value-type="float">
            <text:p>2.5542500019</text:p>
          </table:table-cell>
          <table:table-cell table:formula="of:=IF(OR(ISBLANK([.E64]);[.I64]&lt;=0);&quot;&quot;;[.I64])" office:value-type="float" office:value="2.55425000190735" calcext:value-type="float">
            <text:p>2.5542500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65" calcext:value-type="float">
            <text:p>1427753896.3865</text:p>
          </table:table-cell>
          <table:table-cell office:value-type="float" office:value="1427753898.34347" calcext:value-type="float">
            <text:p>1427753898.34347</text:p>
          </table:table-cell>
          <table:table-cell office:value-type="float" office:value="1427753898.90347" calcext:value-type="float">
            <text:p>1427753898.90347</text:p>
          </table:table-cell>
          <table:table-cell/>
          <table:table-cell table:formula="of:=MAX([.B65];[.D65];[.G65])-MAX([.A65];[.C65];[.E65])" office:value-type="float" office:value="2.51697015762329" calcext:value-type="float">
            <text:p>2.5169701576</text:p>
          </table:table-cell>
          <table:table-cell table:formula="of:=IF(ISBLANK([.E65]);&quot;&quot;;[.I65])" office:value-type="float" office:value="2.51697015762329" calcext:value-type="float">
            <text:p>2.5169701576</text:p>
          </table:table-cell>
          <table:table-cell table:formula="of:=IF(OR(ISBLANK([.E65]);[.I65]&lt;=0);&quot;&quot;;[.I65])" office:value-type="float" office:value="2.51697015762329" calcext:value-type="float">
            <text:p>2.51697015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76" calcext:value-type="float">
            <text:p>1427753896.3876</text:p>
          </table:table-cell>
          <table:table-cell office:value-type="float" office:value="1427753898.99375" calcext:value-type="float">
            <text:p>1427753898.99375</text:p>
          </table:table-cell>
          <table:table-cell office:value-type="float" office:value="1427753899.02543" calcext:value-type="float">
            <text:p>1427753899.02543</text:p>
          </table:table-cell>
          <table:table-cell/>
          <table:table-cell table:formula="of:=MAX([.B66];[.D66];[.G66])-MAX([.A66];[.C66];[.E66])" office:value-type="float" office:value="2.63783001899719" calcext:value-type="float">
            <text:p>2.637830019</text:p>
          </table:table-cell>
          <table:table-cell table:formula="of:=IF(ISBLANK([.E66]);&quot;&quot;;[.I66])" office:value-type="float" office:value="2.63783001899719" calcext:value-type="float">
            <text:p>2.637830019</text:p>
          </table:table-cell>
          <table:table-cell table:formula="of:=IF(OR(ISBLANK([.E66]);[.I66]&lt;=0);&quot;&quot;;[.I66])" office:value-type="float" office:value="2.63783001899719" calcext:value-type="float">
            <text:p>2.637830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81" calcext:value-type="float">
            <text:p>1427753896.3881</text:p>
          </table:table-cell>
          <table:table-cell office:value-type="float" office:value="1427753898.90338" calcext:value-type="float">
            <text:p>1427753898.90338</text:p>
          </table:table-cell>
          <table:table-cell office:value-type="float" office:value="1427753898.93762" calcext:value-type="float">
            <text:p>1427753898.93762</text:p>
          </table:table-cell>
          <table:table-cell/>
          <table:table-cell table:formula="of:=MAX([.B67];[.D67];[.G67])-MAX([.A67];[.C67];[.E67])" office:value-type="float" office:value="2.54952001571655" calcext:value-type="float">
            <text:p>2.5495200157</text:p>
          </table:table-cell>
          <table:table-cell table:formula="of:=IF(ISBLANK([.E67]);&quot;&quot;;[.I67])" office:value-type="float" office:value="2.54952001571655" calcext:value-type="float">
            <text:p>2.5495200157</text:p>
          </table:table-cell>
          <table:table-cell table:formula="of:=IF(OR(ISBLANK([.E67]);[.I67]&lt;=0);&quot;&quot;;[.I67])" office:value-type="float" office:value="2.54952001571655" calcext:value-type="float">
            <text:p>2.54952001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6.38859" calcext:value-type="float">
            <text:p>1427753896.38859</text:p>
          </table:table-cell>
          <table:table-cell office:value-type="float" office:value="1427753898.90353" calcext:value-type="float">
            <text:p>1427753898.90353</text:p>
          </table:table-cell>
          <table:table-cell office:value-type="float" office:value="1427753898.93754" calcext:value-type="float">
            <text:p>1427753898.93754</text:p>
          </table:table-cell>
          <table:table-cell/>
          <table:table-cell table:formula="of:=MAX([.B68];[.D68];[.G68])-MAX([.A68];[.C68];[.E68])" office:value-type="float" office:value="2.54894995689392" calcext:value-type="float">
            <text:p>2.5489499569</text:p>
          </table:table-cell>
          <table:table-cell table:formula="of:=IF(ISBLANK([.E68]);&quot;&quot;;[.I68])" office:value-type="float" office:value="2.54894995689392" calcext:value-type="float">
            <text:p>2.5489499569</text:p>
          </table:table-cell>
          <table:table-cell table:formula="of:=IF(OR(ISBLANK([.E68]);[.I68]&lt;=0);&quot;&quot;;[.I68])" office:value-type="float" office:value="2.54894995689392" calcext:value-type="float">
            <text:p>2.5489499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899.02545" calcext:value-type="float">
            <text:p>1427753899.02545</text:p>
          </table:table-cell>
          <table:table-cell office:value-type="float" office:value="1427753901.71729" calcext:value-type="float">
            <text:p>1427753901.71729</text:p>
          </table:table-cell>
          <table:table-cell table:number-columns-repeated="4"/>
          <table:table-cell table:formula="of:=MAX([.B69];[.D69];[.G69])-MAX([.A69];[.C69];[.E69])" office:value-type="float" office:value="2.69183993339539" calcext:value-type="float">
            <text:p>2.6918399334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545" calcext:value-type="float">
            <text:p>1427753899.02545</text:p>
          </table:table-cell>
          <table:table-cell office:value-type="float" office:value="1427753901.5889" calcext:value-type="float">
            <text:p>1427753901.5889</text:p>
          </table:table-cell>
          <table:table-cell office:value-type="float" office:value="1427753901.62465" calcext:value-type="float">
            <text:p>1427753901.62465</text:p>
          </table:table-cell>
          <table:table-cell/>
          <table:table-cell table:formula="of:=MAX([.B70];[.D70];[.G70])-MAX([.A70];[.C70];[.E70])" office:value-type="float" office:value="2.59920001029968" calcext:value-type="float">
            <text:p>2.5992000103</text:p>
          </table:table-cell>
          <table:table-cell table:formula="of:=IF(ISBLANK([.E70]);&quot;&quot;;[.I70])" office:value-type="float" office:value="2.59920001029968" calcext:value-type="float">
            <text:p>2.5992000103</text:p>
          </table:table-cell>
          <table:table-cell table:formula="of:=IF(OR(ISBLANK([.E70]);[.I70]&lt;=0);&quot;&quot;;[.I70])" office:value-type="float" office:value="2.59920001029968" calcext:value-type="float">
            <text:p>2.59920001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612" calcext:value-type="float">
            <text:p>1427753899.02612</text:p>
          </table:table-cell>
          <table:table-cell office:value-type="float" office:value="1427753901.58896" calcext:value-type="float">
            <text:p>1427753901.58896</text:p>
          </table:table-cell>
          <table:table-cell office:value-type="float" office:value="1427753901.62468" calcext:value-type="float">
            <text:p>1427753901.62468</text:p>
          </table:table-cell>
          <table:table-cell/>
          <table:table-cell table:formula="of:=MAX([.B71];[.D71];[.G71])-MAX([.A71];[.C71];[.E71])" office:value-type="float" office:value="2.59856009483337" calcext:value-type="float">
            <text:p>2.5985600948</text:p>
          </table:table-cell>
          <table:table-cell table:formula="of:=IF(ISBLANK([.E71]);&quot;&quot;;[.I71])" office:value-type="float" office:value="2.59856009483337" calcext:value-type="float">
            <text:p>2.5985600948</text:p>
          </table:table-cell>
          <table:table-cell table:formula="of:=IF(OR(ISBLANK([.E71]);[.I71]&lt;=0);&quot;&quot;;[.I71])" office:value-type="float" office:value="2.59856009483337" calcext:value-type="float">
            <text:p>2.59856009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662" calcext:value-type="float">
            <text:p>1427753899.02662</text:p>
          </table:table-cell>
          <table:table-cell office:value-type="float" office:value="1427753901.58882" calcext:value-type="float">
            <text:p>1427753901.58882</text:p>
          </table:table-cell>
          <table:table-cell office:value-type="float" office:value="1427753901.62462" calcext:value-type="float">
            <text:p>1427753901.62462</text:p>
          </table:table-cell>
          <table:table-cell/>
          <table:table-cell table:formula="of:=MAX([.B72];[.D72];[.G72])-MAX([.A72];[.C72];[.E72])" office:value-type="float" office:value="2.59800004959106" calcext:value-type="float">
            <text:p>2.5980000496</text:p>
          </table:table-cell>
          <table:table-cell table:formula="of:=IF(ISBLANK([.E72]);&quot;&quot;;[.I72])" office:value-type="float" office:value="2.59800004959106" calcext:value-type="float">
            <text:p>2.5980000496</text:p>
          </table:table-cell>
          <table:table-cell table:formula="of:=IF(OR(ISBLANK([.E72]);[.I72]&lt;=0);&quot;&quot;;[.I72])" office:value-type="float" office:value="2.59800004959106" calcext:value-type="float">
            <text:p>2.59800004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712" calcext:value-type="float">
            <text:p>1427753899.02712</text:p>
          </table:table-cell>
          <table:table-cell office:value-type="float" office:value="1427753901.68501" calcext:value-type="float">
            <text:p>1427753901.68501</text:p>
          </table:table-cell>
          <table:table-cell office:value-type="float" office:value="1427753901.71728" calcext:value-type="float">
            <text:p>1427753901.71728</text:p>
          </table:table-cell>
          <table:table-cell/>
          <table:table-cell table:formula="of:=MAX([.B73];[.D73];[.G73])-MAX([.A73];[.C73];[.E73])" office:value-type="float" office:value="2.69015979766846" calcext:value-type="float">
            <text:p>2.6901597977</text:p>
          </table:table-cell>
          <table:table-cell table:formula="of:=IF(ISBLANK([.E73]);&quot;&quot;;[.I73])" office:value-type="float" office:value="2.69015979766846" calcext:value-type="float">
            <text:p>2.6901597977</text:p>
          </table:table-cell>
          <table:table-cell table:formula="of:=IF(OR(ISBLANK([.E73]);[.I73]&lt;=0);&quot;&quot;;[.I73])" office:value-type="float" office:value="2.69015979766846" calcext:value-type="float">
            <text:p>2.69015979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764" calcext:value-type="float">
            <text:p>1427753899.02764</text:p>
          </table:table-cell>
          <table:table-cell office:value-type="float" office:value="1427753901.58902" calcext:value-type="float">
            <text:p>1427753901.58902</text:p>
          </table:table-cell>
          <table:table-cell office:value-type="float" office:value="1427753901.62444" calcext:value-type="float">
            <text:p>1427753901.62444</text:p>
          </table:table-cell>
          <table:table-cell/>
          <table:table-cell table:formula="of:=MAX([.B74];[.D74];[.G74])-MAX([.A74];[.C74];[.E74])" office:value-type="float" office:value="2.59679985046387" calcext:value-type="float">
            <text:p>2.5967998505</text:p>
          </table:table-cell>
          <table:table-cell table:formula="of:=IF(ISBLANK([.E74]);&quot;&quot;;[.I74])" office:value-type="float" office:value="2.59679985046387" calcext:value-type="float">
            <text:p>2.5967998505</text:p>
          </table:table-cell>
          <table:table-cell table:formula="of:=IF(OR(ISBLANK([.E74]);[.I74]&lt;=0);&quot;&quot;;[.I74])" office:value-type="float" office:value="2.59679985046387" calcext:value-type="float">
            <text:p>2.5967998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816" calcext:value-type="float">
            <text:p>1427753899.02816</text:p>
          </table:table-cell>
          <table:table-cell office:value-type="float" office:value="1427753901.58911" calcext:value-type="float">
            <text:p>1427753901.58911</text:p>
          </table:table-cell>
          <table:table-cell office:value-type="float" office:value="1427753901.62521" calcext:value-type="float">
            <text:p>1427753901.62521</text:p>
          </table:table-cell>
          <table:table-cell/>
          <table:table-cell table:formula="of:=MAX([.B75];[.D75];[.G75])-MAX([.A75];[.C75];[.E75])" office:value-type="float" office:value="2.59704995155334" calcext:value-type="float">
            <text:p>2.5970499516</text:p>
          </table:table-cell>
          <table:table-cell table:formula="of:=IF(ISBLANK([.E75]);&quot;&quot;;[.I75])" office:value-type="float" office:value="2.59704995155334" calcext:value-type="float">
            <text:p>2.5970499516</text:p>
          </table:table-cell>
          <table:table-cell table:formula="of:=IF(OR(ISBLANK([.E75]);[.I75]&lt;=0);&quot;&quot;;[.I75])" office:value-type="float" office:value="2.59704995155334" calcext:value-type="float">
            <text:p>2.59704995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866" calcext:value-type="float">
            <text:p>1427753899.02866</text:p>
          </table:table-cell>
          <table:table-cell office:value-type="float" office:value="1427753900.87855" calcext:value-type="float">
            <text:p>1427753900.87855</text:p>
          </table:table-cell>
          <table:table-cell office:value-type="float" office:value="1427753901.58906" calcext:value-type="float">
            <text:p>1427753901.58906</text:p>
          </table:table-cell>
          <table:table-cell/>
          <table:table-cell table:formula="of:=MAX([.B76];[.D76];[.G76])-MAX([.A76];[.C76];[.E76])" office:value-type="float" office:value="2.56040000915527" calcext:value-type="float">
            <text:p>2.5604000092</text:p>
          </table:table-cell>
          <table:table-cell table:formula="of:=IF(ISBLANK([.E76]);&quot;&quot;;[.I76])" office:value-type="float" office:value="2.56040000915527" calcext:value-type="float">
            <text:p>2.5604000092</text:p>
          </table:table-cell>
          <table:table-cell table:formula="of:=IF(OR(ISBLANK([.E76]);[.I76]&lt;=0);&quot;&quot;;[.I76])" office:value-type="float" office:value="2.56040000915527" calcext:value-type="float">
            <text:p>2.56040000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916" calcext:value-type="float">
            <text:p>1427753899.02916</text:p>
          </table:table-cell>
          <table:table-cell office:value-type="float" office:value="1427753901.58916" calcext:value-type="float">
            <text:p>1427753901.58916</text:p>
          </table:table-cell>
          <table:table-cell office:value-type="float" office:value="1427753901.6246" calcext:value-type="float">
            <text:p>1427753901.6246</text:p>
          </table:table-cell>
          <table:table-cell/>
          <table:table-cell table:formula="of:=MAX([.B77];[.D77];[.G77])-MAX([.A77];[.C77];[.E77])" office:value-type="float" office:value="2.59543991088867" calcext:value-type="float">
            <text:p>2.5954399109</text:p>
          </table:table-cell>
          <table:table-cell table:formula="of:=IF(ISBLANK([.E77]);&quot;&quot;;[.I77])" office:value-type="float" office:value="2.59543991088867" calcext:value-type="float">
            <text:p>2.5954399109</text:p>
          </table:table-cell>
          <table:table-cell table:formula="of:=IF(OR(ISBLANK([.E77]);[.I77]&lt;=0);&quot;&quot;;[.I77])" office:value-type="float" office:value="2.59543991088867" calcext:value-type="float">
            <text:p>2.59543991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2966" calcext:value-type="float">
            <text:p>1427753899.02966</text:p>
          </table:table-cell>
          <table:table-cell office:value-type="float" office:value="1427753901.58927" calcext:value-type="float">
            <text:p>1427753901.58927</text:p>
          </table:table-cell>
          <table:table-cell office:value-type="float" office:value="1427753901.62717" calcext:value-type="float">
            <text:p>1427753901.62717</text:p>
          </table:table-cell>
          <table:table-cell/>
          <table:table-cell table:formula="of:=MAX([.B78];[.D78];[.G78])-MAX([.A78];[.C78];[.E78])" office:value-type="float" office:value="2.59751009941101" calcext:value-type="float">
            <text:p>2.5975100994</text:p>
          </table:table-cell>
          <table:table-cell table:formula="of:=IF(ISBLANK([.E78]);&quot;&quot;;[.I78])" office:value-type="float" office:value="2.59751009941101" calcext:value-type="float">
            <text:p>2.5975100994</text:p>
          </table:table-cell>
          <table:table-cell table:formula="of:=IF(OR(ISBLANK([.E78]);[.I78]&lt;=0);&quot;&quot;;[.I78])" office:value-type="float" office:value="2.59751009941101" calcext:value-type="float">
            <text:p>2.5975100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899.03019" calcext:value-type="float">
            <text:p>1427753899.03019</text:p>
          </table:table-cell>
          <table:table-cell office:value-type="float" office:value="1427753901.58933" calcext:value-type="float">
            <text:p>1427753901.58933</text:p>
          </table:table-cell>
          <table:table-cell office:value-type="float" office:value="1427753901.62458" calcext:value-type="float">
            <text:p>1427753901.62458</text:p>
          </table:table-cell>
          <table:table-cell/>
          <table:table-cell table:formula="of:=MAX([.B79];[.D79];[.G79])-MAX([.A79];[.C79];[.E79])" office:value-type="float" office:value="2.59438991546631" calcext:value-type="float">
            <text:p>2.5943899155</text:p>
          </table:table-cell>
          <table:table-cell table:formula="of:=IF(ISBLANK([.E79]);&quot;&quot;;[.I79])" office:value-type="float" office:value="2.59438991546631" calcext:value-type="float">
            <text:p>2.5943899155</text:p>
          </table:table-cell>
          <table:table-cell table:formula="of:=IF(OR(ISBLANK([.E79]);[.I79]&lt;=0);&quot;&quot;;[.I79])" office:value-type="float" office:value="2.59438991546631" calcext:value-type="float">
            <text:p>2.5943899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01.7173" calcext:value-type="float">
            <text:p>1427753901.7173</text:p>
          </table:table-cell>
          <table:table-cell office:value-type="float" office:value="1427753904.70953" calcext:value-type="float">
            <text:p>1427753904.70953</text:p>
          </table:table-cell>
          <table:table-cell table:number-columns-repeated="4"/>
          <table:table-cell table:formula="of:=MAX([.B80];[.D80];[.G80])-MAX([.A80];[.C80];[.E80])" office:value-type="float" office:value="2.99223017692566" calcext:value-type="float">
            <text:p>2.9922301769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1731" calcext:value-type="float">
            <text:p>1427753901.71731</text:p>
          </table:table-cell>
          <table:table-cell office:value-type="float" office:value="1427753904.59035" calcext:value-type="float">
            <text:p>1427753904.59035</text:p>
          </table:table-cell>
          <table:table-cell office:value-type="float" office:value="1427753904.63071" calcext:value-type="float">
            <text:p>1427753904.63071</text:p>
          </table:table-cell>
          <table:table-cell/>
          <table:table-cell table:formula="of:=MAX([.B81];[.D81];[.G81])-MAX([.A81];[.C81];[.E81])" office:value-type="float" office:value="2.91339993476868" calcext:value-type="float">
            <text:p>2.9133999348</text:p>
          </table:table-cell>
          <table:table-cell table:formula="of:=IF(ISBLANK([.E81]);&quot;&quot;;[.I81])" office:value-type="float" office:value="2.91339993476868" calcext:value-type="float">
            <text:p>2.9133999348</text:p>
          </table:table-cell>
          <table:table-cell table:formula="of:=IF(OR(ISBLANK([.E81]);[.I81]&lt;=0);&quot;&quot;;[.I81])" office:value-type="float" office:value="2.91339993476868" calcext:value-type="float">
            <text:p>2.9133999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1878" calcext:value-type="float">
            <text:p>1427753901.71878</text:p>
          </table:table-cell>
          <table:table-cell office:value-type="float" office:value="1427753904.5907" calcext:value-type="float">
            <text:p>1427753904.5907</text:p>
          </table:table-cell>
          <table:table-cell office:value-type="float" office:value="1427753904.62754" calcext:value-type="float">
            <text:p>1427753904.62754</text:p>
          </table:table-cell>
          <table:table-cell/>
          <table:table-cell table:formula="of:=MAX([.B82];[.D82];[.G82])-MAX([.A82];[.C82];[.E82])" office:value-type="float" office:value="2.90876007080078" calcext:value-type="float">
            <text:p>2.9087600708</text:p>
          </table:table-cell>
          <table:table-cell table:formula="of:=IF(ISBLANK([.E82]);&quot;&quot;;[.I82])" office:value-type="float" office:value="2.90876007080078" calcext:value-type="float">
            <text:p>2.9087600708</text:p>
          </table:table-cell>
          <table:table-cell table:formula="of:=IF(OR(ISBLANK([.E82]);[.I82]&lt;=0);&quot;&quot;;[.I82])" office:value-type="float" office:value="2.90876007080078" calcext:value-type="float">
            <text:p>2.90876007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018" calcext:value-type="float">
            <text:p>1427753901.72018</text:p>
          </table:table-cell>
          <table:table-cell office:value-type="float" office:value="1427753904.59041" calcext:value-type="float">
            <text:p>1427753904.59041</text:p>
          </table:table-cell>
          <table:table-cell office:value-type="float" office:value="1427753904.62557" calcext:value-type="float">
            <text:p>1427753904.62557</text:p>
          </table:table-cell>
          <table:table-cell/>
          <table:table-cell table:formula="of:=MAX([.B83];[.D83];[.G83])-MAX([.A83];[.C83];[.E83])" office:value-type="float" office:value="2.90539002418518" calcext:value-type="float">
            <text:p>2.9053900242</text:p>
          </table:table-cell>
          <table:table-cell table:formula="of:=IF(ISBLANK([.E83]);&quot;&quot;;[.I83])" office:value-type="float" office:value="2.90539002418518" calcext:value-type="float">
            <text:p>2.9053900242</text:p>
          </table:table-cell>
          <table:table-cell table:formula="of:=IF(OR(ISBLANK([.E83]);[.I83]&lt;=0);&quot;&quot;;[.I83])" office:value-type="float" office:value="2.90539002418518" calcext:value-type="float">
            <text:p>2.90539002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158" calcext:value-type="float">
            <text:p>1427753901.72158</text:p>
          </table:table-cell>
          <table:table-cell office:value-type="float" office:value="1427753904.59047" calcext:value-type="float">
            <text:p>1427753904.59047</text:p>
          </table:table-cell>
          <table:table-cell office:value-type="float" office:value="1427753904.63069" calcext:value-type="float">
            <text:p>1427753904.63069</text:p>
          </table:table-cell>
          <table:table-cell/>
          <table:table-cell table:formula="of:=MAX([.B84];[.D84];[.G84])-MAX([.A84];[.C84];[.E84])" office:value-type="float" office:value="2.9091100692749" calcext:value-type="float">
            <text:p>2.9091100693</text:p>
          </table:table-cell>
          <table:table-cell table:formula="of:=IF(ISBLANK([.E84]);&quot;&quot;;[.I84])" office:value-type="float" office:value="2.9091100692749" calcext:value-type="float">
            <text:p>2.9091100693</text:p>
          </table:table-cell>
          <table:table-cell table:formula="of:=IF(OR(ISBLANK([.E84]);[.I84]&lt;=0);&quot;&quot;;[.I84])" office:value-type="float" office:value="2.9091100692749" calcext:value-type="float">
            <text:p>2.90911006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289" calcext:value-type="float">
            <text:p>1427753901.72289</text:p>
          </table:table-cell>
          <table:table-cell office:value-type="float" office:value="1427753904.59053" calcext:value-type="float">
            <text:p>1427753904.59053</text:p>
          </table:table-cell>
          <table:table-cell office:value-type="float" office:value="1427753904.6307" calcext:value-type="float">
            <text:p>1427753904.6307</text:p>
          </table:table-cell>
          <table:table-cell/>
          <table:table-cell table:formula="of:=MAX([.B85];[.D85];[.G85])-MAX([.A85];[.C85];[.E85])" office:value-type="float" office:value="2.90781021118164" calcext:value-type="float">
            <text:p>2.9078102112</text:p>
          </table:table-cell>
          <table:table-cell table:formula="of:=IF(ISBLANK([.E85]);&quot;&quot;;[.I85])" office:value-type="float" office:value="2.90781021118164" calcext:value-type="float">
            <text:p>2.9078102112</text:p>
          </table:table-cell>
          <table:table-cell table:formula="of:=IF(OR(ISBLANK([.E85]);[.I85]&lt;=0);&quot;&quot;;[.I85])" office:value-type="float" office:value="2.90781021118164" calcext:value-type="float">
            <text:p>2.90781021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391" calcext:value-type="float">
            <text:p>1427753901.72391</text:p>
          </table:table-cell>
          <table:table-cell office:value-type="float" office:value="1427753904.67757" calcext:value-type="float">
            <text:p>1427753904.67757</text:p>
          </table:table-cell>
          <table:table-cell office:value-type="float" office:value="1427753904.70952" calcext:value-type="float">
            <text:p>1427753904.70952</text:p>
          </table:table-cell>
          <table:table-cell/>
          <table:table-cell table:formula="of:=MAX([.B86];[.D86];[.G86])-MAX([.A86];[.C86];[.E86])" office:value-type="float" office:value="2.98561000823975" calcext:value-type="float">
            <text:p>2.9856100082</text:p>
          </table:table-cell>
          <table:table-cell table:formula="of:=IF(ISBLANK([.E86]);&quot;&quot;;[.I86])" office:value-type="float" office:value="2.98561000823975" calcext:value-type="float">
            <text:p>2.9856100082</text:p>
          </table:table-cell>
          <table:table-cell table:formula="of:=IF(OR(ISBLANK([.E86]);[.I86]&lt;=0);&quot;&quot;;[.I86])" office:value-type="float" office:value="2.98561000823975" calcext:value-type="float">
            <text:p>2.9856100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447" calcext:value-type="float">
            <text:p>1427753901.72447</text:p>
          </table:table-cell>
          <table:table-cell office:value-type="float" office:value="1427753904.59059" calcext:value-type="float">
            <text:p>1427753904.59059</text:p>
          </table:table-cell>
          <table:table-cell office:value-type="float" office:value="1427753904.6256" calcext:value-type="float">
            <text:p>1427753904.6256</text:p>
          </table:table-cell>
          <table:table-cell/>
          <table:table-cell table:formula="of:=MAX([.B87];[.D87];[.G87])-MAX([.A87];[.C87];[.E87])" office:value-type="float" office:value="2.90113019943237" calcext:value-type="float">
            <text:p>2.9011301994</text:p>
          </table:table-cell>
          <table:table-cell table:formula="of:=IF(ISBLANK([.E87]);&quot;&quot;;[.I87])" office:value-type="float" office:value="2.90113019943237" calcext:value-type="float">
            <text:p>2.9011301994</text:p>
          </table:table-cell>
          <table:table-cell table:formula="of:=IF(OR(ISBLANK([.E87]);[.I87]&lt;=0);&quot;&quot;;[.I87])" office:value-type="float" office:value="2.90113019943237" calcext:value-type="float">
            <text:p>2.9011301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501" calcext:value-type="float">
            <text:p>1427753901.72501</text:p>
          </table:table-cell>
          <table:table-cell office:value-type="float" office:value="1427753904.18579" calcext:value-type="float">
            <text:p>1427753904.18579</text:p>
          </table:table-cell>
          <table:table-cell office:value-type="float" office:value="1427753904.26625" calcext:value-type="float">
            <text:p>1427753904.26625</text:p>
          </table:table-cell>
          <table:table-cell/>
          <table:table-cell table:formula="of:=MAX([.B88];[.D88];[.G88])-MAX([.A88];[.C88];[.E88])" office:value-type="float" office:value="2.54123997688293" calcext:value-type="float">
            <text:p>2.5412399769</text:p>
          </table:table-cell>
          <table:table-cell table:formula="of:=IF(ISBLANK([.E88]);&quot;&quot;;[.I88])" office:value-type="float" office:value="2.54123997688293" calcext:value-type="float">
            <text:p>2.5412399769</text:p>
          </table:table-cell>
          <table:table-cell table:formula="of:=IF(OR(ISBLANK([.E88]);[.I88]&lt;=0);&quot;&quot;;[.I88])" office:value-type="float" office:value="2.54123997688293" calcext:value-type="float">
            <text:p>2.54123997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551" calcext:value-type="float">
            <text:p>1427753901.72551</text:p>
          </table:table-cell>
          <table:table-cell office:value-type="float" office:value="1427753904.59029" calcext:value-type="float">
            <text:p>1427753904.59029</text:p>
          </table:table-cell>
          <table:table-cell office:value-type="float" office:value="1427753904.62754" calcext:value-type="float">
            <text:p>1427753904.62754</text:p>
          </table:table-cell>
          <table:table-cell/>
          <table:table-cell table:formula="of:=MAX([.B89];[.D89];[.G89])-MAX([.A89];[.C89];[.E89])" office:value-type="float" office:value="2.90203022956848" calcext:value-type="float">
            <text:p>2.9020302296</text:p>
          </table:table-cell>
          <table:table-cell table:formula="of:=IF(ISBLANK([.E89]);&quot;&quot;;[.I89])" office:value-type="float" office:value="2.90203022956848" calcext:value-type="float">
            <text:p>2.9020302296</text:p>
          </table:table-cell>
          <table:table-cell table:formula="of:=IF(OR(ISBLANK([.E89]);[.I89]&lt;=0);&quot;&quot;;[.I89])" office:value-type="float" office:value="2.90203022956848" calcext:value-type="float">
            <text:p>2.90203022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1.726" calcext:value-type="float">
            <text:p>1427753901.726</text:p>
          </table:table-cell>
          <table:table-cell office:value-type="float" office:value="1427753904.59065" calcext:value-type="float">
            <text:p>1427753904.59065</text:p>
          </table:table-cell>
          <table:table-cell office:value-type="float" office:value="1427753904.63076" calcext:value-type="float">
            <text:p>1427753904.63076</text:p>
          </table:table-cell>
          <table:table-cell/>
          <table:table-cell table:formula="of:=MAX([.B90];[.D90];[.G90])-MAX([.A90];[.C90];[.E90])" office:value-type="float" office:value="2.90475988388062" calcext:value-type="float">
            <text:p>2.9047598839</text:p>
          </table:table-cell>
          <table:table-cell table:formula="of:=IF(ISBLANK([.E90]);&quot;&quot;;[.I90])" office:value-type="float" office:value="2.90475988388062" calcext:value-type="float">
            <text:p>2.9047598839</text:p>
          </table:table-cell>
          <table:table-cell table:formula="of:=IF(OR(ISBLANK([.E90]);[.I90]&lt;=0);&quot;&quot;;[.I90])" office:value-type="float" office:value="2.90475988388062" calcext:value-type="float">
            <text:p>2.9047598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04.70954" calcext:value-type="float">
            <text:p>1427753904.70954</text:p>
          </table:table-cell>
          <table:table-cell office:value-type="float" office:value="1427753907.57603" calcext:value-type="float">
            <text:p>1427753907.57603</text:p>
          </table:table-cell>
          <table:table-cell table:number-columns-repeated="4"/>
          <table:table-cell table:formula="of:=MAX([.B91];[.D91];[.G91])-MAX([.A91];[.C91];[.E91])" office:value-type="float" office:value="2.86649012565613" calcext:value-type="float">
            <text:p>2.8664901257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0954" calcext:value-type="float">
            <text:p>1427753904.70954</text:p>
          </table:table-cell>
          <table:table-cell office:value-type="float" office:value="1427753907.46044" calcext:value-type="float">
            <text:p>1427753907.46044</text:p>
          </table:table-cell>
          <table:table-cell office:value-type="float" office:value="1427753907.49548" calcext:value-type="float">
            <text:p>1427753907.49548</text:p>
          </table:table-cell>
          <table:table-cell/>
          <table:table-cell table:formula="of:=MAX([.B92];[.D92];[.G92])-MAX([.A92];[.C92];[.E92])" office:value-type="float" office:value="2.78594017028809" calcext:value-type="float">
            <text:p>2.7859401703</text:p>
          </table:table-cell>
          <table:table-cell table:formula="of:=IF(ISBLANK([.E92]);&quot;&quot;;[.I92])" office:value-type="float" office:value="2.78594017028809" calcext:value-type="float">
            <text:p>2.7859401703</text:p>
          </table:table-cell>
          <table:table-cell table:formula="of:=IF(OR(ISBLANK([.E92]);[.I92]&lt;=0);&quot;&quot;;[.I92])" office:value-type="float" office:value="2.78594017028809" calcext:value-type="float">
            <text:p>2.78594017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091" calcext:value-type="float">
            <text:p>1427753904.71091</text:p>
          </table:table-cell>
          <table:table-cell office:value-type="float" office:value="1427753907.46763" calcext:value-type="float">
            <text:p>1427753907.46763</text:p>
          </table:table-cell>
          <table:table-cell office:value-type="float" office:value="1427753907.50217" calcext:value-type="float">
            <text:p>1427753907.50217</text:p>
          </table:table-cell>
          <table:table-cell/>
          <table:table-cell table:formula="of:=MAX([.B93];[.D93];[.G93])-MAX([.A93];[.C93];[.E93])" office:value-type="float" office:value="2.79126000404358" calcext:value-type="float">
            <text:p>2.791260004</text:p>
          </table:table-cell>
          <table:table-cell table:formula="of:=IF(ISBLANK([.E93]);&quot;&quot;;[.I93])" office:value-type="float" office:value="2.79126000404358" calcext:value-type="float">
            <text:p>2.791260004</text:p>
          </table:table-cell>
          <table:table-cell table:formula="of:=IF(OR(ISBLANK([.E93]);[.I93]&lt;=0);&quot;&quot;;[.I93])" office:value-type="float" office:value="2.79126000404358" calcext:value-type="float">
            <text:p>2.7912600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231" calcext:value-type="float">
            <text:p>1427753904.71231</text:p>
          </table:table-cell>
          <table:table-cell office:value-type="float" office:value="1427753907.46049" calcext:value-type="float">
            <text:p>1427753907.46049</text:p>
          </table:table-cell>
          <table:table-cell office:value-type="float" office:value="1427753907.49941" calcext:value-type="float">
            <text:p>1427753907.49941</text:p>
          </table:table-cell>
          <table:table-cell/>
          <table:table-cell table:formula="of:=MAX([.B94];[.D94];[.G94])-MAX([.A94];[.C94];[.E94])" office:value-type="float" office:value="2.78709983825684" calcext:value-type="float">
            <text:p>2.7870998383</text:p>
          </table:table-cell>
          <table:table-cell table:formula="of:=IF(ISBLANK([.E94]);&quot;&quot;;[.I94])" office:value-type="float" office:value="2.78709983825684" calcext:value-type="float">
            <text:p>2.7870998383</text:p>
          </table:table-cell>
          <table:table-cell table:formula="of:=IF(OR(ISBLANK([.E94]);[.I94]&lt;=0);&quot;&quot;;[.I94])" office:value-type="float" office:value="2.78709983825684" calcext:value-type="float">
            <text:p>2.7870998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362" calcext:value-type="float">
            <text:p>1427753904.71362</text:p>
          </table:table-cell>
          <table:table-cell office:value-type="float" office:value="1427753907.46065" calcext:value-type="float">
            <text:p>1427753907.46065</text:p>
          </table:table-cell>
          <table:table-cell office:value-type="float" office:value="1427753907.49949" calcext:value-type="float">
            <text:p>1427753907.49949</text:p>
          </table:table-cell>
          <table:table-cell/>
          <table:table-cell table:formula="of:=MAX([.B95];[.D95];[.G95])-MAX([.A95];[.C95];[.E95])" office:value-type="float" office:value="2.78587007522583" calcext:value-type="float">
            <text:p>2.7858700752</text:p>
          </table:table-cell>
          <table:table-cell table:formula="of:=IF(ISBLANK([.E95]);&quot;&quot;;[.I95])" office:value-type="float" office:value="2.78587007522583" calcext:value-type="float">
            <text:p>2.7858700752</text:p>
          </table:table-cell>
          <table:table-cell table:formula="of:=IF(OR(ISBLANK([.E95]);[.I95]&lt;=0);&quot;&quot;;[.I95])" office:value-type="float" office:value="2.78587007522583" calcext:value-type="float">
            <text:p>2.78587007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528" calcext:value-type="float">
            <text:p>1427753904.71528</text:p>
          </table:table-cell>
          <table:table-cell office:value-type="float" office:value="1427753907.46056" calcext:value-type="float">
            <text:p>1427753907.46056</text:p>
          </table:table-cell>
          <table:table-cell office:value-type="float" office:value="1427753907.5034" calcext:value-type="float">
            <text:p>1427753907.5034</text:p>
          </table:table-cell>
          <table:table-cell/>
          <table:table-cell table:formula="of:=MAX([.B96];[.D96];[.G96])-MAX([.A96];[.C96];[.E96])" office:value-type="float" office:value="2.78812003135681" calcext:value-type="float">
            <text:p>2.7881200314</text:p>
          </table:table-cell>
          <table:table-cell table:formula="of:=IF(ISBLANK([.E96]);&quot;&quot;;[.I96])" office:value-type="float" office:value="2.78812003135681" calcext:value-type="float">
            <text:p>2.7881200314</text:p>
          </table:table-cell>
          <table:table-cell table:formula="of:=IF(OR(ISBLANK([.E96]);[.I96]&lt;=0);&quot;&quot;;[.I96])" office:value-type="float" office:value="2.78812003135681" calcext:value-type="float">
            <text:p>2.78812003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671" calcext:value-type="float">
            <text:p>1427753904.71671</text:p>
          </table:table-cell>
          <table:table-cell office:value-type="float" office:value="1427753907.46074" calcext:value-type="float">
            <text:p>1427753907.46074</text:p>
          </table:table-cell>
          <table:table-cell office:value-type="float" office:value="1427753907.50215" calcext:value-type="float">
            <text:p>1427753907.50215</text:p>
          </table:table-cell>
          <table:table-cell/>
          <table:table-cell table:formula="of:=MAX([.B97];[.D97];[.G97])-MAX([.A97];[.C97];[.E97])" office:value-type="float" office:value="2.78543996810913" calcext:value-type="float">
            <text:p>2.7854399681</text:p>
          </table:table-cell>
          <table:table-cell table:formula="of:=IF(ISBLANK([.E97]);&quot;&quot;;[.I97])" office:value-type="float" office:value="2.78543996810913" calcext:value-type="float">
            <text:p>2.7854399681</text:p>
          </table:table-cell>
          <table:table-cell table:formula="of:=IF(OR(ISBLANK([.E97]);[.I97]&lt;=0);&quot;&quot;;[.I97])" office:value-type="float" office:value="2.78543996810913" calcext:value-type="float">
            <text:p>2.78543996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802" calcext:value-type="float">
            <text:p>1427753904.71802</text:p>
          </table:table-cell>
          <table:table-cell office:value-type="float" office:value="1427753907.46084" calcext:value-type="float">
            <text:p>1427753907.46084</text:p>
          </table:table-cell>
          <table:table-cell office:value-type="float" office:value="1427753907.4949" calcext:value-type="float">
            <text:p>1427753907.4949</text:p>
          </table:table-cell>
          <table:table-cell/>
          <table:table-cell table:formula="of:=MAX([.B98];[.D98];[.G98])-MAX([.A98];[.C98];[.E98])" office:value-type="float" office:value="2.77688002586365" calcext:value-type="float">
            <text:p>2.7768800259</text:p>
          </table:table-cell>
          <table:table-cell table:formula="of:=IF(ISBLANK([.E98]);&quot;&quot;;[.I98])" office:value-type="float" office:value="2.77688002586365" calcext:value-type="float">
            <text:p>2.7768800259</text:p>
          </table:table-cell>
          <table:table-cell table:formula="of:=IF(OR(ISBLANK([.E98]);[.I98]&lt;=0);&quot;&quot;;[.I98])" office:value-type="float" office:value="2.77688002586365" calcext:value-type="float">
            <text:p>2.77688002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1935" calcext:value-type="float">
            <text:p>1427753904.71935</text:p>
          </table:table-cell>
          <table:table-cell office:value-type="float" office:value="1427753907.46093" calcext:value-type="float">
            <text:p>1427753907.46093</text:p>
          </table:table-cell>
          <table:table-cell office:value-type="float" office:value="1427753907.50217" calcext:value-type="float">
            <text:p>1427753907.50217</text:p>
          </table:table-cell>
          <table:table-cell/>
          <table:table-cell table:formula="of:=MAX([.B99];[.D99];[.G99])-MAX([.A99];[.C99];[.E99])" office:value-type="float" office:value="2.78281998634338" calcext:value-type="float">
            <text:p>2.7828199863</text:p>
          </table:table-cell>
          <table:table-cell table:formula="of:=IF(ISBLANK([.E99]);&quot;&quot;;[.I99])" office:value-type="float" office:value="2.78281998634338" calcext:value-type="float">
            <text:p>2.7828199863</text:p>
          </table:table-cell>
          <table:table-cell table:formula="of:=IF(OR(ISBLANK([.E99]);[.I99]&lt;=0);&quot;&quot;;[.I99])" office:value-type="float" office:value="2.78281998634338" calcext:value-type="float">
            <text:p>2.78281998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2065" calcext:value-type="float">
            <text:p>1427753904.72065</text:p>
          </table:table-cell>
          <table:table-cell office:value-type="float" office:value="1427753907.54604" calcext:value-type="float">
            <text:p>1427753907.54604</text:p>
          </table:table-cell>
          <table:table-cell office:value-type="float" office:value="1427753907.57602" calcext:value-type="float">
            <text:p>1427753907.57602</text:p>
          </table:table-cell>
          <table:table-cell/>
          <table:table-cell table:formula="of:=MAX([.B100];[.D100];[.G100])-MAX([.A100];[.C100];[.E100])" office:value-type="float" office:value="2.85537004470825" calcext:value-type="float">
            <text:p>2.8553700447</text:p>
          </table:table-cell>
          <table:table-cell table:formula="of:=IF(ISBLANK([.E100]);&quot;&quot;;[.I100])" office:value-type="float" office:value="2.85537004470825" calcext:value-type="float">
            <text:p>2.8553700447</text:p>
          </table:table-cell>
          <table:table-cell table:formula="of:=IF(OR(ISBLANK([.E100]);[.I100]&lt;=0);&quot;&quot;;[.I100])" office:value-type="float" office:value="2.85537004470825" calcext:value-type="float">
            <text:p>2.85537004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4.72195" calcext:value-type="float">
            <text:p>1427753904.72195</text:p>
          </table:table-cell>
          <table:table-cell office:value-type="float" office:value="1427753907.46102" calcext:value-type="float">
            <text:p>1427753907.46102</text:p>
          </table:table-cell>
          <table:table-cell office:value-type="float" office:value="1427753907.50342" calcext:value-type="float">
            <text:p>1427753907.50342</text:p>
          </table:table-cell>
          <table:table-cell/>
          <table:table-cell table:formula="of:=MAX([.B101];[.D101];[.G101])-MAX([.A101];[.C101];[.E101])" office:value-type="float" office:value="2.78147006034851" calcext:value-type="float">
            <text:p>2.7814700603</text:p>
          </table:table-cell>
          <table:table-cell table:formula="of:=IF(ISBLANK([.E101]);&quot;&quot;;[.I101])" office:value-type="float" office:value="2.78147006034851" calcext:value-type="float">
            <text:p>2.7814700603</text:p>
          </table:table-cell>
          <table:table-cell table:formula="of:=IF(OR(ISBLANK([.E101]);[.I101]&lt;=0);&quot;&quot;;[.I101])" office:value-type="float" office:value="2.78147006034851" calcext:value-type="float">
            <text:p>2.78147006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07.57604" calcext:value-type="float">
            <text:p>1427753907.57604</text:p>
          </table:table-cell>
          <table:table-cell office:value-type="float" office:value="1427753910.40973" calcext:value-type="float">
            <text:p>1427753910.40973</text:p>
          </table:table-cell>
          <table:table-cell table:number-columns-repeated="4"/>
          <table:table-cell table:formula="of:=MAX([.B102];[.D102];[.G102])-MAX([.A102];[.C102];[.E102])" office:value-type="float" office:value="2.83368992805481" calcext:value-type="float">
            <text:p>2.8336899281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605" calcext:value-type="float">
            <text:p>1427753907.57605</text:p>
          </table:table-cell>
          <table:table-cell office:value-type="float" office:value="1427753910.28298" calcext:value-type="float">
            <text:p>1427753910.28298</text:p>
          </table:table-cell>
          <table:table-cell office:value-type="float" office:value="1427753910.31936" calcext:value-type="float">
            <text:p>1427753910.31936</text:p>
          </table:table-cell>
          <table:table-cell/>
          <table:table-cell table:formula="of:=MAX([.B103];[.D103];[.G103])-MAX([.A103];[.C103];[.E103])" office:value-type="float" office:value="2.74330997467041" calcext:value-type="float">
            <text:p>2.7433099747</text:p>
          </table:table-cell>
          <table:table-cell table:formula="of:=IF(ISBLANK([.E103]);&quot;&quot;;[.I103])" office:value-type="float" office:value="2.74330997467041" calcext:value-type="float">
            <text:p>2.7433099747</text:p>
          </table:table-cell>
          <table:table-cell table:formula="of:=IF(OR(ISBLANK([.E103]);[.I103]&lt;=0);&quot;&quot;;[.I103])" office:value-type="float" office:value="2.74330997467041" calcext:value-type="float">
            <text:p>2.74330997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667" calcext:value-type="float">
            <text:p>1427753907.57667</text:p>
          </table:table-cell>
          <table:table-cell office:value-type="float" office:value="1427753910.28309" calcext:value-type="float">
            <text:p>1427753910.28309</text:p>
          </table:table-cell>
          <table:table-cell office:value-type="float" office:value="1427753910.31128" calcext:value-type="float">
            <text:p>1427753910.31128</text:p>
          </table:table-cell>
          <table:table-cell/>
          <table:table-cell table:formula="of:=MAX([.B104];[.D104];[.G104])-MAX([.A104];[.C104];[.E104])" office:value-type="float" office:value="2.73461008071899" calcext:value-type="float">
            <text:p>2.7346100807</text:p>
          </table:table-cell>
          <table:table-cell table:formula="of:=IF(ISBLANK([.E104]);&quot;&quot;;[.I104])" office:value-type="float" office:value="2.73461008071899" calcext:value-type="float">
            <text:p>2.7346100807</text:p>
          </table:table-cell>
          <table:table-cell table:formula="of:=IF(OR(ISBLANK([.E104]);[.I104]&lt;=0);&quot;&quot;;[.I104])" office:value-type="float" office:value="2.73461008071899" calcext:value-type="float">
            <text:p>2.73461008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716" calcext:value-type="float">
            <text:p>1427753907.57716</text:p>
          </table:table-cell>
          <table:table-cell office:value-type="float" office:value="1427753910.28321" calcext:value-type="float">
            <text:p>1427753910.28321</text:p>
          </table:table-cell>
          <table:table-cell office:value-type="float" office:value="1427753910.31939" calcext:value-type="float">
            <text:p>1427753910.31939</text:p>
          </table:table-cell>
          <table:table-cell/>
          <table:table-cell table:formula="of:=MAX([.B105];[.D105];[.G105])-MAX([.A105];[.C105];[.E105])" office:value-type="float" office:value="2.74223017692566" calcext:value-type="float">
            <text:p>2.7422301769</text:p>
          </table:table-cell>
          <table:table-cell table:formula="of:=IF(ISBLANK([.E105]);&quot;&quot;;[.I105])" office:value-type="float" office:value="2.74223017692566" calcext:value-type="float">
            <text:p>2.7422301769</text:p>
          </table:table-cell>
          <table:table-cell table:formula="of:=IF(OR(ISBLANK([.E105]);[.I105]&lt;=0);&quot;&quot;;[.I105])" office:value-type="float" office:value="2.74223017692566" calcext:value-type="float">
            <text:p>2.74223017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769" calcext:value-type="float">
            <text:p>1427753907.57769</text:p>
          </table:table-cell>
          <table:table-cell office:value-type="float" office:value="1427753910.28327" calcext:value-type="float">
            <text:p>1427753910.28327</text:p>
          </table:table-cell>
          <table:table-cell office:value-type="float" office:value="1427753910.31445" calcext:value-type="float">
            <text:p>1427753910.31445</text:p>
          </table:table-cell>
          <table:table-cell/>
          <table:table-cell table:formula="of:=MAX([.B106];[.D106];[.G106])-MAX([.A106];[.C106];[.E106])" office:value-type="float" office:value="2.73676013946533" calcext:value-type="float">
            <text:p>2.7367601395</text:p>
          </table:table-cell>
          <table:table-cell table:formula="of:=IF(ISBLANK([.E106]);&quot;&quot;;[.I106])" office:value-type="float" office:value="2.73676013946533" calcext:value-type="float">
            <text:p>2.7367601395</text:p>
          </table:table-cell>
          <table:table-cell table:formula="of:=IF(OR(ISBLANK([.E106]);[.I106]&lt;=0);&quot;&quot;;[.I106])" office:value-type="float" office:value="2.73676013946533" calcext:value-type="float">
            <text:p>2.73676013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817" calcext:value-type="float">
            <text:p>1427753907.57817</text:p>
          </table:table-cell>
          <table:table-cell office:value-type="float" office:value="1427753910.28333" calcext:value-type="float">
            <text:p>1427753910.28333</text:p>
          </table:table-cell>
          <table:table-cell office:value-type="float" office:value="1427753910.31939" calcext:value-type="float">
            <text:p>1427753910.31939</text:p>
          </table:table-cell>
          <table:table-cell/>
          <table:table-cell table:formula="of:=MAX([.B107];[.D107];[.G107])-MAX([.A107];[.C107];[.E107])" office:value-type="float" office:value="2.74121999740601" calcext:value-type="float">
            <text:p>2.7412199974</text:p>
          </table:table-cell>
          <table:table-cell table:formula="of:=IF(ISBLANK([.E107]);&quot;&quot;;[.I107])" office:value-type="float" office:value="2.74121999740601" calcext:value-type="float">
            <text:p>2.7412199974</text:p>
          </table:table-cell>
          <table:table-cell table:formula="of:=IF(OR(ISBLANK([.E107]);[.I107]&lt;=0);&quot;&quot;;[.I107])" office:value-type="float" office:value="2.74121999740601" calcext:value-type="float">
            <text:p>2.74121999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865" calcext:value-type="float">
            <text:p>1427753907.57865</text:p>
          </table:table-cell>
          <table:table-cell office:value-type="float" office:value="1427753910.2834" calcext:value-type="float">
            <text:p>1427753910.2834</text:p>
          </table:table-cell>
          <table:table-cell office:value-type="float" office:value="1427753910.32178" calcext:value-type="float">
            <text:p>1427753910.32178</text:p>
          </table:table-cell>
          <table:table-cell/>
          <table:table-cell table:formula="of:=MAX([.B108];[.D108];[.G108])-MAX([.A108];[.C108];[.E108])" office:value-type="float" office:value="2.74312996864319" calcext:value-type="float">
            <text:p>2.7431299686</text:p>
          </table:table-cell>
          <table:table-cell table:formula="of:=IF(ISBLANK([.E108]);&quot;&quot;;[.I108])" office:value-type="float" office:value="2.74312996864319" calcext:value-type="float">
            <text:p>2.7431299686</text:p>
          </table:table-cell>
          <table:table-cell table:formula="of:=IF(OR(ISBLANK([.E108]);[.I108]&lt;=0);&quot;&quot;;[.I108])" office:value-type="float" office:value="2.74312996864319" calcext:value-type="float">
            <text:p>2.74312996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7932" calcext:value-type="float">
            <text:p>1427753907.57932</text:p>
          </table:table-cell>
          <table:table-cell office:value-type="float" office:value="1427753910.28315" calcext:value-type="float">
            <text:p>1427753910.28315</text:p>
          </table:table-cell>
          <table:table-cell office:value-type="float" office:value="1427753910.31447" calcext:value-type="float">
            <text:p>1427753910.31447</text:p>
          </table:table-cell>
          <table:table-cell/>
          <table:table-cell table:formula="of:=MAX([.B109];[.D109];[.G109])-MAX([.A109];[.C109];[.E109])" office:value-type="float" office:value="2.73515009880066" calcext:value-type="float">
            <text:p>2.7351500988</text:p>
          </table:table-cell>
          <table:table-cell table:formula="of:=IF(ISBLANK([.E109]);&quot;&quot;;[.I109])" office:value-type="float" office:value="2.73515009880066" calcext:value-type="float">
            <text:p>2.7351500988</text:p>
          </table:table-cell>
          <table:table-cell table:formula="of:=IF(OR(ISBLANK([.E109]);[.I109]&lt;=0);&quot;&quot;;[.I109])" office:value-type="float" office:value="2.73515009880066" calcext:value-type="float">
            <text:p>2.73515009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8058" calcext:value-type="float">
            <text:p>1427753907.58058</text:p>
          </table:table-cell>
          <table:table-cell office:value-type="float" office:value="1427753910.28347" calcext:value-type="float">
            <text:p>1427753910.28347</text:p>
          </table:table-cell>
          <table:table-cell office:value-type="float" office:value="1427753910.3194" calcext:value-type="float">
            <text:p>1427753910.3194</text:p>
          </table:table-cell>
          <table:table-cell/>
          <table:table-cell table:formula="of:=MAX([.B110];[.D110];[.G110])-MAX([.A110];[.C110];[.E110])" office:value-type="float" office:value="2.73882007598877" calcext:value-type="float">
            <text:p>2.738820076</text:p>
          </table:table-cell>
          <table:table-cell table:formula="of:=IF(ISBLANK([.E110]);&quot;&quot;;[.I110])" office:value-type="float" office:value="2.73882007598877" calcext:value-type="float">
            <text:p>2.738820076</text:p>
          </table:table-cell>
          <table:table-cell table:formula="of:=IF(OR(ISBLANK([.E110]);[.I110]&lt;=0);&quot;&quot;;[.I110])" office:value-type="float" office:value="2.73882007598877" calcext:value-type="float">
            <text:p>2.7388200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8191" calcext:value-type="float">
            <text:p>1427753907.58191</text:p>
          </table:table-cell>
          <table:table-cell office:value-type="float" office:value="1427753910.37476" calcext:value-type="float">
            <text:p>1427753910.37476</text:p>
          </table:table-cell>
          <table:table-cell office:value-type="float" office:value="1427753910.40973" calcext:value-type="float">
            <text:p>1427753910.40973</text:p>
          </table:table-cell>
          <table:table-cell/>
          <table:table-cell table:formula="of:=MAX([.B111];[.D111];[.G111])-MAX([.A111];[.C111];[.E111])" office:value-type="float" office:value="2.82782006263733" calcext:value-type="float">
            <text:p>2.8278200626</text:p>
          </table:table-cell>
          <table:table-cell table:formula="of:=IF(ISBLANK([.E111]);&quot;&quot;;[.I111])" office:value-type="float" office:value="2.82782006263733" calcext:value-type="float">
            <text:p>2.8278200626</text:p>
          </table:table-cell>
          <table:table-cell table:formula="of:=IF(OR(ISBLANK([.E111]);[.I111]&lt;=0);&quot;&quot;;[.I111])" office:value-type="float" office:value="2.82782006263733" calcext:value-type="float">
            <text:p>2.82782006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07.58321" calcext:value-type="float">
            <text:p>1427753907.58321</text:p>
          </table:table-cell>
          <table:table-cell office:value-type="float" office:value="1427753910.28304" calcext:value-type="float">
            <text:p>1427753910.28304</text:p>
          </table:table-cell>
          <table:table-cell office:value-type="float" office:value="1427753910.31446" calcext:value-type="float">
            <text:p>1427753910.31446</text:p>
          </table:table-cell>
          <table:table-cell/>
          <table:table-cell table:formula="of:=MAX([.B112];[.D112];[.G112])-MAX([.A112];[.C112];[.E112])" office:value-type="float" office:value="2.73125004768372" calcext:value-type="float">
            <text:p>2.7312500477</text:p>
          </table:table-cell>
          <table:table-cell table:formula="of:=IF(ISBLANK([.E112]);&quot;&quot;;[.I112])" office:value-type="float" office:value="2.73125004768372" calcext:value-type="float">
            <text:p>2.7312500477</text:p>
          </table:table-cell>
          <table:table-cell table:formula="of:=IF(OR(ISBLANK([.E112]);[.I112]&lt;=0);&quot;&quot;;[.I112])" office:value-type="float" office:value="2.73125004768372" calcext:value-type="float">
            <text:p>2.73125004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10.40975" calcext:value-type="float">
            <text:p>1427753910.40975</text:p>
          </table:table-cell>
          <table:table-cell office:value-type="float" office:value="1427753912.96789" calcext:value-type="float">
            <text:p>1427753912.96789</text:p>
          </table:table-cell>
          <table:table-cell table:number-columns-repeated="4"/>
          <table:table-cell table:formula="of:=MAX([.B113];[.D113];[.G113])-MAX([.A113];[.C113];[.E113])" office:value-type="float" office:value="2.55814003944397" calcext:value-type="float">
            <text:p>2.5581400394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0975" calcext:value-type="float">
            <text:p>1427753910.40975</text:p>
          </table:table-cell>
          <table:table-cell office:value-type="float" office:value="1427753912.93184" calcext:value-type="float">
            <text:p>1427753912.93184</text:p>
          </table:table-cell>
          <table:table-cell office:value-type="float" office:value="1427753912.96788" calcext:value-type="float">
            <text:p>1427753912.96788</text:p>
          </table:table-cell>
          <table:table-cell/>
          <table:table-cell table:formula="of:=MAX([.B114];[.D114];[.G114])-MAX([.A114];[.C114];[.E114])" office:value-type="float" office:value="2.55813002586365" calcext:value-type="float">
            <text:p>2.5581300259</text:p>
          </table:table-cell>
          <table:table-cell table:formula="of:=IF(ISBLANK([.E114]);&quot;&quot;;[.I114])" office:value-type="float" office:value="2.55813002586365" calcext:value-type="float">
            <text:p>2.5581300259</text:p>
          </table:table-cell>
          <table:table-cell table:formula="of:=IF(OR(ISBLANK([.E114]);[.I114]&lt;=0);&quot;&quot;;[.I114])" office:value-type="float" office:value="2.55813002586365" calcext:value-type="float">
            <text:p>2.55813002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151" calcext:value-type="float">
            <text:p>1427753910.41151</text:p>
          </table:table-cell>
          <table:table-cell office:value-type="float" office:value="1427753912.84314" calcext:value-type="float">
            <text:p>1427753912.84314</text:p>
          </table:table-cell>
          <table:table-cell office:value-type="float" office:value="1427753912.88164" calcext:value-type="float">
            <text:p>1427753912.88164</text:p>
          </table:table-cell>
          <table:table-cell/>
          <table:table-cell table:formula="of:=MAX([.B115];[.D115];[.G115])-MAX([.A115];[.C115];[.E115])" office:value-type="float" office:value="2.47012996673584" calcext:value-type="float">
            <text:p>2.4701299667</text:p>
          </table:table-cell>
          <table:table-cell table:formula="of:=IF(ISBLANK([.E115]);&quot;&quot;;[.I115])" office:value-type="float" office:value="2.47012996673584" calcext:value-type="float">
            <text:p>2.4701299667</text:p>
          </table:table-cell>
          <table:table-cell table:formula="of:=IF(OR(ISBLANK([.E115]);[.I115]&lt;=0);&quot;&quot;;[.I115])" office:value-type="float" office:value="2.47012996673584" calcext:value-type="float">
            <text:p>2.47012996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198" calcext:value-type="float">
            <text:p>1427753910.41198</text:p>
          </table:table-cell>
          <table:table-cell office:value-type="float" office:value="1427753912.84277" calcext:value-type="float">
            <text:p>1427753912.84277</text:p>
          </table:table-cell>
          <table:table-cell office:value-type="float" office:value="1427753912.8794" calcext:value-type="float">
            <text:p>1427753912.8794</text:p>
          </table:table-cell>
          <table:table-cell/>
          <table:table-cell table:formula="of:=MAX([.B116];[.D116];[.G116])-MAX([.A116];[.C116];[.E116])" office:value-type="float" office:value="2.46742010116577" calcext:value-type="float">
            <text:p>2.4674201012</text:p>
          </table:table-cell>
          <table:table-cell table:formula="of:=IF(ISBLANK([.E116]);&quot;&quot;;[.I116])" office:value-type="float" office:value="2.46742010116577" calcext:value-type="float">
            <text:p>2.4674201012</text:p>
          </table:table-cell>
          <table:table-cell table:formula="of:=IF(OR(ISBLANK([.E116]);[.I116]&lt;=0);&quot;&quot;;[.I116])" office:value-type="float" office:value="2.46742010116577" calcext:value-type="float">
            <text:p>2.4674201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247" calcext:value-type="float">
            <text:p>1427753910.41247</text:p>
          </table:table-cell>
          <table:table-cell office:value-type="float" office:value="1427753912.84301" calcext:value-type="float">
            <text:p>1427753912.84301</text:p>
          </table:table-cell>
          <table:table-cell office:value-type="float" office:value="1427753912.87926" calcext:value-type="float">
            <text:p>1427753912.87926</text:p>
          </table:table-cell>
          <table:table-cell/>
          <table:table-cell table:formula="of:=MAX([.B117];[.D117];[.G117])-MAX([.A117];[.C117];[.E117])" office:value-type="float" office:value="2.46678996086121" calcext:value-type="float">
            <text:p>2.4667899609</text:p>
          </table:table-cell>
          <table:table-cell table:formula="of:=IF(ISBLANK([.E117]);&quot;&quot;;[.I117])" office:value-type="float" office:value="2.46678996086121" calcext:value-type="float">
            <text:p>2.4667899609</text:p>
          </table:table-cell>
          <table:table-cell table:formula="of:=IF(OR(ISBLANK([.E117]);[.I117]&lt;=0);&quot;&quot;;[.I117])" office:value-type="float" office:value="2.46678996086121" calcext:value-type="float">
            <text:p>2.46678996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295" calcext:value-type="float">
            <text:p>1427753910.41295</text:p>
          </table:table-cell>
          <table:table-cell office:value-type="float" office:value="1427753912.84283" calcext:value-type="float">
            <text:p>1427753912.84283</text:p>
          </table:table-cell>
          <table:table-cell office:value-type="float" office:value="1427753912.87468" calcext:value-type="float">
            <text:p>1427753912.87468</text:p>
          </table:table-cell>
          <table:table-cell/>
          <table:table-cell table:formula="of:=MAX([.B118];[.D118];[.G118])-MAX([.A118];[.C118];[.E118])" office:value-type="float" office:value="2.46173000335693" calcext:value-type="float">
            <text:p>2.4617300034</text:p>
          </table:table-cell>
          <table:table-cell table:formula="of:=IF(ISBLANK([.E118]);&quot;&quot;;[.I118])" office:value-type="float" office:value="2.46173000335693" calcext:value-type="float">
            <text:p>2.4617300034</text:p>
          </table:table-cell>
          <table:table-cell table:formula="of:=IF(OR(ISBLANK([.E118]);[.I118]&lt;=0);&quot;&quot;;[.I118])" office:value-type="float" office:value="2.46173000335693" calcext:value-type="float">
            <text:p>2.46173000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345" calcext:value-type="float">
            <text:p>1427753910.41345</text:p>
          </table:table-cell>
          <table:table-cell office:value-type="float" office:value="1427753912.84294" calcext:value-type="float">
            <text:p>1427753912.84294</text:p>
          </table:table-cell>
          <table:table-cell office:value-type="float" office:value="1427753912.87695" calcext:value-type="float">
            <text:p>1427753912.87695</text:p>
          </table:table-cell>
          <table:table-cell/>
          <table:table-cell table:formula="of:=MAX([.B119];[.D119];[.G119])-MAX([.A119];[.C119];[.E119])" office:value-type="float" office:value="2.46350002288818" calcext:value-type="float">
            <text:p>2.4635000229</text:p>
          </table:table-cell>
          <table:table-cell table:formula="of:=IF(ISBLANK([.E119]);&quot;&quot;;[.I119])" office:value-type="float" office:value="2.46350002288818" calcext:value-type="float">
            <text:p>2.4635000229</text:p>
          </table:table-cell>
          <table:table-cell table:formula="of:=IF(OR(ISBLANK([.E119]);[.I119]&lt;=0);&quot;&quot;;[.I119])" office:value-type="float" office:value="2.46350002288818" calcext:value-type="float">
            <text:p>2.46350002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394" calcext:value-type="float">
            <text:p>1427753910.41394</text:p>
          </table:table-cell>
          <table:table-cell office:value-type="float" office:value="1427753912.84289" calcext:value-type="float">
            <text:p>1427753912.84289</text:p>
          </table:table-cell>
          <table:table-cell office:value-type="float" office:value="1427753912.88163" calcext:value-type="float">
            <text:p>1427753912.88163</text:p>
          </table:table-cell>
          <table:table-cell/>
          <table:table-cell table:formula="of:=MAX([.B120];[.D120];[.G120])-MAX([.A120];[.C120];[.E120])" office:value-type="float" office:value="2.46768999099731" calcext:value-type="float">
            <text:p>2.467689991</text:p>
          </table:table-cell>
          <table:table-cell table:formula="of:=IF(ISBLANK([.E120]);&quot;&quot;;[.I120])" office:value-type="float" office:value="2.46768999099731" calcext:value-type="float">
            <text:p>2.467689991</text:p>
          </table:table-cell>
          <table:table-cell table:formula="of:=IF(OR(ISBLANK([.E120]);[.I120]&lt;=0);&quot;&quot;;[.I120])" office:value-type="float" office:value="2.46768999099731" calcext:value-type="float">
            <text:p>2.467689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444" calcext:value-type="float">
            <text:p>1427753910.41444</text:p>
          </table:table-cell>
          <table:table-cell office:value-type="float" office:value="1427753912.84367" calcext:value-type="float">
            <text:p>1427753912.84367</text:p>
          </table:table-cell>
          <table:table-cell office:value-type="float" office:value="1427753912.87926" calcext:value-type="float">
            <text:p>1427753912.87926</text:p>
          </table:table-cell>
          <table:table-cell/>
          <table:table-cell table:formula="of:=MAX([.B121];[.D121];[.G121])-MAX([.A121];[.C121];[.E121])" office:value-type="float" office:value="2.46482014656067" calcext:value-type="float">
            <text:p>2.4648201466</text:p>
          </table:table-cell>
          <table:table-cell table:formula="of:=IF(ISBLANK([.E121]);&quot;&quot;;[.I121])" office:value-type="float" office:value="2.46482014656067" calcext:value-type="float">
            <text:p>2.4648201466</text:p>
          </table:table-cell>
          <table:table-cell table:formula="of:=IF(OR(ISBLANK([.E121]);[.I121]&lt;=0);&quot;&quot;;[.I121])" office:value-type="float" office:value="2.46482014656067" calcext:value-type="float">
            <text:p>2.46482014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491" calcext:value-type="float">
            <text:p>1427753910.41491</text:p>
          </table:table-cell>
          <table:table-cell office:value-type="float" office:value="1427753912.84309" calcext:value-type="float">
            <text:p>1427753912.84309</text:p>
          </table:table-cell>
          <table:table-cell office:value-type="float" office:value="1427753912.87932" calcext:value-type="float">
            <text:p>1427753912.87932</text:p>
          </table:table-cell>
          <table:table-cell/>
          <table:table-cell table:formula="of:=MAX([.B122];[.D122];[.G122])-MAX([.A122];[.C122];[.E122])" office:value-type="float" office:value="2.46440982818604" calcext:value-type="float">
            <text:p>2.4644098282</text:p>
          </table:table-cell>
          <table:table-cell table:formula="of:=IF(ISBLANK([.E122]);&quot;&quot;;[.I122])" office:value-type="float" office:value="2.46440982818604" calcext:value-type="float">
            <text:p>2.4644098282</text:p>
          </table:table-cell>
          <table:table-cell table:formula="of:=IF(OR(ISBLANK([.E122]);[.I122]&lt;=0);&quot;&quot;;[.I122])" office:value-type="float" office:value="2.46440982818604" calcext:value-type="float">
            <text:p>2.46440982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0.41539" calcext:value-type="float">
            <text:p>1427753910.41539</text:p>
          </table:table-cell>
          <table:table-cell office:value-type="float" office:value="1427753912.84271" calcext:value-type="float">
            <text:p>1427753912.84271</text:p>
          </table:table-cell>
          <table:table-cell office:value-type="float" office:value="1427753912.87936" calcext:value-type="float">
            <text:p>1427753912.87936</text:p>
          </table:table-cell>
          <table:table-cell/>
          <table:table-cell table:formula="of:=MAX([.B123];[.D123];[.G123])-MAX([.A123];[.C123];[.E123])" office:value-type="float" office:value="2.46396994590759" calcext:value-type="float">
            <text:p>2.4639699459</text:p>
          </table:table-cell>
          <table:table-cell table:formula="of:=IF(ISBLANK([.E123]);&quot;&quot;;[.I123])" office:value-type="float" office:value="2.46396994590759" calcext:value-type="float">
            <text:p>2.4639699459</text:p>
          </table:table-cell>
          <table:table-cell table:formula="of:=IF(OR(ISBLANK([.E123]);[.I123]&lt;=0);&quot;&quot;;[.I123])" office:value-type="float" office:value="2.46396994590759" calcext:value-type="float">
            <text:p>2.46396994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12.9679" calcext:value-type="float">
            <text:p>1427753912.9679</text:p>
          </table:table-cell>
          <table:table-cell office:value-type="float" office:value="1427753915.57221" calcext:value-type="float">
            <text:p>1427753915.57221</text:p>
          </table:table-cell>
          <table:table-cell table:number-columns-repeated="4"/>
          <table:table-cell table:formula="of:=MAX([.B124];[.D124];[.G124])-MAX([.A124];[.C124];[.E124])" office:value-type="float" office:value="2.60431003570557" calcext:value-type="float">
            <text:p>2.6043100357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679" calcext:value-type="float">
            <text:p>1427753912.9679</text:p>
          </table:table-cell>
          <table:table-cell office:value-type="float" office:value="1427753915.45452" calcext:value-type="float">
            <text:p>1427753915.45452</text:p>
          </table:table-cell>
          <table:table-cell office:value-type="float" office:value="1427753915.49716" calcext:value-type="float">
            <text:p>1427753915.49716</text:p>
          </table:table-cell>
          <table:table-cell/>
          <table:table-cell table:formula="of:=MAX([.B125];[.D125];[.G125])-MAX([.A125];[.C125];[.E125])" office:value-type="float" office:value="2.52925992012024" calcext:value-type="float">
            <text:p>2.5292599201</text:p>
          </table:table-cell>
          <table:table-cell table:formula="of:=IF(ISBLANK([.E125]);&quot;&quot;;[.I125])" office:value-type="float" office:value="2.52925992012024" calcext:value-type="float">
            <text:p>2.5292599201</text:p>
          </table:table-cell>
          <table:table-cell table:formula="of:=IF(OR(ISBLANK([.E125]);[.I125]&lt;=0);&quot;&quot;;[.I125])" office:value-type="float" office:value="2.52925992012024" calcext:value-type="float">
            <text:p>2.5292599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6927" calcext:value-type="float">
            <text:p>1427753912.96927</text:p>
          </table:table-cell>
          <table:table-cell office:value-type="float" office:value="1427753915.45478" calcext:value-type="float">
            <text:p>1427753915.45478</text:p>
          </table:table-cell>
          <table:table-cell office:value-type="float" office:value="1427753915.49481" calcext:value-type="float">
            <text:p>1427753915.49481</text:p>
          </table:table-cell>
          <table:table-cell/>
          <table:table-cell table:formula="of:=MAX([.B126];[.D126];[.G126])-MAX([.A126];[.C126];[.E126])" office:value-type="float" office:value="2.5255401134491" calcext:value-type="float">
            <text:p>2.5255401134</text:p>
          </table:table-cell>
          <table:table-cell table:formula="of:=IF(ISBLANK([.E126]);&quot;&quot;;[.I126])" office:value-type="float" office:value="2.5255401134491" calcext:value-type="float">
            <text:p>2.5255401134</text:p>
          </table:table-cell>
          <table:table-cell table:formula="of:=IF(OR(ISBLANK([.E126]);[.I126]&lt;=0);&quot;&quot;;[.I126])" office:value-type="float" office:value="2.5255401134491" calcext:value-type="float">
            <text:p>2.5255401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06" calcext:value-type="float">
            <text:p>1427753912.9706</text:p>
          </table:table-cell>
          <table:table-cell office:value-type="float" office:value="1427753915.45467" calcext:value-type="float">
            <text:p>1427753915.45467</text:p>
          </table:table-cell>
          <table:table-cell office:value-type="float" office:value="1427753915.49466" calcext:value-type="float">
            <text:p>1427753915.49466</text:p>
          </table:table-cell>
          <table:table-cell/>
          <table:table-cell table:formula="of:=MAX([.B127];[.D127];[.G127])-MAX([.A127];[.C127];[.E127])" office:value-type="float" office:value="2.52406001091003" calcext:value-type="float">
            <text:p>2.5240600109</text:p>
          </table:table-cell>
          <table:table-cell table:formula="of:=IF(ISBLANK([.E127]);&quot;&quot;;[.I127])" office:value-type="float" office:value="2.52406001091003" calcext:value-type="float">
            <text:p>2.5240600109</text:p>
          </table:table-cell>
          <table:table-cell table:formula="of:=IF(OR(ISBLANK([.E127]);[.I127]&lt;=0);&quot;&quot;;[.I127])" office:value-type="float" office:value="2.52406001091003" calcext:value-type="float">
            <text:p>2.52406001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196" calcext:value-type="float">
            <text:p>1427753912.97196</text:p>
          </table:table-cell>
          <table:table-cell office:value-type="float" office:value="1427753915.45446" calcext:value-type="float">
            <text:p>1427753915.45446</text:p>
          </table:table-cell>
          <table:table-cell office:value-type="float" office:value="1427753915.49709" calcext:value-type="float">
            <text:p>1427753915.49709</text:p>
          </table:table-cell>
          <table:table-cell/>
          <table:table-cell table:formula="of:=MAX([.B128];[.D128];[.G128])-MAX([.A128];[.C128];[.E128])" office:value-type="float" office:value="2.52513003349304" calcext:value-type="float">
            <text:p>2.5251300335</text:p>
          </table:table-cell>
          <table:table-cell table:formula="of:=IF(ISBLANK([.E128]);&quot;&quot;;[.I128])" office:value-type="float" office:value="2.52513003349304" calcext:value-type="float">
            <text:p>2.5251300335</text:p>
          </table:table-cell>
          <table:table-cell table:formula="of:=IF(OR(ISBLANK([.E128]);[.I128]&lt;=0);&quot;&quot;;[.I128])" office:value-type="float" office:value="2.52513003349304" calcext:value-type="float">
            <text:p>2.52513003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327" calcext:value-type="float">
            <text:p>1427753912.97327</text:p>
          </table:table-cell>
          <table:table-cell office:value-type="float" office:value="1427753915.45462" calcext:value-type="float">
            <text:p>1427753915.45462</text:p>
          </table:table-cell>
          <table:table-cell office:value-type="float" office:value="1427753915.4948" calcext:value-type="float">
            <text:p>1427753915.4948</text:p>
          </table:table-cell>
          <table:table-cell/>
          <table:table-cell table:formula="of:=MAX([.B129];[.D129];[.G129])-MAX([.A129];[.C129];[.E129])" office:value-type="float" office:value="2.52153015136719" calcext:value-type="float">
            <text:p>2.5215301514</text:p>
          </table:table-cell>
          <table:table-cell table:formula="of:=IF(ISBLANK([.E129]);&quot;&quot;;[.I129])" office:value-type="float" office:value="2.52153015136719" calcext:value-type="float">
            <text:p>2.5215301514</text:p>
          </table:table-cell>
          <table:table-cell table:formula="of:=IF(OR(ISBLANK([.E129]);[.I129]&lt;=0);&quot;&quot;;[.I129])" office:value-type="float" office:value="2.52153015136719" calcext:value-type="float">
            <text:p>2.52153015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469" calcext:value-type="float">
            <text:p>1427753912.97469</text:p>
          </table:table-cell>
          <table:table-cell office:value-type="float" office:value="1427753915.53637" calcext:value-type="float">
            <text:p>1427753915.53637</text:p>
          </table:table-cell>
          <table:table-cell office:value-type="float" office:value="1427753915.5722" calcext:value-type="float">
            <text:p>1427753915.5722</text:p>
          </table:table-cell>
          <table:table-cell/>
          <table:table-cell table:formula="of:=MAX([.B130];[.D130];[.G130])-MAX([.A130];[.C130];[.E130])" office:value-type="float" office:value="2.59751009941101" calcext:value-type="float">
            <text:p>2.5975100994</text:p>
          </table:table-cell>
          <table:table-cell table:formula="of:=IF(ISBLANK([.E130]);&quot;&quot;;[.I130])" office:value-type="float" office:value="2.59751009941101" calcext:value-type="float">
            <text:p>2.5975100994</text:p>
          </table:table-cell>
          <table:table-cell table:formula="of:=IF(OR(ISBLANK([.E130]);[.I130]&lt;=0);&quot;&quot;;[.I130])" office:value-type="float" office:value="2.59751009941101" calcext:value-type="float">
            <text:p>2.5975100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588" calcext:value-type="float">
            <text:p>1427753912.97588</text:p>
          </table:table-cell>
          <table:table-cell office:value-type="float" office:value="1427753915.45473" calcext:value-type="float">
            <text:p>1427753915.45473</text:p>
          </table:table-cell>
          <table:table-cell office:value-type="float" office:value="1427753915.49482" calcext:value-type="float">
            <text:p>1427753915.49482</text:p>
          </table:table-cell>
          <table:table-cell/>
          <table:table-cell table:formula="of:=MAX([.B131];[.D131];[.G131])-MAX([.A131];[.C131];[.E131])" office:value-type="float" office:value="2.51894021034241" calcext:value-type="float">
            <text:p>2.5189402103</text:p>
          </table:table-cell>
          <table:table-cell table:formula="of:=IF(ISBLANK([.E131]);&quot;&quot;;[.I131])" office:value-type="float" office:value="2.51894021034241" calcext:value-type="float">
            <text:p>2.5189402103</text:p>
          </table:table-cell>
          <table:table-cell table:formula="of:=IF(OR(ISBLANK([.E131]);[.I131]&lt;=0);&quot;&quot;;[.I131])" office:value-type="float" office:value="2.51894021034241" calcext:value-type="float">
            <text:p>2.51894021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694" calcext:value-type="float">
            <text:p>1427753912.97694</text:p>
          </table:table-cell>
          <table:table-cell office:value-type="float" office:value="1427753915.45457" calcext:value-type="float">
            <text:p>1427753915.45457</text:p>
          </table:table-cell>
          <table:table-cell office:value-type="float" office:value="1427753915.49151" calcext:value-type="float">
            <text:p>1427753915.49151</text:p>
          </table:table-cell>
          <table:table-cell/>
          <table:table-cell table:formula="of:=MAX([.B132];[.D132];[.G132])-MAX([.A132];[.C132];[.E132])" office:value-type="float" office:value="2.51456999778748" calcext:value-type="float">
            <text:p>2.5145699978</text:p>
          </table:table-cell>
          <table:table-cell table:formula="of:=IF(ISBLANK([.E132]);&quot;&quot;;[.I132])" office:value-type="float" office:value="2.51456999778748" calcext:value-type="float">
            <text:p>2.5145699978</text:p>
          </table:table-cell>
          <table:table-cell table:formula="of:=IF(OR(ISBLANK([.E132]);[.I132]&lt;=0);&quot;&quot;;[.I132])" office:value-type="float" office:value="2.51456999778748" calcext:value-type="float">
            <text:p>2.51456999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786" calcext:value-type="float">
            <text:p>1427753912.97786</text:p>
          </table:table-cell>
          <table:table-cell office:value-type="float" office:value="1427753915.45484" calcext:value-type="float">
            <text:p>1427753915.45484</text:p>
          </table:table-cell>
          <table:table-cell office:value-type="float" office:value="1427753915.49005" calcext:value-type="float">
            <text:p>1427753915.49005</text:p>
          </table:table-cell>
          <table:table-cell/>
          <table:table-cell table:formula="of:=MAX([.B133];[.D133];[.G133])-MAX([.A133];[.C133];[.E133])" office:value-type="float" office:value="2.51219010353088" calcext:value-type="float">
            <text:p>2.5121901035</text:p>
          </table:table-cell>
          <table:table-cell table:formula="of:=IF(ISBLANK([.E133]);&quot;&quot;;[.I133])" office:value-type="float" office:value="2.51219010353088" calcext:value-type="float">
            <text:p>2.5121901035</text:p>
          </table:table-cell>
          <table:table-cell table:formula="of:=IF(OR(ISBLANK([.E133]);[.I133]&lt;=0);&quot;&quot;;[.I133])" office:value-type="float" office:value="2.51219010353088" calcext:value-type="float">
            <text:p>2.51219010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2.97871" calcext:value-type="float">
            <text:p>1427753912.97871</text:p>
          </table:table-cell>
          <table:table-cell office:value-type="float" office:value="1427753915.4549" calcext:value-type="float">
            <text:p>1427753915.4549</text:p>
          </table:table-cell>
          <table:table-cell office:value-type="float" office:value="1427753915.4971" calcext:value-type="float">
            <text:p>1427753915.4971</text:p>
          </table:table-cell>
          <table:table-cell/>
          <table:table-cell table:formula="of:=MAX([.B134];[.D134];[.G134])-MAX([.A134];[.C134];[.E134])" office:value-type="float" office:value="2.51839017868042" calcext:value-type="float">
            <text:p>2.5183901787</text:p>
          </table:table-cell>
          <table:table-cell table:formula="of:=IF(ISBLANK([.E134]);&quot;&quot;;[.I134])" office:value-type="float" office:value="2.51839017868042" calcext:value-type="float">
            <text:p>2.5183901787</text:p>
          </table:table-cell>
          <table:table-cell table:formula="of:=IF(OR(ISBLANK([.E134]);[.I134]&lt;=0);&quot;&quot;;[.I134])" office:value-type="float" office:value="2.51839017868042" calcext:value-type="float">
            <text:p>2.51839017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15.57222" calcext:value-type="float">
            <text:p>1427753915.57222</text:p>
          </table:table-cell>
          <table:table-cell office:value-type="float" office:value="1427753918.09331" calcext:value-type="float">
            <text:p>1427753918.09331</text:p>
          </table:table-cell>
          <table:table-cell table:number-columns-repeated="4"/>
          <table:table-cell table:formula="of:=MAX([.B135];[.D135];[.G135])-MAX([.A135];[.C135];[.E135])" office:value-type="float" office:value="2.52109003067017" calcext:value-type="float">
            <text:p>2.5210900307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222" calcext:value-type="float">
            <text:p>1427753915.57222</text:p>
          </table:table-cell>
          <table:table-cell office:value-type="float" office:value="1427753917.97142" calcext:value-type="float">
            <text:p>1427753917.97142</text:p>
          </table:table-cell>
          <table:table-cell office:value-type="float" office:value="1427753918.00495" calcext:value-type="float">
            <text:p>1427753918.00495</text:p>
          </table:table-cell>
          <table:table-cell/>
          <table:table-cell table:formula="of:=MAX([.B136];[.D136];[.G136])-MAX([.A136];[.C136];[.E136])" office:value-type="float" office:value="2.43272995948791" calcext:value-type="float">
            <text:p>2.4327299595</text:p>
          </table:table-cell>
          <table:table-cell table:formula="of:=IF(ISBLANK([.E136]);&quot;&quot;;[.I136])" office:value-type="float" office:value="2.43272995948791" calcext:value-type="float">
            <text:p>2.4327299595</text:p>
          </table:table-cell>
          <table:table-cell table:formula="of:=IF(OR(ISBLANK([.E136]);[.I136]&lt;=0);&quot;&quot;;[.I136])" office:value-type="float" office:value="2.43272995948791" calcext:value-type="float">
            <text:p>2.43272995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397" calcext:value-type="float">
            <text:p>1427753915.57397</text:p>
          </table:table-cell>
          <table:table-cell office:value-type="float" office:value="1427753917.97129" calcext:value-type="float">
            <text:p>1427753917.97129</text:p>
          </table:table-cell>
          <table:table-cell office:value-type="float" office:value="1427753918.00735" calcext:value-type="float">
            <text:p>1427753918.00735</text:p>
          </table:table-cell>
          <table:table-cell/>
          <table:table-cell table:formula="of:=MAX([.B137];[.D137];[.G137])-MAX([.A137];[.C137];[.E137])" office:value-type="float" office:value="2.43337988853455" calcext:value-type="float">
            <text:p>2.4333798885</text:p>
          </table:table-cell>
          <table:table-cell table:formula="of:=IF(ISBLANK([.E137]);&quot;&quot;;[.I137])" office:value-type="float" office:value="2.43337988853455" calcext:value-type="float">
            <text:p>2.4333798885</text:p>
          </table:table-cell>
          <table:table-cell table:formula="of:=IF(OR(ISBLANK([.E137]);[.I137]&lt;=0);&quot;&quot;;[.I137])" office:value-type="float" office:value="2.43337988853455" calcext:value-type="float">
            <text:p>2.43337988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528" calcext:value-type="float">
            <text:p>1427753915.57528</text:p>
          </table:table-cell>
          <table:table-cell office:value-type="float" office:value="1427753917.97148" calcext:value-type="float">
            <text:p>1427753917.97148</text:p>
          </table:table-cell>
          <table:table-cell office:value-type="float" office:value="1427753918.00916" calcext:value-type="float">
            <text:p>1427753918.00916</text:p>
          </table:table-cell>
          <table:table-cell/>
          <table:table-cell table:formula="of:=MAX([.B138];[.D138];[.G138])-MAX([.A138];[.C138];[.E138])" office:value-type="float" office:value="2.4338800907135" calcext:value-type="float">
            <text:p>2.4338800907</text:p>
          </table:table-cell>
          <table:table-cell table:formula="of:=IF(ISBLANK([.E138]);&quot;&quot;;[.I138])" office:value-type="float" office:value="2.4338800907135" calcext:value-type="float">
            <text:p>2.4338800907</text:p>
          </table:table-cell>
          <table:table-cell table:formula="of:=IF(OR(ISBLANK([.E138]);[.I138]&lt;=0);&quot;&quot;;[.I138])" office:value-type="float" office:value="2.4338800907135" calcext:value-type="float">
            <text:p>2.43388009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668" calcext:value-type="float">
            <text:p>1427753915.57668</text:p>
          </table:table-cell>
          <table:table-cell office:value-type="float" office:value="1427753917.97137" calcext:value-type="float">
            <text:p>1427753917.97137</text:p>
          </table:table-cell>
          <table:table-cell office:value-type="float" office:value="1427753918.0047" calcext:value-type="float">
            <text:p>1427753918.0047</text:p>
          </table:table-cell>
          <table:table-cell/>
          <table:table-cell table:formula="of:=MAX([.B139];[.D139];[.G139])-MAX([.A139];[.C139];[.E139])" office:value-type="float" office:value="2.42802000045776" calcext:value-type="float">
            <text:p>2.4280200005</text:p>
          </table:table-cell>
          <table:table-cell table:formula="of:=IF(ISBLANK([.E139]);&quot;&quot;;[.I139])" office:value-type="float" office:value="2.42802000045776" calcext:value-type="float">
            <text:p>2.4280200005</text:p>
          </table:table-cell>
          <table:table-cell table:formula="of:=IF(OR(ISBLANK([.E139]);[.I139]&lt;=0);&quot;&quot;;[.I139])" office:value-type="float" office:value="2.42802000045776" calcext:value-type="float">
            <text:p>2.42802000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799" calcext:value-type="float">
            <text:p>1427753915.57799</text:p>
          </table:table-cell>
          <table:table-cell office:value-type="float" office:value="1427753917.97158" calcext:value-type="float">
            <text:p>1427753917.97158</text:p>
          </table:table-cell>
          <table:table-cell office:value-type="float" office:value="1427753918.00474" calcext:value-type="float">
            <text:p>1427753918.00474</text:p>
          </table:table-cell>
          <table:table-cell/>
          <table:table-cell table:formula="of:=MAX([.B140];[.D140];[.G140])-MAX([.A140];[.C140];[.E140])" office:value-type="float" office:value="2.42674994468689" calcext:value-type="float">
            <text:p>2.4267499447</text:p>
          </table:table-cell>
          <table:table-cell table:formula="of:=IF(ISBLANK([.E140]);&quot;&quot;;[.I140])" office:value-type="float" office:value="2.42674994468689" calcext:value-type="float">
            <text:p>2.4267499447</text:p>
          </table:table-cell>
          <table:table-cell table:formula="of:=IF(OR(ISBLANK([.E140]);[.I140]&lt;=0);&quot;&quot;;[.I140])" office:value-type="float" office:value="2.42674994468689" calcext:value-type="float">
            <text:p>2.42674994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7928" calcext:value-type="float">
            <text:p>1427753915.57928</text:p>
          </table:table-cell>
          <table:table-cell office:value-type="float" office:value="1427753917.97163" calcext:value-type="float">
            <text:p>1427753917.97163</text:p>
          </table:table-cell>
          <table:table-cell office:value-type="float" office:value="1427753918.00531" calcext:value-type="float">
            <text:p>1427753918.00531</text:p>
          </table:table-cell>
          <table:table-cell/>
          <table:table-cell table:formula="of:=MAX([.B141];[.D141];[.G141])-MAX([.A141];[.C141];[.E141])" office:value-type="float" office:value="2.42603015899658" calcext:value-type="float">
            <text:p>2.426030159</text:p>
          </table:table-cell>
          <table:table-cell table:formula="of:=IF(ISBLANK([.E141]);&quot;&quot;;[.I141])" office:value-type="float" office:value="2.42603015899658" calcext:value-type="float">
            <text:p>2.426030159</text:p>
          </table:table-cell>
          <table:table-cell table:formula="of:=IF(OR(ISBLANK([.E141]);[.I141]&lt;=0);&quot;&quot;;[.I141])" office:value-type="float" office:value="2.42603015899658" calcext:value-type="float">
            <text:p>2.4260301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8067" calcext:value-type="float">
            <text:p>1427753915.58067</text:p>
          </table:table-cell>
          <table:table-cell office:value-type="float" office:value="1427753917.97153" calcext:value-type="float">
            <text:p>1427753917.97153</text:p>
          </table:table-cell>
          <table:table-cell office:value-type="float" office:value="1427753918.00457" calcext:value-type="float">
            <text:p>1427753918.00457</text:p>
          </table:table-cell>
          <table:table-cell/>
          <table:table-cell table:formula="of:=MAX([.B142];[.D142];[.G142])-MAX([.A142];[.C142];[.E142])" office:value-type="float" office:value="2.42389988899231" calcext:value-type="float">
            <text:p>2.423899889</text:p>
          </table:table-cell>
          <table:table-cell table:formula="of:=IF(ISBLANK([.E142]);&quot;&quot;;[.I142])" office:value-type="float" office:value="2.42389988899231" calcext:value-type="float">
            <text:p>2.423899889</text:p>
          </table:table-cell>
          <table:table-cell table:formula="of:=IF(OR(ISBLANK([.E142]);[.I142]&lt;=0);&quot;&quot;;[.I142])" office:value-type="float" office:value="2.42389988899231" calcext:value-type="float">
            <text:p>2.4238998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8197" calcext:value-type="float">
            <text:p>1427753915.58197</text:p>
          </table:table-cell>
          <table:table-cell office:value-type="float" office:value="1427753918.06432" calcext:value-type="float">
            <text:p>1427753918.06432</text:p>
          </table:table-cell>
          <table:table-cell office:value-type="float" office:value="1427753918.0933" calcext:value-type="float">
            <text:p>1427753918.0933</text:p>
          </table:table-cell>
          <table:table-cell/>
          <table:table-cell table:formula="of:=MAX([.B143];[.D143];[.G143])-MAX([.A143];[.C143];[.E143])" office:value-type="float" office:value="2.51133012771606" calcext:value-type="float">
            <text:p>2.5113301277</text:p>
          </table:table-cell>
          <table:table-cell table:formula="of:=IF(ISBLANK([.E143]);&quot;&quot;;[.I143])" office:value-type="float" office:value="2.51133012771606" calcext:value-type="float">
            <text:p>2.5113301277</text:p>
          </table:table-cell>
          <table:table-cell table:formula="of:=IF(OR(ISBLANK([.E143]);[.I143]&lt;=0);&quot;&quot;;[.I143])" office:value-type="float" office:value="2.51133012771606" calcext:value-type="float">
            <text:p>2.51133012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8327" calcext:value-type="float">
            <text:p>1427753915.58327</text:p>
          </table:table-cell>
          <table:table-cell office:value-type="float" office:value="1427753917.97173" calcext:value-type="float">
            <text:p>1427753917.97173</text:p>
          </table:table-cell>
          <table:table-cell office:value-type="float" office:value="1427753918.00477" calcext:value-type="float">
            <text:p>1427753918.00477</text:p>
          </table:table-cell>
          <table:table-cell/>
          <table:table-cell table:formula="of:=MAX([.B144];[.D144];[.G144])-MAX([.A144];[.C144];[.E144])" office:value-type="float" office:value="2.42149996757507" calcext:value-type="float">
            <text:p>2.4214999676</text:p>
          </table:table-cell>
          <table:table-cell table:formula="of:=IF(ISBLANK([.E144]);&quot;&quot;;[.I144])" office:value-type="float" office:value="2.42149996757507" calcext:value-type="float">
            <text:p>2.4214999676</text:p>
          </table:table-cell>
          <table:table-cell table:formula="of:=IF(OR(ISBLANK([.E144]);[.I144]&lt;=0);&quot;&quot;;[.I144])" office:value-type="float" office:value="2.42149996757507" calcext:value-type="float">
            <text:p>2.42149996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5.58387" calcext:value-type="float">
            <text:p>1427753915.58387</text:p>
          </table:table-cell>
          <table:table-cell office:value-type="float" office:value="1427753917.97168" calcext:value-type="float">
            <text:p>1427753917.97168</text:p>
          </table:table-cell>
          <table:table-cell office:value-type="float" office:value="1427753918.00527" calcext:value-type="float">
            <text:p>1427753918.00527</text:p>
          </table:table-cell>
          <table:table-cell/>
          <table:table-cell table:formula="of:=MAX([.B145];[.D145];[.G145])-MAX([.A145];[.C145];[.E145])" office:value-type="float" office:value="2.42140007019043" calcext:value-type="float">
            <text:p>2.4214000702</text:p>
          </table:table-cell>
          <table:table-cell table:formula="of:=IF(ISBLANK([.E145]);&quot;&quot;;[.I145])" office:value-type="float" office:value="2.42140007019043" calcext:value-type="float">
            <text:p>2.4214000702</text:p>
          </table:table-cell>
          <table:table-cell table:formula="of:=IF(OR(ISBLANK([.E145]);[.I145]&lt;=0);&quot;&quot;;[.I145])" office:value-type="float" office:value="2.42140007019043" calcext:value-type="float">
            <text:p>2.42140007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18.09332" calcext:value-type="float">
            <text:p>1427753918.09332</text:p>
          </table:table-cell>
          <table:table-cell office:value-type="float" office:value="1427753920.74194" calcext:value-type="float">
            <text:p>1427753920.74194</text:p>
          </table:table-cell>
          <table:table-cell table:number-columns-repeated="4"/>
          <table:table-cell table:formula="of:=MAX([.B146];[.D146];[.G146])-MAX([.A146];[.C146];[.E146])" office:value-type="float" office:value="2.64862012863159" calcext:value-type="float">
            <text:p>2.6486201286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09332" calcext:value-type="float">
            <text:p>1427753918.09332</text:p>
          </table:table-cell>
          <table:table-cell office:value-type="float" office:value="1427753920.61881" calcext:value-type="float">
            <text:p>1427753920.61881</text:p>
          </table:table-cell>
          <table:table-cell office:value-type="float" office:value="1427753920.65542" calcext:value-type="float">
            <text:p>1427753920.65542</text:p>
          </table:table-cell>
          <table:table-cell/>
          <table:table-cell table:formula="of:=MAX([.B147];[.D147];[.G147])-MAX([.A147];[.C147];[.E147])" office:value-type="float" office:value="2.56210017204285" calcext:value-type="float">
            <text:p>2.562100172</text:p>
          </table:table-cell>
          <table:table-cell table:formula="of:=IF(ISBLANK([.E147]);&quot;&quot;;[.I147])" office:value-type="float" office:value="2.56210017204285" calcext:value-type="float">
            <text:p>2.562100172</text:p>
          </table:table-cell>
          <table:table-cell table:formula="of:=IF(OR(ISBLANK([.E147]);[.I147]&lt;=0);&quot;&quot;;[.I147])" office:value-type="float" office:value="2.56210017204285" calcext:value-type="float">
            <text:p>2.5621001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09468" calcext:value-type="float">
            <text:p>1427753918.09468</text:p>
          </table:table-cell>
          <table:table-cell office:value-type="float" office:value="1427753920.61914" calcext:value-type="float">
            <text:p>1427753920.61914</text:p>
          </table:table-cell>
          <table:table-cell office:value-type="float" office:value="1427753920.65153" calcext:value-type="float">
            <text:p>1427753920.65153</text:p>
          </table:table-cell>
          <table:table-cell/>
          <table:table-cell table:formula="of:=MAX([.B148];[.D148];[.G148])-MAX([.A148];[.C148];[.E148])" office:value-type="float" office:value="2.55684995651245" calcext:value-type="float">
            <text:p>2.5568499565</text:p>
          </table:table-cell>
          <table:table-cell table:formula="of:=IF(ISBLANK([.E148]);&quot;&quot;;[.I148])" office:value-type="float" office:value="2.55684995651245" calcext:value-type="float">
            <text:p>2.5568499565</text:p>
          </table:table-cell>
          <table:table-cell table:formula="of:=IF(OR(ISBLANK([.E148]);[.I148]&lt;=0);&quot;&quot;;[.I148])" office:value-type="float" office:value="2.55684995651245" calcext:value-type="float">
            <text:p>2.55684995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09604" calcext:value-type="float">
            <text:p>1427753918.09604</text:p>
          </table:table-cell>
          <table:table-cell office:value-type="float" office:value="1427753920.70774" calcext:value-type="float">
            <text:p>1427753920.70774</text:p>
          </table:table-cell>
          <table:table-cell office:value-type="float" office:value="1427753920.74193" calcext:value-type="float">
            <text:p>1427753920.74193</text:p>
          </table:table-cell>
          <table:table-cell/>
          <table:table-cell table:formula="of:=MAX([.B149];[.D149];[.G149])-MAX([.A149];[.C149];[.E149])" office:value-type="float" office:value="2.6458899974823" calcext:value-type="float">
            <text:p>2.6458899975</text:p>
          </table:table-cell>
          <table:table-cell table:formula="of:=IF(ISBLANK([.E149]);&quot;&quot;;[.I149])" office:value-type="float" office:value="2.6458899974823" calcext:value-type="float">
            <text:p>2.6458899975</text:p>
          </table:table-cell>
          <table:table-cell table:formula="of:=IF(OR(ISBLANK([.E149]);[.I149]&lt;=0);&quot;&quot;;[.I149])" office:value-type="float" office:value="2.6458899974823" calcext:value-type="float">
            <text:p>2.64588999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09734" calcext:value-type="float">
            <text:p>1427753918.09734</text:p>
          </table:table-cell>
          <table:table-cell office:value-type="float" office:value="1427753920.61893" calcext:value-type="float">
            <text:p>1427753920.61893</text:p>
          </table:table-cell>
          <table:table-cell office:value-type="float" office:value="1427753920.6503" calcext:value-type="float">
            <text:p>1427753920.6503</text:p>
          </table:table-cell>
          <table:table-cell/>
          <table:table-cell table:formula="of:=MAX([.B150];[.D150];[.G150])-MAX([.A150];[.C150];[.E150])" office:value-type="float" office:value="2.55295991897583" calcext:value-type="float">
            <text:p>2.552959919</text:p>
          </table:table-cell>
          <table:table-cell table:formula="of:=IF(ISBLANK([.E150]);&quot;&quot;;[.I150])" office:value-type="float" office:value="2.55295991897583" calcext:value-type="float">
            <text:p>2.552959919</text:p>
          </table:table-cell>
          <table:table-cell table:formula="of:=IF(OR(ISBLANK([.E150]);[.I150]&lt;=0);&quot;&quot;;[.I150])" office:value-type="float" office:value="2.55295991897583" calcext:value-type="float">
            <text:p>2.5529599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09863" calcext:value-type="float">
            <text:p>1427753918.09863</text:p>
          </table:table-cell>
          <table:table-cell office:value-type="float" office:value="1427753920.61904" calcext:value-type="float">
            <text:p>1427753920.61904</text:p>
          </table:table-cell>
          <table:table-cell office:value-type="float" office:value="1427753920.65246" calcext:value-type="float">
            <text:p>1427753920.65246</text:p>
          </table:table-cell>
          <table:table-cell/>
          <table:table-cell table:formula="of:=MAX([.B151];[.D151];[.G151])-MAX([.A151];[.C151];[.E151])" office:value-type="float" office:value="2.55383014678955" calcext:value-type="float">
            <text:p>2.5538301468</text:p>
          </table:table-cell>
          <table:table-cell table:formula="of:=IF(ISBLANK([.E151]);&quot;&quot;;[.I151])" office:value-type="float" office:value="2.55383014678955" calcext:value-type="float">
            <text:p>2.5538301468</text:p>
          </table:table-cell>
          <table:table-cell table:formula="of:=IF(OR(ISBLANK([.E151]);[.I151]&lt;=0);&quot;&quot;;[.I151])" office:value-type="float" office:value="2.55383014678955" calcext:value-type="float">
            <text:p>2.55383014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10004" calcext:value-type="float">
            <text:p>1427753918.10004</text:p>
          </table:table-cell>
          <table:table-cell office:value-type="float" office:value="1427753920.61898" calcext:value-type="float">
            <text:p>1427753920.61898</text:p>
          </table:table-cell>
          <table:table-cell office:value-type="float" office:value="1427753920.65149" calcext:value-type="float">
            <text:p>1427753920.65149</text:p>
          </table:table-cell>
          <table:table-cell/>
          <table:table-cell table:formula="of:=MAX([.B152];[.D152];[.G152])-MAX([.A152];[.C152];[.E152])" office:value-type="float" office:value="2.55145001411438" calcext:value-type="float">
            <text:p>2.5514500141</text:p>
          </table:table-cell>
          <table:table-cell table:formula="of:=IF(ISBLANK([.E152]);&quot;&quot;;[.I152])" office:value-type="float" office:value="2.55145001411438" calcext:value-type="float">
            <text:p>2.5514500141</text:p>
          </table:table-cell>
          <table:table-cell table:formula="of:=IF(OR(ISBLANK([.E152]);[.I152]&lt;=0);&quot;&quot;;[.I152])" office:value-type="float" office:value="2.55145001411438" calcext:value-type="float">
            <text:p>2.55145001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10135" calcext:value-type="float">
            <text:p>1427753918.10135</text:p>
          </table:table-cell>
          <table:table-cell office:value-type="float" office:value="1427753920.61887" calcext:value-type="float">
            <text:p>1427753920.61887</text:p>
          </table:table-cell>
          <table:table-cell office:value-type="float" office:value="1427753920.65541" calcext:value-type="float">
            <text:p>1427753920.65541</text:p>
          </table:table-cell>
          <table:table-cell/>
          <table:table-cell table:formula="of:=MAX([.B153];[.D153];[.G153])-MAX([.A153];[.C153];[.E153])" office:value-type="float" office:value="2.5540599822998" calcext:value-type="float">
            <text:p>2.5540599823</text:p>
          </table:table-cell>
          <table:table-cell table:formula="of:=IF(ISBLANK([.E153]);&quot;&quot;;[.I153])" office:value-type="float" office:value="2.5540599822998" calcext:value-type="float">
            <text:p>2.5540599823</text:p>
          </table:table-cell>
          <table:table-cell table:formula="of:=IF(OR(ISBLANK([.E153]);[.I153]&lt;=0);&quot;&quot;;[.I153])" office:value-type="float" office:value="2.5540599822998" calcext:value-type="float">
            <text:p>2.55405998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10265" calcext:value-type="float">
            <text:p>1427753918.10265</text:p>
          </table:table-cell>
          <table:table-cell office:value-type="float" office:value="1427753920.62362" calcext:value-type="float">
            <text:p>1427753920.62362</text:p>
          </table:table-cell>
          <table:table-cell office:value-type="float" office:value="1427753920.6547" calcext:value-type="float">
            <text:p>1427753920.6547</text:p>
          </table:table-cell>
          <table:table-cell/>
          <table:table-cell table:formula="of:=MAX([.B154];[.D154];[.G154])-MAX([.A154];[.C154];[.E154])" office:value-type="float" office:value="2.55205011367798" calcext:value-type="float">
            <text:p>2.5520501137</text:p>
          </table:table-cell>
          <table:table-cell table:formula="of:=IF(ISBLANK([.E154]);&quot;&quot;;[.I154])" office:value-type="float" office:value="2.55205011367798" calcext:value-type="float">
            <text:p>2.5520501137</text:p>
          </table:table-cell>
          <table:table-cell table:formula="of:=IF(OR(ISBLANK([.E154]);[.I154]&lt;=0);&quot;&quot;;[.I154])" office:value-type="float" office:value="2.55205011367798" calcext:value-type="float">
            <text:p>2.5520501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10501" calcext:value-type="float">
            <text:p>1427753918.10501</text:p>
          </table:table-cell>
          <table:table-cell office:value-type="float" office:value="1427753920.61909" calcext:value-type="float">
            <text:p>1427753920.61909</text:p>
          </table:table-cell>
          <table:table-cell office:value-type="float" office:value="1427753920.65546" calcext:value-type="float">
            <text:p>1427753920.65546</text:p>
          </table:table-cell>
          <table:table-cell/>
          <table:table-cell table:formula="of:=MAX([.B155];[.D155];[.G155])-MAX([.A155];[.C155];[.E155])" office:value-type="float" office:value="2.55044984817505" calcext:value-type="float">
            <text:p>2.5504498482</text:p>
          </table:table-cell>
          <table:table-cell table:formula="of:=IF(ISBLANK([.E155]);&quot;&quot;;[.I155])" office:value-type="float" office:value="2.55044984817505" calcext:value-type="float">
            <text:p>2.5504498482</text:p>
          </table:table-cell>
          <table:table-cell table:formula="of:=IF(OR(ISBLANK([.E155]);[.I155]&lt;=0);&quot;&quot;;[.I155])" office:value-type="float" office:value="2.55044984817505" calcext:value-type="float">
            <text:p>2.55044984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18.10632" calcext:value-type="float">
            <text:p>1427753918.10632</text:p>
          </table:table-cell>
          <table:table-cell office:value-type="float" office:value="1427753920.61919" calcext:value-type="float">
            <text:p>1427753920.61919</text:p>
          </table:table-cell>
          <table:table-cell office:value-type="float" office:value="1427753920.64801" calcext:value-type="float">
            <text:p>1427753920.64801</text:p>
          </table:table-cell>
          <table:table-cell/>
          <table:table-cell table:formula="of:=MAX([.B156];[.D156];[.G156])-MAX([.A156];[.C156];[.E156])" office:value-type="float" office:value="2.54169011116028" calcext:value-type="float">
            <text:p>2.5416901112</text:p>
          </table:table-cell>
          <table:table-cell table:formula="of:=IF(ISBLANK([.E156]);&quot;&quot;;[.I156])" office:value-type="float" office:value="2.54169011116028" calcext:value-type="float">
            <text:p>2.5416901112</text:p>
          </table:table-cell>
          <table:table-cell table:formula="of:=IF(OR(ISBLANK([.E156]);[.I156]&lt;=0);&quot;&quot;;[.I156])" office:value-type="float" office:value="2.54169011116028" calcext:value-type="float">
            <text:p>2.5416901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20.74196" calcext:value-type="float">
            <text:p>1427753920.74196</text:p>
          </table:table-cell>
          <table:table-cell office:value-type="float" office:value="1427753923.71008" calcext:value-type="float">
            <text:p>1427753923.71008</text:p>
          </table:table-cell>
          <table:table-cell table:number-columns-repeated="4"/>
          <table:table-cell table:formula="of:=MAX([.B157];[.D157];[.G157])-MAX([.A157];[.C157];[.E157])" office:value-type="float" office:value="2.96811985969543" calcext:value-type="float">
            <text:p>2.9681198597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196" calcext:value-type="float">
            <text:p>1427753920.74196</text:p>
          </table:table-cell>
          <table:table-cell office:value-type="float" office:value="1427753923.59222" calcext:value-type="float">
            <text:p>1427753923.59222</text:p>
          </table:table-cell>
          <table:table-cell office:value-type="float" office:value="1427753923.62608" calcext:value-type="float">
            <text:p>1427753923.62608</text:p>
          </table:table-cell>
          <table:table-cell/>
          <table:table-cell table:formula="of:=MAX([.B158];[.D158];[.G158])-MAX([.A158];[.C158];[.E158])" office:value-type="float" office:value="2.88411998748779" calcext:value-type="float">
            <text:p>2.8841199875</text:p>
          </table:table-cell>
          <table:table-cell table:formula="of:=IF(ISBLANK([.E158]);&quot;&quot;;[.I158])" office:value-type="float" office:value="2.88411998748779" calcext:value-type="float">
            <text:p>2.8841199875</text:p>
          </table:table-cell>
          <table:table-cell table:formula="of:=IF(OR(ISBLANK([.E158]);[.I158]&lt;=0);&quot;&quot;;[.I158])" office:value-type="float" office:value="2.88411998748779" calcext:value-type="float">
            <text:p>2.88411998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341" calcext:value-type="float">
            <text:p>1427753920.74341</text:p>
          </table:table-cell>
          <table:table-cell office:value-type="float" office:value="1427753923.67964" calcext:value-type="float">
            <text:p>1427753923.67964</text:p>
          </table:table-cell>
          <table:table-cell office:value-type="float" office:value="1427753923.71007" calcext:value-type="float">
            <text:p>1427753923.71007</text:p>
          </table:table-cell>
          <table:table-cell/>
          <table:table-cell table:formula="of:=MAX([.B159];[.D159];[.G159])-MAX([.A159];[.C159];[.E159])" office:value-type="float" office:value="2.96665978431702" calcext:value-type="float">
            <text:p>2.9666597843</text:p>
          </table:table-cell>
          <table:table-cell table:formula="of:=IF(ISBLANK([.E159]);&quot;&quot;;[.I159])" office:value-type="float" office:value="2.96665978431702" calcext:value-type="float">
            <text:p>2.9666597843</text:p>
          </table:table-cell>
          <table:table-cell table:formula="of:=IF(OR(ISBLANK([.E159]);[.I159]&lt;=0);&quot;&quot;;[.I159])" office:value-type="float" office:value="2.96665978431702" calcext:value-type="float">
            <text:p>2.96665978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472" calcext:value-type="float">
            <text:p>1427753920.74472</text:p>
          </table:table-cell>
          <table:table-cell office:value-type="float" office:value="1427753923.59228" calcext:value-type="float">
            <text:p>1427753923.59228</text:p>
          </table:table-cell>
          <table:table-cell office:value-type="float" office:value="1427753923.62364" calcext:value-type="float">
            <text:p>1427753923.62364</text:p>
          </table:table-cell>
          <table:table-cell/>
          <table:table-cell table:formula="of:=MAX([.B160];[.D160];[.G160])-MAX([.A160];[.C160];[.E160])" office:value-type="float" office:value="2.87892007827759" calcext:value-type="float">
            <text:p>2.8789200783</text:p>
          </table:table-cell>
          <table:table-cell table:formula="of:=IF(ISBLANK([.E160]);&quot;&quot;;[.I160])" office:value-type="float" office:value="2.87892007827759" calcext:value-type="float">
            <text:p>2.8789200783</text:p>
          </table:table-cell>
          <table:table-cell table:formula="of:=IF(OR(ISBLANK([.E160]);[.I160]&lt;=0);&quot;&quot;;[.I160])" office:value-type="float" office:value="2.87892007827759" calcext:value-type="float">
            <text:p>2.87892007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62" calcext:value-type="float">
            <text:p>1427753920.7462</text:p>
          </table:table-cell>
          <table:table-cell office:value-type="float" office:value="1427753923.59263" calcext:value-type="float">
            <text:p>1427753923.59263</text:p>
          </table:table-cell>
          <table:table-cell office:value-type="float" office:value="1427753923.63045" calcext:value-type="float">
            <text:p>1427753923.63045</text:p>
          </table:table-cell>
          <table:table-cell/>
          <table:table-cell table:formula="of:=MAX([.B161];[.D161];[.G161])-MAX([.A161];[.C161];[.E161])" office:value-type="float" office:value="2.8842499256134" calcext:value-type="float">
            <text:p>2.8842499256</text:p>
          </table:table-cell>
          <table:table-cell table:formula="of:=IF(ISBLANK([.E161]);&quot;&quot;;[.I161])" office:value-type="float" office:value="2.8842499256134" calcext:value-type="float">
            <text:p>2.8842499256</text:p>
          </table:table-cell>
          <table:table-cell table:formula="of:=IF(OR(ISBLANK([.E161]);[.I161]&lt;=0);&quot;&quot;;[.I161])" office:value-type="float" office:value="2.8842499256134" calcext:value-type="float">
            <text:p>2.8842499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766" calcext:value-type="float">
            <text:p>1427753920.74766</text:p>
          </table:table-cell>
          <table:table-cell office:value-type="float" office:value="1427753923.59257" calcext:value-type="float">
            <text:p>1427753923.59257</text:p>
          </table:table-cell>
          <table:table-cell office:value-type="float" office:value="1427753923.63044" calcext:value-type="float">
            <text:p>1427753923.63044</text:p>
          </table:table-cell>
          <table:table-cell/>
          <table:table-cell table:formula="of:=MAX([.B162];[.D162];[.G162])-MAX([.A162];[.C162];[.E162])" office:value-type="float" office:value="2.88278007507324" calcext:value-type="float">
            <text:p>2.8827800751</text:p>
          </table:table-cell>
          <table:table-cell table:formula="of:=IF(ISBLANK([.E162]);&quot;&quot;;[.I162])" office:value-type="float" office:value="2.88278007507324" calcext:value-type="float">
            <text:p>2.8827800751</text:p>
          </table:table-cell>
          <table:table-cell table:formula="of:=IF(OR(ISBLANK([.E162]);[.I162]&lt;=0);&quot;&quot;;[.I162])" office:value-type="float" office:value="2.88278007507324" calcext:value-type="float">
            <text:p>2.88278007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4915" calcext:value-type="float">
            <text:p>1427753920.74915</text:p>
          </table:table-cell>
          <table:table-cell office:value-type="float" office:value="1427753923.59234" calcext:value-type="float">
            <text:p>1427753923.59234</text:p>
          </table:table-cell>
          <table:table-cell office:value-type="float" office:value="1427753923.62367" calcext:value-type="float">
            <text:p>1427753923.62367</text:p>
          </table:table-cell>
          <table:table-cell/>
          <table:table-cell table:formula="of:=MAX([.B163];[.D163];[.G163])-MAX([.A163];[.C163];[.E163])" office:value-type="float" office:value="2.87452006340027" calcext:value-type="float">
            <text:p>2.8745200634</text:p>
          </table:table-cell>
          <table:table-cell table:formula="of:=IF(ISBLANK([.E163]);&quot;&quot;;[.I163])" office:value-type="float" office:value="2.87452006340027" calcext:value-type="float">
            <text:p>2.8745200634</text:p>
          </table:table-cell>
          <table:table-cell table:formula="of:=IF(OR(ISBLANK([.E163]);[.I163]&lt;=0);&quot;&quot;;[.I163])" office:value-type="float" office:value="2.87452006340027" calcext:value-type="float">
            <text:p>2.8745200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5047" calcext:value-type="float">
            <text:p>1427753920.75047</text:p>
          </table:table-cell>
          <table:table-cell office:value-type="float" office:value="1427753923.59525" calcext:value-type="float">
            <text:p>1427753923.59525</text:p>
          </table:table-cell>
          <table:table-cell office:value-type="float" office:value="1427753923.6305" calcext:value-type="float">
            <text:p>1427753923.6305</text:p>
          </table:table-cell>
          <table:table-cell/>
          <table:table-cell table:formula="of:=MAX([.B164];[.D164];[.G164])-MAX([.A164];[.C164];[.E164])" office:value-type="float" office:value="2.88003015518188" calcext:value-type="float">
            <text:p>2.8800301552</text:p>
          </table:table-cell>
          <table:table-cell table:formula="of:=IF(ISBLANK([.E164]);&quot;&quot;;[.I164])" office:value-type="float" office:value="2.88003015518188" calcext:value-type="float">
            <text:p>2.8800301552</text:p>
          </table:table-cell>
          <table:table-cell table:formula="of:=IF(OR(ISBLANK([.E164]);[.I164]&lt;=0);&quot;&quot;;[.I164])" office:value-type="float" office:value="2.88003015518188" calcext:value-type="float">
            <text:p>2.88003015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5185" calcext:value-type="float">
            <text:p>1427753920.75185</text:p>
          </table:table-cell>
          <table:table-cell office:value-type="float" office:value="1427753923.5924" calcext:value-type="float">
            <text:p>1427753923.5924</text:p>
          </table:table-cell>
          <table:table-cell office:value-type="float" office:value="1427753923.63046" calcext:value-type="float">
            <text:p>1427753923.63046</text:p>
          </table:table-cell>
          <table:table-cell/>
          <table:table-cell table:formula="of:=MAX([.B165];[.D165];[.G165])-MAX([.A165];[.C165];[.E165])" office:value-type="float" office:value="2.87861013412476" calcext:value-type="float">
            <text:p>2.8786101341</text:p>
          </table:table-cell>
          <table:table-cell table:formula="of:=IF(ISBLANK([.E165]);&quot;&quot;;[.I165])" office:value-type="float" office:value="2.87861013412476" calcext:value-type="float">
            <text:p>2.8786101341</text:p>
          </table:table-cell>
          <table:table-cell table:formula="of:=IF(OR(ISBLANK([.E165]);[.I165]&lt;=0);&quot;&quot;;[.I165])" office:value-type="float" office:value="2.87861013412476" calcext:value-type="float">
            <text:p>2.87861013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5307" calcext:value-type="float">
            <text:p>1427753920.75307</text:p>
          </table:table-cell>
          <table:table-cell office:value-type="float" office:value="1427753923.59273" calcext:value-type="float">
            <text:p>1427753923.59273</text:p>
          </table:table-cell>
          <table:table-cell office:value-type="float" office:value="1427753923.62815" calcext:value-type="float">
            <text:p>1427753923.62815</text:p>
          </table:table-cell>
          <table:table-cell/>
          <table:table-cell table:formula="of:=MAX([.B166];[.D166];[.G166])-MAX([.A166];[.C166];[.E166])" office:value-type="float" office:value="2.875079870224" calcext:value-type="float">
            <text:p>2.8750798702</text:p>
          </table:table-cell>
          <table:table-cell table:formula="of:=IF(ISBLANK([.E166]);&quot;&quot;;[.I166])" office:value-type="float" office:value="2.875079870224" calcext:value-type="float">
            <text:p>2.8750798702</text:p>
          </table:table-cell>
          <table:table-cell table:formula="of:=IF(OR(ISBLANK([.E166]);[.I166]&lt;=0);&quot;&quot;;[.I166])" office:value-type="float" office:value="2.875079870224" calcext:value-type="float">
            <text:p>2.87507987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0.75436" calcext:value-type="float">
            <text:p>1427753920.75436</text:p>
          </table:table-cell>
          <table:table-cell office:value-type="float" office:value="1427753923.59268" calcext:value-type="float">
            <text:p>1427753923.59268</text:p>
          </table:table-cell>
          <table:table-cell office:value-type="float" office:value="1427753923.62605" calcext:value-type="float">
            <text:p>1427753923.62605</text:p>
          </table:table-cell>
          <table:table-cell/>
          <table:table-cell table:formula="of:=MAX([.B167];[.D167];[.G167])-MAX([.A167];[.C167];[.E167])" office:value-type="float" office:value="2.87169003486633" calcext:value-type="float">
            <text:p>2.8716900349</text:p>
          </table:table-cell>
          <table:table-cell table:formula="of:=IF(ISBLANK([.E167]);&quot;&quot;;[.I167])" office:value-type="float" office:value="2.87169003486633" calcext:value-type="float">
            <text:p>2.8716900349</text:p>
          </table:table-cell>
          <table:table-cell table:formula="of:=IF(OR(ISBLANK([.E167]);[.I167]&lt;=0);&quot;&quot;;[.I167])" office:value-type="float" office:value="2.87169003486633" calcext:value-type="float">
            <text:p>2.8716900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23.71009" calcext:value-type="float">
            <text:p>1427753923.71009</text:p>
          </table:table-cell>
          <table:table-cell office:value-type="float" office:value="1427753926.33527" calcext:value-type="float">
            <text:p>1427753926.33527</text:p>
          </table:table-cell>
          <table:table-cell table:number-columns-repeated="4"/>
          <table:table-cell table:formula="of:=MAX([.B168];[.D168];[.G168])-MAX([.A168];[.C168];[.E168])" office:value-type="float" office:value="2.62518000602722" calcext:value-type="float">
            <text:p>2.625180006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009" calcext:value-type="float">
            <text:p>1427753923.71009</text:p>
          </table:table-cell>
          <table:table-cell office:value-type="float" office:value="1427753926.21856" calcext:value-type="float">
            <text:p>1427753926.21856</text:p>
          </table:table-cell>
          <table:table-cell office:value-type="float" office:value="1427753926.25426" calcext:value-type="float">
            <text:p>1427753926.25426</text:p>
          </table:table-cell>
          <table:table-cell/>
          <table:table-cell table:formula="of:=MAX([.B169];[.D169];[.G169])-MAX([.A169];[.C169];[.E169])" office:value-type="float" office:value="2.54417014122009" calcext:value-type="float">
            <text:p>2.5441701412</text:p>
          </table:table-cell>
          <table:table-cell table:formula="of:=IF(ISBLANK([.E169]);&quot;&quot;;[.I169])" office:value-type="float" office:value="2.54417014122009" calcext:value-type="float">
            <text:p>2.5441701412</text:p>
          </table:table-cell>
          <table:table-cell table:formula="of:=IF(OR(ISBLANK([.E169]);[.I169]&lt;=0);&quot;&quot;;[.I169])" office:value-type="float" office:value="2.54417014122009" calcext:value-type="float">
            <text:p>2.54417014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112" calcext:value-type="float">
            <text:p>1427753923.71112</text:p>
          </table:table-cell>
          <table:table-cell office:value-type="float" office:value="1427753926.21216" calcext:value-type="float">
            <text:p>1427753926.21216</text:p>
          </table:table-cell>
          <table:table-cell office:value-type="float" office:value="1427753926.24939" calcext:value-type="float">
            <text:p>1427753926.24939</text:p>
          </table:table-cell>
          <table:table-cell/>
          <table:table-cell table:formula="of:=MAX([.B170];[.D170];[.G170])-MAX([.A170];[.C170];[.E170])" office:value-type="float" office:value="2.53826999664307" calcext:value-type="float">
            <text:p>2.5382699966</text:p>
          </table:table-cell>
          <table:table-cell table:formula="of:=IF(ISBLANK([.E170]);&quot;&quot;;[.I170])" office:value-type="float" office:value="2.53826999664307" calcext:value-type="float">
            <text:p>2.5382699966</text:p>
          </table:table-cell>
          <table:table-cell table:formula="of:=IF(OR(ISBLANK([.E170]);[.I170]&lt;=0);&quot;&quot;;[.I170])" office:value-type="float" office:value="2.53826999664307" calcext:value-type="float">
            <text:p>2.53826999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245" calcext:value-type="float">
            <text:p>1427753923.71245</text:p>
          </table:table-cell>
          <table:table-cell office:value-type="float" office:value="1427753926.21228" calcext:value-type="float">
            <text:p>1427753926.21228</text:p>
          </table:table-cell>
          <table:table-cell office:value-type="float" office:value="1427753926.2434" calcext:value-type="float">
            <text:p>1427753926.2434</text:p>
          </table:table-cell>
          <table:table-cell/>
          <table:table-cell table:formula="of:=MAX([.B171];[.D171];[.G171])-MAX([.A171];[.C171];[.E171])" office:value-type="float" office:value="2.53095006942749" calcext:value-type="float">
            <text:p>2.5309500694</text:p>
          </table:table-cell>
          <table:table-cell table:formula="of:=IF(ISBLANK([.E171]);&quot;&quot;;[.I171])" office:value-type="float" office:value="2.53095006942749" calcext:value-type="float">
            <text:p>2.5309500694</text:p>
          </table:table-cell>
          <table:table-cell table:formula="of:=IF(OR(ISBLANK([.E171]);[.I171]&lt;=0);&quot;&quot;;[.I171])" office:value-type="float" office:value="2.53095006942749" calcext:value-type="float">
            <text:p>2.53095006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375" calcext:value-type="float">
            <text:p>1427753923.71375</text:p>
          </table:table-cell>
          <table:table-cell office:value-type="float" office:value="1427753926.21233" calcext:value-type="float">
            <text:p>1427753926.21233</text:p>
          </table:table-cell>
          <table:table-cell office:value-type="float" office:value="1427753926.24941" calcext:value-type="float">
            <text:p>1427753926.24941</text:p>
          </table:table-cell>
          <table:table-cell/>
          <table:table-cell table:formula="of:=MAX([.B172];[.D172];[.G172])-MAX([.A172];[.C172];[.E172])" office:value-type="float" office:value="2.53566002845764" calcext:value-type="float">
            <text:p>2.5356600285</text:p>
          </table:table-cell>
          <table:table-cell table:formula="of:=IF(ISBLANK([.E172]);&quot;&quot;;[.I172])" office:value-type="float" office:value="2.53566002845764" calcext:value-type="float">
            <text:p>2.5356600285</text:p>
          </table:table-cell>
          <table:table-cell table:formula="of:=IF(OR(ISBLANK([.E172]);[.I172]&lt;=0);&quot;&quot;;[.I172])" office:value-type="float" office:value="2.53566002845764" calcext:value-type="float">
            <text:p>2.53566002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505" calcext:value-type="float">
            <text:p>1427753923.71505</text:p>
          </table:table-cell>
          <table:table-cell office:value-type="float" office:value="1427753926.2121" calcext:value-type="float">
            <text:p>1427753926.2121</text:p>
          </table:table-cell>
          <table:table-cell office:value-type="float" office:value="1427753926.24552" calcext:value-type="float">
            <text:p>1427753926.24552</text:p>
          </table:table-cell>
          <table:table-cell/>
          <table:table-cell table:formula="of:=MAX([.B173];[.D173];[.G173])-MAX([.A173];[.C173];[.E173])" office:value-type="float" office:value="2.53047013282776" calcext:value-type="float">
            <text:p>2.5304701328</text:p>
          </table:table-cell>
          <table:table-cell table:formula="of:=IF(ISBLANK([.E173]);&quot;&quot;;[.I173])" office:value-type="float" office:value="2.53047013282776" calcext:value-type="float">
            <text:p>2.5304701328</text:p>
          </table:table-cell>
          <table:table-cell table:formula="of:=IF(OR(ISBLANK([.E173]);[.I173]&lt;=0);&quot;&quot;;[.I173])" office:value-type="float" office:value="2.53047013282776" calcext:value-type="float">
            <text:p>2.53047013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641" calcext:value-type="float">
            <text:p>1427753923.71641</text:p>
          </table:table-cell>
          <table:table-cell office:value-type="float" office:value="1427753926.21222" calcext:value-type="float">
            <text:p>1427753926.21222</text:p>
          </table:table-cell>
          <table:table-cell office:value-type="float" office:value="1427753926.24668" calcext:value-type="float">
            <text:p>1427753926.24668</text:p>
          </table:table-cell>
          <table:table-cell/>
          <table:table-cell table:formula="of:=MAX([.B174];[.D174];[.G174])-MAX([.A174];[.C174];[.E174])" office:value-type="float" office:value="2.53027009963989" calcext:value-type="float">
            <text:p>2.5302700996</text:p>
          </table:table-cell>
          <table:table-cell table:formula="of:=IF(ISBLANK([.E174]);&quot;&quot;;[.I174])" office:value-type="float" office:value="2.53027009963989" calcext:value-type="float">
            <text:p>2.5302700996</text:p>
          </table:table-cell>
          <table:table-cell table:formula="of:=IF(OR(ISBLANK([.E174]);[.I174]&lt;=0);&quot;&quot;;[.I174])" office:value-type="float" office:value="2.53027009963989" calcext:value-type="float">
            <text:p>2.53027009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741" calcext:value-type="float">
            <text:p>1427753923.71741</text:p>
          </table:table-cell>
          <table:table-cell office:value-type="float" office:value="1427753926.21239" calcext:value-type="float">
            <text:p>1427753926.21239</text:p>
          </table:table-cell>
          <table:table-cell office:value-type="float" office:value="1427753926.24547" calcext:value-type="float">
            <text:p>1427753926.24547</text:p>
          </table:table-cell>
          <table:table-cell/>
          <table:table-cell table:formula="of:=MAX([.B175];[.D175];[.G175])-MAX([.A175];[.C175];[.E175])" office:value-type="float" office:value="2.52805995941162" calcext:value-type="float">
            <text:p>2.5280599594</text:p>
          </table:table-cell>
          <table:table-cell table:formula="of:=IF(ISBLANK([.E175]);&quot;&quot;;[.I175])" office:value-type="float" office:value="2.52805995941162" calcext:value-type="float">
            <text:p>2.5280599594</text:p>
          </table:table-cell>
          <table:table-cell table:formula="of:=IF(OR(ISBLANK([.E175]);[.I175]&lt;=0);&quot;&quot;;[.I175])" office:value-type="float" office:value="2.52805995941162" calcext:value-type="float">
            <text:p>2.52805995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1855" calcext:value-type="float">
            <text:p>1427753923.71855</text:p>
          </table:table-cell>
          <table:table-cell office:value-type="float" office:value="1427753926.30603" calcext:value-type="float">
            <text:p>1427753926.30603</text:p>
          </table:table-cell>
          <table:table-cell office:value-type="float" office:value="1427753926.33526" calcext:value-type="float">
            <text:p>1427753926.33526</text:p>
          </table:table-cell>
          <table:table-cell/>
          <table:table-cell table:formula="of:=MAX([.B176];[.D176];[.G176])-MAX([.A176];[.C176];[.E176])" office:value-type="float" office:value="2.61670994758606" calcext:value-type="float">
            <text:p>2.6167099476</text:p>
          </table:table-cell>
          <table:table-cell table:formula="of:=IF(ISBLANK([.E176]);&quot;&quot;;[.I176])" office:value-type="float" office:value="2.61670994758606" calcext:value-type="float">
            <text:p>2.6167099476</text:p>
          </table:table-cell>
          <table:table-cell table:formula="of:=IF(OR(ISBLANK([.E176]);[.I176]&lt;=0);&quot;&quot;;[.I176])" office:value-type="float" office:value="2.61670994758606" calcext:value-type="float">
            <text:p>2.61670994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2003" calcext:value-type="float">
            <text:p>1427753923.72003</text:p>
          </table:table-cell>
          <table:table-cell office:value-type="float" office:value="1427753926.21249" calcext:value-type="float">
            <text:p>1427753926.21249</text:p>
          </table:table-cell>
          <table:table-cell office:value-type="float" office:value="1427753926.24668" calcext:value-type="float">
            <text:p>1427753926.24668</text:p>
          </table:table-cell>
          <table:table-cell/>
          <table:table-cell table:formula="of:=MAX([.B177];[.D177];[.G177])-MAX([.A177];[.C177];[.E177])" office:value-type="float" office:value="2.52664995193481" calcext:value-type="float">
            <text:p>2.5266499519</text:p>
          </table:table-cell>
          <table:table-cell table:formula="of:=IF(ISBLANK([.E177]);&quot;&quot;;[.I177])" office:value-type="float" office:value="2.52664995193481" calcext:value-type="float">
            <text:p>2.5266499519</text:p>
          </table:table-cell>
          <table:table-cell table:formula="of:=IF(OR(ISBLANK([.E177]);[.I177]&lt;=0);&quot;&quot;;[.I177])" office:value-type="float" office:value="2.52664995193481" calcext:value-type="float">
            <text:p>2.52664995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3.72175" calcext:value-type="float">
            <text:p>1427753923.72175</text:p>
          </table:table-cell>
          <table:table-cell office:value-type="float" office:value="1427753926.21244" calcext:value-type="float">
            <text:p>1427753926.21244</text:p>
          </table:table-cell>
          <table:table-cell office:value-type="float" office:value="1427753926.2455" calcext:value-type="float">
            <text:p>1427753926.2455</text:p>
          </table:table-cell>
          <table:table-cell/>
          <table:table-cell table:formula="of:=MAX([.B178];[.D178];[.G178])-MAX([.A178];[.C178];[.E178])" office:value-type="float" office:value="2.5237500667572" calcext:value-type="float">
            <text:p>2.5237500668</text:p>
          </table:table-cell>
          <table:table-cell table:formula="of:=IF(ISBLANK([.E178]);&quot;&quot;;[.I178])" office:value-type="float" office:value="2.5237500667572" calcext:value-type="float">
            <text:p>2.5237500668</text:p>
          </table:table-cell>
          <table:table-cell table:formula="of:=IF(OR(ISBLANK([.E178]);[.I178]&lt;=0);&quot;&quot;;[.I178])" office:value-type="float" office:value="2.5237500667572" calcext:value-type="float">
            <text:p>2.52375006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26.33528" calcext:value-type="float">
            <text:p>1427753926.33528</text:p>
          </table:table-cell>
          <table:table-cell office:value-type="float" office:value="1427753928.96802" calcext:value-type="float">
            <text:p>1427753928.96802</text:p>
          </table:table-cell>
          <table:table-cell table:number-columns-repeated="4"/>
          <table:table-cell table:formula="of:=MAX([.B179];[.D179];[.G179])-MAX([.A179];[.C179];[.E179])" office:value-type="float" office:value="2.63274002075195" calcext:value-type="float">
            <text:p>2.6327400208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3528" calcext:value-type="float">
            <text:p>1427753926.33528</text:p>
          </table:table-cell>
          <table:table-cell office:value-type="float" office:value="1427753928.84529" calcext:value-type="float">
            <text:p>1427753928.84529</text:p>
          </table:table-cell>
          <table:table-cell office:value-type="float" office:value="1427753928.88343" calcext:value-type="float">
            <text:p>1427753928.88343</text:p>
          </table:table-cell>
          <table:table-cell/>
          <table:table-cell table:formula="of:=MAX([.B180];[.D180];[.G180])-MAX([.A180];[.C180];[.E180])" office:value-type="float" office:value="2.54815006256104" calcext:value-type="float">
            <text:p>2.5481500626</text:p>
          </table:table-cell>
          <table:table-cell table:formula="of:=IF(ISBLANK([.E180]);&quot;&quot;;[.I180])" office:value-type="float" office:value="2.54815006256104" calcext:value-type="float">
            <text:p>2.5481500626</text:p>
          </table:table-cell>
          <table:table-cell table:formula="of:=IF(OR(ISBLANK([.E180]);[.I180]&lt;=0);&quot;&quot;;[.I180])" office:value-type="float" office:value="2.54815006256104" calcext:value-type="float">
            <text:p>2.54815006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3667" calcext:value-type="float">
            <text:p>1427753926.33667</text:p>
          </table:table-cell>
          <table:table-cell office:value-type="float" office:value="1427753928.84547" calcext:value-type="float">
            <text:p>1427753928.84547</text:p>
          </table:table-cell>
          <table:table-cell office:value-type="float" office:value="1427753928.87961" calcext:value-type="float">
            <text:p>1427753928.87961</text:p>
          </table:table-cell>
          <table:table-cell/>
          <table:table-cell table:formula="of:=MAX([.B181];[.D181];[.G181])-MAX([.A181];[.C181];[.E181])" office:value-type="float" office:value="2.54294013977051" calcext:value-type="float">
            <text:p>2.5429401398</text:p>
          </table:table-cell>
          <table:table-cell table:formula="of:=IF(ISBLANK([.E181]);&quot;&quot;;[.I181])" office:value-type="float" office:value="2.54294013977051" calcext:value-type="float">
            <text:p>2.5429401398</text:p>
          </table:table-cell>
          <table:table-cell table:formula="of:=IF(OR(ISBLANK([.E181]);[.I181]&lt;=0);&quot;&quot;;[.I181])" office:value-type="float" office:value="2.54294013977051" calcext:value-type="float">
            <text:p>2.54294013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3801" calcext:value-type="float">
            <text:p>1427753926.33801</text:p>
          </table:table-cell>
          <table:table-cell office:value-type="float" office:value="1427753928.84552" calcext:value-type="float">
            <text:p>1427753928.84552</text:p>
          </table:table-cell>
          <table:table-cell office:value-type="float" office:value="1427753928.87958" calcext:value-type="float">
            <text:p>1427753928.87958</text:p>
          </table:table-cell>
          <table:table-cell/>
          <table:table-cell table:formula="of:=MAX([.B182];[.D182];[.G182])-MAX([.A182];[.C182];[.E182])" office:value-type="float" office:value="2.54156994819641" calcext:value-type="float">
            <text:p>2.5415699482</text:p>
          </table:table-cell>
          <table:table-cell table:formula="of:=IF(ISBLANK([.E182]);&quot;&quot;;[.I182])" office:value-type="float" office:value="2.54156994819641" calcext:value-type="float">
            <text:p>2.5415699482</text:p>
          </table:table-cell>
          <table:table-cell table:formula="of:=IF(OR(ISBLANK([.E182]);[.I182]&lt;=0);&quot;&quot;;[.I182])" office:value-type="float" office:value="2.54156994819641" calcext:value-type="float">
            <text:p>2.54156994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3959" calcext:value-type="float">
            <text:p>1427753926.33959</text:p>
          </table:table-cell>
          <table:table-cell office:value-type="float" office:value="1427753928.84535" calcext:value-type="float">
            <text:p>1427753928.84535</text:p>
          </table:table-cell>
          <table:table-cell office:value-type="float" office:value="1427753928.88155" calcext:value-type="float">
            <text:p>1427753928.88155</text:p>
          </table:table-cell>
          <table:table-cell/>
          <table:table-cell table:formula="of:=MAX([.B183];[.D183];[.G183])-MAX([.A183];[.C183];[.E183])" office:value-type="float" office:value="2.54196000099182" calcext:value-type="float">
            <text:p>2.541960001</text:p>
          </table:table-cell>
          <table:table-cell table:formula="of:=IF(ISBLANK([.E183]);&quot;&quot;;[.I183])" office:value-type="float" office:value="2.54196000099182" calcext:value-type="float">
            <text:p>2.541960001</text:p>
          </table:table-cell>
          <table:table-cell table:formula="of:=IF(OR(ISBLANK([.E183]);[.I183]&lt;=0);&quot;&quot;;[.I183])" office:value-type="float" office:value="2.54196000099182" calcext:value-type="float">
            <text:p>2.5419600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15" calcext:value-type="float">
            <text:p>1427753926.3415</text:p>
          </table:table-cell>
          <table:table-cell office:value-type="float" office:value="1427753928.84541" calcext:value-type="float">
            <text:p>1427753928.84541</text:p>
          </table:table-cell>
          <table:table-cell office:value-type="float" office:value="1427753928.88158" calcext:value-type="float">
            <text:p>1427753928.88158</text:p>
          </table:table-cell>
          <table:table-cell/>
          <table:table-cell table:formula="of:=MAX([.B184];[.D184];[.G184])-MAX([.A184];[.C184];[.E184])" office:value-type="float" office:value="2.54008007049561" calcext:value-type="float">
            <text:p>2.5400800705</text:p>
          </table:table-cell>
          <table:table-cell table:formula="of:=IF(ISBLANK([.E184]);&quot;&quot;;[.I184])" office:value-type="float" office:value="2.54008007049561" calcext:value-type="float">
            <text:p>2.5400800705</text:p>
          </table:table-cell>
          <table:table-cell table:formula="of:=IF(OR(ISBLANK([.E184]);[.I184]&lt;=0);&quot;&quot;;[.I184])" office:value-type="float" office:value="2.54008007049561" calcext:value-type="float">
            <text:p>2.54008007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281" calcext:value-type="float">
            <text:p>1427753926.34281</text:p>
          </table:table-cell>
          <table:table-cell office:value-type="float" office:value="1427753928.24084" calcext:value-type="float">
            <text:p>1427753928.24084</text:p>
          </table:table-cell>
          <table:table-cell office:value-type="float" office:value="1427753928.8462" calcext:value-type="float">
            <text:p>1427753928.8462</text:p>
          </table:table-cell>
          <table:table-cell/>
          <table:table-cell table:formula="of:=MAX([.B185];[.D185];[.G185])-MAX([.A185];[.C185];[.E185])" office:value-type="float" office:value="2.50339007377625" calcext:value-type="float">
            <text:p>2.5033900738</text:p>
          </table:table-cell>
          <table:table-cell table:formula="of:=IF(ISBLANK([.E185]);&quot;&quot;;[.I185])" office:value-type="float" office:value="2.50339007377625" calcext:value-type="float">
            <text:p>2.5033900738</text:p>
          </table:table-cell>
          <table:table-cell table:formula="of:=IF(OR(ISBLANK([.E185]);[.I185]&lt;=0);&quot;&quot;;[.I185])" office:value-type="float" office:value="2.50339007377625" calcext:value-type="float">
            <text:p>2.50339007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422" calcext:value-type="float">
            <text:p>1427753926.34422</text:p>
          </table:table-cell>
          <table:table-cell office:value-type="float" office:value="1427753928.93416" calcext:value-type="float">
            <text:p>1427753928.93416</text:p>
          </table:table-cell>
          <table:table-cell office:value-type="float" office:value="1427753928.96801" calcext:value-type="float">
            <text:p>1427753928.96801</text:p>
          </table:table-cell>
          <table:table-cell/>
          <table:table-cell table:formula="of:=MAX([.B186];[.D186];[.G186])-MAX([.A186];[.C186];[.E186])" office:value-type="float" office:value="2.62379002571106" calcext:value-type="float">
            <text:p>2.6237900257</text:p>
          </table:table-cell>
          <table:table-cell table:formula="of:=IF(ISBLANK([.E186]);&quot;&quot;;[.I186])" office:value-type="float" office:value="2.62379002571106" calcext:value-type="float">
            <text:p>2.6237900257</text:p>
          </table:table-cell>
          <table:table-cell table:formula="of:=IF(OR(ISBLANK([.E186]);[.I186]&lt;=0);&quot;&quot;;[.I186])" office:value-type="float" office:value="2.62379002571106" calcext:value-type="float">
            <text:p>2.62379002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552" calcext:value-type="float">
            <text:p>1427753926.34552</text:p>
          </table:table-cell>
          <table:table-cell office:value-type="float" office:value="1427753928.40485" calcext:value-type="float">
            <text:p>1427753928.40485</text:p>
          </table:table-cell>
          <table:table-cell office:value-type="float" office:value="1427753928.84623" calcext:value-type="float">
            <text:p>1427753928.84623</text:p>
          </table:table-cell>
          <table:table-cell/>
          <table:table-cell table:formula="of:=MAX([.B187];[.D187];[.G187])-MAX([.A187];[.C187];[.E187])" office:value-type="float" office:value="2.50071001052856" calcext:value-type="float">
            <text:p>2.5007100105</text:p>
          </table:table-cell>
          <table:table-cell table:formula="of:=IF(ISBLANK([.E187]);&quot;&quot;;[.I187])" office:value-type="float" office:value="2.50071001052856" calcext:value-type="float">
            <text:p>2.5007100105</text:p>
          </table:table-cell>
          <table:table-cell table:formula="of:=IF(OR(ISBLANK([.E187]);[.I187]&lt;=0);&quot;&quot;;[.I187])" office:value-type="float" office:value="2.50071001052856" calcext:value-type="float">
            <text:p>2.5007100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682" calcext:value-type="float">
            <text:p>1427753926.34682</text:p>
          </table:table-cell>
          <table:table-cell office:value-type="float" office:value="1427753928.84557" calcext:value-type="float">
            <text:p>1427753928.84557</text:p>
          </table:table-cell>
          <table:table-cell office:value-type="float" office:value="1427753928.88342" calcext:value-type="float">
            <text:p>1427753928.88342</text:p>
          </table:table-cell>
          <table:table-cell/>
          <table:table-cell table:formula="of:=MAX([.B188];[.D188];[.G188])-MAX([.A188];[.C188];[.E188])" office:value-type="float" office:value="2.53659987449646" calcext:value-type="float">
            <text:p>2.5365998745</text:p>
          </table:table-cell>
          <table:table-cell table:formula="of:=IF(ISBLANK([.E188]);&quot;&quot;;[.I188])" office:value-type="float" office:value="2.53659987449646" calcext:value-type="float">
            <text:p>2.5365998745</text:p>
          </table:table-cell>
          <table:table-cell table:formula="of:=IF(OR(ISBLANK([.E188]);[.I188]&lt;=0);&quot;&quot;;[.I188])" office:value-type="float" office:value="2.53659987449646" calcext:value-type="float">
            <text:p>2.53659987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6.34814" calcext:value-type="float">
            <text:p>1427753926.34814</text:p>
          </table:table-cell>
          <table:table-cell office:value-type="float" office:value="1427753928.84628" calcext:value-type="float">
            <text:p>1427753928.84628</text:p>
          </table:table-cell>
          <table:table-cell office:value-type="float" office:value="1427753928.88161" calcext:value-type="float">
            <text:p>1427753928.88161</text:p>
          </table:table-cell>
          <table:table-cell/>
          <table:table-cell table:formula="of:=MAX([.B189];[.D189];[.G189])-MAX([.A189];[.C189];[.E189])" office:value-type="float" office:value="2.53346991539001" calcext:value-type="float">
            <text:p>2.5334699154</text:p>
          </table:table-cell>
          <table:table-cell table:formula="of:=IF(ISBLANK([.E189]);&quot;&quot;;[.I189])" office:value-type="float" office:value="2.53346991539001" calcext:value-type="float">
            <text:p>2.5334699154</text:p>
          </table:table-cell>
          <table:table-cell table:formula="of:=IF(OR(ISBLANK([.E189]);[.I189]&lt;=0);&quot;&quot;;[.I189])" office:value-type="float" office:value="2.53346991539001" calcext:value-type="float">
            <text:p>2.53346991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28.96803" calcext:value-type="float">
            <text:p>1427753928.96803</text:p>
          </table:table-cell>
          <table:table-cell office:value-type="float" office:value="1427753931.64654" calcext:value-type="float">
            <text:p>1427753931.64654</text:p>
          </table:table-cell>
          <table:table-cell table:number-columns-repeated="4"/>
          <table:table-cell table:formula="of:=MAX([.B190];[.D190];[.G190])-MAX([.A190];[.C190];[.E190])" office:value-type="float" office:value="2.67850995063782" calcext:value-type="float">
            <text:p>2.6785099506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6803" calcext:value-type="float">
            <text:p>1427753928.96803</text:p>
          </table:table-cell>
          <table:table-cell office:value-type="float" office:value="1427753931.52994" calcext:value-type="float">
            <text:p>1427753931.52994</text:p>
          </table:table-cell>
          <table:table-cell office:value-type="float" office:value="1427753931.5658" calcext:value-type="float">
            <text:p>1427753931.5658</text:p>
          </table:table-cell>
          <table:table-cell/>
          <table:table-cell table:formula="of:=MAX([.B191];[.D191];[.G191])-MAX([.A191];[.C191];[.E191])" office:value-type="float" office:value="2.59776997566223" calcext:value-type="float">
            <text:p>2.5977699757</text:p>
          </table:table-cell>
          <table:table-cell table:formula="of:=IF(ISBLANK([.E191]);&quot;&quot;;[.I191])" office:value-type="float" office:value="2.59776997566223" calcext:value-type="float">
            <text:p>2.5977699757</text:p>
          </table:table-cell>
          <table:table-cell table:formula="of:=IF(OR(ISBLANK([.E191]);[.I191]&lt;=0);&quot;&quot;;[.I191])" office:value-type="float" office:value="2.59776997566223" calcext:value-type="float">
            <text:p>2.59776997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6944" calcext:value-type="float">
            <text:p>1427753928.96944</text:p>
          </table:table-cell>
          <table:table-cell office:value-type="float" office:value="1427753931.53008" calcext:value-type="float">
            <text:p>1427753931.53008</text:p>
          </table:table-cell>
          <table:table-cell office:value-type="float" office:value="1427753931.55946" calcext:value-type="float">
            <text:p>1427753931.55946</text:p>
          </table:table-cell>
          <table:table-cell/>
          <table:table-cell table:formula="of:=MAX([.B192];[.D192];[.G192])-MAX([.A192];[.C192];[.E192])" office:value-type="float" office:value="2.59001994132996" calcext:value-type="float">
            <text:p>2.5900199413</text:p>
          </table:table-cell>
          <table:table-cell table:formula="of:=IF(ISBLANK([.E192]);&quot;&quot;;[.I192])" office:value-type="float" office:value="2.59001994132996" calcext:value-type="float">
            <text:p>2.5900199413</text:p>
          </table:table-cell>
          <table:table-cell table:formula="of:=IF(OR(ISBLANK([.E192]);[.I192]&lt;=0);&quot;&quot;;[.I192])" office:value-type="float" office:value="2.59001994132996" calcext:value-type="float">
            <text:p>2.59001994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075" calcext:value-type="float">
            <text:p>1427753928.97075</text:p>
          </table:table-cell>
          <table:table-cell office:value-type="float" office:value="1427753931.52988" calcext:value-type="float">
            <text:p>1427753931.52988</text:p>
          </table:table-cell>
          <table:table-cell office:value-type="float" office:value="1427753931.55949" calcext:value-type="float">
            <text:p>1427753931.55949</text:p>
          </table:table-cell>
          <table:table-cell/>
          <table:table-cell table:formula="of:=MAX([.B193];[.D193];[.G193])-MAX([.A193];[.C193];[.E193])" office:value-type="float" office:value="2.58873987197876" calcext:value-type="float">
            <text:p>2.588739872</text:p>
          </table:table-cell>
          <table:table-cell table:formula="of:=IF(ISBLANK([.E193]);&quot;&quot;;[.I193])" office:value-type="float" office:value="2.58873987197876" calcext:value-type="float">
            <text:p>2.588739872</text:p>
          </table:table-cell>
          <table:table-cell table:formula="of:=IF(OR(ISBLANK([.E193]);[.I193]&lt;=0);&quot;&quot;;[.I193])" office:value-type="float" office:value="2.58873987197876" calcext:value-type="float">
            <text:p>2.5887398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211" calcext:value-type="float">
            <text:p>1427753928.97211</text:p>
          </table:table-cell>
          <table:table-cell office:value-type="float" office:value="1427753931.53014" calcext:value-type="float">
            <text:p>1427753931.53014</text:p>
          </table:table-cell>
          <table:table-cell office:value-type="float" office:value="1427753931.56464" calcext:value-type="float">
            <text:p>1427753931.56464</text:p>
          </table:table-cell>
          <table:table-cell/>
          <table:table-cell table:formula="of:=MAX([.B194];[.D194];[.G194])-MAX([.A194];[.C194];[.E194])" office:value-type="float" office:value="2.59253001213074" calcext:value-type="float">
            <text:p>2.5925300121</text:p>
          </table:table-cell>
          <table:table-cell table:formula="of:=IF(ISBLANK([.E194]);&quot;&quot;;[.I194])" office:value-type="float" office:value="2.59253001213074" calcext:value-type="float">
            <text:p>2.5925300121</text:p>
          </table:table-cell>
          <table:table-cell table:formula="of:=IF(OR(ISBLANK([.E194]);[.I194]&lt;=0);&quot;&quot;;[.I194])" office:value-type="float" office:value="2.59253001213074" calcext:value-type="float">
            <text:p>2.59253001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322" calcext:value-type="float">
            <text:p>1427753928.97322</text:p>
          </table:table-cell>
          <table:table-cell office:value-type="float" office:value="1427753930.96611" calcext:value-type="float">
            <text:p>1427753930.96611</text:p>
          </table:table-cell>
          <table:table-cell office:value-type="float" office:value="1427753931.53003" calcext:value-type="float">
            <text:p>1427753931.53003</text:p>
          </table:table-cell>
          <table:table-cell/>
          <table:table-cell table:formula="of:=MAX([.B195];[.D195];[.G195])-MAX([.A195];[.C195];[.E195])" office:value-type="float" office:value="2.55680990219116" calcext:value-type="float">
            <text:p>2.5568099022</text:p>
          </table:table-cell>
          <table:table-cell table:formula="of:=IF(ISBLANK([.E195]);&quot;&quot;;[.I195])" office:value-type="float" office:value="2.55680990219116" calcext:value-type="float">
            <text:p>2.5568099022</text:p>
          </table:table-cell>
          <table:table-cell table:formula="of:=IF(OR(ISBLANK([.E195]);[.I195]&lt;=0);&quot;&quot;;[.I195])" office:value-type="float" office:value="2.55680990219116" calcext:value-type="float">
            <text:p>2.5568099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418" calcext:value-type="float">
            <text:p>1427753928.97418</text:p>
          </table:table-cell>
          <table:table-cell office:value-type="float" office:value="1427753931.52999" calcext:value-type="float">
            <text:p>1427753931.52999</text:p>
          </table:table-cell>
          <table:table-cell office:value-type="float" office:value="1427753931.56348" calcext:value-type="float">
            <text:p>1427753931.56348</text:p>
          </table:table-cell>
          <table:table-cell/>
          <table:table-cell table:formula="of:=MAX([.B196];[.D196];[.G196])-MAX([.A196];[.C196];[.E196])" office:value-type="float" office:value="2.58929991722107" calcext:value-type="float">
            <text:p>2.5892999172</text:p>
          </table:table-cell>
          <table:table-cell table:formula="of:=IF(ISBLANK([.E196]);&quot;&quot;;[.I196])" office:value-type="float" office:value="2.58929991722107" calcext:value-type="float">
            <text:p>2.5892999172</text:p>
          </table:table-cell>
          <table:table-cell table:formula="of:=IF(OR(ISBLANK([.E196]);[.I196]&lt;=0);&quot;&quot;;[.I196])" office:value-type="float" office:value="2.58929991722107" calcext:value-type="float">
            <text:p>2.58929991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551" calcext:value-type="float">
            <text:p>1427753928.97551</text:p>
          </table:table-cell>
          <table:table-cell office:value-type="float" office:value="1427753931.52982" calcext:value-type="float">
            <text:p>1427753931.52982</text:p>
          </table:table-cell>
          <table:table-cell office:value-type="float" office:value="1427753931.56576" calcext:value-type="float">
            <text:p>1427753931.56576</text:p>
          </table:table-cell>
          <table:table-cell/>
          <table:table-cell table:formula="of:=MAX([.B197];[.D197];[.G197])-MAX([.A197];[.C197];[.E197])" office:value-type="float" office:value="2.59025001525879" calcext:value-type="float">
            <text:p>2.5902500153</text:p>
          </table:table-cell>
          <table:table-cell table:formula="of:=IF(ISBLANK([.E197]);&quot;&quot;;[.I197])" office:value-type="float" office:value="2.59025001525879" calcext:value-type="float">
            <text:p>2.5902500153</text:p>
          </table:table-cell>
          <table:table-cell table:formula="of:=IF(OR(ISBLANK([.E197]);[.I197]&lt;=0);&quot;&quot;;[.I197])" office:value-type="float" office:value="2.59025001525879" calcext:value-type="float">
            <text:p>2.5902500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681" calcext:value-type="float">
            <text:p>1427753928.97681</text:p>
          </table:table-cell>
          <table:table-cell office:value-type="float" office:value="1427753931.61174" calcext:value-type="float">
            <text:p>1427753931.61174</text:p>
          </table:table-cell>
          <table:table-cell office:value-type="float" office:value="1427753931.64653" calcext:value-type="float">
            <text:p>1427753931.64653</text:p>
          </table:table-cell>
          <table:table-cell/>
          <table:table-cell table:formula="of:=MAX([.B198];[.D198];[.G198])-MAX([.A198];[.C198];[.E198])" office:value-type="float" office:value="2.6697199344635" calcext:value-type="float">
            <text:p>2.6697199345</text:p>
          </table:table-cell>
          <table:table-cell table:formula="of:=IF(ISBLANK([.E198]);&quot;&quot;;[.I198])" office:value-type="float" office:value="2.6697199344635" calcext:value-type="float">
            <text:p>2.6697199345</text:p>
          </table:table-cell>
          <table:table-cell table:formula="of:=IF(OR(ISBLANK([.E198]);[.I198]&lt;=0);&quot;&quot;;[.I198])" office:value-type="float" office:value="2.6697199344635" calcext:value-type="float">
            <text:p>2.6697199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811" calcext:value-type="float">
            <text:p>1427753928.97811</text:p>
          </table:table-cell>
          <table:table-cell office:value-type="float" office:value="1427753931.53019" calcext:value-type="float">
            <text:p>1427753931.53019</text:p>
          </table:table-cell>
          <table:table-cell office:value-type="float" office:value="1427753931.55941" calcext:value-type="float">
            <text:p>1427753931.55941</text:p>
          </table:table-cell>
          <table:table-cell/>
          <table:table-cell table:formula="of:=MAX([.B199];[.D199];[.G199])-MAX([.A199];[.C199];[.E199])" office:value-type="float" office:value="2.5813000202179" calcext:value-type="float">
            <text:p>2.5813000202</text:p>
          </table:table-cell>
          <table:table-cell table:formula="of:=IF(ISBLANK([.E199]);&quot;&quot;;[.I199])" office:value-type="float" office:value="2.5813000202179" calcext:value-type="float">
            <text:p>2.5813000202</text:p>
          </table:table-cell>
          <table:table-cell table:formula="of:=IF(OR(ISBLANK([.E199]);[.I199]&lt;=0);&quot;&quot;;[.I199])" office:value-type="float" office:value="2.5813000202179" calcext:value-type="float">
            <text:p>2.58130002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28.97975" calcext:value-type="float">
            <text:p>1427753928.97975</text:p>
          </table:table-cell>
          <table:table-cell office:value-type="float" office:value="1427753931.53037" calcext:value-type="float">
            <text:p>1427753931.53037</text:p>
          </table:table-cell>
          <table:table-cell office:value-type="float" office:value="1427753931.56583" calcext:value-type="float">
            <text:p>1427753931.56583</text:p>
          </table:table-cell>
          <table:table-cell/>
          <table:table-cell table:formula="of:=MAX([.B200];[.D200];[.G200])-MAX([.A200];[.C200];[.E200])" office:value-type="float" office:value="2.5860800743103" calcext:value-type="float">
            <text:p>2.5860800743</text:p>
          </table:table-cell>
          <table:table-cell table:formula="of:=IF(ISBLANK([.E200]);&quot;&quot;;[.I200])" office:value-type="float" office:value="2.5860800743103" calcext:value-type="float">
            <text:p>2.5860800743</text:p>
          </table:table-cell>
          <table:table-cell table:formula="of:=IF(OR(ISBLANK([.E200]);[.I200]&lt;=0);&quot;&quot;;[.I200])" office:value-type="float" office:value="2.5860800743103" calcext:value-type="float">
            <text:p>2.58608007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31.64655" calcext:value-type="float">
            <text:p>1427753931.64655</text:p>
          </table:table-cell>
          <table:table-cell office:value-type="float" office:value="1427753934.31123" calcext:value-type="float">
            <text:p>1427753934.31123</text:p>
          </table:table-cell>
          <table:table-cell table:number-columns-repeated="4"/>
          <table:table-cell table:formula="of:=MAX([.B201];[.D201];[.G201])-MAX([.A201];[.C201];[.E201])" office:value-type="float" office:value="2.66468000411987" calcext:value-type="float">
            <text:p>2.6646800041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655" calcext:value-type="float">
            <text:p>1427753931.64655</text:p>
          </table:table-cell>
          <table:table-cell office:value-type="float" office:value="1427753934.19062" calcext:value-type="float">
            <text:p>1427753934.19062</text:p>
          </table:table-cell>
          <table:table-cell office:value-type="float" office:value="1427753934.22437" calcext:value-type="float">
            <text:p>1427753934.22437</text:p>
          </table:table-cell>
          <table:table-cell/>
          <table:table-cell table:formula="of:=MAX([.B202];[.D202];[.G202])-MAX([.A202];[.C202];[.E202])" office:value-type="float" office:value="2.57782006263733" calcext:value-type="float">
            <text:p>2.5778200626</text:p>
          </table:table-cell>
          <table:table-cell table:formula="of:=IF(ISBLANK([.E202]);&quot;&quot;;[.I202])" office:value-type="float" office:value="2.57782006263733" calcext:value-type="float">
            <text:p>2.5778200626</text:p>
          </table:table-cell>
          <table:table-cell table:formula="of:=IF(OR(ISBLANK([.E202]);[.I202]&lt;=0);&quot;&quot;;[.I202])" office:value-type="float" office:value="2.57782006263733" calcext:value-type="float">
            <text:p>2.57782006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711" calcext:value-type="float">
            <text:p>1427753931.64711</text:p>
          </table:table-cell>
          <table:table-cell office:value-type="float" office:value="1427753934.19121" calcext:value-type="float">
            <text:p>1427753934.19121</text:p>
          </table:table-cell>
          <table:table-cell office:value-type="float" office:value="1427753934.22717" calcext:value-type="float">
            <text:p>1427753934.22717</text:p>
          </table:table-cell>
          <table:table-cell/>
          <table:table-cell table:formula="of:=MAX([.B203];[.D203];[.G203])-MAX([.A203];[.C203];[.E203])" office:value-type="float" office:value="2.58006000518799" calcext:value-type="float">
            <text:p>2.5800600052</text:p>
          </table:table-cell>
          <table:table-cell table:formula="of:=IF(ISBLANK([.E203]);&quot;&quot;;[.I203])" office:value-type="float" office:value="2.58006000518799" calcext:value-type="float">
            <text:p>2.5800600052</text:p>
          </table:table-cell>
          <table:table-cell table:formula="of:=IF(OR(ISBLANK([.E203]);[.I203]&lt;=0);&quot;&quot;;[.I203])" office:value-type="float" office:value="2.58006000518799" calcext:value-type="float">
            <text:p>2.58006000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759" calcext:value-type="float">
            <text:p>1427753931.64759</text:p>
          </table:table-cell>
          <table:table-cell office:value-type="float" office:value="1427753934.19082" calcext:value-type="float">
            <text:p>1427753934.19082</text:p>
          </table:table-cell>
          <table:table-cell office:value-type="float" office:value="1427753934.22876" calcext:value-type="float">
            <text:p>1427753934.22876</text:p>
          </table:table-cell>
          <table:table-cell/>
          <table:table-cell table:formula="of:=MAX([.B204];[.D204];[.G204])-MAX([.A204];[.C204];[.E204])" office:value-type="float" office:value="2.58117008209229" calcext:value-type="float">
            <text:p>2.5811700821</text:p>
          </table:table-cell>
          <table:table-cell table:formula="of:=IF(ISBLANK([.E204]);&quot;&quot;;[.I204])" office:value-type="float" office:value="2.58117008209229" calcext:value-type="float">
            <text:p>2.5811700821</text:p>
          </table:table-cell>
          <table:table-cell table:formula="of:=IF(OR(ISBLANK([.E204]);[.I204]&lt;=0);&quot;&quot;;[.I204])" office:value-type="float" office:value="2.58117008209229" calcext:value-type="float">
            <text:p>2.58117008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806" calcext:value-type="float">
            <text:p>1427753931.64806</text:p>
          </table:table-cell>
          <table:table-cell office:value-type="float" office:value="1427753934.19072" calcext:value-type="float">
            <text:p>1427753934.19072</text:p>
          </table:table-cell>
          <table:table-cell office:value-type="float" office:value="1427753934.23099" calcext:value-type="float">
            <text:p>1427753934.23099</text:p>
          </table:table-cell>
          <table:table-cell/>
          <table:table-cell table:formula="of:=MAX([.B205];[.D205];[.G205])-MAX([.A205];[.C205];[.E205])" office:value-type="float" office:value="2.58292984962463" calcext:value-type="float">
            <text:p>2.5829298496</text:p>
          </table:table-cell>
          <table:table-cell table:formula="of:=IF(ISBLANK([.E205]);&quot;&quot;;[.I205])" office:value-type="float" office:value="2.58292984962463" calcext:value-type="float">
            <text:p>2.5829298496</text:p>
          </table:table-cell>
          <table:table-cell table:formula="of:=IF(OR(ISBLANK([.E205]);[.I205]&lt;=0);&quot;&quot;;[.I205])" office:value-type="float" office:value="2.58292984962463" calcext:value-type="float">
            <text:p>2.58292984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856" calcext:value-type="float">
            <text:p>1427753931.64856</text:p>
          </table:table-cell>
          <table:table-cell office:value-type="float" office:value="1427753934.19101" calcext:value-type="float">
            <text:p>1427753934.19101</text:p>
          </table:table-cell>
          <table:table-cell office:value-type="float" office:value="1427753934.23098" calcext:value-type="float">
            <text:p>1427753934.23098</text:p>
          </table:table-cell>
          <table:table-cell/>
          <table:table-cell table:formula="of:=MAX([.B206];[.D206];[.G206])-MAX([.A206];[.C206];[.E206])" office:value-type="float" office:value="2.58241987228394" calcext:value-type="float">
            <text:p>2.5824198723</text:p>
          </table:table-cell>
          <table:table-cell table:formula="of:=IF(ISBLANK([.E206]);&quot;&quot;;[.I206])" office:value-type="float" office:value="2.58241987228394" calcext:value-type="float">
            <text:p>2.5824198723</text:p>
          </table:table-cell>
          <table:table-cell table:formula="of:=IF(OR(ISBLANK([.E206]);[.I206]&lt;=0);&quot;&quot;;[.I206])" office:value-type="float" office:value="2.58241987228394" calcext:value-type="float">
            <text:p>2.58241987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915" calcext:value-type="float">
            <text:p>1427753931.64915</text:p>
          </table:table-cell>
          <table:table-cell office:value-type="float" office:value="1427753934.19092" calcext:value-type="float">
            <text:p>1427753934.19092</text:p>
          </table:table-cell>
          <table:table-cell office:value-type="float" office:value="1427753934.231" calcext:value-type="float">
            <text:p>1427753934.231</text:p>
          </table:table-cell>
          <table:table-cell/>
          <table:table-cell table:formula="of:=MAX([.B207];[.D207];[.G207])-MAX([.A207];[.C207];[.E207])" office:value-type="float" office:value="2.58185005187988" calcext:value-type="float">
            <text:p>2.5818500519</text:p>
          </table:table-cell>
          <table:table-cell table:formula="of:=IF(ISBLANK([.E207]);&quot;&quot;;[.I207])" office:value-type="float" office:value="2.58185005187988" calcext:value-type="float">
            <text:p>2.5818500519</text:p>
          </table:table-cell>
          <table:table-cell table:formula="of:=IF(OR(ISBLANK([.E207]);[.I207]&lt;=0);&quot;&quot;;[.I207])" office:value-type="float" office:value="2.58185005187988" calcext:value-type="float">
            <text:p>2.58185005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4967" calcext:value-type="float">
            <text:p>1427753931.64967</text:p>
          </table:table-cell>
          <table:table-cell office:value-type="float" office:value="1427753934.27759" calcext:value-type="float">
            <text:p>1427753934.27759</text:p>
          </table:table-cell>
          <table:table-cell office:value-type="float" office:value="1427753934.31123" calcext:value-type="float">
            <text:p>1427753934.31123</text:p>
          </table:table-cell>
          <table:table-cell/>
          <table:table-cell table:formula="of:=MAX([.B208];[.D208];[.G208])-MAX([.A208];[.C208];[.E208])" office:value-type="float" office:value="2.66156005859375" calcext:value-type="float">
            <text:p>2.6615600586</text:p>
          </table:table-cell>
          <table:table-cell table:formula="of:=IF(ISBLANK([.E208]);&quot;&quot;;[.I208])" office:value-type="float" office:value="2.66156005859375" calcext:value-type="float">
            <text:p>2.6615600586</text:p>
          </table:table-cell>
          <table:table-cell table:formula="of:=IF(OR(ISBLANK([.E208]);[.I208]&lt;=0);&quot;&quot;;[.I208])" office:value-type="float" office:value="2.66156005859375" calcext:value-type="float">
            <text:p>2.66156005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502" calcext:value-type="float">
            <text:p>1427753931.6502</text:p>
          </table:table-cell>
          <table:table-cell office:value-type="float" office:value="1427753934.19131" calcext:value-type="float">
            <text:p>1427753934.19131</text:p>
          </table:table-cell>
          <table:table-cell office:value-type="float" office:value="1427753934.22725" calcext:value-type="float">
            <text:p>1427753934.22725</text:p>
          </table:table-cell>
          <table:table-cell/>
          <table:table-cell table:formula="of:=MAX([.B209];[.D209];[.G209])-MAX([.A209];[.C209];[.E209])" office:value-type="float" office:value="2.57705020904541" calcext:value-type="float">
            <text:p>2.577050209</text:p>
          </table:table-cell>
          <table:table-cell table:formula="of:=IF(ISBLANK([.E209]);&quot;&quot;;[.I209])" office:value-type="float" office:value="2.57705020904541" calcext:value-type="float">
            <text:p>2.577050209</text:p>
          </table:table-cell>
          <table:table-cell table:formula="of:=IF(OR(ISBLANK([.E209]);[.I209]&lt;=0);&quot;&quot;;[.I209])" office:value-type="float" office:value="2.57705020904541" calcext:value-type="float">
            <text:p>2.5770502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5067" calcext:value-type="float">
            <text:p>1427753931.65067</text:p>
          </table:table-cell>
          <table:table-cell office:value-type="float" office:value="1427753934.19111" calcext:value-type="float">
            <text:p>1427753934.19111</text:p>
          </table:table-cell>
          <table:table-cell office:value-type="float" office:value="1427753934.22724" calcext:value-type="float">
            <text:p>1427753934.22724</text:p>
          </table:table-cell>
          <table:table-cell/>
          <table:table-cell table:formula="of:=MAX([.B210];[.D210];[.G210])-MAX([.A210];[.C210];[.E210])" office:value-type="float" office:value="2.5765700340271" calcext:value-type="float">
            <text:p>2.576570034</text:p>
          </table:table-cell>
          <table:table-cell table:formula="of:=IF(ISBLANK([.E210]);&quot;&quot;;[.I210])" office:value-type="float" office:value="2.5765700340271" calcext:value-type="float">
            <text:p>2.576570034</text:p>
          </table:table-cell>
          <table:table-cell table:formula="of:=IF(OR(ISBLANK([.E210]);[.I210]&lt;=0);&quot;&quot;;[.I210])" office:value-type="float" office:value="2.5765700340271" calcext:value-type="float">
            <text:p>2.5765700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1.65117" calcext:value-type="float">
            <text:p>1427753931.65117</text:p>
          </table:table-cell>
          <table:table-cell office:value-type="float" office:value="1427753934.19052" calcext:value-type="float">
            <text:p>1427753934.19052</text:p>
          </table:table-cell>
          <table:table-cell office:value-type="float" office:value="1427753934.22718" calcext:value-type="float">
            <text:p>1427753934.22718</text:p>
          </table:table-cell>
          <table:table-cell/>
          <table:table-cell table:formula="of:=MAX([.B211];[.D211];[.G211])-MAX([.A211];[.C211];[.E211])" office:value-type="float" office:value="2.57600998878479" calcext:value-type="float">
            <text:p>2.5760099888</text:p>
          </table:table-cell>
          <table:table-cell table:formula="of:=IF(ISBLANK([.E211]);&quot;&quot;;[.I211])" office:value-type="float" office:value="2.57600998878479" calcext:value-type="float">
            <text:p>2.5760099888</text:p>
          </table:table-cell>
          <table:table-cell table:formula="of:=IF(OR(ISBLANK([.E211]);[.I211]&lt;=0);&quot;&quot;;[.I211])" office:value-type="float" office:value="2.57600998878479" calcext:value-type="float">
            <text:p>2.57600998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34.31124" calcext:value-type="float">
            <text:p>1427753934.31124</text:p>
          </table:table-cell>
          <table:table-cell office:value-type="float" office:value="1427753936.9903" calcext:value-type="float">
            <text:p>1427753936.9903</text:p>
          </table:table-cell>
          <table:table-cell table:number-columns-repeated="4"/>
          <table:table-cell table:formula="of:=MAX([.B212];[.D212];[.G212])-MAX([.A212];[.C212];[.E212])" office:value-type="float" office:value="2.6790599822998" calcext:value-type="float">
            <text:p>2.6790599823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124" calcext:value-type="float">
            <text:p>1427753934.31124</text:p>
          </table:table-cell>
          <table:table-cell office:value-type="float" office:value="1427753936.87592" calcext:value-type="float">
            <text:p>1427753936.87592</text:p>
          </table:table-cell>
          <table:table-cell office:value-type="float" office:value="1427753936.9131" calcext:value-type="float">
            <text:p>1427753936.9131</text:p>
          </table:table-cell>
          <table:table-cell/>
          <table:table-cell table:formula="of:=MAX([.B213];[.D213];[.G213])-MAX([.A213];[.C213];[.E213])" office:value-type="float" office:value="2.60186004638672" calcext:value-type="float">
            <text:p>2.6018600464</text:p>
          </table:table-cell>
          <table:table-cell table:formula="of:=IF(ISBLANK([.E213]);&quot;&quot;;[.I213])" office:value-type="float" office:value="2.60186004638672" calcext:value-type="float">
            <text:p>2.6018600464</text:p>
          </table:table-cell>
          <table:table-cell table:formula="of:=IF(OR(ISBLANK([.E213]);[.I213]&lt;=0);&quot;&quot;;[.I213])" office:value-type="float" office:value="2.60186004638672" calcext:value-type="float">
            <text:p>2.6018600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179" calcext:value-type="float">
            <text:p>1427753934.31179</text:p>
          </table:table-cell>
          <table:table-cell office:value-type="float" office:value="1427753936.8762" calcext:value-type="float">
            <text:p>1427753936.8762</text:p>
          </table:table-cell>
          <table:table-cell office:value-type="float" office:value="1427753936.91144" calcext:value-type="float">
            <text:p>1427753936.91144</text:p>
          </table:table-cell>
          <table:table-cell/>
          <table:table-cell table:formula="of:=MAX([.B214];[.D214];[.G214])-MAX([.A214];[.C214];[.E214])" office:value-type="float" office:value="2.59964990615845" calcext:value-type="float">
            <text:p>2.5996499062</text:p>
          </table:table-cell>
          <table:table-cell table:formula="of:=IF(ISBLANK([.E214]);&quot;&quot;;[.I214])" office:value-type="float" office:value="2.59964990615845" calcext:value-type="float">
            <text:p>2.5996499062</text:p>
          </table:table-cell>
          <table:table-cell table:formula="of:=IF(OR(ISBLANK([.E214]);[.I214]&lt;=0);&quot;&quot;;[.I214])" office:value-type="float" office:value="2.59964990615845" calcext:value-type="float">
            <text:p>2.59964990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227" calcext:value-type="float">
            <text:p>1427753934.31227</text:p>
          </table:table-cell>
          <table:table-cell office:value-type="float" office:value="1427753936.9624" calcext:value-type="float">
            <text:p>1427753936.9624</text:p>
          </table:table-cell>
          <table:table-cell office:value-type="float" office:value="1427753936.9903" calcext:value-type="float">
            <text:p>1427753936.9903</text:p>
          </table:table-cell>
          <table:table-cell/>
          <table:table-cell table:formula="of:=MAX([.B215];[.D215];[.G215])-MAX([.A215];[.C215];[.E215])" office:value-type="float" office:value="2.67803001403809" calcext:value-type="float">
            <text:p>2.678030014</text:p>
          </table:table-cell>
          <table:table-cell table:formula="of:=IF(ISBLANK([.E215]);&quot;&quot;;[.I215])" office:value-type="float" office:value="2.67803001403809" calcext:value-type="float">
            <text:p>2.678030014</text:p>
          </table:table-cell>
          <table:table-cell table:formula="of:=IF(OR(ISBLANK([.E215]);[.I215]&lt;=0);&quot;&quot;;[.I215])" office:value-type="float" office:value="2.67803001403809" calcext:value-type="float">
            <text:p>2.6780300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273" calcext:value-type="float">
            <text:p>1427753934.31273</text:p>
          </table:table-cell>
          <table:table-cell office:value-type="float" office:value="1427753936.87631" calcext:value-type="float">
            <text:p>1427753936.87631</text:p>
          </table:table-cell>
          <table:table-cell office:value-type="float" office:value="1427753936.91101" calcext:value-type="float">
            <text:p>1427753936.91101</text:p>
          </table:table-cell>
          <table:table-cell/>
          <table:table-cell table:formula="of:=MAX([.B216];[.D216];[.G216])-MAX([.A216];[.C216];[.E216])" office:value-type="float" office:value="2.59827995300293" calcext:value-type="float">
            <text:p>2.598279953</text:p>
          </table:table-cell>
          <table:table-cell table:formula="of:=IF(ISBLANK([.E216]);&quot;&quot;;[.I216])" office:value-type="float" office:value="2.59827995300293" calcext:value-type="float">
            <text:p>2.598279953</text:p>
          </table:table-cell>
          <table:table-cell table:formula="of:=IF(OR(ISBLANK([.E216]);[.I216]&lt;=0);&quot;&quot;;[.I216])" office:value-type="float" office:value="2.59827995300293" calcext:value-type="float">
            <text:p>2.5982799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32" calcext:value-type="float">
            <text:p>1427753934.3132</text:p>
          </table:table-cell>
          <table:table-cell office:value-type="float" office:value="1427753936.87609" calcext:value-type="float">
            <text:p>1427753936.87609</text:p>
          </table:table-cell>
          <table:table-cell office:value-type="float" office:value="1427753936.91101" calcext:value-type="float">
            <text:p>1427753936.91101</text:p>
          </table:table-cell>
          <table:table-cell/>
          <table:table-cell table:formula="of:=MAX([.B217];[.D217];[.G217])-MAX([.A217];[.C217];[.E217])" office:value-type="float" office:value="2.59781002998352" calcext:value-type="float">
            <text:p>2.59781003</text:p>
          </table:table-cell>
          <table:table-cell table:formula="of:=IF(ISBLANK([.E217]);&quot;&quot;;[.I217])" office:value-type="float" office:value="2.59781002998352" calcext:value-type="float">
            <text:p>2.59781003</text:p>
          </table:table-cell>
          <table:table-cell table:formula="of:=IF(OR(ISBLANK([.E217]);[.I217]&lt;=0);&quot;&quot;;[.I217])" office:value-type="float" office:value="2.59781002998352" calcext:value-type="float">
            <text:p>2.59781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367" calcext:value-type="float">
            <text:p>1427753934.31367</text:p>
          </table:table-cell>
          <table:table-cell office:value-type="float" office:value="1427753936.87598" calcext:value-type="float">
            <text:p>1427753936.87598</text:p>
          </table:table-cell>
          <table:table-cell office:value-type="float" office:value="1427753936.91525" calcext:value-type="float">
            <text:p>1427753936.91525</text:p>
          </table:table-cell>
          <table:table-cell/>
          <table:table-cell table:formula="of:=MAX([.B218];[.D218];[.G218])-MAX([.A218];[.C218];[.E218])" office:value-type="float" office:value="2.60158014297485" calcext:value-type="float">
            <text:p>2.601580143</text:p>
          </table:table-cell>
          <table:table-cell table:formula="of:=IF(ISBLANK([.E218]);&quot;&quot;;[.I218])" office:value-type="float" office:value="2.60158014297485" calcext:value-type="float">
            <text:p>2.601580143</text:p>
          </table:table-cell>
          <table:table-cell table:formula="of:=IF(OR(ISBLANK([.E218]);[.I218]&lt;=0);&quot;&quot;;[.I218])" office:value-type="float" office:value="2.60158014297485" calcext:value-type="float">
            <text:p>2.6015801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416" calcext:value-type="float">
            <text:p>1427753934.31416</text:p>
          </table:table-cell>
          <table:table-cell office:value-type="float" office:value="1427753936.87614" calcext:value-type="float">
            <text:p>1427753936.87614</text:p>
          </table:table-cell>
          <table:table-cell office:value-type="float" office:value="1427753936.91529" calcext:value-type="float">
            <text:p>1427753936.91529</text:p>
          </table:table-cell>
          <table:table-cell/>
          <table:table-cell table:formula="of:=MAX([.B219];[.D219];[.G219])-MAX([.A219];[.C219];[.E219])" office:value-type="float" office:value="2.60113000869751" calcext:value-type="float">
            <text:p>2.6011300087</text:p>
          </table:table-cell>
          <table:table-cell table:formula="of:=IF(ISBLANK([.E219]);&quot;&quot;;[.I219])" office:value-type="float" office:value="2.60113000869751" calcext:value-type="float">
            <text:p>2.6011300087</text:p>
          </table:table-cell>
          <table:table-cell table:formula="of:=IF(OR(ISBLANK([.E219]);[.I219]&lt;=0);&quot;&quot;;[.I219])" office:value-type="float" office:value="2.60113000869751" calcext:value-type="float">
            <text:p>2.60113000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463" calcext:value-type="float">
            <text:p>1427753934.31463</text:p>
          </table:table-cell>
          <table:table-cell office:value-type="float" office:value="1427753936.87603" calcext:value-type="float">
            <text:p>1427753936.87603</text:p>
          </table:table-cell>
          <table:table-cell office:value-type="float" office:value="1427753936.911" calcext:value-type="float">
            <text:p>1427753936.911</text:p>
          </table:table-cell>
          <table:table-cell/>
          <table:table-cell table:formula="of:=MAX([.B220];[.D220];[.G220])-MAX([.A220];[.C220];[.E220])" office:value-type="float" office:value="2.59636998176575" calcext:value-type="float">
            <text:p>2.5963699818</text:p>
          </table:table-cell>
          <table:table-cell table:formula="of:=IF(ISBLANK([.E220]);&quot;&quot;;[.I220])" office:value-type="float" office:value="2.59636998176575" calcext:value-type="float">
            <text:p>2.5963699818</text:p>
          </table:table-cell>
          <table:table-cell table:formula="of:=IF(OR(ISBLANK([.E220]);[.I220]&lt;=0);&quot;&quot;;[.I220])" office:value-type="float" office:value="2.59636998176575" calcext:value-type="float">
            <text:p>2.59636998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513" calcext:value-type="float">
            <text:p>1427753934.31513</text:p>
          </table:table-cell>
          <table:table-cell office:value-type="float" office:value="1427753936.87625" calcext:value-type="float">
            <text:p>1427753936.87625</text:p>
          </table:table-cell>
          <table:table-cell office:value-type="float" office:value="1427753936.90911" calcext:value-type="float">
            <text:p>1427753936.90911</text:p>
          </table:table-cell>
          <table:table-cell/>
          <table:table-cell table:formula="of:=MAX([.B221];[.D221];[.G221])-MAX([.A221];[.C221];[.E221])" office:value-type="float" office:value="2.59398007392883" calcext:value-type="float">
            <text:p>2.5939800739</text:p>
          </table:table-cell>
          <table:table-cell table:formula="of:=IF(ISBLANK([.E221]);&quot;&quot;;[.I221])" office:value-type="float" office:value="2.59398007392883" calcext:value-type="float">
            <text:p>2.5939800739</text:p>
          </table:table-cell>
          <table:table-cell table:formula="of:=IF(OR(ISBLANK([.E221]);[.I221]&lt;=0);&quot;&quot;;[.I221])" office:value-type="float" office:value="2.59398007392883" calcext:value-type="float">
            <text:p>2.5939800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4.31559" calcext:value-type="float">
            <text:p>1427753934.31559</text:p>
          </table:table-cell>
          <table:table-cell office:value-type="float" office:value="1427753936.87636" calcext:value-type="float">
            <text:p>1427753936.87636</text:p>
          </table:table-cell>
          <table:table-cell office:value-type="float" office:value="1427753936.9153" calcext:value-type="float">
            <text:p>1427753936.9153</text:p>
          </table:table-cell>
          <table:table-cell/>
          <table:table-cell table:formula="of:=MAX([.B222];[.D222];[.G222])-MAX([.A222];[.C222];[.E222])" office:value-type="float" office:value="2.59970998764038" calcext:value-type="float">
            <text:p>2.5997099876</text:p>
          </table:table-cell>
          <table:table-cell table:formula="of:=IF(ISBLANK([.E222]);&quot;&quot;;[.I222])" office:value-type="float" office:value="2.59970998764038" calcext:value-type="float">
            <text:p>2.5997099876</text:p>
          </table:table-cell>
          <table:table-cell table:formula="of:=IF(OR(ISBLANK([.E222]);[.I222]&lt;=0);&quot;&quot;;[.I222])" office:value-type="float" office:value="2.59970998764038" calcext:value-type="float">
            <text:p>2.5997099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36.99032" calcext:value-type="float">
            <text:p>1427753936.99032</text:p>
          </table:table-cell>
          <table:table-cell office:value-type="float" office:value="1427753939.68931" calcext:value-type="float">
            <text:p>1427753939.68931</text:p>
          </table:table-cell>
          <table:table-cell table:number-columns-repeated="4"/>
          <table:table-cell table:formula="of:=MAX([.B223];[.D223];[.G223])-MAX([.A223];[.C223];[.E223])" office:value-type="float" office:value="2.69899010658264" calcext:value-type="float">
            <text:p>2.6989901066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032" calcext:value-type="float">
            <text:p>1427753936.99032</text:p>
          </table:table-cell>
          <table:table-cell office:value-type="float" office:value="1427753939.55605" calcext:value-type="float">
            <text:p>1427753939.55605</text:p>
          </table:table-cell>
          <table:table-cell office:value-type="float" office:value="1427753939.58982" calcext:value-type="float">
            <text:p>1427753939.58982</text:p>
          </table:table-cell>
          <table:table-cell/>
          <table:table-cell table:formula="of:=MAX([.B224];[.D224];[.G224])-MAX([.A224];[.C224];[.E224])" office:value-type="float" office:value="2.59949994087219" calcext:value-type="float">
            <text:p>2.5994999409</text:p>
          </table:table-cell>
          <table:table-cell table:formula="of:=IF(ISBLANK([.E224]);&quot;&quot;;[.I224])" office:value-type="float" office:value="2.59949994087219" calcext:value-type="float">
            <text:p>2.5994999409</text:p>
          </table:table-cell>
          <table:table-cell table:formula="of:=IF(OR(ISBLANK([.E224]);[.I224]&lt;=0);&quot;&quot;;[.I224])" office:value-type="float" office:value="2.59949994087219" calcext:value-type="float">
            <text:p>2.59949994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167" calcext:value-type="float">
            <text:p>1427753936.99167</text:p>
          </table:table-cell>
          <table:table-cell office:value-type="float" office:value="1427753939.55612" calcext:value-type="float">
            <text:p>1427753939.55612</text:p>
          </table:table-cell>
          <table:table-cell office:value-type="float" office:value="1427753939.59619" calcext:value-type="float">
            <text:p>1427753939.59619</text:p>
          </table:table-cell>
          <table:table-cell/>
          <table:table-cell table:formula="of:=MAX([.B225];[.D225];[.G225])-MAX([.A225];[.C225];[.E225])" office:value-type="float" office:value="2.60452008247375" calcext:value-type="float">
            <text:p>2.6045200825</text:p>
          </table:table-cell>
          <table:table-cell table:formula="of:=IF(ISBLANK([.E225]);&quot;&quot;;[.I225])" office:value-type="float" office:value="2.60452008247375" calcext:value-type="float">
            <text:p>2.6045200825</text:p>
          </table:table-cell>
          <table:table-cell table:formula="of:=IF(OR(ISBLANK([.E225]);[.I225]&lt;=0);&quot;&quot;;[.I225])" office:value-type="float" office:value="2.60452008247375" calcext:value-type="float">
            <text:p>2.60452008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269" calcext:value-type="float">
            <text:p>1427753936.99269</text:p>
          </table:table-cell>
          <table:table-cell office:value-type="float" office:value="1427753939.6575" calcext:value-type="float">
            <text:p>1427753939.6575</text:p>
          </table:table-cell>
          <table:table-cell office:value-type="float" office:value="1427753939.6893" calcext:value-type="float">
            <text:p>1427753939.6893</text:p>
          </table:table-cell>
          <table:table-cell/>
          <table:table-cell table:formula="of:=MAX([.B226];[.D226];[.G226])-MAX([.A226];[.C226];[.E226])" office:value-type="float" office:value="2.69660997390747" calcext:value-type="float">
            <text:p>2.6966099739</text:p>
          </table:table-cell>
          <table:table-cell table:formula="of:=IF(ISBLANK([.E226]);&quot;&quot;;[.I226])" office:value-type="float" office:value="2.69660997390747" calcext:value-type="float">
            <text:p>2.6966099739</text:p>
          </table:table-cell>
          <table:table-cell table:formula="of:=IF(OR(ISBLANK([.E226]);[.I226]&lt;=0);&quot;&quot;;[.I226])" office:value-type="float" office:value="2.69660997390747" calcext:value-type="float">
            <text:p>2.6966099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405" calcext:value-type="float">
            <text:p>1427753936.99405</text:p>
          </table:table-cell>
          <table:table-cell office:value-type="float" office:value="1427753939.55639" calcext:value-type="float">
            <text:p>1427753939.55639</text:p>
          </table:table-cell>
          <table:table-cell office:value-type="float" office:value="1427753939.58967" calcext:value-type="float">
            <text:p>1427753939.58967</text:p>
          </table:table-cell>
          <table:table-cell/>
          <table:table-cell table:formula="of:=MAX([.B227];[.D227];[.G227])-MAX([.A227];[.C227];[.E227])" office:value-type="float" office:value="2.59561991691589" calcext:value-type="float">
            <text:p>2.5956199169</text:p>
          </table:table-cell>
          <table:table-cell table:formula="of:=IF(ISBLANK([.E227]);&quot;&quot;;[.I227])" office:value-type="float" office:value="2.59561991691589" calcext:value-type="float">
            <text:p>2.5956199169</text:p>
          </table:table-cell>
          <table:table-cell table:formula="of:=IF(OR(ISBLANK([.E227]);[.I227]&lt;=0);&quot;&quot;;[.I227])" office:value-type="float" office:value="2.59561991691589" calcext:value-type="float">
            <text:p>2.59561991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527" calcext:value-type="float">
            <text:p>1427753936.99527</text:p>
          </table:table-cell>
          <table:table-cell office:value-type="float" office:value="1427753939.55618" calcext:value-type="float">
            <text:p>1427753939.55618</text:p>
          </table:table-cell>
          <table:table-cell office:value-type="float" office:value="1427753939.594" calcext:value-type="float">
            <text:p>1427753939.594</text:p>
          </table:table-cell>
          <table:table-cell/>
          <table:table-cell table:formula="of:=MAX([.B228];[.D228];[.G228])-MAX([.A228];[.C228];[.E228])" office:value-type="float" office:value="2.59873008728027" calcext:value-type="float">
            <text:p>2.5987300873</text:p>
          </table:table-cell>
          <table:table-cell table:formula="of:=IF(ISBLANK([.E228]);&quot;&quot;;[.I228])" office:value-type="float" office:value="2.59873008728027" calcext:value-type="float">
            <text:p>2.5987300873</text:p>
          </table:table-cell>
          <table:table-cell table:formula="of:=IF(OR(ISBLANK([.E228]);[.I228]&lt;=0);&quot;&quot;;[.I228])" office:value-type="float" office:value="2.59873008728027" calcext:value-type="float">
            <text:p>2.59873008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618" calcext:value-type="float">
            <text:p>1427753936.99618</text:p>
          </table:table-cell>
          <table:table-cell office:value-type="float" office:value="1427753939.55629" calcext:value-type="float">
            <text:p>1427753939.55629</text:p>
          </table:table-cell>
          <table:table-cell office:value-type="float" office:value="1427753939.5917" calcext:value-type="float">
            <text:p>1427753939.5917</text:p>
          </table:table-cell>
          <table:table-cell/>
          <table:table-cell table:formula="of:=MAX([.B229];[.D229];[.G229])-MAX([.A229];[.C229];[.E229])" office:value-type="float" office:value="2.59552001953125" calcext:value-type="float">
            <text:p>2.5955200195</text:p>
          </table:table-cell>
          <table:table-cell table:formula="of:=IF(ISBLANK([.E229]);&quot;&quot;;[.I229])" office:value-type="float" office:value="2.59552001953125" calcext:value-type="float">
            <text:p>2.5955200195</text:p>
          </table:table-cell>
          <table:table-cell table:formula="of:=IF(OR(ISBLANK([.E229]);[.I229]&lt;=0);&quot;&quot;;[.I229])" office:value-type="float" office:value="2.59552001953125" calcext:value-type="float">
            <text:p>2.59552001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774" calcext:value-type="float">
            <text:p>1427753936.99774</text:p>
          </table:table-cell>
          <table:table-cell office:value-type="float" office:value="1427753939.55645" calcext:value-type="float">
            <text:p>1427753939.55645</text:p>
          </table:table-cell>
          <table:table-cell office:value-type="float" office:value="1427753939.59542" calcext:value-type="float">
            <text:p>1427753939.59542</text:p>
          </table:table-cell>
          <table:table-cell/>
          <table:table-cell table:formula="of:=MAX([.B230];[.D230];[.G230])-MAX([.A230];[.C230];[.E230])" office:value-type="float" office:value="2.59767985343933" calcext:value-type="float">
            <text:p>2.5976798534</text:p>
          </table:table-cell>
          <table:table-cell table:formula="of:=IF(ISBLANK([.E230]);&quot;&quot;;[.I230])" office:value-type="float" office:value="2.59767985343933" calcext:value-type="float">
            <text:p>2.5976798534</text:p>
          </table:table-cell>
          <table:table-cell table:formula="of:=IF(OR(ISBLANK([.E230]);[.I230]&lt;=0);&quot;&quot;;[.I230])" office:value-type="float" office:value="2.59767985343933" calcext:value-type="float">
            <text:p>2.59767985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6.99913" calcext:value-type="float">
            <text:p>1427753936.99913</text:p>
          </table:table-cell>
          <table:table-cell office:value-type="float" office:value="1427753939.55634" calcext:value-type="float">
            <text:p>1427753939.55634</text:p>
          </table:table-cell>
          <table:table-cell office:value-type="float" office:value="1427753939.59549" calcext:value-type="float">
            <text:p>1427753939.59549</text:p>
          </table:table-cell>
          <table:table-cell/>
          <table:table-cell table:formula="of:=MAX([.B231];[.D231];[.G231])-MAX([.A231];[.C231];[.E231])" office:value-type="float" office:value="2.59635996818542" calcext:value-type="float">
            <text:p>2.5963599682</text:p>
          </table:table-cell>
          <table:table-cell table:formula="of:=IF(ISBLANK([.E231]);&quot;&quot;;[.I231])" office:value-type="float" office:value="2.59635996818542" calcext:value-type="float">
            <text:p>2.5963599682</text:p>
          </table:table-cell>
          <table:table-cell table:formula="of:=IF(OR(ISBLANK([.E231]);[.I231]&lt;=0);&quot;&quot;;[.I231])" office:value-type="float" office:value="2.59635996818542" calcext:value-type="float">
            <text:p>2.59635996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7.00048" calcext:value-type="float">
            <text:p>1427753937.00048</text:p>
          </table:table-cell>
          <table:table-cell office:value-type="float" office:value="1427753939.55623" calcext:value-type="float">
            <text:p>1427753939.55623</text:p>
          </table:table-cell>
          <table:table-cell office:value-type="float" office:value="1427753939.58981" calcext:value-type="float">
            <text:p>1427753939.58981</text:p>
          </table:table-cell>
          <table:table-cell/>
          <table:table-cell table:formula="of:=MAX([.B232];[.D232];[.G232])-MAX([.A232];[.C232];[.E232])" office:value-type="float" office:value="2.58932995796204" calcext:value-type="float">
            <text:p>2.589329958</text:p>
          </table:table-cell>
          <table:table-cell table:formula="of:=IF(ISBLANK([.E232]);&quot;&quot;;[.I232])" office:value-type="float" office:value="2.58932995796204" calcext:value-type="float">
            <text:p>2.589329958</text:p>
          </table:table-cell>
          <table:table-cell table:formula="of:=IF(OR(ISBLANK([.E232]);[.I232]&lt;=0);&quot;&quot;;[.I232])" office:value-type="float" office:value="2.58932995796204" calcext:value-type="float">
            <text:p>2.5893299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7.00178" calcext:value-type="float">
            <text:p>1427753937.00178</text:p>
          </table:table-cell>
          <table:table-cell office:value-type="float" office:value="1427753939.5565" calcext:value-type="float">
            <text:p>1427753939.5565</text:p>
          </table:table-cell>
          <table:table-cell office:value-type="float" office:value="1427753939.5897" calcext:value-type="float">
            <text:p>1427753939.5897</text:p>
          </table:table-cell>
          <table:table-cell/>
          <table:table-cell table:formula="of:=MAX([.B233];[.D233];[.G233])-MAX([.A233];[.C233];[.E233])" office:value-type="float" office:value="2.58791995048523" calcext:value-type="float">
            <text:p>2.5879199505</text:p>
          </table:table-cell>
          <table:table-cell table:formula="of:=IF(ISBLANK([.E233]);&quot;&quot;;[.I233])" office:value-type="float" office:value="2.58791995048523" calcext:value-type="float">
            <text:p>2.5879199505</text:p>
          </table:table-cell>
          <table:table-cell table:formula="of:=IF(OR(ISBLANK([.E233]);[.I233]&lt;=0);&quot;&quot;;[.I233])" office:value-type="float" office:value="2.58791995048523" calcext:value-type="float">
            <text:p>2.58791995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39.68933" calcext:value-type="float">
            <text:p>1427753939.68933</text:p>
          </table:table-cell>
          <table:table-cell office:value-type="float" office:value="1427753942.30144" calcext:value-type="float">
            <text:p>1427753942.30144</text:p>
          </table:table-cell>
          <table:table-cell table:number-columns-repeated="4"/>
          <table:table-cell table:formula="of:=MAX([.B234];[.D234];[.G234])-MAX([.A234];[.C234];[.E234])" office:value-type="float" office:value="2.61210989952087" calcext:value-type="float">
            <text:p>2.6121098995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8933" calcext:value-type="float">
            <text:p>1427753939.68933</text:p>
          </table:table-cell>
          <table:table-cell office:value-type="float" office:value="1427753942.1821" calcext:value-type="float">
            <text:p>1427753942.1821</text:p>
          </table:table-cell>
          <table:table-cell office:value-type="float" office:value="1427753942.21791" calcext:value-type="float">
            <text:p>1427753942.21791</text:p>
          </table:table-cell>
          <table:table-cell/>
          <table:table-cell table:formula="of:=MAX([.B235];[.D235];[.G235])-MAX([.A235];[.C235];[.E235])" office:value-type="float" office:value="2.52857995033264" calcext:value-type="float">
            <text:p>2.5285799503</text:p>
          </table:table-cell>
          <table:table-cell table:formula="of:=IF(ISBLANK([.E235]);&quot;&quot;;[.I235])" office:value-type="float" office:value="2.52857995033264" calcext:value-type="float">
            <text:p>2.5285799503</text:p>
          </table:table-cell>
          <table:table-cell table:formula="of:=IF(OR(ISBLANK([.E235]);[.I235]&lt;=0);&quot;&quot;;[.I235])" office:value-type="float" office:value="2.52857995033264" calcext:value-type="float">
            <text:p>2.5285799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118" calcext:value-type="float">
            <text:p>1427753939.69118</text:p>
          </table:table-cell>
          <table:table-cell office:value-type="float" office:value="1427753942.18383" calcext:value-type="float">
            <text:p>1427753942.18383</text:p>
          </table:table-cell>
          <table:table-cell office:value-type="float" office:value="1427753942.21779" calcext:value-type="float">
            <text:p>1427753942.21779</text:p>
          </table:table-cell>
          <table:table-cell/>
          <table:table-cell table:formula="of:=MAX([.B236];[.D236];[.G236])-MAX([.A236];[.C236];[.E236])" office:value-type="float" office:value="2.52660989761353" calcext:value-type="float">
            <text:p>2.5266098976</text:p>
          </table:table-cell>
          <table:table-cell table:formula="of:=IF(ISBLANK([.E236]);&quot;&quot;;[.I236])" office:value-type="float" office:value="2.52660989761353" calcext:value-type="float">
            <text:p>2.5266098976</text:p>
          </table:table-cell>
          <table:table-cell table:formula="of:=IF(OR(ISBLANK([.E236]);[.I236]&lt;=0);&quot;&quot;;[.I236])" office:value-type="float" office:value="2.52660989761353" calcext:value-type="float">
            <text:p>2.52660989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199" calcext:value-type="float">
            <text:p>1427753939.69199</text:p>
          </table:table-cell>
          <table:table-cell office:value-type="float" office:value="1427753942.1822" calcext:value-type="float">
            <text:p>1427753942.1822</text:p>
          </table:table-cell>
          <table:table-cell office:value-type="float" office:value="1427753942.21797" calcext:value-type="float">
            <text:p>1427753942.21797</text:p>
          </table:table-cell>
          <table:table-cell/>
          <table:table-cell table:formula="of:=MAX([.B237];[.D237];[.G237])-MAX([.A237];[.C237];[.E237])" office:value-type="float" office:value="2.52597999572754" calcext:value-type="float">
            <text:p>2.5259799957</text:p>
          </table:table-cell>
          <table:table-cell table:formula="of:=IF(ISBLANK([.E237]);&quot;&quot;;[.I237])" office:value-type="float" office:value="2.52597999572754" calcext:value-type="float">
            <text:p>2.5259799957</text:p>
          </table:table-cell>
          <table:table-cell table:formula="of:=IF(OR(ISBLANK([.E237]);[.I237]&lt;=0);&quot;&quot;;[.I237])" office:value-type="float" office:value="2.52597999572754" calcext:value-type="float">
            <text:p>2.5259799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266" calcext:value-type="float">
            <text:p>1427753939.69266</text:p>
          </table:table-cell>
          <table:table-cell office:value-type="float" office:value="1427753942.18215" calcext:value-type="float">
            <text:p>1427753942.18215</text:p>
          </table:table-cell>
          <table:table-cell office:value-type="float" office:value="1427753942.22249" calcext:value-type="float">
            <text:p>1427753942.22249</text:p>
          </table:table-cell>
          <table:table-cell/>
          <table:table-cell table:formula="of:=MAX([.B238];[.D238];[.G238])-MAX([.A238];[.C238];[.E238])" office:value-type="float" office:value="2.52982997894287" calcext:value-type="float">
            <text:p>2.5298299789</text:p>
          </table:table-cell>
          <table:table-cell table:formula="of:=IF(ISBLANK([.E238]);&quot;&quot;;[.I238])" office:value-type="float" office:value="2.52982997894287" calcext:value-type="float">
            <text:p>2.5298299789</text:p>
          </table:table-cell>
          <table:table-cell table:formula="of:=IF(OR(ISBLANK([.E238]);[.I238]&lt;=0);&quot;&quot;;[.I238])" office:value-type="float" office:value="2.52982997894287" calcext:value-type="float">
            <text:p>2.52982997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334" calcext:value-type="float">
            <text:p>1427753939.69334</text:p>
          </table:table-cell>
          <table:table-cell office:value-type="float" office:value="1427753942.18229" calcext:value-type="float">
            <text:p>1427753942.18229</text:p>
          </table:table-cell>
          <table:table-cell office:value-type="float" office:value="1427753942.21953" calcext:value-type="float">
            <text:p>1427753942.21953</text:p>
          </table:table-cell>
          <table:table-cell/>
          <table:table-cell table:formula="of:=MAX([.B239];[.D239];[.G239])-MAX([.A239];[.C239];[.E239])" office:value-type="float" office:value="2.52619004249573" calcext:value-type="float">
            <text:p>2.5261900425</text:p>
          </table:table-cell>
          <table:table-cell table:formula="of:=IF(ISBLANK([.E239]);&quot;&quot;;[.I239])" office:value-type="float" office:value="2.52619004249573" calcext:value-type="float">
            <text:p>2.5261900425</text:p>
          </table:table-cell>
          <table:table-cell table:formula="of:=IF(OR(ISBLANK([.E239]);[.I239]&lt;=0);&quot;&quot;;[.I239])" office:value-type="float" office:value="2.52619004249573" calcext:value-type="float">
            <text:p>2.52619004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383" calcext:value-type="float">
            <text:p>1427753939.69383</text:p>
          </table:table-cell>
          <table:table-cell office:value-type="float" office:value="1427753942.18204" calcext:value-type="float">
            <text:p>1427753942.18204</text:p>
          </table:table-cell>
          <table:table-cell office:value-type="float" office:value="1427753942.21785" calcext:value-type="float">
            <text:p>1427753942.21785</text:p>
          </table:table-cell>
          <table:table-cell/>
          <table:table-cell table:formula="of:=MAX([.B240];[.D240];[.G240])-MAX([.A240];[.C240];[.E240])" office:value-type="float" office:value="2.52401995658875" calcext:value-type="float">
            <text:p>2.5240199566</text:p>
          </table:table-cell>
          <table:table-cell table:formula="of:=IF(ISBLANK([.E240]);&quot;&quot;;[.I240])" office:value-type="float" office:value="2.52401995658875" calcext:value-type="float">
            <text:p>2.5240199566</text:p>
          </table:table-cell>
          <table:table-cell table:formula="of:=IF(OR(ISBLANK([.E240]);[.I240]&lt;=0);&quot;&quot;;[.I240])" office:value-type="float" office:value="2.52401995658875" calcext:value-type="float">
            <text:p>2.52401995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431" calcext:value-type="float">
            <text:p>1427753939.69431</text:p>
          </table:table-cell>
          <table:table-cell office:value-type="float" office:value="1427753942.18234" calcext:value-type="float">
            <text:p>1427753942.18234</text:p>
          </table:table-cell>
          <table:table-cell office:value-type="float" office:value="1427753942.21792" calcext:value-type="float">
            <text:p>1427753942.21792</text:p>
          </table:table-cell>
          <table:table-cell/>
          <table:table-cell table:formula="of:=MAX([.B241];[.D241];[.G241])-MAX([.A241];[.C241];[.E241])" office:value-type="float" office:value="2.52361011505127" calcext:value-type="float">
            <text:p>2.5236101151</text:p>
          </table:table-cell>
          <table:table-cell table:formula="of:=IF(ISBLANK([.E241]);&quot;&quot;;[.I241])" office:value-type="float" office:value="2.52361011505127" calcext:value-type="float">
            <text:p>2.5236101151</text:p>
          </table:table-cell>
          <table:table-cell table:formula="of:=IF(OR(ISBLANK([.E241]);[.I241]&lt;=0);&quot;&quot;;[.I241])" office:value-type="float" office:value="2.52361011505127" calcext:value-type="float">
            <text:p>2.5236101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48" calcext:value-type="float">
            <text:p>1427753939.6948</text:p>
          </table:table-cell>
          <table:table-cell office:value-type="float" office:value="1427753941.93774" calcext:value-type="float">
            <text:p>1427753941.93774</text:p>
          </table:table-cell>
          <table:table-cell office:value-type="float" office:value="1427753942.18224" calcext:value-type="float">
            <text:p>1427753942.18224</text:p>
          </table:table-cell>
          <table:table-cell/>
          <table:table-cell table:formula="of:=MAX([.B242];[.D242];[.G242])-MAX([.A242];[.C242];[.E242])" office:value-type="float" office:value="2.48744010925293" calcext:value-type="float">
            <text:p>2.4874401093</text:p>
          </table:table-cell>
          <table:table-cell table:formula="of:=IF(ISBLANK([.E242]);&quot;&quot;;[.I242])" office:value-type="float" office:value="2.48744010925293" calcext:value-type="float">
            <text:p>2.4874401093</text:p>
          </table:table-cell>
          <table:table-cell table:formula="of:=IF(OR(ISBLANK([.E242]);[.I242]&lt;=0);&quot;&quot;;[.I242])" office:value-type="float" office:value="2.48744010925293" calcext:value-type="float">
            <text:p>2.48744010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53" calcext:value-type="float">
            <text:p>1427753939.6953</text:p>
          </table:table-cell>
          <table:table-cell office:value-type="float" office:value="1427753942.18239" calcext:value-type="float">
            <text:p>1427753942.18239</text:p>
          </table:table-cell>
          <table:table-cell office:value-type="float" office:value="1427753942.21954" calcext:value-type="float">
            <text:p>1427753942.21954</text:p>
          </table:table-cell>
          <table:table-cell/>
          <table:table-cell table:formula="of:=MAX([.B243];[.D243];[.G243])-MAX([.A243];[.C243];[.E243])" office:value-type="float" office:value="2.52424001693726" calcext:value-type="float">
            <text:p>2.5242400169</text:p>
          </table:table-cell>
          <table:table-cell table:formula="of:=IF(ISBLANK([.E243]);&quot;&quot;;[.I243])" office:value-type="float" office:value="2.52424001693726" calcext:value-type="float">
            <text:p>2.5242400169</text:p>
          </table:table-cell>
          <table:table-cell table:formula="of:=IF(OR(ISBLANK([.E243]);[.I243]&lt;=0);&quot;&quot;;[.I243])" office:value-type="float" office:value="2.52424001693726" calcext:value-type="float">
            <text:p>2.52424001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39.69577" calcext:value-type="float">
            <text:p>1427753939.69577</text:p>
          </table:table-cell>
          <table:table-cell office:value-type="float" office:value="1427753942.26655" calcext:value-type="float">
            <text:p>1427753942.26655</text:p>
          </table:table-cell>
          <table:table-cell office:value-type="float" office:value="1427753942.30143" calcext:value-type="float">
            <text:p>1427753942.30143</text:p>
          </table:table-cell>
          <table:table-cell/>
          <table:table-cell table:formula="of:=MAX([.B244];[.D244];[.G244])-MAX([.A244];[.C244];[.E244])" office:value-type="float" office:value="2.60565996170044" calcext:value-type="float">
            <text:p>2.6056599617</text:p>
          </table:table-cell>
          <table:table-cell table:formula="of:=IF(ISBLANK([.E244]);&quot;&quot;;[.I244])" office:value-type="float" office:value="2.60565996170044" calcext:value-type="float">
            <text:p>2.6056599617</text:p>
          </table:table-cell>
          <table:table-cell table:formula="of:=IF(OR(ISBLANK([.E244]);[.I244]&lt;=0);&quot;&quot;;[.I244])" office:value-type="float" office:value="2.60565996170044" calcext:value-type="float">
            <text:p>2.6056599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42.30145" calcext:value-type="float">
            <text:p>1427753942.30145</text:p>
          </table:table-cell>
          <table:table-cell office:value-type="float" office:value="1427753945.24576" calcext:value-type="float">
            <text:p>1427753945.24576</text:p>
          </table:table-cell>
          <table:table-cell table:number-columns-repeated="4"/>
          <table:table-cell table:formula="of:=MAX([.B245];[.D245];[.G245])-MAX([.A245];[.C245];[.E245])" office:value-type="float" office:value="2.94430994987488" calcext:value-type="float">
            <text:p>2.9443099499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145" calcext:value-type="float">
            <text:p>1427753942.30145</text:p>
          </table:table-cell>
          <table:table-cell office:value-type="float" office:value="1427753945.12519" calcext:value-type="float">
            <text:p>1427753945.12519</text:p>
          </table:table-cell>
          <table:table-cell office:value-type="float" office:value="1427753945.1588" calcext:value-type="float">
            <text:p>1427753945.1588</text:p>
          </table:table-cell>
          <table:table-cell/>
          <table:table-cell table:formula="of:=MAX([.B246];[.D246];[.G246])-MAX([.A246];[.C246];[.E246])" office:value-type="float" office:value="2.85734987258911" calcext:value-type="float">
            <text:p>2.8573498726</text:p>
          </table:table-cell>
          <table:table-cell table:formula="of:=IF(ISBLANK([.E246]);&quot;&quot;;[.I246])" office:value-type="float" office:value="2.85734987258911" calcext:value-type="float">
            <text:p>2.8573498726</text:p>
          </table:table-cell>
          <table:table-cell table:formula="of:=IF(OR(ISBLANK([.E246]);[.I246]&lt;=0);&quot;&quot;;[.I246])" office:value-type="float" office:value="2.85734987258911" calcext:value-type="float">
            <text:p>2.85734987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284" calcext:value-type="float">
            <text:p>1427753942.30284</text:p>
          </table:table-cell>
          <table:table-cell office:value-type="float" office:value="1427753945.12525" calcext:value-type="float">
            <text:p>1427753945.12525</text:p>
          </table:table-cell>
          <table:table-cell office:value-type="float" office:value="1427753945.16202" calcext:value-type="float">
            <text:p>1427753945.16202</text:p>
          </table:table-cell>
          <table:table-cell/>
          <table:table-cell table:formula="of:=MAX([.B247];[.D247];[.G247])-MAX([.A247];[.C247];[.E247])" office:value-type="float" office:value="2.85917997360229" calcext:value-type="float">
            <text:p>2.8591799736</text:p>
          </table:table-cell>
          <table:table-cell table:formula="of:=IF(ISBLANK([.E247]);&quot;&quot;;[.I247])" office:value-type="float" office:value="2.85917997360229" calcext:value-type="float">
            <text:p>2.8591799736</text:p>
          </table:table-cell>
          <table:table-cell table:formula="of:=IF(OR(ISBLANK([.E247]);[.I247]&lt;=0);&quot;&quot;;[.I247])" office:value-type="float" office:value="2.85917997360229" calcext:value-type="float">
            <text:p>2.85917997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417" calcext:value-type="float">
            <text:p>1427753942.30417</text:p>
          </table:table-cell>
          <table:table-cell office:value-type="float" office:value="1427753945.12507" calcext:value-type="float">
            <text:p>1427753945.12507</text:p>
          </table:table-cell>
          <table:table-cell office:value-type="float" office:value="1427753945.16117" calcext:value-type="float">
            <text:p>1427753945.16117</text:p>
          </table:table-cell>
          <table:table-cell/>
          <table:table-cell table:formula="of:=MAX([.B248];[.D248];[.G248])-MAX([.A248];[.C248];[.E248])" office:value-type="float" office:value="2.85700011253357" calcext:value-type="float">
            <text:p>2.8570001125</text:p>
          </table:table-cell>
          <table:table-cell table:formula="of:=IF(ISBLANK([.E248]);&quot;&quot;;[.I248])" office:value-type="float" office:value="2.85700011253357" calcext:value-type="float">
            <text:p>2.8570001125</text:p>
          </table:table-cell>
          <table:table-cell table:formula="of:=IF(OR(ISBLANK([.E248]);[.I248]&lt;=0);&quot;&quot;;[.I248])" office:value-type="float" office:value="2.85700011253357" calcext:value-type="float">
            <text:p>2.85700011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546" calcext:value-type="float">
            <text:p>1427753942.30546</text:p>
          </table:table-cell>
          <table:table-cell office:value-type="float" office:value="1427753945.12904" calcext:value-type="float">
            <text:p>1427753945.12904</text:p>
          </table:table-cell>
          <table:table-cell office:value-type="float" office:value="1427753945.15546" calcext:value-type="float">
            <text:p>1427753945.15546</text:p>
          </table:table-cell>
          <table:table-cell/>
          <table:table-cell table:formula="of:=MAX([.B249];[.D249];[.G249])-MAX([.A249];[.C249];[.E249])" office:value-type="float" office:value="2.84999990463257" calcext:value-type="float">
            <text:p>2.8499999046</text:p>
          </table:table-cell>
          <table:table-cell table:formula="of:=IF(ISBLANK([.E249]);&quot;&quot;;[.I249])" office:value-type="float" office:value="2.84999990463257" calcext:value-type="float">
            <text:p>2.8499999046</text:p>
          </table:table-cell>
          <table:table-cell table:formula="of:=IF(OR(ISBLANK([.E249]);[.I249]&lt;=0);&quot;&quot;;[.I249])" office:value-type="float" office:value="2.84999990463257" calcext:value-type="float">
            <text:p>2.84999990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676" calcext:value-type="float">
            <text:p>1427753942.30676</text:p>
          </table:table-cell>
          <table:table-cell office:value-type="float" office:value="1427753945.1253" calcext:value-type="float">
            <text:p>1427753945.1253</text:p>
          </table:table-cell>
          <table:table-cell office:value-type="float" office:value="1427753945.16347" calcext:value-type="float">
            <text:p>1427753945.16347</text:p>
          </table:table-cell>
          <table:table-cell/>
          <table:table-cell table:formula="of:=MAX([.B250];[.D250];[.G250])-MAX([.A250];[.C250];[.E250])" office:value-type="float" office:value="2.8567099571228" calcext:value-type="float">
            <text:p>2.8567099571</text:p>
          </table:table-cell>
          <table:table-cell table:formula="of:=IF(ISBLANK([.E250]);&quot;&quot;;[.I250])" office:value-type="float" office:value="2.8567099571228" calcext:value-type="float">
            <text:p>2.8567099571</text:p>
          </table:table-cell>
          <table:table-cell table:formula="of:=IF(OR(ISBLANK([.E250]);[.I250]&lt;=0);&quot;&quot;;[.I250])" office:value-type="float" office:value="2.8567099571228" calcext:value-type="float">
            <text:p>2.8567099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812" calcext:value-type="float">
            <text:p>1427753942.30812</text:p>
          </table:table-cell>
          <table:table-cell office:value-type="float" office:value="1427753945.21423" calcext:value-type="float">
            <text:p>1427753945.21423</text:p>
          </table:table-cell>
          <table:table-cell office:value-type="float" office:value="1427753945.24575" calcext:value-type="float">
            <text:p>1427753945.24575</text:p>
          </table:table-cell>
          <table:table-cell/>
          <table:table-cell table:formula="of:=MAX([.B251];[.D251];[.G251])-MAX([.A251];[.C251];[.E251])" office:value-type="float" office:value="2.93762993812561" calcext:value-type="float">
            <text:p>2.9376299381</text:p>
          </table:table-cell>
          <table:table-cell table:formula="of:=IF(ISBLANK([.E251]);&quot;&quot;;[.I251])" office:value-type="float" office:value="2.93762993812561" calcext:value-type="float">
            <text:p>2.9376299381</text:p>
          </table:table-cell>
          <table:table-cell table:formula="of:=IF(OR(ISBLANK([.E251]);[.I251]&lt;=0);&quot;&quot;;[.I251])" office:value-type="float" office:value="2.93762993812561" calcext:value-type="float">
            <text:p>2.93762993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0943" calcext:value-type="float">
            <text:p>1427753942.30943</text:p>
          </table:table-cell>
          <table:table-cell office:value-type="float" office:value="1427753945.12536" calcext:value-type="float">
            <text:p>1427753945.12536</text:p>
          </table:table-cell>
          <table:table-cell office:value-type="float" office:value="1427753945.15944" calcext:value-type="float">
            <text:p>1427753945.15944</text:p>
          </table:table-cell>
          <table:table-cell/>
          <table:table-cell table:formula="of:=MAX([.B252];[.D252];[.G252])-MAX([.A252];[.C252];[.E252])" office:value-type="float" office:value="2.85001015663147" calcext:value-type="float">
            <text:p>2.8500101566</text:p>
          </table:table-cell>
          <table:table-cell table:formula="of:=IF(ISBLANK([.E252]);&quot;&quot;;[.I252])" office:value-type="float" office:value="2.85001015663147" calcext:value-type="float">
            <text:p>2.8500101566</text:p>
          </table:table-cell>
          <table:table-cell table:formula="of:=IF(OR(ISBLANK([.E252]);[.I252]&lt;=0);&quot;&quot;;[.I252])" office:value-type="float" office:value="2.85001015663147" calcext:value-type="float">
            <text:p>2.85001015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1158" calcext:value-type="float">
            <text:p>1427753942.31158</text:p>
          </table:table-cell>
          <table:table-cell office:value-type="float" office:value="1427753945.12541" calcext:value-type="float">
            <text:p>1427753945.12541</text:p>
          </table:table-cell>
          <table:table-cell office:value-type="float" office:value="1427753945.16592" calcext:value-type="float">
            <text:p>1427753945.16592</text:p>
          </table:table-cell>
          <table:table-cell/>
          <table:table-cell table:formula="of:=MAX([.B253];[.D253];[.G253])-MAX([.A253];[.C253];[.E253])" office:value-type="float" office:value="2.85434007644653" calcext:value-type="float">
            <text:p>2.8543400764</text:p>
          </table:table-cell>
          <table:table-cell table:formula="of:=IF(ISBLANK([.E253]);&quot;&quot;;[.I253])" office:value-type="float" office:value="2.85434007644653" calcext:value-type="float">
            <text:p>2.8543400764</text:p>
          </table:table-cell>
          <table:table-cell table:formula="of:=IF(OR(ISBLANK([.E253]);[.I253]&lt;=0);&quot;&quot;;[.I253])" office:value-type="float" office:value="2.85434007644653" calcext:value-type="float">
            <text:p>2.85434007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1215" calcext:value-type="float">
            <text:p>1427753942.31215</text:p>
          </table:table-cell>
          <table:table-cell office:value-type="float" office:value="1427753945.12547" calcext:value-type="float">
            <text:p>1427753945.12547</text:p>
          </table:table-cell>
          <table:table-cell office:value-type="float" office:value="1427753945.16124" calcext:value-type="float">
            <text:p>1427753945.16124</text:p>
          </table:table-cell>
          <table:table-cell/>
          <table:table-cell table:formula="of:=MAX([.B254];[.D254];[.G254])-MAX([.A254];[.C254];[.E254])" office:value-type="float" office:value="2.84909009933472" calcext:value-type="float">
            <text:p>2.8490900993</text:p>
          </table:table-cell>
          <table:table-cell table:formula="of:=IF(ISBLANK([.E254]);&quot;&quot;;[.I254])" office:value-type="float" office:value="2.84909009933472" calcext:value-type="float">
            <text:p>2.8490900993</text:p>
          </table:table-cell>
          <table:table-cell table:formula="of:=IF(OR(ISBLANK([.E254]);[.I254]&lt;=0);&quot;&quot;;[.I254])" office:value-type="float" office:value="2.84909009933472" calcext:value-type="float">
            <text:p>2.84909009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2.31271" calcext:value-type="float">
            <text:p>1427753942.31271</text:p>
          </table:table-cell>
          <table:table-cell office:value-type="float" office:value="1427753945.12513" calcext:value-type="float">
            <text:p>1427753945.12513</text:p>
          </table:table-cell>
          <table:table-cell office:value-type="float" office:value="1427753945.15876" calcext:value-type="float">
            <text:p>1427753945.15876</text:p>
          </table:table-cell>
          <table:table-cell/>
          <table:table-cell table:formula="of:=MAX([.B255];[.D255];[.G255])-MAX([.A255];[.C255];[.E255])" office:value-type="float" office:value="2.84605002403259" calcext:value-type="float">
            <text:p>2.846050024</text:p>
          </table:table-cell>
          <table:table-cell table:formula="of:=IF(ISBLANK([.E255]);&quot;&quot;;[.I255])" office:value-type="float" office:value="2.84605002403259" calcext:value-type="float">
            <text:p>2.846050024</text:p>
          </table:table-cell>
          <table:table-cell table:formula="of:=IF(OR(ISBLANK([.E255]);[.I255]&lt;=0);&quot;&quot;;[.I255])" office:value-type="float" office:value="2.84605002403259" calcext:value-type="float">
            <text:p>2.846050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45.24577" calcext:value-type="float">
            <text:p>1427753945.24577</text:p>
          </table:table-cell>
          <table:table-cell office:value-type="float" office:value="1427753947.92361" calcext:value-type="float">
            <text:p>1427753947.92361</text:p>
          </table:table-cell>
          <table:table-cell table:number-columns-repeated="4"/>
          <table:table-cell table:formula="of:=MAX([.B256];[.D256];[.G256])-MAX([.A256];[.C256];[.E256])" office:value-type="float" office:value="2.67783999443054" calcext:value-type="float">
            <text:p>2.6778399944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578" calcext:value-type="float">
            <text:p>1427753945.24578</text:p>
          </table:table-cell>
          <table:table-cell office:value-type="float" office:value="1427753947.79507" calcext:value-type="float">
            <text:p>1427753947.79507</text:p>
          </table:table-cell>
          <table:table-cell office:value-type="float" office:value="1427753947.83244" calcext:value-type="float">
            <text:p>1427753947.83244</text:p>
          </table:table-cell>
          <table:table-cell/>
          <table:table-cell table:formula="of:=MAX([.B257];[.D257];[.G257])-MAX([.A257];[.C257];[.E257])" office:value-type="float" office:value="2.58665990829468" calcext:value-type="float">
            <text:p>2.5866599083</text:p>
          </table:table-cell>
          <table:table-cell table:formula="of:=IF(ISBLANK([.E257]);&quot;&quot;;[.I257])" office:value-type="float" office:value="2.58665990829468" calcext:value-type="float">
            <text:p>2.5866599083</text:p>
          </table:table-cell>
          <table:table-cell table:formula="of:=IF(OR(ISBLANK([.E257]);[.I257]&lt;=0);&quot;&quot;;[.I257])" office:value-type="float" office:value="2.58665990829468" calcext:value-type="float">
            <text:p>2.58665990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643" calcext:value-type="float">
            <text:p>1427753945.24643</text:p>
          </table:table-cell>
          <table:table-cell office:value-type="float" office:value="1427753947.88814" calcext:value-type="float">
            <text:p>1427753947.88814</text:p>
          </table:table-cell>
          <table:table-cell office:value-type="float" office:value="1427753947.92361" calcext:value-type="float">
            <text:p>1427753947.92361</text:p>
          </table:table-cell>
          <table:table-cell/>
          <table:table-cell table:formula="of:=MAX([.B258];[.D258];[.G258])-MAX([.A258];[.C258];[.E258])" office:value-type="float" office:value="2.67718005180359" calcext:value-type="float">
            <text:p>2.6771800518</text:p>
          </table:table-cell>
          <table:table-cell table:formula="of:=IF(ISBLANK([.E258]);&quot;&quot;;[.I258])" office:value-type="float" office:value="2.67718005180359" calcext:value-type="float">
            <text:p>2.6771800518</text:p>
          </table:table-cell>
          <table:table-cell table:formula="of:=IF(OR(ISBLANK([.E258]);[.I258]&lt;=0);&quot;&quot;;[.I258])" office:value-type="float" office:value="2.67718005180359" calcext:value-type="float">
            <text:p>2.67718005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709" calcext:value-type="float">
            <text:p>1427753945.24709</text:p>
          </table:table-cell>
          <table:table-cell office:value-type="float" office:value="1427753947.79524" calcext:value-type="float">
            <text:p>1427753947.79524</text:p>
          </table:table-cell>
          <table:table-cell office:value-type="float" office:value="1427753947.83233" calcext:value-type="float">
            <text:p>1427753947.83233</text:p>
          </table:table-cell>
          <table:table-cell/>
          <table:table-cell table:formula="of:=MAX([.B259];[.D259];[.G259])-MAX([.A259];[.C259];[.E259])" office:value-type="float" office:value="2.58523988723755" calcext:value-type="float">
            <text:p>2.5852398872</text:p>
          </table:table-cell>
          <table:table-cell table:formula="of:=IF(ISBLANK([.E259]);&quot;&quot;;[.I259])" office:value-type="float" office:value="2.58523988723755" calcext:value-type="float">
            <text:p>2.5852398872</text:p>
          </table:table-cell>
          <table:table-cell table:formula="of:=IF(OR(ISBLANK([.E259]);[.I259]&lt;=0);&quot;&quot;;[.I259])" office:value-type="float" office:value="2.58523988723755" calcext:value-type="float">
            <text:p>2.58523988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756" calcext:value-type="float">
            <text:p>1427753945.24756</text:p>
          </table:table-cell>
          <table:table-cell office:value-type="float" office:value="1427753947.7953" calcext:value-type="float">
            <text:p>1427753947.7953</text:p>
          </table:table-cell>
          <table:table-cell office:value-type="float" office:value="1427753947.82805" calcext:value-type="float">
            <text:p>1427753947.82805</text:p>
          </table:table-cell>
          <table:table-cell/>
          <table:table-cell table:formula="of:=MAX([.B260];[.D260];[.G260])-MAX([.A260];[.C260];[.E260])" office:value-type="float" office:value="2.58048987388611" calcext:value-type="float">
            <text:p>2.5804898739</text:p>
          </table:table-cell>
          <table:table-cell table:formula="of:=IF(ISBLANK([.E260]);&quot;&quot;;[.I260])" office:value-type="float" office:value="2.58048987388611" calcext:value-type="float">
            <text:p>2.5804898739</text:p>
          </table:table-cell>
          <table:table-cell table:formula="of:=IF(OR(ISBLANK([.E260]);[.I260]&lt;=0);&quot;&quot;;[.I260])" office:value-type="float" office:value="2.58048987388611" calcext:value-type="float">
            <text:p>2.5804898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806" calcext:value-type="float">
            <text:p>1427753945.24806</text:p>
          </table:table-cell>
          <table:table-cell office:value-type="float" office:value="1427753947.79538" calcext:value-type="float">
            <text:p>1427753947.79538</text:p>
          </table:table-cell>
          <table:table-cell office:value-type="float" office:value="1427753947.82959" calcext:value-type="float">
            <text:p>1427753947.82959</text:p>
          </table:table-cell>
          <table:table-cell/>
          <table:table-cell table:formula="of:=MAX([.B261];[.D261];[.G261])-MAX([.A261];[.C261];[.E261])" office:value-type="float" office:value="2.58153009414673" calcext:value-type="float">
            <text:p>2.5815300941</text:p>
          </table:table-cell>
          <table:table-cell table:formula="of:=IF(ISBLANK([.E261]);&quot;&quot;;[.I261])" office:value-type="float" office:value="2.58153009414673" calcext:value-type="float">
            <text:p>2.5815300941</text:p>
          </table:table-cell>
          <table:table-cell table:formula="of:=IF(OR(ISBLANK([.E261]);[.I261]&lt;=0);&quot;&quot;;[.I261])" office:value-type="float" office:value="2.58153009414673" calcext:value-type="float">
            <text:p>2.58153009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855" calcext:value-type="float">
            <text:p>1427753945.24855</text:p>
          </table:table-cell>
          <table:table-cell office:value-type="float" office:value="1427753947.79543" calcext:value-type="float">
            <text:p>1427753947.79543</text:p>
          </table:table-cell>
          <table:table-cell office:value-type="float" office:value="1427753947.83463" calcext:value-type="float">
            <text:p>1427753947.83463</text:p>
          </table:table-cell>
          <table:table-cell/>
          <table:table-cell table:formula="of:=MAX([.B262];[.D262];[.G262])-MAX([.A262];[.C262];[.E262])" office:value-type="float" office:value="2.5860800743103" calcext:value-type="float">
            <text:p>2.5860800743</text:p>
          </table:table-cell>
          <table:table-cell table:formula="of:=IF(ISBLANK([.E262]);&quot;&quot;;[.I262])" office:value-type="float" office:value="2.5860800743103" calcext:value-type="float">
            <text:p>2.5860800743</text:p>
          </table:table-cell>
          <table:table-cell table:formula="of:=IF(OR(ISBLANK([.E262]);[.I262]&lt;=0);&quot;&quot;;[.I262])" office:value-type="float" office:value="2.5860800743103" calcext:value-type="float">
            <text:p>2.58608007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9" calcext:value-type="float">
            <text:p>1427753945.249</text:p>
          </table:table-cell>
          <table:table-cell office:value-type="float" office:value="1427753947.8416" calcext:value-type="float">
            <text:p>1427753947.8416</text:p>
          </table:table-cell>
          <table:table-cell office:value-type="float" office:value="1427753947.86985" calcext:value-type="float">
            <text:p>1427753947.86985</text:p>
          </table:table-cell>
          <table:table-cell/>
          <table:table-cell table:formula="of:=MAX([.B263];[.D263];[.G263])-MAX([.A263];[.C263];[.E263])" office:value-type="float" office:value="2.62084984779358" calcext:value-type="float">
            <text:p>2.6208498478</text:p>
          </table:table-cell>
          <table:table-cell table:formula="of:=IF(ISBLANK([.E263]);&quot;&quot;;[.I263])" office:value-type="float" office:value="2.62084984779358" calcext:value-type="float">
            <text:p>2.6208498478</text:p>
          </table:table-cell>
          <table:table-cell table:formula="of:=IF(OR(ISBLANK([.E263]);[.I263]&lt;=0);&quot;&quot;;[.I263])" office:value-type="float" office:value="2.62084984779358" calcext:value-type="float">
            <text:p>2.62084984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945" calcext:value-type="float">
            <text:p>1427753945.24945</text:p>
          </table:table-cell>
          <table:table-cell office:value-type="float" office:value="1427753947.79519" calcext:value-type="float">
            <text:p>1427753947.79519</text:p>
          </table:table-cell>
          <table:table-cell office:value-type="float" office:value="1427753947.8283" calcext:value-type="float">
            <text:p>1427753947.8283</text:p>
          </table:table-cell>
          <table:table-cell/>
          <table:table-cell table:formula="of:=MAX([.B264];[.D264];[.G264])-MAX([.A264];[.C264];[.E264])" office:value-type="float" office:value="2.57885003089905" calcext:value-type="float">
            <text:p>2.5788500309</text:p>
          </table:table-cell>
          <table:table-cell table:formula="of:=IF(ISBLANK([.E264]);&quot;&quot;;[.I264])" office:value-type="float" office:value="2.57885003089905" calcext:value-type="float">
            <text:p>2.5788500309</text:p>
          </table:table-cell>
          <table:table-cell table:formula="of:=IF(OR(ISBLANK([.E264]);[.I264]&lt;=0);&quot;&quot;;[.I264])" office:value-type="float" office:value="2.57885003089905" calcext:value-type="float">
            <text:p>2.57885003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4991" calcext:value-type="float">
            <text:p>1427753945.24991</text:p>
          </table:table-cell>
          <table:table-cell office:value-type="float" office:value="1427753947.79513" calcext:value-type="float">
            <text:p>1427753947.79513</text:p>
          </table:table-cell>
          <table:table-cell office:value-type="float" office:value="1427753947.83139" calcext:value-type="float">
            <text:p>1427753947.83139</text:p>
          </table:table-cell>
          <table:table-cell/>
          <table:table-cell table:formula="of:=MAX([.B265];[.D265];[.G265])-MAX([.A265];[.C265];[.E265])" office:value-type="float" office:value="2.58147978782654" calcext:value-type="float">
            <text:p>2.5814797878</text:p>
          </table:table-cell>
          <table:table-cell table:formula="of:=IF(ISBLANK([.E265]);&quot;&quot;;[.I265])" office:value-type="float" office:value="2.58147978782654" calcext:value-type="float">
            <text:p>2.5814797878</text:p>
          </table:table-cell>
          <table:table-cell table:formula="of:=IF(OR(ISBLANK([.E265]);[.I265]&lt;=0);&quot;&quot;;[.I265])" office:value-type="float" office:value="2.58147978782654" calcext:value-type="float">
            <text:p>2.58147978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5.25041" calcext:value-type="float">
            <text:p>1427753945.25041</text:p>
          </table:table-cell>
          <table:table-cell office:value-type="float" office:value="1427753947.79548" calcext:value-type="float">
            <text:p>1427753947.79548</text:p>
          </table:table-cell>
          <table:table-cell office:value-type="float" office:value="1427753947.83234" calcext:value-type="float">
            <text:p>1427753947.83234</text:p>
          </table:table-cell>
          <table:table-cell/>
          <table:table-cell table:formula="of:=MAX([.B266];[.D266];[.G266])-MAX([.A266];[.C266];[.E266])" office:value-type="float" office:value="2.58192992210388" calcext:value-type="float">
            <text:p>2.5819299221</text:p>
          </table:table-cell>
          <table:table-cell table:formula="of:=IF(ISBLANK([.E266]);&quot;&quot;;[.I266])" office:value-type="float" office:value="2.58192992210388" calcext:value-type="float">
            <text:p>2.5819299221</text:p>
          </table:table-cell>
          <table:table-cell table:formula="of:=IF(OR(ISBLANK([.E266]);[.I266]&lt;=0);&quot;&quot;;[.I266])" office:value-type="float" office:value="2.58192992210388" calcext:value-type="float">
            <text:p>2.58192992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47.92362" calcext:value-type="float">
            <text:p>1427753947.92362</text:p>
          </table:table-cell>
          <table:table-cell office:value-type="float" office:value="1427753950.51186" calcext:value-type="float">
            <text:p>1427753950.51186</text:p>
          </table:table-cell>
          <table:table-cell table:number-columns-repeated="4"/>
          <table:table-cell table:formula="of:=MAX([.B267];[.D267];[.G267])-MAX([.A267];[.C267];[.E267])" office:value-type="float" office:value="2.58823990821838" calcext:value-type="float">
            <text:p>2.5882399082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362" calcext:value-type="float">
            <text:p>1427753947.92362</text:p>
          </table:table-cell>
          <table:table-cell office:value-type="float" office:value="1427753950.42244" calcext:value-type="float">
            <text:p>1427753950.42244</text:p>
          </table:table-cell>
          <table:table-cell office:value-type="float" office:value="1427753950.45854" calcext:value-type="float">
            <text:p>1427753950.45854</text:p>
          </table:table-cell>
          <table:table-cell/>
          <table:table-cell table:formula="of:=MAX([.B268];[.D268];[.G268])-MAX([.A268];[.C268];[.E268])" office:value-type="float" office:value="2.53491997718811" calcext:value-type="float">
            <text:p>2.5349199772</text:p>
          </table:table-cell>
          <table:table-cell table:formula="of:=IF(ISBLANK([.E268]);&quot;&quot;;[.I268])" office:value-type="float" office:value="2.53491997718811" calcext:value-type="float">
            <text:p>2.5349199772</text:p>
          </table:table-cell>
          <table:table-cell table:formula="of:=IF(OR(ISBLANK([.E268]);[.I268]&lt;=0);&quot;&quot;;[.I268])" office:value-type="float" office:value="2.53491997718811" calcext:value-type="float">
            <text:p>2.53491997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415" calcext:value-type="float">
            <text:p>1427753947.92415</text:p>
          </table:table-cell>
          <table:table-cell office:value-type="float" office:value="1427753950.4226" calcext:value-type="float">
            <text:p>1427753950.4226</text:p>
          </table:table-cell>
          <table:table-cell office:value-type="float" office:value="1427753950.4586" calcext:value-type="float">
            <text:p>1427753950.4586</text:p>
          </table:table-cell>
          <table:table-cell/>
          <table:table-cell table:formula="of:=MAX([.B269];[.D269];[.G269])-MAX([.A269];[.C269];[.E269])" office:value-type="float" office:value="2.5344500541687" calcext:value-type="float">
            <text:p>2.5344500542</text:p>
          </table:table-cell>
          <table:table-cell table:formula="of:=IF(ISBLANK([.E269]);&quot;&quot;;[.I269])" office:value-type="float" office:value="2.5344500541687" calcext:value-type="float">
            <text:p>2.5344500542</text:p>
          </table:table-cell>
          <table:table-cell table:formula="of:=IF(OR(ISBLANK([.E269]);[.I269]&lt;=0);&quot;&quot;;[.I269])" office:value-type="float" office:value="2.5344500541687" calcext:value-type="float">
            <text:p>2.5344500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462" calcext:value-type="float">
            <text:p>1427753947.92462</text:p>
          </table:table-cell>
          <table:table-cell office:value-type="float" office:value="1427753950.42266" calcext:value-type="float">
            <text:p>1427753950.42266</text:p>
          </table:table-cell>
          <table:table-cell office:value-type="float" office:value="1427753950.45862" calcext:value-type="float">
            <text:p>1427753950.45862</text:p>
          </table:table-cell>
          <table:table-cell/>
          <table:table-cell table:formula="of:=MAX([.B270];[.D270];[.G270])-MAX([.A270];[.C270];[.E270])" office:value-type="float" office:value="2.53400015830994" calcext:value-type="float">
            <text:p>2.5340001583</text:p>
          </table:table-cell>
          <table:table-cell table:formula="of:=IF(ISBLANK([.E270]);&quot;&quot;;[.I270])" office:value-type="float" office:value="2.53400015830994" calcext:value-type="float">
            <text:p>2.5340001583</text:p>
          </table:table-cell>
          <table:table-cell table:formula="of:=IF(OR(ISBLANK([.E270]);[.I270]&lt;=0);&quot;&quot;;[.I270])" office:value-type="float" office:value="2.53400015830994" calcext:value-type="float">
            <text:p>2.5340001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51" calcext:value-type="float">
            <text:p>1427753947.9251</text:p>
          </table:table-cell>
          <table:table-cell office:value-type="float" office:value="1427753950.42249" calcext:value-type="float">
            <text:p>1427753950.42249</text:p>
          </table:table-cell>
          <table:table-cell office:value-type="float" office:value="1427753950.45826" calcext:value-type="float">
            <text:p>1427753950.45826</text:p>
          </table:table-cell>
          <table:table-cell/>
          <table:table-cell table:formula="of:=MAX([.B271];[.D271];[.G271])-MAX([.A271];[.C271];[.E271])" office:value-type="float" office:value="2.53315997123718" calcext:value-type="float">
            <text:p>2.5331599712</text:p>
          </table:table-cell>
          <table:table-cell table:formula="of:=IF(ISBLANK([.E271]);&quot;&quot;;[.I271])" office:value-type="float" office:value="2.53315997123718" calcext:value-type="float">
            <text:p>2.5331599712</text:p>
          </table:table-cell>
          <table:table-cell table:formula="of:=IF(OR(ISBLANK([.E271]);[.I271]&lt;=0);&quot;&quot;;[.I271])" office:value-type="float" office:value="2.53315997123718" calcext:value-type="float">
            <text:p>2.53315997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559" calcext:value-type="float">
            <text:p>1427753947.92559</text:p>
          </table:table-cell>
          <table:table-cell office:value-type="float" office:value="1427753950.42238" calcext:value-type="float">
            <text:p>1427753950.42238</text:p>
          </table:table-cell>
          <table:table-cell office:value-type="float" office:value="1427753950.45819" calcext:value-type="float">
            <text:p>1427753950.45819</text:p>
          </table:table-cell>
          <table:table-cell/>
          <table:table-cell table:formula="of:=MAX([.B272];[.D272];[.G272])-MAX([.A272];[.C272];[.E272])" office:value-type="float" office:value="2.53259992599487" calcext:value-type="float">
            <text:p>2.532599926</text:p>
          </table:table-cell>
          <table:table-cell table:formula="of:=IF(ISBLANK([.E272]);&quot;&quot;;[.I272])" office:value-type="float" office:value="2.53259992599487" calcext:value-type="float">
            <text:p>2.532599926</text:p>
          </table:table-cell>
          <table:table-cell table:formula="of:=IF(OR(ISBLANK([.E272]);[.I272]&lt;=0);&quot;&quot;;[.I272])" office:value-type="float" office:value="2.53259992599487" calcext:value-type="float">
            <text:p>2.532599926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73];[.D273];[.G273])-MAX([.A273];[.C273];[.E273])" office:value-type="float" office:value="0" calcext:value-type="float">
            <text:p>0</text:p>
          </table:table-cell>
          <table:table-cell table:formula="of:=IF(ISBLANK([.E273]);&quot;&quot;;[.I273])" office:value-type="float" office:value="0" calcext:value-type="float">
            <text:p>0</text:p>
          </table:table-cell>
          <table:table-cell table:formula="of:=IF(OR(ISBLANK([.E273]);[.I273]&lt;=0);&quot;&quot;;[.I27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653" calcext:value-type="float">
            <text:p>1427753947.92653</text:p>
          </table:table-cell>
          <table:table-cell office:value-type="float" office:value="1427753950.42272" calcext:value-type="float">
            <text:p>1427753950.42272</text:p>
          </table:table-cell>
          <table:table-cell office:value-type="float" office:value="1427753950.45873" calcext:value-type="float">
            <text:p>1427753950.45873</text:p>
          </table:table-cell>
          <table:table-cell/>
          <table:table-cell table:formula="of:=MAX([.B274];[.D274];[.G274])-MAX([.A274];[.C274];[.E274])" office:value-type="float" office:value="2.53220009803772" calcext:value-type="float">
            <text:p>2.532200098</text:p>
          </table:table-cell>
          <table:table-cell table:formula="of:=IF(ISBLANK([.E274]);&quot;&quot;;[.I274])" office:value-type="float" office:value="2.53220009803772" calcext:value-type="float">
            <text:p>2.532200098</text:p>
          </table:table-cell>
          <table:table-cell table:formula="of:=IF(OR(ISBLANK([.E274]);[.I274]&lt;=0);&quot;&quot;;[.I274])" office:value-type="float" office:value="2.53220009803772" calcext:value-type="float">
            <text:p>2.5322000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701" calcext:value-type="float">
            <text:p>1427753947.92701</text:p>
          </table:table-cell>
          <table:table-cell office:value-type="float" office:value="1427753950.42277" calcext:value-type="float">
            <text:p>1427753950.42277</text:p>
          </table:table-cell>
          <table:table-cell office:value-type="float" office:value="1427753950.45846" calcext:value-type="float">
            <text:p>1427753950.45846</text:p>
          </table:table-cell>
          <table:table-cell/>
          <table:table-cell table:formula="of:=MAX([.B275];[.D275];[.G275])-MAX([.A275];[.C275];[.E275])" office:value-type="float" office:value="2.53145003318787" calcext:value-type="float">
            <text:p>2.5314500332</text:p>
          </table:table-cell>
          <table:table-cell table:formula="of:=IF(ISBLANK([.E275]);&quot;&quot;;[.I275])" office:value-type="float" office:value="2.53145003318787" calcext:value-type="float">
            <text:p>2.5314500332</text:p>
          </table:table-cell>
          <table:table-cell table:formula="of:=IF(OR(ISBLANK([.E275]);[.I275]&lt;=0);&quot;&quot;;[.I275])" office:value-type="float" office:value="2.53145003318787" calcext:value-type="float">
            <text:p>2.53145003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767" calcext:value-type="float">
            <text:p>1427753947.92767</text:p>
          </table:table-cell>
          <table:table-cell office:value-type="float" office:value="1427753949.86322" calcext:value-type="float">
            <text:p>1427753949.86322</text:p>
          </table:table-cell>
          <table:table-cell office:value-type="float" office:value="1427753950.4228" calcext:value-type="float">
            <text:p>1427753950.4228</text:p>
          </table:table-cell>
          <table:table-cell/>
          <table:table-cell table:formula="of:=MAX([.B276];[.D276];[.G276])-MAX([.A276];[.C276];[.E276])" office:value-type="float" office:value="2.49513006210327" calcext:value-type="float">
            <text:p>2.4951300621</text:p>
          </table:table-cell>
          <table:table-cell table:formula="of:=IF(ISBLANK([.E276]);&quot;&quot;;[.I276])" office:value-type="float" office:value="2.49513006210327" calcext:value-type="float">
            <text:p>2.4951300621</text:p>
          </table:table-cell>
          <table:table-cell table:formula="of:=IF(OR(ISBLANK([.E276]);[.I276]&lt;=0);&quot;&quot;;[.I276])" office:value-type="float" office:value="2.49513006210327" calcext:value-type="float">
            <text:p>2.49513006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47.92815" calcext:value-type="float">
            <text:p>1427753947.92815</text:p>
          </table:table-cell>
          <table:table-cell office:value-type="float" office:value="1427753950.42255" calcext:value-type="float">
            <text:p>1427753950.42255</text:p>
          </table:table-cell>
          <table:table-cell office:value-type="float" office:value="1427753950.45827" calcext:value-type="float">
            <text:p>1427753950.45827</text:p>
          </table:table-cell>
          <table:table-cell/>
          <table:table-cell table:formula="of:=MAX([.B277];[.D277];[.G277])-MAX([.A277];[.C277];[.E277])" office:value-type="float" office:value="2.53012013435364" calcext:value-type="float">
            <text:p>2.5301201344</text:p>
          </table:table-cell>
          <table:table-cell table:formula="of:=IF(ISBLANK([.E277]);&quot;&quot;;[.I277])" office:value-type="float" office:value="2.53012013435364" calcext:value-type="float">
            <text:p>2.5301201344</text:p>
          </table:table-cell>
          <table:table-cell table:formula="of:=IF(OR(ISBLANK([.E277]);[.I277]&lt;=0);&quot;&quot;;[.I277])" office:value-type="float" office:value="2.53012013435364" calcext:value-type="float">
            <text:p>2.53012013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50.51187" calcext:value-type="float">
            <text:p>1427753950.51187</text:p>
          </table:table-cell>
          <table:table-cell office:value-type="float" office:value="1427753953.89878" calcext:value-type="float">
            <text:p>1427753953.89878</text:p>
          </table:table-cell>
          <table:table-cell table:number-columns-repeated="4"/>
          <table:table-cell table:formula="of:=MAX([.B278];[.D278];[.G278])-MAX([.A278];[.C278];[.E278])" office:value-type="float" office:value="3.38691020011902" calcext:value-type="float">
            <text:p>3.3869102001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188" calcext:value-type="float">
            <text:p>1427753950.51188</text:p>
          </table:table-cell>
          <table:table-cell office:value-type="float" office:value="1427753953.77737" calcext:value-type="float">
            <text:p>1427753953.77737</text:p>
          </table:table-cell>
          <table:table-cell office:value-type="float" office:value="1427753953.81536" calcext:value-type="float">
            <text:p>1427753953.81536</text:p>
          </table:table-cell>
          <table:table-cell/>
          <table:table-cell table:formula="of:=MAX([.B279];[.D279];[.G279])-MAX([.A279];[.C279];[.E279])" office:value-type="float" office:value="3.30348014831543" calcext:value-type="float">
            <text:p>3.3034801483</text:p>
          </table:table-cell>
          <table:table-cell table:formula="of:=IF(ISBLANK([.E279]);&quot;&quot;;[.I279])" office:value-type="float" office:value="3.30348014831543" calcext:value-type="float">
            <text:p>3.3034801483</text:p>
          </table:table-cell>
          <table:table-cell table:formula="of:=IF(OR(ISBLANK([.E279]);[.I279]&lt;=0);&quot;&quot;;[.I279])" office:value-type="float" office:value="3.30348014831543" calcext:value-type="float">
            <text:p>3.30348014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344" calcext:value-type="float">
            <text:p>1427753950.51344</text:p>
          </table:table-cell>
          <table:table-cell office:value-type="float" office:value="1427753953.77815" calcext:value-type="float">
            <text:p>1427753953.77815</text:p>
          </table:table-cell>
          <table:table-cell office:value-type="float" office:value="1427753953.81184" calcext:value-type="float">
            <text:p>1427753953.81184</text:p>
          </table:table-cell>
          <table:table-cell/>
          <table:table-cell table:formula="of:=MAX([.B280];[.D280];[.G280])-MAX([.A280];[.C280];[.E280])" office:value-type="float" office:value="3.29840016365051" calcext:value-type="float">
            <text:p>3.2984001637</text:p>
          </table:table-cell>
          <table:table-cell table:formula="of:=IF(ISBLANK([.E280]);&quot;&quot;;[.I280])" office:value-type="float" office:value="3.29840016365051" calcext:value-type="float">
            <text:p>3.2984001637</text:p>
          </table:table-cell>
          <table:table-cell table:formula="of:=IF(OR(ISBLANK([.E280]);[.I280]&lt;=0);&quot;&quot;;[.I280])" office:value-type="float" office:value="3.29840016365051" calcext:value-type="float">
            <text:p>3.29840016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476" calcext:value-type="float">
            <text:p>1427753950.51476</text:p>
          </table:table-cell>
          <table:table-cell office:value-type="float" office:value="1427753953.77844" calcext:value-type="float">
            <text:p>1427753953.77844</text:p>
          </table:table-cell>
          <table:table-cell office:value-type="float" office:value="1427753953.81169" calcext:value-type="float">
            <text:p>1427753953.81169</text:p>
          </table:table-cell>
          <table:table-cell/>
          <table:table-cell table:formula="of:=MAX([.B281];[.D281];[.G281])-MAX([.A281];[.C281];[.E281])" office:value-type="float" office:value="3.29693007469177" calcext:value-type="float">
            <text:p>3.2969300747</text:p>
          </table:table-cell>
          <table:table-cell table:formula="of:=IF(ISBLANK([.E281]);&quot;&quot;;[.I281])" office:value-type="float" office:value="3.29693007469177" calcext:value-type="float">
            <text:p>3.2969300747</text:p>
          </table:table-cell>
          <table:table-cell table:formula="of:=IF(OR(ISBLANK([.E281]);[.I281]&lt;=0);&quot;&quot;;[.I281])" office:value-type="float" office:value="3.29693007469177" calcext:value-type="float">
            <text:p>3.29693007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617" calcext:value-type="float">
            <text:p>1427753950.51617</text:p>
          </table:table-cell>
          <table:table-cell office:value-type="float" office:value="1427753953.77749" calcext:value-type="float">
            <text:p>1427753953.77749</text:p>
          </table:table-cell>
          <table:table-cell office:value-type="float" office:value="1427753953.81183" calcext:value-type="float">
            <text:p>1427753953.81183</text:p>
          </table:table-cell>
          <table:table-cell/>
          <table:table-cell table:formula="of:=MAX([.B282];[.D282];[.G282])-MAX([.A282];[.C282];[.E282])" office:value-type="float" office:value="3.2956600189209" calcext:value-type="float">
            <text:p>3.2956600189</text:p>
          </table:table-cell>
          <table:table-cell table:formula="of:=IF(ISBLANK([.E282]);&quot;&quot;;[.I282])" office:value-type="float" office:value="3.2956600189209" calcext:value-type="float">
            <text:p>3.2956600189</text:p>
          </table:table-cell>
          <table:table-cell table:formula="of:=IF(OR(ISBLANK([.E282]);[.I282]&lt;=0);&quot;&quot;;[.I282])" office:value-type="float" office:value="3.2956600189209" calcext:value-type="float">
            <text:p>3.2956600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707" calcext:value-type="float">
            <text:p>1427753950.51707</text:p>
          </table:table-cell>
          <table:table-cell office:value-type="float" office:value="1427753953.77743" calcext:value-type="float">
            <text:p>1427753953.77743</text:p>
          </table:table-cell>
          <table:table-cell office:value-type="float" office:value="1427753953.81179" calcext:value-type="float">
            <text:p>1427753953.81179</text:p>
          </table:table-cell>
          <table:table-cell/>
          <table:table-cell table:formula="of:=MAX([.B283];[.D283];[.G283])-MAX([.A283];[.C283];[.E283])" office:value-type="float" office:value="3.2947199344635" calcext:value-type="float">
            <text:p>3.2947199345</text:p>
          </table:table-cell>
          <table:table-cell table:formula="of:=IF(ISBLANK([.E283]);&quot;&quot;;[.I283])" office:value-type="float" office:value="3.2947199344635" calcext:value-type="float">
            <text:p>3.2947199345</text:p>
          </table:table-cell>
          <table:table-cell table:formula="of:=IF(OR(ISBLANK([.E283]);[.I283]&lt;=0);&quot;&quot;;[.I283])" office:value-type="float" office:value="3.2947199344635" calcext:value-type="float">
            <text:p>3.29471993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82" calcext:value-type="float">
            <text:p>1427753950.5182</text:p>
          </table:table-cell>
          <table:table-cell office:value-type="float" office:value="1427753953.77804" calcext:value-type="float">
            <text:p>1427753953.77804</text:p>
          </table:table-cell>
          <table:table-cell office:value-type="float" office:value="1427753953.81418" calcext:value-type="float">
            <text:p>1427753953.81418</text:p>
          </table:table-cell>
          <table:table-cell/>
          <table:table-cell table:formula="of:=MAX([.B284];[.D284];[.G284])-MAX([.A284];[.C284];[.E284])" office:value-type="float" office:value="3.29597997665405" calcext:value-type="float">
            <text:p>3.2959799767</text:p>
          </table:table-cell>
          <table:table-cell table:formula="of:=IF(ISBLANK([.E284]);&quot;&quot;;[.I284])" office:value-type="float" office:value="3.29597997665405" calcext:value-type="float">
            <text:p>3.2959799767</text:p>
          </table:table-cell>
          <table:table-cell table:formula="of:=IF(OR(ISBLANK([.E284]);[.I284]&lt;=0);&quot;&quot;;[.I284])" office:value-type="float" office:value="3.29597997665405" calcext:value-type="float">
            <text:p>3.29597997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1952" calcext:value-type="float">
            <text:p>1427753950.51952</text:p>
          </table:table-cell>
          <table:table-cell office:value-type="float" office:value="1427753953.86789" calcext:value-type="float">
            <text:p>1427753953.86789</text:p>
          </table:table-cell>
          <table:table-cell office:value-type="float" office:value="1427753953.89877" calcext:value-type="float">
            <text:p>1427753953.89877</text:p>
          </table:table-cell>
          <table:table-cell/>
          <table:table-cell table:formula="of:=MAX([.B285];[.D285];[.G285])-MAX([.A285];[.C285];[.E285])" office:value-type="float" office:value="3.37925004959106" calcext:value-type="float">
            <text:p>3.3792500496</text:p>
          </table:table-cell>
          <table:table-cell table:formula="of:=IF(ISBLANK([.E285]);&quot;&quot;;[.I285])" office:value-type="float" office:value="3.37925004959106" calcext:value-type="float">
            <text:p>3.3792500496</text:p>
          </table:table-cell>
          <table:table-cell table:formula="of:=IF(OR(ISBLANK([.E285]);[.I285]&lt;=0);&quot;&quot;;[.I285])" office:value-type="float" office:value="3.37925004959106" calcext:value-type="float">
            <text:p>3.37925004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2078" calcext:value-type="float">
            <text:p>1427753950.52078</text:p>
          </table:table-cell>
          <table:table-cell office:value-type="float" office:value="1427753953.77809" calcext:value-type="float">
            <text:p>1427753953.77809</text:p>
          </table:table-cell>
          <table:table-cell office:value-type="float" office:value="1427753953.81405" calcext:value-type="float">
            <text:p>1427753953.81405</text:p>
          </table:table-cell>
          <table:table-cell/>
          <table:table-cell table:formula="of:=MAX([.B286];[.D286];[.G286])-MAX([.A286];[.C286];[.E286])" office:value-type="float" office:value="3.29326987266541" calcext:value-type="float">
            <text:p>3.2932698727</text:p>
          </table:table-cell>
          <table:table-cell table:formula="of:=IF(ISBLANK([.E286]);&quot;&quot;;[.I286])" office:value-type="float" office:value="3.29326987266541" calcext:value-type="float">
            <text:p>3.2932698727</text:p>
          </table:table-cell>
          <table:table-cell table:formula="of:=IF(OR(ISBLANK([.E286]);[.I286]&lt;=0);&quot;&quot;;[.I286])" office:value-type="float" office:value="3.29326987266541" calcext:value-type="float">
            <text:p>3.29326987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2189" calcext:value-type="float">
            <text:p>1427753950.52189</text:p>
          </table:table-cell>
          <table:table-cell office:value-type="float" office:value="1427753953.77825" calcext:value-type="float">
            <text:p>1427753953.77825</text:p>
          </table:table-cell>
          <table:table-cell office:value-type="float" office:value="1427753953.81182" calcext:value-type="float">
            <text:p>1427753953.81182</text:p>
          </table:table-cell>
          <table:table-cell/>
          <table:table-cell table:formula="of:=MAX([.B287];[.D287];[.G287])-MAX([.A287];[.C287];[.E287])" office:value-type="float" office:value="3.28993010520935" calcext:value-type="float">
            <text:p>3.2899301052</text:p>
          </table:table-cell>
          <table:table-cell table:formula="of:=IF(ISBLANK([.E287]);&quot;&quot;;[.I287])" office:value-type="float" office:value="3.28993010520935" calcext:value-type="float">
            <text:p>3.2899301052</text:p>
          </table:table-cell>
          <table:table-cell table:formula="of:=IF(OR(ISBLANK([.E287]);[.I287]&lt;=0);&quot;&quot;;[.I287])" office:value-type="float" office:value="3.28993010520935" calcext:value-type="float">
            <text:p>3.28993010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0.52319" calcext:value-type="float">
            <text:p>1427753950.52319</text:p>
          </table:table-cell>
          <table:table-cell office:value-type="float" office:value="1427753953.7782" calcext:value-type="float">
            <text:p>1427753953.7782</text:p>
          </table:table-cell>
          <table:table-cell office:value-type="float" office:value="1427753953.81414" calcext:value-type="float">
            <text:p>1427753953.81414</text:p>
          </table:table-cell>
          <table:table-cell/>
          <table:table-cell table:formula="of:=MAX([.B288];[.D288];[.G288])-MAX([.A288];[.C288];[.E288])" office:value-type="float" office:value="3.29095005989075" calcext:value-type="float">
            <text:p>3.2909500599</text:p>
          </table:table-cell>
          <table:table-cell table:formula="of:=IF(ISBLANK([.E288]);&quot;&quot;;[.I288])" office:value-type="float" office:value="3.29095005989075" calcext:value-type="float">
            <text:p>3.2909500599</text:p>
          </table:table-cell>
          <table:table-cell table:formula="of:=IF(OR(ISBLANK([.E288]);[.I288]&lt;=0);&quot;&quot;;[.I288])" office:value-type="float" office:value="3.29095005989075" calcext:value-type="float">
            <text:p>3.29095005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53.89879" calcext:value-type="float">
            <text:p>1427753953.89879</text:p>
          </table:table-cell>
          <table:table-cell office:value-type="float" office:value="1427753956.61978" calcext:value-type="float">
            <text:p>1427753956.61978</text:p>
          </table:table-cell>
          <table:table-cell table:number-columns-repeated="4"/>
          <table:table-cell table:formula="of:=MAX([.B289];[.D289];[.G289])-MAX([.A289];[.C289];[.E289])" office:value-type="float" office:value="2.72099018096924" calcext:value-type="float">
            <text:p>2.720990181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89879" calcext:value-type="float">
            <text:p>1427753953.89879</text:p>
          </table:table-cell>
          <table:table-cell office:value-type="float" office:value="1427753956.5023" calcext:value-type="float">
            <text:p>1427753956.5023</text:p>
          </table:table-cell>
          <table:table-cell office:value-type="float" office:value="1427753956.53557" calcext:value-type="float">
            <text:p>1427753956.53557</text:p>
          </table:table-cell>
          <table:table-cell/>
          <table:table-cell table:formula="of:=MAX([.B290];[.D290];[.G290])-MAX([.A290];[.C290];[.E290])" office:value-type="float" office:value="2.63678002357483" calcext:value-type="float">
            <text:p>2.6367800236</text:p>
          </table:table-cell>
          <table:table-cell table:formula="of:=IF(ISBLANK([.E290]);&quot;&quot;;[.I290])" office:value-type="float" office:value="2.63678002357483" calcext:value-type="float">
            <text:p>2.6367800236</text:p>
          </table:table-cell>
          <table:table-cell table:formula="of:=IF(OR(ISBLANK([.E290]);[.I290]&lt;=0);&quot;&quot;;[.I290])" office:value-type="float" office:value="2.63678002357483" calcext:value-type="float">
            <text:p>2.63678002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018" calcext:value-type="float">
            <text:p>1427753953.90018</text:p>
          </table:table-cell>
          <table:table-cell office:value-type="float" office:value="1427753956.50391" calcext:value-type="float">
            <text:p>1427753956.50391</text:p>
          </table:table-cell>
          <table:table-cell office:value-type="float" office:value="1427753956.54126" calcext:value-type="float">
            <text:p>1427753956.54126</text:p>
          </table:table-cell>
          <table:table-cell/>
          <table:table-cell table:formula="of:=MAX([.B291];[.D291];[.G291])-MAX([.A291];[.C291];[.E291])" office:value-type="float" office:value="2.64107990264893" calcext:value-type="float">
            <text:p>2.6410799026</text:p>
          </table:table-cell>
          <table:table-cell table:formula="of:=IF(ISBLANK([.E291]);&quot;&quot;;[.I291])" office:value-type="float" office:value="2.64107990264893" calcext:value-type="float">
            <text:p>2.6410799026</text:p>
          </table:table-cell>
          <table:table-cell table:formula="of:=IF(OR(ISBLANK([.E291]);[.I291]&lt;=0);&quot;&quot;;[.I291])" office:value-type="float" office:value="2.64107990264893" calcext:value-type="float">
            <text:p>2.64107990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153" calcext:value-type="float">
            <text:p>1427753953.90153</text:p>
          </table:table-cell>
          <table:table-cell office:value-type="float" office:value="1427753956.50241" calcext:value-type="float">
            <text:p>1427753956.50241</text:p>
          </table:table-cell>
          <table:table-cell office:value-type="float" office:value="1427753956.53894" calcext:value-type="float">
            <text:p>1427753956.53894</text:p>
          </table:table-cell>
          <table:table-cell/>
          <table:table-cell table:formula="of:=MAX([.B292];[.D292];[.G292])-MAX([.A292];[.C292];[.E292])" office:value-type="float" office:value="2.63740992546082" calcext:value-type="float">
            <text:p>2.6374099255</text:p>
          </table:table-cell>
          <table:table-cell table:formula="of:=IF(ISBLANK([.E292]);&quot;&quot;;[.I292])" office:value-type="float" office:value="2.63740992546082" calcext:value-type="float">
            <text:p>2.6374099255</text:p>
          </table:table-cell>
          <table:table-cell table:formula="of:=IF(OR(ISBLANK([.E292]);[.I292]&lt;=0);&quot;&quot;;[.I292])" office:value-type="float" office:value="2.63740992546082" calcext:value-type="float">
            <text:p>2.63740992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274" calcext:value-type="float">
            <text:p>1427753953.90274</text:p>
          </table:table-cell>
          <table:table-cell office:value-type="float" office:value="1427753956.58533" calcext:value-type="float">
            <text:p>1427753956.58533</text:p>
          </table:table-cell>
          <table:table-cell office:value-type="float" office:value="1427753956.61978" calcext:value-type="float">
            <text:p>1427753956.61978</text:p>
          </table:table-cell>
          <table:table-cell/>
          <table:table-cell table:formula="of:=MAX([.B293];[.D293];[.G293])-MAX([.A293];[.C293];[.E293])" office:value-type="float" office:value="2.71704006195068" calcext:value-type="float">
            <text:p>2.717040062</text:p>
          </table:table-cell>
          <table:table-cell table:formula="of:=IF(ISBLANK([.E293]);&quot;&quot;;[.I293])" office:value-type="float" office:value="2.71704006195068" calcext:value-type="float">
            <text:p>2.717040062</text:p>
          </table:table-cell>
          <table:table-cell table:formula="of:=IF(OR(ISBLANK([.E293]);[.I293]&lt;=0);&quot;&quot;;[.I293])" office:value-type="float" office:value="2.71704006195068" calcext:value-type="float">
            <text:p>2.7170400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403" calcext:value-type="float">
            <text:p>1427753953.90403</text:p>
          </table:table-cell>
          <table:table-cell office:value-type="float" office:value="1427753956.50236" calcext:value-type="float">
            <text:p>1427753956.50236</text:p>
          </table:table-cell>
          <table:table-cell office:value-type="float" office:value="1427753956.53889" calcext:value-type="float">
            <text:p>1427753956.53889</text:p>
          </table:table-cell>
          <table:table-cell/>
          <table:table-cell table:formula="of:=MAX([.B294];[.D294];[.G294])-MAX([.A294];[.C294];[.E294])" office:value-type="float" office:value="2.63485980033875" calcext:value-type="float">
            <text:p>2.6348598003</text:p>
          </table:table-cell>
          <table:table-cell table:formula="of:=IF(ISBLANK([.E294]);&quot;&quot;;[.I294])" office:value-type="float" office:value="2.63485980033875" calcext:value-type="float">
            <text:p>2.6348598003</text:p>
          </table:table-cell>
          <table:table-cell table:formula="of:=IF(OR(ISBLANK([.E294]);[.I294]&lt;=0);&quot;&quot;;[.I294])" office:value-type="float" office:value="2.63485980033875" calcext:value-type="float">
            <text:p>2.6348598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532" calcext:value-type="float">
            <text:p>1427753953.90532</text:p>
          </table:table-cell>
          <table:table-cell office:value-type="float" office:value="1427753956.50247" calcext:value-type="float">
            <text:p>1427753956.50247</text:p>
          </table:table-cell>
          <table:table-cell office:value-type="float" office:value="1427753956.53571" calcext:value-type="float">
            <text:p>1427753956.53571</text:p>
          </table:table-cell>
          <table:table-cell/>
          <table:table-cell table:formula="of:=MAX([.B295];[.D295];[.G295])-MAX([.A295];[.C295];[.E295])" office:value-type="float" office:value="2.63039016723633" calcext:value-type="float">
            <text:p>2.6303901672</text:p>
          </table:table-cell>
          <table:table-cell table:formula="of:=IF(ISBLANK([.E295]);&quot;&quot;;[.I295])" office:value-type="float" office:value="2.63039016723633" calcext:value-type="float">
            <text:p>2.6303901672</text:p>
          </table:table-cell>
          <table:table-cell table:formula="of:=IF(OR(ISBLANK([.E295]);[.I295]&lt;=0);&quot;&quot;;[.I295])" office:value-type="float" office:value="2.63039016723633" calcext:value-type="float">
            <text:p>2.63039016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666" calcext:value-type="float">
            <text:p>1427753953.90666</text:p>
          </table:table-cell>
          <table:table-cell office:value-type="float" office:value="1427753956.50258" calcext:value-type="float">
            <text:p>1427753956.50258</text:p>
          </table:table-cell>
          <table:table-cell office:value-type="float" office:value="1427753956.53662" calcext:value-type="float">
            <text:p>1427753956.53662</text:p>
          </table:table-cell>
          <table:table-cell/>
          <table:table-cell table:formula="of:=MAX([.B296];[.D296];[.G296])-MAX([.A296];[.C296];[.E296])" office:value-type="float" office:value="2.62995982170105" calcext:value-type="float">
            <text:p>2.6299598217</text:p>
          </table:table-cell>
          <table:table-cell table:formula="of:=IF(ISBLANK([.E296]);&quot;&quot;;[.I296])" office:value-type="float" office:value="2.62995982170105" calcext:value-type="float">
            <text:p>2.6299598217</text:p>
          </table:table-cell>
          <table:table-cell table:formula="of:=IF(OR(ISBLANK([.E296]);[.I296]&lt;=0);&quot;&quot;;[.I296])" office:value-type="float" office:value="2.62995982170105" calcext:value-type="float">
            <text:p>2.62995982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776" calcext:value-type="float">
            <text:p>1427753953.90776</text:p>
          </table:table-cell>
          <table:table-cell office:value-type="float" office:value="1427753956.50224" calcext:value-type="float">
            <text:p>1427753956.50224</text:p>
          </table:table-cell>
          <table:table-cell office:value-type="float" office:value="1427753956.53887" calcext:value-type="float">
            <text:p>1427753956.53887</text:p>
          </table:table-cell>
          <table:table-cell/>
          <table:table-cell table:formula="of:=MAX([.B297];[.D297];[.G297])-MAX([.A297];[.C297];[.E297])" office:value-type="float" office:value="2.63111019134521" calcext:value-type="float">
            <text:p>2.6311101913</text:p>
          </table:table-cell>
          <table:table-cell table:formula="of:=IF(ISBLANK([.E297]);&quot;&quot;;[.I297])" office:value-type="float" office:value="2.63111019134521" calcext:value-type="float">
            <text:p>2.6311101913</text:p>
          </table:table-cell>
          <table:table-cell table:formula="of:=IF(OR(ISBLANK([.E297]);[.I297]&lt;=0);&quot;&quot;;[.I297])" office:value-type="float" office:value="2.63111019134521" calcext:value-type="float">
            <text:p>2.63111019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0906" calcext:value-type="float">
            <text:p>1427753953.90906</text:p>
          </table:table-cell>
          <table:table-cell office:value-type="float" office:value="1427753956.50253" calcext:value-type="float">
            <text:p>1427753956.50253</text:p>
          </table:table-cell>
          <table:table-cell office:value-type="float" office:value="1427753956.5343" calcext:value-type="float">
            <text:p>1427753956.5343</text:p>
          </table:table-cell>
          <table:table-cell/>
          <table:table-cell table:formula="of:=MAX([.B298];[.D298];[.G298])-MAX([.A298];[.C298];[.E298])" office:value-type="float" office:value="2.62524008750916" calcext:value-type="float">
            <text:p>2.6252400875</text:p>
          </table:table-cell>
          <table:table-cell table:formula="of:=IF(ISBLANK([.E298]);&quot;&quot;;[.I298])" office:value-type="float" office:value="2.62524008750916" calcext:value-type="float">
            <text:p>2.6252400875</text:p>
          </table:table-cell>
          <table:table-cell table:formula="of:=IF(OR(ISBLANK([.E298]);[.I298]&lt;=0);&quot;&quot;;[.I298])" office:value-type="float" office:value="2.62524008750916" calcext:value-type="float">
            <text:p>2.62524008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3.91056" calcext:value-type="float">
            <text:p>1427753953.91056</text:p>
          </table:table-cell>
          <table:table-cell office:value-type="float" office:value="1427753956.50264" calcext:value-type="float">
            <text:p>1427753956.50264</text:p>
          </table:table-cell>
          <table:table-cell office:value-type="float" office:value="1427753956.53888" calcext:value-type="float">
            <text:p>1427753956.53888</text:p>
          </table:table-cell>
          <table:table-cell/>
          <table:table-cell table:formula="of:=MAX([.B299];[.D299];[.G299])-MAX([.A299];[.C299];[.E299])" office:value-type="float" office:value="2.62832021713257" calcext:value-type="float">
            <text:p>2.6283202171</text:p>
          </table:table-cell>
          <table:table-cell table:formula="of:=IF(ISBLANK([.E299]);&quot;&quot;;[.I299])" office:value-type="float" office:value="2.62832021713257" calcext:value-type="float">
            <text:p>2.6283202171</text:p>
          </table:table-cell>
          <table:table-cell table:formula="of:=IF(OR(ISBLANK([.E299]);[.I299]&lt;=0);&quot;&quot;;[.I299])" office:value-type="float" office:value="2.62832021713257" calcext:value-type="float">
            <text:p>2.62832021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56.61979" calcext:value-type="float">
            <text:p>1427753956.61979</text:p>
          </table:table-cell>
          <table:table-cell office:value-type="float" office:value="1427753959.16849" calcext:value-type="float">
            <text:p>1427753959.16849</text:p>
          </table:table-cell>
          <table:table-cell table:number-columns-repeated="4"/>
          <table:table-cell table:formula="of:=MAX([.B300];[.D300];[.G300])-MAX([.A300];[.C300];[.E300])" office:value-type="float" office:value="2.54869985580444" calcext:value-type="float">
            <text:p>2.5486998558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1979" calcext:value-type="float">
            <text:p>1427753956.61979</text:p>
          </table:table-cell>
          <table:table-cell office:value-type="float" office:value="1427753959.0449" calcext:value-type="float">
            <text:p>1427753959.0449</text:p>
          </table:table-cell>
          <table:table-cell office:value-type="float" office:value="1427753959.08338" calcext:value-type="float">
            <text:p>1427753959.08338</text:p>
          </table:table-cell>
          <table:table-cell/>
          <table:table-cell table:formula="of:=MAX([.B301];[.D301];[.G301])-MAX([.A301];[.C301];[.E301])" office:value-type="float" office:value="2.4635899066925" calcext:value-type="float">
            <text:p>2.4635899067</text:p>
          </table:table-cell>
          <table:table-cell table:formula="of:=IF(ISBLANK([.E301]);&quot;&quot;;[.I301])" office:value-type="float" office:value="2.4635899066925" calcext:value-type="float">
            <text:p>2.4635899067</text:p>
          </table:table-cell>
          <table:table-cell table:formula="of:=IF(OR(ISBLANK([.E301]);[.I301]&lt;=0);&quot;&quot;;[.I301])" office:value-type="float" office:value="2.4635899066925" calcext:value-type="float">
            <text:p>2.46358990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034" calcext:value-type="float">
            <text:p>1427753956.62034</text:p>
          </table:table-cell>
          <table:table-cell office:value-type="float" office:value="1427753959.04511" calcext:value-type="float">
            <text:p>1427753959.04511</text:p>
          </table:table-cell>
          <table:table-cell office:value-type="float" office:value="1427753959.08581" calcext:value-type="float">
            <text:p>1427753959.08581</text:p>
          </table:table-cell>
          <table:table-cell/>
          <table:table-cell table:formula="of:=MAX([.B302];[.D302];[.G302])-MAX([.A302];[.C302];[.E302])" office:value-type="float" office:value="2.46546983718872" calcext:value-type="float">
            <text:p>2.4654698372</text:p>
          </table:table-cell>
          <table:table-cell table:formula="of:=IF(ISBLANK([.E302]);&quot;&quot;;[.I302])" office:value-type="float" office:value="2.46546983718872" calcext:value-type="float">
            <text:p>2.4654698372</text:p>
          </table:table-cell>
          <table:table-cell table:formula="of:=IF(OR(ISBLANK([.E302]);[.I302]&lt;=0);&quot;&quot;;[.I302])" office:value-type="float" office:value="2.46546983718872" calcext:value-type="float">
            <text:p>2.4654698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085" calcext:value-type="float">
            <text:p>1427753956.62085</text:p>
          </table:table-cell>
          <table:table-cell office:value-type="float" office:value="1427753959.04496" calcext:value-type="float">
            <text:p>1427753959.04496</text:p>
          </table:table-cell>
          <table:table-cell office:value-type="float" office:value="1427753959.08334" calcext:value-type="float">
            <text:p>1427753959.08334</text:p>
          </table:table-cell>
          <table:table-cell/>
          <table:table-cell table:formula="of:=MAX([.B303];[.D303];[.G303])-MAX([.A303];[.C303];[.E303])" office:value-type="float" office:value="2.46248984336853" calcext:value-type="float">
            <text:p>2.4624898434</text:p>
          </table:table-cell>
          <table:table-cell table:formula="of:=IF(ISBLANK([.E303]);&quot;&quot;;[.I303])" office:value-type="float" office:value="2.46248984336853" calcext:value-type="float">
            <text:p>2.4624898434</text:p>
          </table:table-cell>
          <table:table-cell table:formula="of:=IF(OR(ISBLANK([.E303]);[.I303]&lt;=0);&quot;&quot;;[.I303])" office:value-type="float" office:value="2.46248984336853" calcext:value-type="float">
            <text:p>2.46248984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134" calcext:value-type="float">
            <text:p>1427753956.62134</text:p>
          </table:table-cell>
          <table:table-cell office:value-type="float" office:value="1427753959.04548" calcext:value-type="float">
            <text:p>1427753959.04548</text:p>
          </table:table-cell>
          <table:table-cell office:value-type="float" office:value="1427753959.08329" calcext:value-type="float">
            <text:p>1427753959.08329</text:p>
          </table:table-cell>
          <table:table-cell/>
          <table:table-cell table:formula="of:=MAX([.B304];[.D304];[.G304])-MAX([.A304];[.C304];[.E304])" office:value-type="float" office:value="2.46195006370544" calcext:value-type="float">
            <text:p>2.4619500637</text:p>
          </table:table-cell>
          <table:table-cell table:formula="of:=IF(ISBLANK([.E304]);&quot;&quot;;[.I304])" office:value-type="float" office:value="2.46195006370544" calcext:value-type="float">
            <text:p>2.4619500637</text:p>
          </table:table-cell>
          <table:table-cell table:formula="of:=IF(OR(ISBLANK([.E304]);[.I304]&lt;=0);&quot;&quot;;[.I304])" office:value-type="float" office:value="2.46195006370544" calcext:value-type="float">
            <text:p>2.46195006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201" calcext:value-type="float">
            <text:p>1427753956.62201</text:p>
          </table:table-cell>
          <table:table-cell office:value-type="float" office:value="1427753959.04506" calcext:value-type="float">
            <text:p>1427753959.04506</text:p>
          </table:table-cell>
          <table:table-cell office:value-type="float" office:value="1427753959.08577" calcext:value-type="float">
            <text:p>1427753959.08577</text:p>
          </table:table-cell>
          <table:table-cell/>
          <table:table-cell table:formula="of:=MAX([.B305];[.D305];[.G305])-MAX([.A305];[.C305];[.E305])" office:value-type="float" office:value="2.4637598991394" calcext:value-type="float">
            <text:p>2.4637598991</text:p>
          </table:table-cell>
          <table:table-cell table:formula="of:=IF(ISBLANK([.E305]);&quot;&quot;;[.I305])" office:value-type="float" office:value="2.4637598991394" calcext:value-type="float">
            <text:p>2.4637598991</text:p>
          </table:table-cell>
          <table:table-cell table:formula="of:=IF(OR(ISBLANK([.E305]);[.I305]&lt;=0);&quot;&quot;;[.I305])" office:value-type="float" office:value="2.4637598991394" calcext:value-type="float">
            <text:p>2.4637598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259" calcext:value-type="float">
            <text:p>1427753956.62259</text:p>
          </table:table-cell>
          <table:table-cell office:value-type="float" office:value="1427753959.04598" calcext:value-type="float">
            <text:p>1427753959.04598</text:p>
          </table:table-cell>
          <table:table-cell office:value-type="float" office:value="1427753959.08578" calcext:value-type="float">
            <text:p>1427753959.08578</text:p>
          </table:table-cell>
          <table:table-cell/>
          <table:table-cell table:formula="of:=MAX([.B306];[.D306];[.G306])-MAX([.A306];[.C306];[.E306])" office:value-type="float" office:value="2.46318984031677" calcext:value-type="float">
            <text:p>2.4631898403</text:p>
          </table:table-cell>
          <table:table-cell table:formula="of:=IF(ISBLANK([.E306]);&quot;&quot;;[.I306])" office:value-type="float" office:value="2.46318984031677" calcext:value-type="float">
            <text:p>2.4631898403</text:p>
          </table:table-cell>
          <table:table-cell table:formula="of:=IF(OR(ISBLANK([.E306]);[.I306]&lt;=0);&quot;&quot;;[.I306])" office:value-type="float" office:value="2.46318984031677" calcext:value-type="float">
            <text:p>2.46318984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336" calcext:value-type="float">
            <text:p>1427753956.62336</text:p>
          </table:table-cell>
          <table:table-cell office:value-type="float" office:value="1427753959.04516" calcext:value-type="float">
            <text:p>1427753959.04516</text:p>
          </table:table-cell>
          <table:table-cell office:value-type="float" office:value="1427753959.08582" calcext:value-type="float">
            <text:p>1427753959.08582</text:p>
          </table:table-cell>
          <table:table-cell/>
          <table:table-cell table:formula="of:=MAX([.B307];[.D307];[.G307])-MAX([.A307];[.C307];[.E307])" office:value-type="float" office:value="2.46246004104614" calcext:value-type="float">
            <text:p>2.462460041</text:p>
          </table:table-cell>
          <table:table-cell table:formula="of:=IF(ISBLANK([.E307]);&quot;&quot;;[.I307])" office:value-type="float" office:value="2.46246004104614" calcext:value-type="float">
            <text:p>2.462460041</text:p>
          </table:table-cell>
          <table:table-cell table:formula="of:=IF(OR(ISBLANK([.E307]);[.I307]&lt;=0);&quot;&quot;;[.I307])" office:value-type="float" office:value="2.46246004104614" calcext:value-type="float">
            <text:p>2.4624600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388" calcext:value-type="float">
            <text:p>1427753956.62388</text:p>
          </table:table-cell>
          <table:table-cell office:value-type="float" office:value="1427753958.39503" calcext:value-type="float">
            <text:p>1427753958.39503</text:p>
          </table:table-cell>
          <table:table-cell office:value-type="float" office:value="1427753958.47988" calcext:value-type="float">
            <text:p>1427753958.47988</text:p>
          </table:table-cell>
          <table:table-cell/>
          <table:table-cell table:formula="of:=MAX([.B308];[.D308];[.G308])-MAX([.A308];[.C308];[.E308])" office:value-type="float" office:value="1.85600018501282" calcext:value-type="float">
            <text:p>1.856000185</text:p>
          </table:table-cell>
          <table:table-cell table:formula="of:=IF(ISBLANK([.E308]);&quot;&quot;;[.I308])" office:value-type="float" office:value="1.85600018501282" calcext:value-type="float">
            <text:p>1.856000185</text:p>
          </table:table-cell>
          <table:table-cell table:formula="of:=IF(OR(ISBLANK([.E308]);[.I308]&lt;=0);&quot;&quot;;[.I308])" office:value-type="float" office:value="1.85600018501282" calcext:value-type="float">
            <text:p>1.8560001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439" calcext:value-type="float">
            <text:p>1427753956.62439</text:p>
          </table:table-cell>
          <table:table-cell office:value-type="float" office:value="1427753959.04501" calcext:value-type="float">
            <text:p>1427753959.04501</text:p>
          </table:table-cell>
          <table:table-cell office:value-type="float" office:value="1427753959.07868" calcext:value-type="float">
            <text:p>1427753959.07868</text:p>
          </table:table-cell>
          <table:table-cell/>
          <table:table-cell table:formula="of:=MAX([.B309];[.D309];[.G309])-MAX([.A309];[.C309];[.E309])" office:value-type="float" office:value="2.45429015159607" calcext:value-type="float">
            <text:p>2.4542901516</text:p>
          </table:table-cell>
          <table:table-cell table:formula="of:=IF(ISBLANK([.E309]);&quot;&quot;;[.I309])" office:value-type="float" office:value="2.45429015159607" calcext:value-type="float">
            <text:p>2.4542901516</text:p>
          </table:table-cell>
          <table:table-cell table:formula="of:=IF(OR(ISBLANK([.E309]);[.I309]&lt;=0);&quot;&quot;;[.I309])" office:value-type="float" office:value="2.45429015159607" calcext:value-type="float">
            <text:p>2.45429015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6.62491" calcext:value-type="float">
            <text:p>1427753956.62491</text:p>
          </table:table-cell>
          <table:table-cell office:value-type="float" office:value="1427753959.13998" calcext:value-type="float">
            <text:p>1427753959.13998</text:p>
          </table:table-cell>
          <table:table-cell office:value-type="float" office:value="1427753959.16848" calcext:value-type="float">
            <text:p>1427753959.16848</text:p>
          </table:table-cell>
          <table:table-cell/>
          <table:table-cell table:formula="of:=MAX([.B310];[.D310];[.G310])-MAX([.A310];[.C310];[.E310])" office:value-type="float" office:value="2.54356980323791" calcext:value-type="float">
            <text:p>2.5435698032</text:p>
          </table:table-cell>
          <table:table-cell table:formula="of:=IF(ISBLANK([.E310]);&quot;&quot;;[.I310])" office:value-type="float" office:value="2.54356980323791" calcext:value-type="float">
            <text:p>2.5435698032</text:p>
          </table:table-cell>
          <table:table-cell table:formula="of:=IF(OR(ISBLANK([.E310]);[.I310]&lt;=0);&quot;&quot;;[.I310])" office:value-type="float" office:value="2.54356980323791" calcext:value-type="float">
            <text:p>2.5435698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59.1685" calcext:value-type="float">
            <text:p>1427753959.1685</text:p>
          </table:table-cell>
          <table:table-cell office:value-type="float" office:value="1427753961.81851" calcext:value-type="float">
            <text:p>1427753961.81851</text:p>
          </table:table-cell>
          <table:table-cell table:number-columns-repeated="4"/>
          <table:table-cell table:formula="of:=MAX([.B311];[.D311];[.G311])-MAX([.A311];[.C311];[.E311])" office:value-type="float" office:value="2.65001010894775" calcext:value-type="float">
            <text:p>2.6500101089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685" calcext:value-type="float">
            <text:p>1427753959.1685</text:p>
          </table:table-cell>
          <table:table-cell office:value-type="float" office:value="1427753961.68958" calcext:value-type="float">
            <text:p>1427753961.68958</text:p>
          </table:table-cell>
          <table:table-cell office:value-type="float" office:value="1427753961.72289" calcext:value-type="float">
            <text:p>1427753961.72289</text:p>
          </table:table-cell>
          <table:table-cell/>
          <table:table-cell table:formula="of:=MAX([.B312];[.D312];[.G312])-MAX([.A312];[.C312];[.E312])" office:value-type="float" office:value="2.55438995361328" calcext:value-type="float">
            <text:p>2.5543899536</text:p>
          </table:table-cell>
          <table:table-cell table:formula="of:=IF(ISBLANK([.E312]);&quot;&quot;;[.I312])" office:value-type="float" office:value="2.55438995361328" calcext:value-type="float">
            <text:p>2.5543899536</text:p>
          </table:table-cell>
          <table:table-cell table:formula="of:=IF(OR(ISBLANK([.E312]);[.I312]&lt;=0);&quot;&quot;;[.I312])" office:value-type="float" office:value="2.55438995361328" calcext:value-type="float">
            <text:p>2.55438995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6991" calcext:value-type="float">
            <text:p>1427753959.16991</text:p>
          </table:table-cell>
          <table:table-cell office:value-type="float" office:value="1427753961.6952" calcext:value-type="float">
            <text:p>1427753961.6952</text:p>
          </table:table-cell>
          <table:table-cell office:value-type="float" office:value="1427753961.73059" calcext:value-type="float">
            <text:p>1427753961.73059</text:p>
          </table:table-cell>
          <table:table-cell/>
          <table:table-cell table:formula="of:=MAX([.B313];[.D313];[.G313])-MAX([.A313];[.C313];[.E313])" office:value-type="float" office:value="2.56068015098572" calcext:value-type="float">
            <text:p>2.560680151</text:p>
          </table:table-cell>
          <table:table-cell table:formula="of:=IF(ISBLANK([.E313]);&quot;&quot;;[.I313])" office:value-type="float" office:value="2.56068015098572" calcext:value-type="float">
            <text:p>2.560680151</text:p>
          </table:table-cell>
          <table:table-cell table:formula="of:=IF(OR(ISBLANK([.E313]);[.I313]&lt;=0);&quot;&quot;;[.I313])" office:value-type="float" office:value="2.56068015098572" calcext:value-type="float">
            <text:p>2.560680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072" calcext:value-type="float">
            <text:p>1427753959.17072</text:p>
          </table:table-cell>
          <table:table-cell office:value-type="float" office:value="1427753961.68988" calcext:value-type="float">
            <text:p>1427753961.68988</text:p>
          </table:table-cell>
          <table:table-cell office:value-type="float" office:value="1427753961.72553" calcext:value-type="float">
            <text:p>1427753961.72553</text:p>
          </table:table-cell>
          <table:table-cell/>
          <table:table-cell table:formula="of:=MAX([.B314];[.D314];[.G314])-MAX([.A314];[.C314];[.E314])" office:value-type="float" office:value="2.55480980873108" calcext:value-type="float">
            <text:p>2.5548098087</text:p>
          </table:table-cell>
          <table:table-cell table:formula="of:=IF(ISBLANK([.E314]);&quot;&quot;;[.I314])" office:value-type="float" office:value="2.55480980873108" calcext:value-type="float">
            <text:p>2.5548098087</text:p>
          </table:table-cell>
          <table:table-cell table:formula="of:=IF(OR(ISBLANK([.E314]);[.I314]&lt;=0);&quot;&quot;;[.I314])" office:value-type="float" office:value="2.55480980873108" calcext:value-type="float">
            <text:p>2.55480980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205" calcext:value-type="float">
            <text:p>1427753959.17205</text:p>
          </table:table-cell>
          <table:table-cell office:value-type="float" office:value="1427753961.68963" calcext:value-type="float">
            <text:p>1427753961.68963</text:p>
          </table:table-cell>
          <table:table-cell office:value-type="float" office:value="1427753961.71947" calcext:value-type="float">
            <text:p>1427753961.71947</text:p>
          </table:table-cell>
          <table:table-cell/>
          <table:table-cell table:formula="of:=MAX([.B315];[.D315];[.G315])-MAX([.A315];[.C315];[.E315])" office:value-type="float" office:value="2.54742002487183" calcext:value-type="float">
            <text:p>2.5474200249</text:p>
          </table:table-cell>
          <table:table-cell table:formula="of:=IF(ISBLANK([.E315]);&quot;&quot;;[.I315])" office:value-type="float" office:value="2.54742002487183" calcext:value-type="float">
            <text:p>2.5474200249</text:p>
          </table:table-cell>
          <table:table-cell table:formula="of:=IF(OR(ISBLANK([.E315]);[.I315]&lt;=0);&quot;&quot;;[.I315])" office:value-type="float" office:value="2.54742002487183" calcext:value-type="float">
            <text:p>2.54742002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325" calcext:value-type="float">
            <text:p>1427753959.17325</text:p>
          </table:table-cell>
          <table:table-cell office:value-type="float" office:value="1427753961.68977" calcext:value-type="float">
            <text:p>1427753961.68977</text:p>
          </table:table-cell>
          <table:table-cell office:value-type="float" office:value="1427753961.72547" calcext:value-type="float">
            <text:p>1427753961.72547</text:p>
          </table:table-cell>
          <table:table-cell/>
          <table:table-cell table:formula="of:=MAX([.B316];[.D316];[.G316])-MAX([.A316];[.C316];[.E316])" office:value-type="float" office:value="2.55222010612488" calcext:value-type="float">
            <text:p>2.5522201061</text:p>
          </table:table-cell>
          <table:table-cell table:formula="of:=IF(ISBLANK([.E316]);&quot;&quot;;[.I316])" office:value-type="float" office:value="2.55222010612488" calcext:value-type="float">
            <text:p>2.5522201061</text:p>
          </table:table-cell>
          <table:table-cell table:formula="of:=IF(OR(ISBLANK([.E316]);[.I316]&lt;=0);&quot;&quot;;[.I316])" office:value-type="float" office:value="2.55222010612488" calcext:value-type="float">
            <text:p>2.55222010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4" calcext:value-type="float">
            <text:p>1427753959.174</text:p>
          </table:table-cell>
          <table:table-cell office:value-type="float" office:value="1427753961.12776" calcext:value-type="float">
            <text:p>1427753961.12776</text:p>
          </table:table-cell>
          <table:table-cell office:value-type="float" office:value="1427753961.68967" calcext:value-type="float">
            <text:p>1427753961.68967</text:p>
          </table:table-cell>
          <table:table-cell/>
          <table:table-cell table:formula="of:=MAX([.B317];[.D317];[.G317])-MAX([.A317];[.C317];[.E317])" office:value-type="float" office:value="2.51567006111145" calcext:value-type="float">
            <text:p>2.5156700611</text:p>
          </table:table-cell>
          <table:table-cell table:formula="of:=IF(ISBLANK([.E317]);&quot;&quot;;[.I317])" office:value-type="float" office:value="2.51567006111145" calcext:value-type="float">
            <text:p>2.5156700611</text:p>
          </table:table-cell>
          <table:table-cell table:formula="of:=IF(OR(ISBLANK([.E317]);[.I317]&lt;=0);&quot;&quot;;[.I317])" office:value-type="float" office:value="2.51567006111145" calcext:value-type="float">
            <text:p>2.51567006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541" calcext:value-type="float">
            <text:p>1427753959.17541</text:p>
          </table:table-cell>
          <table:table-cell office:value-type="float" office:value="1427753961.68972" calcext:value-type="float">
            <text:p>1427753961.68972</text:p>
          </table:table-cell>
          <table:table-cell office:value-type="float" office:value="1427753961.72559" calcext:value-type="float">
            <text:p>1427753961.72559</text:p>
          </table:table-cell>
          <table:table-cell/>
          <table:table-cell table:formula="of:=MAX([.B318];[.D318];[.G318])-MAX([.A318];[.C318];[.E318])" office:value-type="float" office:value="2.55017995834351" calcext:value-type="float">
            <text:p>2.5501799583</text:p>
          </table:table-cell>
          <table:table-cell table:formula="of:=IF(ISBLANK([.E318]);&quot;&quot;;[.I318])" office:value-type="float" office:value="2.55017995834351" calcext:value-type="float">
            <text:p>2.5501799583</text:p>
          </table:table-cell>
          <table:table-cell table:formula="of:=IF(OR(ISBLANK([.E318]);[.I318]&lt;=0);&quot;&quot;;[.I318])" office:value-type="float" office:value="2.55017995834351" calcext:value-type="float">
            <text:p>2.55017995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682" calcext:value-type="float">
            <text:p>1427753959.17682</text:p>
          </table:table-cell>
          <table:table-cell office:value-type="float" office:value="1427753961.68983" calcext:value-type="float">
            <text:p>1427753961.68983</text:p>
          </table:table-cell>
          <table:table-cell office:value-type="float" office:value="1427753961.7254" calcext:value-type="float">
            <text:p>1427753961.7254</text:p>
          </table:table-cell>
          <table:table-cell/>
          <table:table-cell table:formula="of:=MAX([.B319];[.D319];[.G319])-MAX([.A319];[.C319];[.E319])" office:value-type="float" office:value="2.54857993125916" calcext:value-type="float">
            <text:p>2.5485799313</text:p>
          </table:table-cell>
          <table:table-cell table:formula="of:=IF(ISBLANK([.E319]);&quot;&quot;;[.I319])" office:value-type="float" office:value="2.54857993125916" calcext:value-type="float">
            <text:p>2.5485799313</text:p>
          </table:table-cell>
          <table:table-cell table:formula="of:=IF(OR(ISBLANK([.E319]);[.I319]&lt;=0);&quot;&quot;;[.I319])" office:value-type="float" office:value="2.54857993125916" calcext:value-type="float">
            <text:p>2.54857993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797" calcext:value-type="float">
            <text:p>1427753959.17797</text:p>
          </table:table-cell>
          <table:table-cell office:value-type="float" office:value="1427753961.68952" calcext:value-type="float">
            <text:p>1427753961.68952</text:p>
          </table:table-cell>
          <table:table-cell office:value-type="float" office:value="1427753961.72288" calcext:value-type="float">
            <text:p>1427753961.72288</text:p>
          </table:table-cell>
          <table:table-cell/>
          <table:table-cell table:formula="of:=MAX([.B320];[.D320];[.G320])-MAX([.A320];[.C320];[.E320])" office:value-type="float" office:value="2.54490995407104" calcext:value-type="float">
            <text:p>2.5449099541</text:p>
          </table:table-cell>
          <table:table-cell table:formula="of:=IF(ISBLANK([.E320]);&quot;&quot;;[.I320])" office:value-type="float" office:value="2.54490995407104" calcext:value-type="float">
            <text:p>2.5449099541</text:p>
          </table:table-cell>
          <table:table-cell table:formula="of:=IF(OR(ISBLANK([.E320]);[.I320]&lt;=0);&quot;&quot;;[.I320])" office:value-type="float" office:value="2.54490995407104" calcext:value-type="float">
            <text:p>2.54490995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59.17926" calcext:value-type="float">
            <text:p>1427753959.17926</text:p>
          </table:table-cell>
          <table:table-cell office:value-type="float" office:value="1427753961.7837" calcext:value-type="float">
            <text:p>1427753961.7837</text:p>
          </table:table-cell>
          <table:table-cell office:value-type="float" office:value="1427753961.8185" calcext:value-type="float">
            <text:p>1427753961.8185</text:p>
          </table:table-cell>
          <table:table-cell/>
          <table:table-cell table:formula="of:=MAX([.B321];[.D321];[.G321])-MAX([.A321];[.C321];[.E321])" office:value-type="float" office:value="2.639240026474" calcext:value-type="float">
            <text:p>2.6392400265</text:p>
          </table:table-cell>
          <table:table-cell table:formula="of:=IF(ISBLANK([.E321]);&quot;&quot;;[.I321])" office:value-type="float" office:value="2.639240026474" calcext:value-type="float">
            <text:p>2.6392400265</text:p>
          </table:table-cell>
          <table:table-cell table:formula="of:=IF(OR(ISBLANK([.E321]);[.I321]&lt;=0);&quot;&quot;;[.I321])" office:value-type="float" office:value="2.639240026474" calcext:value-type="float">
            <text:p>2.63924002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61.81852" calcext:value-type="float">
            <text:p>1427753961.81852</text:p>
          </table:table-cell>
          <table:table-cell office:value-type="float" office:value="1427753964.76278" calcext:value-type="float">
            <text:p>1427753964.76278</text:p>
          </table:table-cell>
          <table:table-cell table:number-columns-repeated="4"/>
          <table:table-cell table:formula="of:=MAX([.B322];[.D322];[.G322])-MAX([.A322];[.C322];[.E322])" office:value-type="float" office:value="2.94425988197327" calcext:value-type="float">
            <text:p>2.944259882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1853" calcext:value-type="float">
            <text:p>1427753961.81853</text:p>
          </table:table-cell>
          <table:table-cell office:value-type="float" office:value="1427753964.64524" calcext:value-type="float">
            <text:p>1427753964.64524</text:p>
          </table:table-cell>
          <table:table-cell office:value-type="float" office:value="1427753964.67881" calcext:value-type="float">
            <text:p>1427753964.67881</text:p>
          </table:table-cell>
          <table:table-cell/>
          <table:table-cell table:formula="of:=MAX([.B323];[.D323];[.G323])-MAX([.A323];[.C323];[.E323])" office:value-type="float" office:value="2.86027979850769" calcext:value-type="float">
            <text:p>2.8602797985</text:p>
          </table:table-cell>
          <table:table-cell table:formula="of:=IF(ISBLANK([.E323]);&quot;&quot;;[.I323])" office:value-type="float" office:value="2.86027979850769" calcext:value-type="float">
            <text:p>2.8602797985</text:p>
          </table:table-cell>
          <table:table-cell table:formula="of:=IF(OR(ISBLANK([.E323]);[.I323]&lt;=0);&quot;&quot;;[.I323])" office:value-type="float" office:value="2.86027979850769" calcext:value-type="float">
            <text:p>2.86027979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1943" calcext:value-type="float">
            <text:p>1427753961.81943</text:p>
          </table:table-cell>
          <table:table-cell office:value-type="float" office:value="1427753964.64544" calcext:value-type="float">
            <text:p>1427753964.64544</text:p>
          </table:table-cell>
          <table:table-cell office:value-type="float" office:value="1427753964.67889" calcext:value-type="float">
            <text:p>1427753964.67889</text:p>
          </table:table-cell>
          <table:table-cell/>
          <table:table-cell table:formula="of:=MAX([.B324];[.D324];[.G324])-MAX([.A324];[.C324];[.E324])" office:value-type="float" office:value="2.85945987701416" calcext:value-type="float">
            <text:p>2.859459877</text:p>
          </table:table-cell>
          <table:table-cell table:formula="of:=IF(ISBLANK([.E324]);&quot;&quot;;[.I324])" office:value-type="float" office:value="2.85945987701416" calcext:value-type="float">
            <text:p>2.859459877</text:p>
          </table:table-cell>
          <table:table-cell table:formula="of:=IF(OR(ISBLANK([.E324]);[.I324]&lt;=0);&quot;&quot;;[.I324])" office:value-type="float" office:value="2.85945987701416" calcext:value-type="float">
            <text:p>2.859459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073" calcext:value-type="float">
            <text:p>1427753961.82073</text:p>
          </table:table-cell>
          <table:table-cell office:value-type="float" office:value="1427753964.64515" calcext:value-type="float">
            <text:p>1427753964.64515</text:p>
          </table:table-cell>
          <table:table-cell office:value-type="float" office:value="1427753964.67656" calcext:value-type="float">
            <text:p>1427753964.67656</text:p>
          </table:table-cell>
          <table:table-cell/>
          <table:table-cell table:formula="of:=MAX([.B325];[.D325];[.G325])-MAX([.A325];[.C325];[.E325])" office:value-type="float" office:value="2.85582995414734" calcext:value-type="float">
            <text:p>2.8558299541</text:p>
          </table:table-cell>
          <table:table-cell table:formula="of:=IF(ISBLANK([.E325]);&quot;&quot;;[.I325])" office:value-type="float" office:value="2.85582995414734" calcext:value-type="float">
            <text:p>2.8558299541</text:p>
          </table:table-cell>
          <table:table-cell table:formula="of:=IF(OR(ISBLANK([.E325]);[.I325]&lt;=0);&quot;&quot;;[.I325])" office:value-type="float" office:value="2.85582995414734" calcext:value-type="float">
            <text:p>2.85582995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205" calcext:value-type="float">
            <text:p>1427753961.82205</text:p>
          </table:table-cell>
          <table:table-cell office:value-type="float" office:value="1427753964.64534" calcext:value-type="float">
            <text:p>1427753964.64534</text:p>
          </table:table-cell>
          <table:table-cell office:value-type="float" office:value="1427753964.68322" calcext:value-type="float">
            <text:p>1427753964.68322</text:p>
          </table:table-cell>
          <table:table-cell/>
          <table:table-cell table:formula="of:=MAX([.B326];[.D326];[.G326])-MAX([.A326];[.C326];[.E326])" office:value-type="float" office:value="2.86116981506348" calcext:value-type="float">
            <text:p>2.8611698151</text:p>
          </table:table-cell>
          <table:table-cell table:formula="of:=IF(ISBLANK([.E326]);&quot;&quot;;[.I326])" office:value-type="float" office:value="2.86116981506348" calcext:value-type="float">
            <text:p>2.8611698151</text:p>
          </table:table-cell>
          <table:table-cell table:formula="of:=IF(OR(ISBLANK([.E326]);[.I326]&lt;=0);&quot;&quot;;[.I326])" office:value-type="float" office:value="2.86116981506348" calcext:value-type="float">
            <text:p>2.8611698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338" calcext:value-type="float">
            <text:p>1427753961.82338</text:p>
          </table:table-cell>
          <table:table-cell office:value-type="float" office:value="1427753964.64554" calcext:value-type="float">
            <text:p>1427753964.64554</text:p>
          </table:table-cell>
          <table:table-cell office:value-type="float" office:value="1427753964.68089" calcext:value-type="float">
            <text:p>1427753964.68089</text:p>
          </table:table-cell>
          <table:table-cell/>
          <table:table-cell table:formula="of:=MAX([.B327];[.D327];[.G327])-MAX([.A327];[.C327];[.E327])" office:value-type="float" office:value="2.85751008987427" calcext:value-type="float">
            <text:p>2.8575100899</text:p>
          </table:table-cell>
          <table:table-cell table:formula="of:=IF(ISBLANK([.E327]);&quot;&quot;;[.I327])" office:value-type="float" office:value="2.85751008987427" calcext:value-type="float">
            <text:p>2.8575100899</text:p>
          </table:table-cell>
          <table:table-cell table:formula="of:=IF(OR(ISBLANK([.E327]);[.I327]&lt;=0);&quot;&quot;;[.I327])" office:value-type="float" office:value="2.85751008987427" calcext:value-type="float">
            <text:p>2.85751008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467" calcext:value-type="float">
            <text:p>1427753961.82467</text:p>
          </table:table-cell>
          <table:table-cell office:value-type="float" office:value="1427753964.72944" calcext:value-type="float">
            <text:p>1427753964.72944</text:p>
          </table:table-cell>
          <table:table-cell office:value-type="float" office:value="1427753964.76277" calcext:value-type="float">
            <text:p>1427753964.76277</text:p>
          </table:table-cell>
          <table:table-cell/>
          <table:table-cell table:formula="of:=MAX([.B328];[.D328];[.G328])-MAX([.A328];[.C328];[.E328])" office:value-type="float" office:value="2.93809986114502" calcext:value-type="float">
            <text:p>2.9380998611</text:p>
          </table:table-cell>
          <table:table-cell table:formula="of:=IF(ISBLANK([.E328]);&quot;&quot;;[.I328])" office:value-type="float" office:value="2.93809986114502" calcext:value-type="float">
            <text:p>2.9380998611</text:p>
          </table:table-cell>
          <table:table-cell table:formula="of:=IF(OR(ISBLANK([.E328]);[.I328]&lt;=0);&quot;&quot;;[.I328])" office:value-type="float" office:value="2.93809986114502" calcext:value-type="float">
            <text:p>2.93809986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546" calcext:value-type="float">
            <text:p>1427753961.82546</text:p>
          </table:table-cell>
          <table:table-cell office:value-type="float" office:value="1427753964.64564" calcext:value-type="float">
            <text:p>1427753964.64564</text:p>
          </table:table-cell>
          <table:table-cell office:value-type="float" office:value="1427753964.68315" calcext:value-type="float">
            <text:p>1427753964.68315</text:p>
          </table:table-cell>
          <table:table-cell/>
          <table:table-cell table:formula="of:=MAX([.B329];[.D329];[.G329])-MAX([.A329];[.C329];[.E329])" office:value-type="float" office:value="2.85769009590149" calcext:value-type="float">
            <text:p>2.8576900959</text:p>
          </table:table-cell>
          <table:table-cell table:formula="of:=IF(ISBLANK([.E329]);&quot;&quot;;[.I329])" office:value-type="float" office:value="2.85769009590149" calcext:value-type="float">
            <text:p>2.8576900959</text:p>
          </table:table-cell>
          <table:table-cell table:formula="of:=IF(OR(ISBLANK([.E329]);[.I329]&lt;=0);&quot;&quot;;[.I329])" office:value-type="float" office:value="2.85769009590149" calcext:value-type="float">
            <text:p>2.85769009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625" calcext:value-type="float">
            <text:p>1427753961.82625</text:p>
          </table:table-cell>
          <table:table-cell office:value-type="float" office:value="1427753964.64616" calcext:value-type="float">
            <text:p>1427753964.64616</text:p>
          </table:table-cell>
          <table:table-cell office:value-type="float" office:value="1427753964.67876" calcext:value-type="float">
            <text:p>1427753964.67876</text:p>
          </table:table-cell>
          <table:table-cell/>
          <table:table-cell table:formula="of:=MAX([.B330];[.D330];[.G330])-MAX([.A330];[.C330];[.E330])" office:value-type="float" office:value="2.85250997543335" calcext:value-type="float">
            <text:p>2.8525099754</text:p>
          </table:table-cell>
          <table:table-cell table:formula="of:=IF(ISBLANK([.E330]);&quot;&quot;;[.I330])" office:value-type="float" office:value="2.85250997543335" calcext:value-type="float">
            <text:p>2.8525099754</text:p>
          </table:table-cell>
          <table:table-cell table:formula="of:=IF(OR(ISBLANK([.E330]);[.I330]&lt;=0);&quot;&quot;;[.I330])" office:value-type="float" office:value="2.85250997543335" calcext:value-type="float">
            <text:p>2.85250997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703" calcext:value-type="float">
            <text:p>1427753961.82703</text:p>
          </table:table-cell>
          <table:table-cell office:value-type="float" office:value="1427753964.64573" calcext:value-type="float">
            <text:p>1427753964.64573</text:p>
          </table:table-cell>
          <table:table-cell office:value-type="float" office:value="1427753964.68319" calcext:value-type="float">
            <text:p>1427753964.68319</text:p>
          </table:table-cell>
          <table:table-cell/>
          <table:table-cell table:formula="of:=MAX([.B331];[.D331];[.G331])-MAX([.A331];[.C331];[.E331])" office:value-type="float" office:value="2.85616016387939" calcext:value-type="float">
            <text:p>2.8561601639</text:p>
          </table:table-cell>
          <table:table-cell table:formula="of:=IF(ISBLANK([.E331]);&quot;&quot;;[.I331])" office:value-type="float" office:value="2.85616016387939" calcext:value-type="float">
            <text:p>2.8561601639</text:p>
          </table:table-cell>
          <table:table-cell table:formula="of:=IF(OR(ISBLANK([.E331]);[.I331]&lt;=0);&quot;&quot;;[.I331])" office:value-type="float" office:value="2.85616016387939" calcext:value-type="float">
            <text:p>2.85616016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1.82817" calcext:value-type="float">
            <text:p>1427753961.82817</text:p>
          </table:table-cell>
          <table:table-cell office:value-type="float" office:value="1427753964.64581" calcext:value-type="float">
            <text:p>1427753964.64581</text:p>
          </table:table-cell>
          <table:table-cell office:value-type="float" office:value="1427753964.68317" calcext:value-type="float">
            <text:p>1427753964.68317</text:p>
          </table:table-cell>
          <table:table-cell/>
          <table:table-cell table:formula="of:=MAX([.B332];[.D332];[.G332])-MAX([.A332];[.C332];[.E332])" office:value-type="float" office:value="2.85500001907349" calcext:value-type="float">
            <text:p>2.8550000191</text:p>
          </table:table-cell>
          <table:table-cell table:formula="of:=IF(ISBLANK([.E332]);&quot;&quot;;[.I332])" office:value-type="float" office:value="2.85500001907349" calcext:value-type="float">
            <text:p>2.8550000191</text:p>
          </table:table-cell>
          <table:table-cell table:formula="of:=IF(OR(ISBLANK([.E332]);[.I332]&lt;=0);&quot;&quot;;[.I332])" office:value-type="float" office:value="2.85500001907349" calcext:value-type="float">
            <text:p>2.85500001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64.76279" calcext:value-type="float">
            <text:p>1427753964.76279</text:p>
          </table:table-cell>
          <table:table-cell office:value-type="float" office:value="1427753967.41336" calcext:value-type="float">
            <text:p>1427753967.41336</text:p>
          </table:table-cell>
          <table:table-cell table:number-columns-repeated="4"/>
          <table:table-cell table:formula="of:=MAX([.B333];[.D333];[.G333])-MAX([.A333];[.C333];[.E333])" office:value-type="float" office:value="2.65057015419006" calcext:value-type="float">
            <text:p>2.6505701542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279" calcext:value-type="float">
            <text:p>1427753964.76279</text:p>
          </table:table-cell>
          <table:table-cell office:value-type="float" office:value="1427753967.37769" calcext:value-type="float">
            <text:p>1427753967.37769</text:p>
          </table:table-cell>
          <table:table-cell office:value-type="float" office:value="1427753967.41336" calcext:value-type="float">
            <text:p>1427753967.41336</text:p>
          </table:table-cell>
          <table:table-cell/>
          <table:table-cell table:formula="of:=MAX([.B334];[.D334];[.G334])-MAX([.A334];[.C334];[.E334])" office:value-type="float" office:value="2.65057015419006" calcext:value-type="float">
            <text:p>2.6505701542</text:p>
          </table:table-cell>
          <table:table-cell table:formula="of:=IF(ISBLANK([.E334]);&quot;&quot;;[.I334])" office:value-type="float" office:value="2.65057015419006" calcext:value-type="float">
            <text:p>2.6505701542</text:p>
          </table:table-cell>
          <table:table-cell table:formula="of:=IF(OR(ISBLANK([.E334]);[.I334]&lt;=0);&quot;&quot;;[.I334])" office:value-type="float" office:value="2.65057015419006" calcext:value-type="float">
            <text:p>2.6505701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338" calcext:value-type="float">
            <text:p>1427753964.76338</text:p>
          </table:table-cell>
          <table:table-cell office:value-type="float" office:value="1427753967.29286" calcext:value-type="float">
            <text:p>1427753967.29286</text:p>
          </table:table-cell>
          <table:table-cell office:value-type="float" office:value="1427753967.3268" calcext:value-type="float">
            <text:p>1427753967.3268</text:p>
          </table:table-cell>
          <table:table-cell/>
          <table:table-cell table:formula="of:=MAX([.B335];[.D335];[.G335])-MAX([.A335];[.C335];[.E335])" office:value-type="float" office:value="2.56342005729675" calcext:value-type="float">
            <text:p>2.5634200573</text:p>
          </table:table-cell>
          <table:table-cell table:formula="of:=IF(ISBLANK([.E335]);&quot;&quot;;[.I335])" office:value-type="float" office:value="2.56342005729675" calcext:value-type="float">
            <text:p>2.5634200573</text:p>
          </table:table-cell>
          <table:table-cell table:formula="of:=IF(OR(ISBLANK([.E335]);[.I335]&lt;=0);&quot;&quot;;[.I335])" office:value-type="float" office:value="2.56342005729675" calcext:value-type="float">
            <text:p>2.56342005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388" calcext:value-type="float">
            <text:p>1427753964.76388</text:p>
          </table:table-cell>
          <table:table-cell office:value-type="float" office:value="1427753967.29292" calcext:value-type="float">
            <text:p>1427753967.29292</text:p>
          </table:table-cell>
          <table:table-cell office:value-type="float" office:value="1427753967.32673" calcext:value-type="float">
            <text:p>1427753967.32673</text:p>
          </table:table-cell>
          <table:table-cell/>
          <table:table-cell table:formula="of:=MAX([.B336];[.D336];[.G336])-MAX([.A336];[.C336];[.E336])" office:value-type="float" office:value="2.56284999847412" calcext:value-type="float">
            <text:p>2.5628499985</text:p>
          </table:table-cell>
          <table:table-cell table:formula="of:=IF(ISBLANK([.E336]);&quot;&quot;;[.I336])" office:value-type="float" office:value="2.56284999847412" calcext:value-type="float">
            <text:p>2.5628499985</text:p>
          </table:table-cell>
          <table:table-cell table:formula="of:=IF(OR(ISBLANK([.E336]);[.I336]&lt;=0);&quot;&quot;;[.I336])" office:value-type="float" office:value="2.56284999847412" calcext:value-type="float">
            <text:p>2.56284999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437" calcext:value-type="float">
            <text:p>1427753964.76437</text:p>
          </table:table-cell>
          <table:table-cell office:value-type="float" office:value="1427753967.29298" calcext:value-type="float">
            <text:p>1427753967.29298</text:p>
          </table:table-cell>
          <table:table-cell office:value-type="float" office:value="1427753967.32853" calcext:value-type="float">
            <text:p>1427753967.32853</text:p>
          </table:table-cell>
          <table:table-cell/>
          <table:table-cell table:formula="of:=MAX([.B337];[.D337];[.G337])-MAX([.A337];[.C337];[.E337])" office:value-type="float" office:value="2.56416010856628" calcext:value-type="float">
            <text:p>2.5641601086</text:p>
          </table:table-cell>
          <table:table-cell table:formula="of:=IF(ISBLANK([.E337]);&quot;&quot;;[.I337])" office:value-type="float" office:value="2.56416010856628" calcext:value-type="float">
            <text:p>2.5641601086</text:p>
          </table:table-cell>
          <table:table-cell table:formula="of:=IF(OR(ISBLANK([.E337]);[.I337]&lt;=0);&quot;&quot;;[.I337])" office:value-type="float" office:value="2.56416010856628" calcext:value-type="float">
            <text:p>2.56416010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486" calcext:value-type="float">
            <text:p>1427753964.76486</text:p>
          </table:table-cell>
          <table:table-cell office:value-type="float" office:value="1427753967.29631" calcext:value-type="float">
            <text:p>1427753967.29631</text:p>
          </table:table-cell>
          <table:table-cell office:value-type="float" office:value="1427753967.33315" calcext:value-type="float">
            <text:p>1427753967.33315</text:p>
          </table:table-cell>
          <table:table-cell/>
          <table:table-cell table:formula="of:=MAX([.B338];[.D338];[.G338])-MAX([.A338];[.C338];[.E338])" office:value-type="float" office:value="2.56828999519348" calcext:value-type="float">
            <text:p>2.5682899952</text:p>
          </table:table-cell>
          <table:table-cell table:formula="of:=IF(ISBLANK([.E338]);&quot;&quot;;[.I338])" office:value-type="float" office:value="2.56828999519348" calcext:value-type="float">
            <text:p>2.5682899952</text:p>
          </table:table-cell>
          <table:table-cell table:formula="of:=IF(OR(ISBLANK([.E338]);[.I338]&lt;=0);&quot;&quot;;[.I338])" office:value-type="float" office:value="2.56828999519348" calcext:value-type="float">
            <text:p>2.56828999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537" calcext:value-type="float">
            <text:p>1427753964.76537</text:p>
          </table:table-cell>
          <table:table-cell office:value-type="float" office:value="1427753967.29309" calcext:value-type="float">
            <text:p>1427753967.29309</text:p>
          </table:table-cell>
          <table:table-cell office:value-type="float" office:value="1427753967.32666" calcext:value-type="float">
            <text:p>1427753967.32666</text:p>
          </table:table-cell>
          <table:table-cell/>
          <table:table-cell table:formula="of:=MAX([.B339];[.D339];[.G339])-MAX([.A339];[.C339];[.E339])" office:value-type="float" office:value="2.56129002571106" calcext:value-type="float">
            <text:p>2.5612900257</text:p>
          </table:table-cell>
          <table:table-cell table:formula="of:=IF(ISBLANK([.E339]);&quot;&quot;;[.I339])" office:value-type="float" office:value="2.56129002571106" calcext:value-type="float">
            <text:p>2.5612900257</text:p>
          </table:table-cell>
          <table:table-cell table:formula="of:=IF(OR(ISBLANK([.E339]);[.I339]&lt;=0);&quot;&quot;;[.I339])" office:value-type="float" office:value="2.56129002571106" calcext:value-type="float">
            <text:p>2.56129002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585" calcext:value-type="float">
            <text:p>1427753964.76585</text:p>
          </table:table-cell>
          <table:table-cell office:value-type="float" office:value="1427753967.2928" calcext:value-type="float">
            <text:p>1427753967.2928</text:p>
          </table:table-cell>
          <table:table-cell office:value-type="float" office:value="1427753967.32683" calcext:value-type="float">
            <text:p>1427753967.32683</text:p>
          </table:table-cell>
          <table:table-cell/>
          <table:table-cell table:formula="of:=MAX([.B340];[.D340];[.G340])-MAX([.A340];[.C340];[.E340])" office:value-type="float" office:value="2.56097984313965" calcext:value-type="float">
            <text:p>2.5609798431</text:p>
          </table:table-cell>
          <table:table-cell table:formula="of:=IF(ISBLANK([.E340]);&quot;&quot;;[.I340])" office:value-type="float" office:value="2.56097984313965" calcext:value-type="float">
            <text:p>2.5609798431</text:p>
          </table:table-cell>
          <table:table-cell table:formula="of:=IF(OR(ISBLANK([.E340]);[.I340]&lt;=0);&quot;&quot;;[.I340])" office:value-type="float" office:value="2.56097984313965" calcext:value-type="float">
            <text:p>2.56097984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634" calcext:value-type="float">
            <text:p>1427753964.76634</text:p>
          </table:table-cell>
          <table:table-cell office:value-type="float" office:value="1427753967.29315" calcext:value-type="float">
            <text:p>1427753967.29315</text:p>
          </table:table-cell>
          <table:table-cell office:value-type="float" office:value="1427753967.32658" calcext:value-type="float">
            <text:p>1427753967.32658</text:p>
          </table:table-cell>
          <table:table-cell/>
          <table:table-cell table:formula="of:=MAX([.B341];[.D341];[.G341])-MAX([.A341];[.C341];[.E341])" office:value-type="float" office:value="2.5602400302887" calcext:value-type="float">
            <text:p>2.5602400303</text:p>
          </table:table-cell>
          <table:table-cell table:formula="of:=IF(ISBLANK([.E341]);&quot;&quot;;[.I341])" office:value-type="float" office:value="2.5602400302887" calcext:value-type="float">
            <text:p>2.5602400303</text:p>
          </table:table-cell>
          <table:table-cell table:formula="of:=IF(OR(ISBLANK([.E341]);[.I341]&lt;=0);&quot;&quot;;[.I341])" office:value-type="float" office:value="2.5602400302887" calcext:value-type="float">
            <text:p>2.56024003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684" calcext:value-type="float">
            <text:p>1427753964.76684</text:p>
          </table:table-cell>
          <table:table-cell office:value-type="float" office:value="1427753967.29304" calcext:value-type="float">
            <text:p>1427753967.29304</text:p>
          </table:table-cell>
          <table:table-cell office:value-type="float" office:value="1427753967.33096" calcext:value-type="float">
            <text:p>1427753967.33096</text:p>
          </table:table-cell>
          <table:table-cell/>
          <table:table-cell table:formula="of:=MAX([.B342];[.D342];[.G342])-MAX([.A342];[.C342];[.E342])" office:value-type="float" office:value="2.564120054245" calcext:value-type="float">
            <text:p>2.5641200542</text:p>
          </table:table-cell>
          <table:table-cell table:formula="of:=IF(ISBLANK([.E342]);&quot;&quot;;[.I342])" office:value-type="float" office:value="2.564120054245" calcext:value-type="float">
            <text:p>2.5641200542</text:p>
          </table:table-cell>
          <table:table-cell table:formula="of:=IF(OR(ISBLANK([.E342]);[.I342]&lt;=0);&quot;&quot;;[.I342])" office:value-type="float" office:value="2.564120054245" calcext:value-type="float">
            <text:p>2.56412005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4.76733" calcext:value-type="float">
            <text:p>1427753964.76733</text:p>
          </table:table-cell>
          <table:table-cell office:value-type="float" office:value="1427753967.2932" calcext:value-type="float">
            <text:p>1427753967.2932</text:p>
          </table:table-cell>
          <table:table-cell office:value-type="float" office:value="1427753967.32665" calcext:value-type="float">
            <text:p>1427753967.32665</text:p>
          </table:table-cell>
          <table:table-cell/>
          <table:table-cell table:formula="of:=MAX([.B343];[.D343];[.G343])-MAX([.A343];[.C343];[.E343])" office:value-type="float" office:value="2.55931997299194" calcext:value-type="float">
            <text:p>2.559319973</text:p>
          </table:table-cell>
          <table:table-cell table:formula="of:=IF(ISBLANK([.E343]);&quot;&quot;;[.I343])" office:value-type="float" office:value="2.55931997299194" calcext:value-type="float">
            <text:p>2.559319973</text:p>
          </table:table-cell>
          <table:table-cell table:formula="of:=IF(OR(ISBLANK([.E343]);[.I343]&lt;=0);&quot;&quot;;[.I343])" office:value-type="float" office:value="2.55931997299194" calcext:value-type="float">
            <text:p>2.5593199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67.41338" calcext:value-type="float">
            <text:p>1427753967.41338</text:p>
          </table:table-cell>
          <table:table-cell office:value-type="float" office:value="1427753970.06498" calcext:value-type="float">
            <text:p>1427753970.06498</text:p>
          </table:table-cell>
          <table:table-cell table:number-columns-repeated="4"/>
          <table:table-cell table:formula="of:=MAX([.B344];[.D344];[.G344])-MAX([.A344];[.C344];[.E344])" office:value-type="float" office:value="2.65160012245178" calcext:value-type="float">
            <text:p>2.6516001225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1338" calcext:value-type="float">
            <text:p>1427753967.41338</text:p>
          </table:table-cell>
          <table:table-cell office:value-type="float" office:value="1427753970.03265" calcext:value-type="float">
            <text:p>1427753970.03265</text:p>
          </table:table-cell>
          <table:table-cell office:value-type="float" office:value="1427753970.06498" calcext:value-type="float">
            <text:p>1427753970.06498</text:p>
          </table:table-cell>
          <table:table-cell/>
          <table:table-cell table:formula="of:=MAX([.B345];[.D345];[.G345])-MAX([.A345];[.C345];[.E345])" office:value-type="float" office:value="2.65160012245178" calcext:value-type="float">
            <text:p>2.6516001225</text:p>
          </table:table-cell>
          <table:table-cell table:formula="of:=IF(ISBLANK([.E345]);&quot;&quot;;[.I345])" office:value-type="float" office:value="2.65160012245178" calcext:value-type="float">
            <text:p>2.6516001225</text:p>
          </table:table-cell>
          <table:table-cell table:formula="of:=IF(OR(ISBLANK([.E345]);[.I345]&lt;=0);&quot;&quot;;[.I345])" office:value-type="float" office:value="2.65160012245178" calcext:value-type="float">
            <text:p>2.65160012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1474" calcext:value-type="float">
            <text:p>1427753967.41474</text:p>
          </table:table-cell>
          <table:table-cell office:value-type="float" office:value="1427753969.94398" calcext:value-type="float">
            <text:p>1427753969.94398</text:p>
          </table:table-cell>
          <table:table-cell office:value-type="float" office:value="1427753969.98087" calcext:value-type="float">
            <text:p>1427753969.98087</text:p>
          </table:table-cell>
          <table:table-cell/>
          <table:table-cell table:formula="of:=MAX([.B346];[.D346];[.G346])-MAX([.A346];[.C346];[.E346])" office:value-type="float" office:value="2.56612992286682" calcext:value-type="float">
            <text:p>2.5661299229</text:p>
          </table:table-cell>
          <table:table-cell table:formula="of:=IF(ISBLANK([.E346]);&quot;&quot;;[.I346])" office:value-type="float" office:value="2.56612992286682" calcext:value-type="float">
            <text:p>2.5661299229</text:p>
          </table:table-cell>
          <table:table-cell table:formula="of:=IF(OR(ISBLANK([.E346]);[.I346]&lt;=0);&quot;&quot;;[.I346])" office:value-type="float" office:value="2.56612992286682" calcext:value-type="float">
            <text:p>2.56612992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1608" calcext:value-type="float">
            <text:p>1427753967.41608</text:p>
          </table:table-cell>
          <table:table-cell office:value-type="float" office:value="1427753969.27045" calcext:value-type="float">
            <text:p>1427753969.27045</text:p>
          </table:table-cell>
          <table:table-cell office:value-type="float" office:value="1427753969.94404" calcext:value-type="float">
            <text:p>1427753969.94404</text:p>
          </table:table-cell>
          <table:table-cell/>
          <table:table-cell table:formula="of:=MAX([.B347];[.D347];[.G347])-MAX([.A347];[.C347];[.E347])" office:value-type="float" office:value="2.52796006202698" calcext:value-type="float">
            <text:p>2.527960062</text:p>
          </table:table-cell>
          <table:table-cell table:formula="of:=IF(ISBLANK([.E347]);&quot;&quot;;[.I347])" office:value-type="float" office:value="2.52796006202698" calcext:value-type="float">
            <text:p>2.527960062</text:p>
          </table:table-cell>
          <table:table-cell table:formula="of:=IF(OR(ISBLANK([.E347]);[.I347]&lt;=0);&quot;&quot;;[.I347])" office:value-type="float" office:value="2.52796006202698" calcext:value-type="float">
            <text:p>2.5279600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1737" calcext:value-type="float">
            <text:p>1427753967.41737</text:p>
          </table:table-cell>
          <table:table-cell office:value-type="float" office:value="1427753969.94411" calcext:value-type="float">
            <text:p>1427753969.94411</text:p>
          </table:table-cell>
          <table:table-cell office:value-type="float" office:value="1427753969.9808" calcext:value-type="float">
            <text:p>1427753969.9808</text:p>
          </table:table-cell>
          <table:table-cell/>
          <table:table-cell table:formula="of:=MAX([.B348];[.D348];[.G348])-MAX([.A348];[.C348];[.E348])" office:value-type="float" office:value="2.5634298324585" calcext:value-type="float">
            <text:p>2.5634298325</text:p>
          </table:table-cell>
          <table:table-cell table:formula="of:=IF(ISBLANK([.E348]);&quot;&quot;;[.I348])" office:value-type="float" office:value="2.5634298324585" calcext:value-type="float">
            <text:p>2.5634298325</text:p>
          </table:table-cell>
          <table:table-cell table:formula="of:=IF(OR(ISBLANK([.E348]);[.I348]&lt;=0);&quot;&quot;;[.I348])" office:value-type="float" office:value="2.5634298324585" calcext:value-type="float">
            <text:p>2.56342983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1881" calcext:value-type="float">
            <text:p>1427753967.41881</text:p>
          </table:table-cell>
          <table:table-cell office:value-type="float" office:value="1427753969.94388" calcext:value-type="float">
            <text:p>1427753969.94388</text:p>
          </table:table-cell>
          <table:table-cell office:value-type="float" office:value="1427753969.97947" calcext:value-type="float">
            <text:p>1427753969.97947</text:p>
          </table:table-cell>
          <table:table-cell/>
          <table:table-cell table:formula="of:=MAX([.B349];[.D349];[.G349])-MAX([.A349];[.C349];[.E349])" office:value-type="float" office:value="2.56066012382507" calcext:value-type="float">
            <text:p>2.5606601238</text:p>
          </table:table-cell>
          <table:table-cell table:formula="of:=IF(ISBLANK([.E349]);&quot;&quot;;[.I349])" office:value-type="float" office:value="2.56066012382507" calcext:value-type="float">
            <text:p>2.5606601238</text:p>
          </table:table-cell>
          <table:table-cell table:formula="of:=IF(OR(ISBLANK([.E349]);[.I349]&lt;=0);&quot;&quot;;[.I349])" office:value-type="float" office:value="2.56066012382507" calcext:value-type="float">
            <text:p>2.56066012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2072" calcext:value-type="float">
            <text:p>1427753967.42072</text:p>
          </table:table-cell>
          <table:table-cell office:value-type="float" office:value="1427753969.94418" calcext:value-type="float">
            <text:p>1427753969.94418</text:p>
          </table:table-cell>
          <table:table-cell office:value-type="float" office:value="1427753969.97421" calcext:value-type="float">
            <text:p>1427753969.97421</text:p>
          </table:table-cell>
          <table:table-cell/>
          <table:table-cell table:formula="of:=MAX([.B350];[.D350];[.G350])-MAX([.A350];[.C350];[.E350])" office:value-type="float" office:value="2.55348992347717" calcext:value-type="float">
            <text:p>2.5534899235</text:p>
          </table:table-cell>
          <table:table-cell table:formula="of:=IF(ISBLANK([.E350]);&quot;&quot;;[.I350])" office:value-type="float" office:value="2.55348992347717" calcext:value-type="float">
            <text:p>2.5534899235</text:p>
          </table:table-cell>
          <table:table-cell table:formula="of:=IF(OR(ISBLANK([.E350]);[.I350]&lt;=0);&quot;&quot;;[.I350])" office:value-type="float" office:value="2.55348992347717" calcext:value-type="float">
            <text:p>2.55348992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2214" calcext:value-type="float">
            <text:p>1427753967.42214</text:p>
          </table:table-cell>
          <table:table-cell office:value-type="float" office:value="1427753969.9498" calcext:value-type="float">
            <text:p>1427753969.9498</text:p>
          </table:table-cell>
          <table:table-cell office:value-type="float" office:value="1427753969.98346" calcext:value-type="float">
            <text:p>1427753969.98346</text:p>
          </table:table-cell>
          <table:table-cell/>
          <table:table-cell table:formula="of:=MAX([.B351];[.D351];[.G351])-MAX([.A351];[.C351];[.E351])" office:value-type="float" office:value="2.56132006645203" calcext:value-type="float">
            <text:p>2.5613200665</text:p>
          </table:table-cell>
          <table:table-cell table:formula="of:=IF(ISBLANK([.E351]);&quot;&quot;;[.I351])" office:value-type="float" office:value="2.56132006645203" calcext:value-type="float">
            <text:p>2.5613200665</text:p>
          </table:table-cell>
          <table:table-cell table:formula="of:=IF(OR(ISBLANK([.E351]);[.I351]&lt;=0);&quot;&quot;;[.I351])" office:value-type="float" office:value="2.56132006645203" calcext:value-type="float">
            <text:p>2.56132006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2348" calcext:value-type="float">
            <text:p>1427753967.42348</text:p>
          </table:table-cell>
          <table:table-cell office:value-type="float" office:value="1427753969.94428" calcext:value-type="float">
            <text:p>1427753969.94428</text:p>
          </table:table-cell>
          <table:table-cell office:value-type="float" office:value="1427753969.9834" calcext:value-type="float">
            <text:p>1427753969.9834</text:p>
          </table:table-cell>
          <table:table-cell/>
          <table:table-cell table:formula="of:=MAX([.B352];[.D352];[.G352])-MAX([.A352];[.C352];[.E352])" office:value-type="float" office:value="2.55992007255554" calcext:value-type="float">
            <text:p>2.5599200726</text:p>
          </table:table-cell>
          <table:table-cell table:formula="of:=IF(ISBLANK([.E352]);&quot;&quot;;[.I352])" office:value-type="float" office:value="2.55992007255554" calcext:value-type="float">
            <text:p>2.5599200726</text:p>
          </table:table-cell>
          <table:table-cell table:formula="of:=IF(OR(ISBLANK([.E352]);[.I352]&lt;=0);&quot;&quot;;[.I352])" office:value-type="float" office:value="2.55992007255554" calcext:value-type="float">
            <text:p>2.55992007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2394" calcext:value-type="float">
            <text:p>1427753967.42394</text:p>
          </table:table-cell>
          <table:table-cell office:value-type="float" office:value="1427753969.94423" calcext:value-type="float">
            <text:p>1427753969.94423</text:p>
          </table:table-cell>
          <table:table-cell office:value-type="float" office:value="1427753969.98088" calcext:value-type="float">
            <text:p>1427753969.98088</text:p>
          </table:table-cell>
          <table:table-cell/>
          <table:table-cell table:formula="of:=MAX([.B353];[.D353];[.G353])-MAX([.A353];[.C353];[.E353])" office:value-type="float" office:value="2.55694007873535" calcext:value-type="float">
            <text:p>2.5569400787</text:p>
          </table:table-cell>
          <table:table-cell table:formula="of:=IF(ISBLANK([.E353]);&quot;&quot;;[.I353])" office:value-type="float" office:value="2.55694007873535" calcext:value-type="float">
            <text:p>2.5569400787</text:p>
          </table:table-cell>
          <table:table-cell table:formula="of:=IF(OR(ISBLANK([.E353]);[.I353]&lt;=0);&quot;&quot;;[.I353])" office:value-type="float" office:value="2.55694007873535" calcext:value-type="float">
            <text:p>2.55694007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67.4244" calcext:value-type="float">
            <text:p>1427753967.4244</text:p>
          </table:table-cell>
          <table:table-cell office:value-type="float" office:value="1427753969.94433" calcext:value-type="float">
            <text:p>1427753969.94433</text:p>
          </table:table-cell>
          <table:table-cell office:value-type="float" office:value="1427753969.97859" calcext:value-type="float">
            <text:p>1427753969.97859</text:p>
          </table:table-cell>
          <table:table-cell/>
          <table:table-cell table:formula="of:=MAX([.B354];[.D354];[.G354])-MAX([.A354];[.C354];[.E354])" office:value-type="float" office:value="2.55418992042541" calcext:value-type="float">
            <text:p>2.5541899204</text:p>
          </table:table-cell>
          <table:table-cell table:formula="of:=IF(ISBLANK([.E354]);&quot;&quot;;[.I354])" office:value-type="float" office:value="2.55418992042541" calcext:value-type="float">
            <text:p>2.5541899204</text:p>
          </table:table-cell>
          <table:table-cell table:formula="of:=IF(OR(ISBLANK([.E354]);[.I354]&lt;=0);&quot;&quot;;[.I354])" office:value-type="float" office:value="2.55418992042541" calcext:value-type="float">
            <text:p>2.55418992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70.06499" calcext:value-type="float">
            <text:p>1427753970.06499</text:p>
          </table:table-cell>
          <table:table-cell office:value-type="float" office:value="1427753972.62576" calcext:value-type="float">
            <text:p>1427753972.62576</text:p>
          </table:table-cell>
          <table:table-cell table:number-columns-repeated="4"/>
          <table:table-cell table:formula="of:=MAX([.B355];[.D355];[.G355])-MAX([.A355];[.C355];[.E355])" office:value-type="float" office:value="2.56077003479004" calcext:value-type="float">
            <text:p>2.5607700348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65" calcext:value-type="float">
            <text:p>1427753970.065</text:p>
          </table:table-cell>
          <table:table-cell office:value-type="float" office:value="1427753972.59056" calcext:value-type="float">
            <text:p>1427753972.59056</text:p>
          </table:table-cell>
          <table:table-cell office:value-type="float" office:value="1427753972.62575" calcext:value-type="float">
            <text:p>1427753972.62575</text:p>
          </table:table-cell>
          <table:table-cell/>
          <table:table-cell table:formula="of:=MAX([.B356];[.D356];[.G356])-MAX([.A356];[.C356];[.E356])" office:value-type="float" office:value="2.56075000762939" calcext:value-type="float">
            <text:p>2.5607500076</text:p>
          </table:table-cell>
          <table:table-cell table:formula="of:=IF(ISBLANK([.E356]);&quot;&quot;;[.I356])" office:value-type="float" office:value="2.56075000762939" calcext:value-type="float">
            <text:p>2.5607500076</text:p>
          </table:table-cell>
          <table:table-cell table:formula="of:=IF(OR(ISBLANK([.E356]);[.I356]&lt;=0);&quot;&quot;;[.I356])" office:value-type="float" office:value="2.56075000762939" calcext:value-type="float">
            <text:p>2.56075000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6636" calcext:value-type="float">
            <text:p>1427753970.06636</text:p>
          </table:table-cell>
          <table:table-cell office:value-type="float" office:value="1427753972.50216" calcext:value-type="float">
            <text:p>1427753972.50216</text:p>
          </table:table-cell>
          <table:table-cell office:value-type="float" office:value="1427753972.53574" calcext:value-type="float">
            <text:p>1427753972.53574</text:p>
          </table:table-cell>
          <table:table-cell/>
          <table:table-cell table:formula="of:=MAX([.B357];[.D357];[.G357])-MAX([.A357];[.C357];[.E357])" office:value-type="float" office:value="2.46937990188599" calcext:value-type="float">
            <text:p>2.4693799019</text:p>
          </table:table-cell>
          <table:table-cell table:formula="of:=IF(ISBLANK([.E357]);&quot;&quot;;[.I357])" office:value-type="float" office:value="2.46937990188599" calcext:value-type="float">
            <text:p>2.4693799019</text:p>
          </table:table-cell>
          <table:table-cell table:formula="of:=IF(OR(ISBLANK([.E357]);[.I357]&lt;=0);&quot;&quot;;[.I357])" office:value-type="float" office:value="2.46937990188599" calcext:value-type="float">
            <text:p>2.4693799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6777" calcext:value-type="float">
            <text:p>1427753970.06777</text:p>
          </table:table-cell>
          <table:table-cell office:value-type="float" office:value="1427753972.50249" calcext:value-type="float">
            <text:p>1427753972.50249</text:p>
          </table:table-cell>
          <table:table-cell office:value-type="float" office:value="1427753972.5385" calcext:value-type="float">
            <text:p>1427753972.5385</text:p>
          </table:table-cell>
          <table:table-cell/>
          <table:table-cell table:formula="of:=MAX([.B358];[.D358];[.G358])-MAX([.A358];[.C358];[.E358])" office:value-type="float" office:value="2.47073006629944" calcext:value-type="float">
            <text:p>2.4707300663</text:p>
          </table:table-cell>
          <table:table-cell table:formula="of:=IF(ISBLANK([.E358]);&quot;&quot;;[.I358])" office:value-type="float" office:value="2.47073006629944" calcext:value-type="float">
            <text:p>2.4707300663</text:p>
          </table:table-cell>
          <table:table-cell table:formula="of:=IF(OR(ISBLANK([.E358]);[.I358]&lt;=0);&quot;&quot;;[.I358])" office:value-type="float" office:value="2.47073006629944" calcext:value-type="float">
            <text:p>2.47073006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6907" calcext:value-type="float">
            <text:p>1427753970.06907</text:p>
          </table:table-cell>
          <table:table-cell office:value-type="float" office:value="1427753972.50232" calcext:value-type="float">
            <text:p>1427753972.50232</text:p>
          </table:table-cell>
          <table:table-cell office:value-type="float" office:value="1427753972.53582" calcext:value-type="float">
            <text:p>1427753972.53582</text:p>
          </table:table-cell>
          <table:table-cell/>
          <table:table-cell table:formula="of:=MAX([.B359];[.D359];[.G359])-MAX([.A359];[.C359];[.E359])" office:value-type="float" office:value="2.46674990653992" calcext:value-type="float">
            <text:p>2.4667499065</text:p>
          </table:table-cell>
          <table:table-cell table:formula="of:=IF(ISBLANK([.E359]);&quot;&quot;;[.I359])" office:value-type="float" office:value="2.46674990653992" calcext:value-type="float">
            <text:p>2.4667499065</text:p>
          </table:table-cell>
          <table:table-cell table:formula="of:=IF(OR(ISBLANK([.E359]);[.I359]&lt;=0);&quot;&quot;;[.I359])" office:value-type="float" office:value="2.46674990653992" calcext:value-type="float">
            <text:p>2.46674990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062" calcext:value-type="float">
            <text:p>1427753970.07062</text:p>
          </table:table-cell>
          <table:table-cell office:value-type="float" office:value="1427753972.50238" calcext:value-type="float">
            <text:p>1427753972.50238</text:p>
          </table:table-cell>
          <table:table-cell office:value-type="float" office:value="1427753972.53851" calcext:value-type="float">
            <text:p>1427753972.53851</text:p>
          </table:table-cell>
          <table:table-cell/>
          <table:table-cell table:formula="of:=MAX([.B360];[.D360];[.G360])-MAX([.A360];[.C360];[.E360])" office:value-type="float" office:value="2.46789002418518" calcext:value-type="float">
            <text:p>2.4678900242</text:p>
          </table:table-cell>
          <table:table-cell table:formula="of:=IF(ISBLANK([.E360]);&quot;&quot;;[.I360])" office:value-type="float" office:value="2.46789002418518" calcext:value-type="float">
            <text:p>2.4678900242</text:p>
          </table:table-cell>
          <table:table-cell table:formula="of:=IF(OR(ISBLANK([.E360]);[.I360]&lt;=0);&quot;&quot;;[.I360])" office:value-type="float" office:value="2.46789002418518" calcext:value-type="float">
            <text:p>2.46789002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186" calcext:value-type="float">
            <text:p>1427753970.07186</text:p>
          </table:table-cell>
          <table:table-cell office:value-type="float" office:value="1427753972.50243" calcext:value-type="float">
            <text:p>1427753972.50243</text:p>
          </table:table-cell>
          <table:table-cell office:value-type="float" office:value="1427753972.53854" calcext:value-type="float">
            <text:p>1427753972.53854</text:p>
          </table:table-cell>
          <table:table-cell/>
          <table:table-cell table:formula="of:=MAX([.B361];[.D361];[.G361])-MAX([.A361];[.C361];[.E361])" office:value-type="float" office:value="2.46667981147766" calcext:value-type="float">
            <text:p>2.4666798115</text:p>
          </table:table-cell>
          <table:table-cell table:formula="of:=IF(ISBLANK([.E361]);&quot;&quot;;[.I361])" office:value-type="float" office:value="2.46667981147766" calcext:value-type="float">
            <text:p>2.4666798115</text:p>
          </table:table-cell>
          <table:table-cell table:formula="of:=IF(OR(ISBLANK([.E361]);[.I361]&lt;=0);&quot;&quot;;[.I361])" office:value-type="float" office:value="2.46667981147766" calcext:value-type="float">
            <text:p>2.46667981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323" calcext:value-type="float">
            <text:p>1427753970.07323</text:p>
          </table:table-cell>
          <table:table-cell office:value-type="float" office:value="1427753972.50227" calcext:value-type="float">
            <text:p>1427753972.50227</text:p>
          </table:table-cell>
          <table:table-cell office:value-type="float" office:value="1427753972.53576" calcext:value-type="float">
            <text:p>1427753972.53576</text:p>
          </table:table-cell>
          <table:table-cell/>
          <table:table-cell table:formula="of:=MAX([.B362];[.D362];[.G362])-MAX([.A362];[.C362];[.E362])" office:value-type="float" office:value="2.46252989768982" calcext:value-type="float">
            <text:p>2.4625298977</text:p>
          </table:table-cell>
          <table:table-cell table:formula="of:=IF(ISBLANK([.E362]);&quot;&quot;;[.I362])" office:value-type="float" office:value="2.46252989768982" calcext:value-type="float">
            <text:p>2.4625298977</text:p>
          </table:table-cell>
          <table:table-cell table:formula="of:=IF(OR(ISBLANK([.E362]);[.I362]&lt;=0);&quot;&quot;;[.I362])" office:value-type="float" office:value="2.46252989768982" calcext:value-type="float">
            <text:p>2.46252989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524" calcext:value-type="float">
            <text:p>1427753970.07524</text:p>
          </table:table-cell>
          <table:table-cell office:value-type="float" office:value="1427753972.5021" calcext:value-type="float">
            <text:p>1427753972.5021</text:p>
          </table:table-cell>
          <table:table-cell office:value-type="float" office:value="1427753972.5357" calcext:value-type="float">
            <text:p>1427753972.5357</text:p>
          </table:table-cell>
          <table:table-cell/>
          <table:table-cell table:formula="of:=MAX([.B363];[.D363];[.G363])-MAX([.A363];[.C363];[.E363])" office:value-type="float" office:value="2.46046018600464" calcext:value-type="float">
            <text:p>2.460460186</text:p>
          </table:table-cell>
          <table:table-cell table:formula="of:=IF(ISBLANK([.E363]);&quot;&quot;;[.I363])" office:value-type="float" office:value="2.46046018600464" calcext:value-type="float">
            <text:p>2.460460186</text:p>
          </table:table-cell>
          <table:table-cell table:formula="of:=IF(OR(ISBLANK([.E363]);[.I363]&lt;=0);&quot;&quot;;[.I363])" office:value-type="float" office:value="2.46046018600464" calcext:value-type="float">
            <text:p>2.4604601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608" calcext:value-type="float">
            <text:p>1427753970.07608</text:p>
          </table:table-cell>
          <table:table-cell office:value-type="float" office:value="1427753972.50254" calcext:value-type="float">
            <text:p>1427753972.50254</text:p>
          </table:table-cell>
          <table:table-cell office:value-type="float" office:value="1427753972.53857" calcext:value-type="float">
            <text:p>1427753972.53857</text:p>
          </table:table-cell>
          <table:table-cell/>
          <table:table-cell table:formula="of:=MAX([.B364];[.D364];[.G364])-MAX([.A364];[.C364];[.E364])" office:value-type="float" office:value="2.46248984336853" calcext:value-type="float">
            <text:p>2.4624898434</text:p>
          </table:table-cell>
          <table:table-cell table:formula="of:=IF(ISBLANK([.E364]);&quot;&quot;;[.I364])" office:value-type="float" office:value="2.46248984336853" calcext:value-type="float">
            <text:p>2.4624898434</text:p>
          </table:table-cell>
          <table:table-cell table:formula="of:=IF(OR(ISBLANK([.E364]);[.I364]&lt;=0);&quot;&quot;;[.I364])" office:value-type="float" office:value="2.46248984336853" calcext:value-type="float">
            <text:p>2.46248984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0.077" calcext:value-type="float">
            <text:p>1427753970.077</text:p>
          </table:table-cell>
          <table:table-cell office:value-type="float" office:value="1427753972.50221" calcext:value-type="float">
            <text:p>1427753972.50221</text:p>
          </table:table-cell>
          <table:table-cell office:value-type="float" office:value="1427753972.53846" calcext:value-type="float">
            <text:p>1427753972.53846</text:p>
          </table:table-cell>
          <table:table-cell/>
          <table:table-cell table:formula="of:=MAX([.B365];[.D365];[.G365])-MAX([.A365];[.C365];[.E365])" office:value-type="float" office:value="2.46146011352539" calcext:value-type="float">
            <text:p>2.4614601135</text:p>
          </table:table-cell>
          <table:table-cell table:formula="of:=IF(ISBLANK([.E365]);&quot;&quot;;[.I365])" office:value-type="float" office:value="2.46146011352539" calcext:value-type="float">
            <text:p>2.4614601135</text:p>
          </table:table-cell>
          <table:table-cell table:formula="of:=IF(OR(ISBLANK([.E365]);[.I365]&lt;=0);&quot;&quot;;[.I365])" office:value-type="float" office:value="2.46146011352539" calcext:value-type="float">
            <text:p>2.46146011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72.62577" calcext:value-type="float">
            <text:p>1427753972.62577</text:p>
          </table:table-cell>
          <table:table-cell office:value-type="float" office:value="1427753975.37126" calcext:value-type="float">
            <text:p>1427753975.37126</text:p>
          </table:table-cell>
          <table:table-cell table:number-columns-repeated="4"/>
          <table:table-cell table:formula="of:=MAX([.B366];[.D366];[.G366])-MAX([.A366];[.C366];[.E366])" office:value-type="float" office:value="2.74548983573914" calcext:value-type="float">
            <text:p>2.7454898357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2577" calcext:value-type="float">
            <text:p>1427753972.62577</text:p>
          </table:table-cell>
          <table:table-cell office:value-type="float" office:value="1427753975.25966" calcext:value-type="float">
            <text:p>1427753975.25966</text:p>
          </table:table-cell>
          <table:table-cell office:value-type="float" office:value="1427753975.28798" calcext:value-type="float">
            <text:p>1427753975.28798</text:p>
          </table:table-cell>
          <table:table-cell/>
          <table:table-cell table:formula="of:=MAX([.B367];[.D367];[.G367])-MAX([.A367];[.C367];[.E367])" office:value-type="float" office:value="2.66220998764038" calcext:value-type="float">
            <text:p>2.6622099876</text:p>
          </table:table-cell>
          <table:table-cell table:formula="of:=IF(ISBLANK([.E367]);&quot;&quot;;[.I367])" office:value-type="float" office:value="2.66220998764038" calcext:value-type="float">
            <text:p>2.6622099876</text:p>
          </table:table-cell>
          <table:table-cell table:formula="of:=IF(OR(ISBLANK([.E367]);[.I367]&lt;=0);&quot;&quot;;[.I367])" office:value-type="float" office:value="2.66220998764038" calcext:value-type="float">
            <text:p>2.66220998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2711" calcext:value-type="float">
            <text:p>1427753972.62711</text:p>
          </table:table-cell>
          <table:table-cell office:value-type="float" office:value="1427753975.25961" calcext:value-type="float">
            <text:p>1427753975.25961</text:p>
          </table:table-cell>
          <table:table-cell office:value-type="float" office:value="1427753975.29553" calcext:value-type="float">
            <text:p>1427753975.29553</text:p>
          </table:table-cell>
          <table:table-cell/>
          <table:table-cell table:formula="of:=MAX([.B368];[.D368];[.G368])-MAX([.A368];[.C368];[.E368])" office:value-type="float" office:value="2.66842007637024" calcext:value-type="float">
            <text:p>2.6684200764</text:p>
          </table:table-cell>
          <table:table-cell table:formula="of:=IF(ISBLANK([.E368]);&quot;&quot;;[.I368])" office:value-type="float" office:value="2.66842007637024" calcext:value-type="float">
            <text:p>2.6684200764</text:p>
          </table:table-cell>
          <table:table-cell table:formula="of:=IF(OR(ISBLANK([.E368]);[.I368]&lt;=0);&quot;&quot;;[.I368])" office:value-type="float" office:value="2.66842007637024" calcext:value-type="float">
            <text:p>2.66842007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2843" calcext:value-type="float">
            <text:p>1427753972.62843</text:p>
          </table:table-cell>
          <table:table-cell office:value-type="float" office:value="1427753975.25981" calcext:value-type="float">
            <text:p>1427753975.25981</text:p>
          </table:table-cell>
          <table:table-cell office:value-type="float" office:value="1427753975.28848" calcext:value-type="float">
            <text:p>1427753975.28848</text:p>
          </table:table-cell>
          <table:table-cell/>
          <table:table-cell table:formula="of:=MAX([.B369];[.D369];[.G369])-MAX([.A369];[.C369];[.E369])" office:value-type="float" office:value="2.6600501537323" calcext:value-type="float">
            <text:p>2.6600501537</text:p>
          </table:table-cell>
          <table:table-cell table:formula="of:=IF(ISBLANK([.E369]);&quot;&quot;;[.I369])" office:value-type="float" office:value="2.6600501537323" calcext:value-type="float">
            <text:p>2.6600501537</text:p>
          </table:table-cell>
          <table:table-cell table:formula="of:=IF(OR(ISBLANK([.E369]);[.I369]&lt;=0);&quot;&quot;;[.I369])" office:value-type="float" office:value="2.6600501537323" calcext:value-type="float">
            <text:p>2.66005015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2972" calcext:value-type="float">
            <text:p>1427753972.62972</text:p>
          </table:table-cell>
          <table:table-cell office:value-type="float" office:value="1427753975.25976" calcext:value-type="float">
            <text:p>1427753975.25976</text:p>
          </table:table-cell>
          <table:table-cell office:value-type="float" office:value="1427753975.29555" calcext:value-type="float">
            <text:p>1427753975.29555</text:p>
          </table:table-cell>
          <table:table-cell/>
          <table:table-cell table:formula="of:=MAX([.B370];[.D370];[.G370])-MAX([.A370];[.C370];[.E370])" office:value-type="float" office:value="2.66583013534546" calcext:value-type="float">
            <text:p>2.6658301353</text:p>
          </table:table-cell>
          <table:table-cell table:formula="of:=IF(ISBLANK([.E370]);&quot;&quot;;[.I370])" office:value-type="float" office:value="2.66583013534546" calcext:value-type="float">
            <text:p>2.6658301353</text:p>
          </table:table-cell>
          <table:table-cell table:formula="of:=IF(OR(ISBLANK([.E370]);[.I370]&lt;=0);&quot;&quot;;[.I370])" office:value-type="float" office:value="2.66583013534546" calcext:value-type="float">
            <text:p>2.6658301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102" calcext:value-type="float">
            <text:p>1427753972.63102</text:p>
          </table:table-cell>
          <table:table-cell office:value-type="float" office:value="1427753975.25945" calcext:value-type="float">
            <text:p>1427753975.25945</text:p>
          </table:table-cell>
          <table:table-cell office:value-type="float" office:value="1427753975.29479" calcext:value-type="float">
            <text:p>1427753975.29479</text:p>
          </table:table-cell>
          <table:table-cell/>
          <table:table-cell table:formula="of:=MAX([.B371];[.D371];[.G371])-MAX([.A371];[.C371];[.E371])" office:value-type="float" office:value="2.66376996040344" calcext:value-type="float">
            <text:p>2.6637699604</text:p>
          </table:table-cell>
          <table:table-cell table:formula="of:=IF(ISBLANK([.E371]);&quot;&quot;;[.I371])" office:value-type="float" office:value="2.66376996040344" calcext:value-type="float">
            <text:p>2.6637699604</text:p>
          </table:table-cell>
          <table:table-cell table:formula="of:=IF(OR(ISBLANK([.E371]);[.I371]&lt;=0);&quot;&quot;;[.I371])" office:value-type="float" office:value="2.66376996040344" calcext:value-type="float">
            <text:p>2.66376996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24" calcext:value-type="float">
            <text:p>1427753972.6324</text:p>
          </table:table-cell>
          <table:table-cell office:value-type="float" office:value="1427753975.25971" calcext:value-type="float">
            <text:p>1427753975.25971</text:p>
          </table:table-cell>
          <table:table-cell office:value-type="float" office:value="1427753975.2922" calcext:value-type="float">
            <text:p>1427753975.2922</text:p>
          </table:table-cell>
          <table:table-cell/>
          <table:table-cell table:formula="of:=MAX([.B372];[.D372];[.G372])-MAX([.A372];[.C372];[.E372])" office:value-type="float" office:value="2.65980005264282" calcext:value-type="float">
            <text:p>2.6598000526</text:p>
          </table:table-cell>
          <table:table-cell table:formula="of:=IF(ISBLANK([.E372]);&quot;&quot;;[.I372])" office:value-type="float" office:value="2.65980005264282" calcext:value-type="float">
            <text:p>2.6598000526</text:p>
          </table:table-cell>
          <table:table-cell table:formula="of:=IF(OR(ISBLANK([.E372]);[.I372]&lt;=0);&quot;&quot;;[.I372])" office:value-type="float" office:value="2.65980005264282" calcext:value-type="float">
            <text:p>2.65980005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439" calcext:value-type="float">
            <text:p>1427753972.63439</text:p>
          </table:table-cell>
          <table:table-cell office:value-type="float" office:value="1427753974.57769" calcext:value-type="float">
            <text:p>1427753974.57769</text:p>
          </table:table-cell>
          <table:table-cell office:value-type="float" office:value="1427753975.25955" calcext:value-type="float">
            <text:p>1427753975.25955</text:p>
          </table:table-cell>
          <table:table-cell/>
          <table:table-cell table:formula="of:=MAX([.B373];[.D373];[.G373])-MAX([.A373];[.C373];[.E373])" office:value-type="float" office:value="2.62515997886658" calcext:value-type="float">
            <text:p>2.6251599789</text:p>
          </table:table-cell>
          <table:table-cell table:formula="of:=IF(ISBLANK([.E373]);&quot;&quot;;[.I373])" office:value-type="float" office:value="2.62515997886658" calcext:value-type="float">
            <text:p>2.6251599789</text:p>
          </table:table-cell>
          <table:table-cell table:formula="of:=IF(OR(ISBLANK([.E373]);[.I373]&lt;=0);&quot;&quot;;[.I373])" office:value-type="float" office:value="2.62515997886658" calcext:value-type="float">
            <text:p>2.62515997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585" calcext:value-type="float">
            <text:p>1427753972.63585</text:p>
          </table:table-cell>
          <table:table-cell office:value-type="float" office:value="1427753975.3425" calcext:value-type="float">
            <text:p>1427753975.3425</text:p>
          </table:table-cell>
          <table:table-cell office:value-type="float" office:value="1427753975.37125" calcext:value-type="float">
            <text:p>1427753975.37125</text:p>
          </table:table-cell>
          <table:table-cell/>
          <table:table-cell table:formula="of:=MAX([.B374];[.D374];[.G374])-MAX([.A374];[.C374];[.E374])" office:value-type="float" office:value="2.73539996147156" calcext:value-type="float">
            <text:p>2.7353999615</text:p>
          </table:table-cell>
          <table:table-cell table:formula="of:=IF(ISBLANK([.E374]);&quot;&quot;;[.I374])" office:value-type="float" office:value="2.73539996147156" calcext:value-type="float">
            <text:p>2.7353999615</text:p>
          </table:table-cell>
          <table:table-cell table:formula="of:=IF(OR(ISBLANK([.E374]);[.I374]&lt;=0);&quot;&quot;;[.I374])" office:value-type="float" office:value="2.73539996147156" calcext:value-type="float">
            <text:p>2.73539996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718" calcext:value-type="float">
            <text:p>1427753972.63718</text:p>
          </table:table-cell>
          <table:table-cell office:value-type="float" office:value="1427753975.25951" calcext:value-type="float">
            <text:p>1427753975.25951</text:p>
          </table:table-cell>
          <table:table-cell office:value-type="float" office:value="1427753975.29555" calcext:value-type="float">
            <text:p>1427753975.29555</text:p>
          </table:table-cell>
          <table:table-cell/>
          <table:table-cell table:formula="of:=MAX([.B375];[.D375];[.G375])-MAX([.A375];[.C375];[.E375])" office:value-type="float" office:value="2.65837001800537" calcext:value-type="float">
            <text:p>2.658370018</text:p>
          </table:table-cell>
          <table:table-cell table:formula="of:=IF(ISBLANK([.E375]);&quot;&quot;;[.I375])" office:value-type="float" office:value="2.65837001800537" calcext:value-type="float">
            <text:p>2.658370018</text:p>
          </table:table-cell>
          <table:table-cell table:formula="of:=IF(OR(ISBLANK([.E375]);[.I375]&lt;=0);&quot;&quot;;[.I375])" office:value-type="float" office:value="2.65837001800537" calcext:value-type="float">
            <text:p>2.6583700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2.63848" calcext:value-type="float">
            <text:p>1427753972.63848</text:p>
          </table:table-cell>
          <table:table-cell office:value-type="float" office:value="1427753975.25986" calcext:value-type="float">
            <text:p>1427753975.25986</text:p>
          </table:table-cell>
          <table:table-cell office:value-type="float" office:value="1427753975.29728" calcext:value-type="float">
            <text:p>1427753975.29728</text:p>
          </table:table-cell>
          <table:table-cell/>
          <table:table-cell table:formula="of:=MAX([.B376];[.D376];[.G376])-MAX([.A376];[.C376];[.E376])" office:value-type="float" office:value="2.65880012512207" calcext:value-type="float">
            <text:p>2.6588001251</text:p>
          </table:table-cell>
          <table:table-cell table:formula="of:=IF(ISBLANK([.E376]);&quot;&quot;;[.I376])" office:value-type="float" office:value="2.65880012512207" calcext:value-type="float">
            <text:p>2.6588001251</text:p>
          </table:table-cell>
          <table:table-cell table:formula="of:=IF(OR(ISBLANK([.E376]);[.I376]&lt;=0);&quot;&quot;;[.I376])" office:value-type="float" office:value="2.65880012512207" calcext:value-type="float">
            <text:p>2.6588001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75.37127" calcext:value-type="float">
            <text:p>1427753975.37127</text:p>
          </table:table-cell>
          <table:table-cell office:value-type="float" office:value="1427753978.08442" calcext:value-type="float">
            <text:p>1427753978.08442</text:p>
          </table:table-cell>
          <table:table-cell table:number-columns-repeated="4"/>
          <table:table-cell table:formula="of:=MAX([.B377];[.D377];[.G377])-MAX([.A377];[.C377];[.E377])" office:value-type="float" office:value="2.71315002441406" calcext:value-type="float">
            <text:p>2.7131500244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127" calcext:value-type="float">
            <text:p>1427753975.37127</text:p>
          </table:table-cell>
          <table:table-cell office:value-type="float" office:value="1427753977.92134" calcext:value-type="float">
            <text:p>1427753977.92134</text:p>
          </table:table-cell>
          <table:table-cell office:value-type="float" office:value="1427753977.95969" calcext:value-type="float">
            <text:p>1427753977.95969</text:p>
          </table:table-cell>
          <table:table-cell/>
          <table:table-cell table:formula="of:=MAX([.B378];[.D378];[.G378])-MAX([.A378];[.C378];[.E378])" office:value-type="float" office:value="2.58842015266418" calcext:value-type="float">
            <text:p>2.5884201527</text:p>
          </table:table-cell>
          <table:table-cell table:formula="of:=IF(ISBLANK([.E378]);&quot;&quot;;[.I378])" office:value-type="float" office:value="2.58842015266418" calcext:value-type="float">
            <text:p>2.5884201527</text:p>
          </table:table-cell>
          <table:table-cell table:formula="of:=IF(OR(ISBLANK([.E378]);[.I378]&lt;=0);&quot;&quot;;[.I378])" office:value-type="float" office:value="2.58842015266418" calcext:value-type="float">
            <text:p>2.58842015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374" calcext:value-type="float">
            <text:p>1427753975.37374</text:p>
          </table:table-cell>
          <table:table-cell office:value-type="float" office:value="1427753978.05049" calcext:value-type="float">
            <text:p>1427753978.05049</text:p>
          </table:table-cell>
          <table:table-cell office:value-type="float" office:value="1427753978.08442" calcext:value-type="float">
            <text:p>1427753978.08442</text:p>
          </table:table-cell>
          <table:table-cell/>
          <table:table-cell table:formula="of:=MAX([.B379];[.D379];[.G379])-MAX([.A379];[.C379];[.E379])" office:value-type="float" office:value="2.71068000793457" calcext:value-type="float">
            <text:p>2.7106800079</text:p>
          </table:table-cell>
          <table:table-cell table:formula="of:=IF(ISBLANK([.E379]);&quot;&quot;;[.I379])" office:value-type="float" office:value="2.71068000793457" calcext:value-type="float">
            <text:p>2.7106800079</text:p>
          </table:table-cell>
          <table:table-cell table:formula="of:=IF(OR(ISBLANK([.E379]);[.I379]&lt;=0);&quot;&quot;;[.I379])" office:value-type="float" office:value="2.71068000793457" calcext:value-type="float">
            <text:p>2.71068000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513" calcext:value-type="float">
            <text:p>1427753975.37513</text:p>
          </table:table-cell>
          <table:table-cell office:value-type="float" office:value="1427753977.92128" calcext:value-type="float">
            <text:p>1427753977.92128</text:p>
          </table:table-cell>
          <table:table-cell office:value-type="float" office:value="1427753977.95705" calcext:value-type="float">
            <text:p>1427753977.95705</text:p>
          </table:table-cell>
          <table:table-cell/>
          <table:table-cell table:formula="of:=MAX([.B380];[.D380];[.G380])-MAX([.A380];[.C380];[.E380])" office:value-type="float" office:value="2.58192014694214" calcext:value-type="float">
            <text:p>2.5819201469</text:p>
          </table:table-cell>
          <table:table-cell table:formula="of:=IF(ISBLANK([.E380]);&quot;&quot;;[.I380])" office:value-type="float" office:value="2.58192014694214" calcext:value-type="float">
            <text:p>2.5819201469</text:p>
          </table:table-cell>
          <table:table-cell table:formula="of:=IF(OR(ISBLANK([.E380]);[.I380]&lt;=0);&quot;&quot;;[.I380])" office:value-type="float" office:value="2.58192014694214" calcext:value-type="float">
            <text:p>2.5819201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662" calcext:value-type="float">
            <text:p>1427753975.37662</text:p>
          </table:table-cell>
          <table:table-cell office:value-type="float" office:value="1427753977.92145" calcext:value-type="float">
            <text:p>1427753977.92145</text:p>
          </table:table-cell>
          <table:table-cell office:value-type="float" office:value="1427753977.95427" calcext:value-type="float">
            <text:p>1427753977.95427</text:p>
          </table:table-cell>
          <table:table-cell/>
          <table:table-cell table:formula="of:=MAX([.B381];[.D381];[.G381])-MAX([.A381];[.C381];[.E381])" office:value-type="float" office:value="2.57764983177185" calcext:value-type="float">
            <text:p>2.5776498318</text:p>
          </table:table-cell>
          <table:table-cell table:formula="of:=IF(ISBLANK([.E381]);&quot;&quot;;[.I381])" office:value-type="float" office:value="2.57764983177185" calcext:value-type="float">
            <text:p>2.5776498318</text:p>
          </table:table-cell>
          <table:table-cell table:formula="of:=IF(OR(ISBLANK([.E381]);[.I381]&lt;=0);&quot;&quot;;[.I381])" office:value-type="float" office:value="2.57764983177185" calcext:value-type="float">
            <text:p>2.57764983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809" calcext:value-type="float">
            <text:p>1427753975.37809</text:p>
          </table:table-cell>
          <table:table-cell office:value-type="float" office:value="1427753977.92986" calcext:value-type="float">
            <text:p>1427753977.92986</text:p>
          </table:table-cell>
          <table:table-cell office:value-type="float" office:value="1427753977.95963" calcext:value-type="float">
            <text:p>1427753977.95963</text:p>
          </table:table-cell>
          <table:table-cell/>
          <table:table-cell table:formula="of:=MAX([.B382];[.D382];[.G382])-MAX([.A382];[.C382];[.E382])" office:value-type="float" office:value="2.58154010772705" calcext:value-type="float">
            <text:p>2.5815401077</text:p>
          </table:table-cell>
          <table:table-cell table:formula="of:=IF(ISBLANK([.E382]);&quot;&quot;;[.I382])" office:value-type="float" office:value="2.58154010772705" calcext:value-type="float">
            <text:p>2.5815401077</text:p>
          </table:table-cell>
          <table:table-cell table:formula="of:=IF(OR(ISBLANK([.E382]);[.I382]&lt;=0);&quot;&quot;;[.I382])" office:value-type="float" office:value="2.58154010772705" calcext:value-type="float">
            <text:p>2.5815401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944" calcext:value-type="float">
            <text:p>1427753975.37944</text:p>
          </table:table-cell>
          <table:table-cell office:value-type="float" office:value="1427753977.92139" calcext:value-type="float">
            <text:p>1427753977.92139</text:p>
          </table:table-cell>
          <table:table-cell office:value-type="float" office:value="1427753977.96233" calcext:value-type="float">
            <text:p>1427753977.96233</text:p>
          </table:table-cell>
          <table:table-cell/>
          <table:table-cell table:formula="of:=MAX([.B383];[.D383];[.G383])-MAX([.A383];[.C383];[.E383])" office:value-type="float" office:value="2.58289003372192" calcext:value-type="float">
            <text:p>2.5828900337</text:p>
          </table:table-cell>
          <table:table-cell table:formula="of:=IF(ISBLANK([.E383]);&quot;&quot;;[.I383])" office:value-type="float" office:value="2.58289003372192" calcext:value-type="float">
            <text:p>2.5828900337</text:p>
          </table:table-cell>
          <table:table-cell table:formula="of:=IF(OR(ISBLANK([.E383]);[.I383]&lt;=0);&quot;&quot;;[.I383])" office:value-type="float" office:value="2.58289003372192" calcext:value-type="float">
            <text:p>2.58289003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7992" calcext:value-type="float">
            <text:p>1427753975.37992</text:p>
          </table:table-cell>
          <table:table-cell office:value-type="float" office:value="1427753977.92151" calcext:value-type="float">
            <text:p>1427753977.92151</text:p>
          </table:table-cell>
          <table:table-cell office:value-type="float" office:value="1427753977.95958" calcext:value-type="float">
            <text:p>1427753977.95958</text:p>
          </table:table-cell>
          <table:table-cell/>
          <table:table-cell table:formula="of:=MAX([.B384];[.D384];[.G384])-MAX([.A384];[.C384];[.E384])" office:value-type="float" office:value="2.57965993881226" calcext:value-type="float">
            <text:p>2.5796599388</text:p>
          </table:table-cell>
          <table:table-cell table:formula="of:=IF(ISBLANK([.E384]);&quot;&quot;;[.I384])" office:value-type="float" office:value="2.57965993881226" calcext:value-type="float">
            <text:p>2.5796599388</text:p>
          </table:table-cell>
          <table:table-cell table:formula="of:=IF(OR(ISBLANK([.E384]);[.I384]&lt;=0);&quot;&quot;;[.I384])" office:value-type="float" office:value="2.57965993881226" calcext:value-type="float">
            <text:p>2.57965993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8038" calcext:value-type="float">
            <text:p>1427753975.38038</text:p>
          </table:table-cell>
          <table:table-cell office:value-type="float" office:value="1427753977.92156" calcext:value-type="float">
            <text:p>1427753977.92156</text:p>
          </table:table-cell>
          <table:table-cell office:value-type="float" office:value="1427753977.95962" calcext:value-type="float">
            <text:p>1427753977.95962</text:p>
          </table:table-cell>
          <table:table-cell/>
          <table:table-cell table:formula="of:=MAX([.B385];[.D385];[.G385])-MAX([.A385];[.C385];[.E385])" office:value-type="float" office:value="2.57924008369446" calcext:value-type="float">
            <text:p>2.5792400837</text:p>
          </table:table-cell>
          <table:table-cell table:formula="of:=IF(ISBLANK([.E385]);&quot;&quot;;[.I385])" office:value-type="float" office:value="2.57924008369446" calcext:value-type="float">
            <text:p>2.5792400837</text:p>
          </table:table-cell>
          <table:table-cell table:formula="of:=IF(OR(ISBLANK([.E385]);[.I385]&lt;=0);&quot;&quot;;[.I385])" office:value-type="float" office:value="2.57924008369446" calcext:value-type="float">
            <text:p>2.57924008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809" calcext:value-type="float">
            <text:p>1427753975.3809</text:p>
          </table:table-cell>
          <table:table-cell office:value-type="float" office:value="1427753977.92161" calcext:value-type="float">
            <text:p>1427753977.92161</text:p>
          </table:table-cell>
          <table:table-cell office:value-type="float" office:value="1427753977.95696" calcext:value-type="float">
            <text:p>1427753977.95696</text:p>
          </table:table-cell>
          <table:table-cell/>
          <table:table-cell table:formula="of:=MAX([.B386];[.D386];[.G386])-MAX([.A386];[.C386];[.E386])" office:value-type="float" office:value="2.5760600566864" calcext:value-type="float">
            <text:p>2.5760600567</text:p>
          </table:table-cell>
          <table:table-cell table:formula="of:=IF(ISBLANK([.E386]);&quot;&quot;;[.I386])" office:value-type="float" office:value="2.5760600566864" calcext:value-type="float">
            <text:p>2.5760600567</text:p>
          </table:table-cell>
          <table:table-cell table:formula="of:=IF(OR(ISBLANK([.E386]);[.I386]&lt;=0);&quot;&quot;;[.I386])" office:value-type="float" office:value="2.5760600566864" calcext:value-type="float">
            <text:p>2.57606005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5.38138" calcext:value-type="float">
            <text:p>1427753975.38138</text:p>
          </table:table-cell>
          <table:table-cell office:value-type="float" office:value="1427753977.92166" calcext:value-type="float">
            <text:p>1427753977.92166</text:p>
          </table:table-cell>
          <table:table-cell office:value-type="float" office:value="1427753977.95966" calcext:value-type="float">
            <text:p>1427753977.95966</text:p>
          </table:table-cell>
          <table:table-cell/>
          <table:table-cell table:formula="of:=MAX([.B387];[.D387];[.G387])-MAX([.A387];[.C387];[.E387])" office:value-type="float" office:value="2.57827997207642" calcext:value-type="float">
            <text:p>2.5782799721</text:p>
          </table:table-cell>
          <table:table-cell table:formula="of:=IF(ISBLANK([.E387]);&quot;&quot;;[.I387])" office:value-type="float" office:value="2.57827997207642" calcext:value-type="float">
            <text:p>2.5782799721</text:p>
          </table:table-cell>
          <table:table-cell table:formula="of:=IF(OR(ISBLANK([.E387]);[.I387]&lt;=0);&quot;&quot;;[.I387])" office:value-type="float" office:value="2.57827997207642" calcext:value-type="float">
            <text:p>2.57827997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78.08443" calcext:value-type="float">
            <text:p>1427753978.08443</text:p>
          </table:table-cell>
          <table:table-cell office:value-type="float" office:value="1427753980.89122" calcext:value-type="float">
            <text:p>1427753980.89122</text:p>
          </table:table-cell>
          <table:table-cell table:number-columns-repeated="4"/>
          <table:table-cell table:formula="of:=MAX([.B388];[.D388];[.G388])-MAX([.A388];[.C388];[.E388])" office:value-type="float" office:value="2.8067901134491" calcext:value-type="float">
            <text:p>2.8067901134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443" calcext:value-type="float">
            <text:p>1427753978.08443</text:p>
          </table:table-cell>
          <table:table-cell office:value-type="float" office:value="1427753980.76315" calcext:value-type="float">
            <text:p>1427753980.76315</text:p>
          </table:table-cell>
          <table:table-cell office:value-type="float" office:value="1427753980.7991" calcext:value-type="float">
            <text:p>1427753980.7991</text:p>
          </table:table-cell>
          <table:table-cell/>
          <table:table-cell table:formula="of:=MAX([.B389];[.D389];[.G389])-MAX([.A389];[.C389];[.E389])" office:value-type="float" office:value="2.71466994285583" calcext:value-type="float">
            <text:p>2.7146699429</text:p>
          </table:table-cell>
          <table:table-cell table:formula="of:=IF(ISBLANK([.E389]);&quot;&quot;;[.I389])" office:value-type="float" office:value="2.71466994285583" calcext:value-type="float">
            <text:p>2.7146699429</text:p>
          </table:table-cell>
          <table:table-cell table:formula="of:=IF(OR(ISBLANK([.E389]);[.I389]&lt;=0);&quot;&quot;;[.I389])" office:value-type="float" office:value="2.71466994285583" calcext:value-type="float">
            <text:p>2.7146699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495" calcext:value-type="float">
            <text:p>1427753978.08495</text:p>
          </table:table-cell>
          <table:table-cell office:value-type="float" office:value="1427753980.76343" calcext:value-type="float">
            <text:p>1427753980.76343</text:p>
          </table:table-cell>
          <table:table-cell office:value-type="float" office:value="1427753980.79547" calcext:value-type="float">
            <text:p>1427753980.79547</text:p>
          </table:table-cell>
          <table:table-cell/>
          <table:table-cell table:formula="of:=MAX([.B390];[.D390];[.G390])-MAX([.A390];[.C390];[.E390])" office:value-type="float" office:value="2.71052002906799" calcext:value-type="float">
            <text:p>2.7105200291</text:p>
          </table:table-cell>
          <table:table-cell table:formula="of:=IF(ISBLANK([.E390]);&quot;&quot;;[.I390])" office:value-type="float" office:value="2.71052002906799" calcext:value-type="float">
            <text:p>2.7105200291</text:p>
          </table:table-cell>
          <table:table-cell table:formula="of:=IF(OR(ISBLANK([.E390]);[.I390]&lt;=0);&quot;&quot;;[.I390])" office:value-type="float" office:value="2.71052002906799" calcext:value-type="float">
            <text:p>2.71052002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541" calcext:value-type="float">
            <text:p>1427753978.08541</text:p>
          </table:table-cell>
          <table:table-cell office:value-type="float" office:value="1427753980.76349" calcext:value-type="float">
            <text:p>1427753980.76349</text:p>
          </table:table-cell>
          <table:table-cell office:value-type="float" office:value="1427753980.79345" calcext:value-type="float">
            <text:p>1427753980.79345</text:p>
          </table:table-cell>
          <table:table-cell/>
          <table:table-cell table:formula="of:=MAX([.B391];[.D391];[.G391])-MAX([.A391];[.C391];[.E391])" office:value-type="float" office:value="2.70803999900818" calcext:value-type="float">
            <text:p>2.708039999</text:p>
          </table:table-cell>
          <table:table-cell table:formula="of:=IF(ISBLANK([.E391]);&quot;&quot;;[.I391])" office:value-type="float" office:value="2.70803999900818" calcext:value-type="float">
            <text:p>2.708039999</text:p>
          </table:table-cell>
          <table:table-cell table:formula="of:=IF(OR(ISBLANK([.E391]);[.I391]&lt;=0);&quot;&quot;;[.I391])" office:value-type="float" office:value="2.70803999900818" calcext:value-type="float">
            <text:p>2.7080399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592" calcext:value-type="float">
            <text:p>1427753978.08592</text:p>
          </table:table-cell>
          <table:table-cell office:value-type="float" office:value="1427753980.76338" calcext:value-type="float">
            <text:p>1427753980.76338</text:p>
          </table:table-cell>
          <table:table-cell office:value-type="float" office:value="1427753980.79662" calcext:value-type="float">
            <text:p>1427753980.79662</text:p>
          </table:table-cell>
          <table:table-cell/>
          <table:table-cell table:formula="of:=MAX([.B392];[.D392];[.G392])-MAX([.A392];[.C392];[.E392])" office:value-type="float" office:value="2.71069979667664" calcext:value-type="float">
            <text:p>2.7106997967</text:p>
          </table:table-cell>
          <table:table-cell table:formula="of:=IF(ISBLANK([.E392]);&quot;&quot;;[.I392])" office:value-type="float" office:value="2.71069979667664" calcext:value-type="float">
            <text:p>2.7106997967</text:p>
          </table:table-cell>
          <table:table-cell table:formula="of:=IF(OR(ISBLANK([.E392]);[.I392]&lt;=0);&quot;&quot;;[.I392])" office:value-type="float" office:value="2.71069979667664" calcext:value-type="float">
            <text:p>2.71069979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643" calcext:value-type="float">
            <text:p>1427753978.08643</text:p>
          </table:table-cell>
          <table:table-cell office:value-type="float" office:value="1427753980.76325" calcext:value-type="float">
            <text:p>1427753980.76325</text:p>
          </table:table-cell>
          <table:table-cell office:value-type="float" office:value="1427753980.80345" calcext:value-type="float">
            <text:p>1427753980.80345</text:p>
          </table:table-cell>
          <table:table-cell/>
          <table:table-cell table:formula="of:=MAX([.B393];[.D393];[.G393])-MAX([.A393];[.C393];[.E393])" office:value-type="float" office:value="2.71702003479004" calcext:value-type="float">
            <text:p>2.7170200348</text:p>
          </table:table-cell>
          <table:table-cell table:formula="of:=IF(ISBLANK([.E393]);&quot;&quot;;[.I393])" office:value-type="float" office:value="2.71702003479004" calcext:value-type="float">
            <text:p>2.7170200348</text:p>
          </table:table-cell>
          <table:table-cell table:formula="of:=IF(OR(ISBLANK([.E393]);[.I393]&lt;=0);&quot;&quot;;[.I393])" office:value-type="float" office:value="2.71702003479004" calcext:value-type="float">
            <text:p>2.7170200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69" calcext:value-type="float">
            <text:p>1427753978.0869</text:p>
          </table:table-cell>
          <table:table-cell office:value-type="float" office:value="1427753980.85775" calcext:value-type="float">
            <text:p>1427753980.85775</text:p>
          </table:table-cell>
          <table:table-cell office:value-type="float" office:value="1427753980.89121" calcext:value-type="float">
            <text:p>1427753980.89121</text:p>
          </table:table-cell>
          <table:table-cell/>
          <table:table-cell table:formula="of:=MAX([.B394];[.D394];[.G394])-MAX([.A394];[.C394];[.E394])" office:value-type="float" office:value="2.80431008338928" calcext:value-type="float">
            <text:p>2.8043100834</text:p>
          </table:table-cell>
          <table:table-cell table:formula="of:=IF(ISBLANK([.E394]);&quot;&quot;;[.I394])" office:value-type="float" office:value="2.80431008338928" calcext:value-type="float">
            <text:p>2.8043100834</text:p>
          </table:table-cell>
          <table:table-cell table:formula="of:=IF(OR(ISBLANK([.E394]);[.I394]&lt;=0);&quot;&quot;;[.I394])" office:value-type="float" office:value="2.80431008338928" calcext:value-type="float">
            <text:p>2.80431008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742" calcext:value-type="float">
            <text:p>1427753978.08742</text:p>
          </table:table-cell>
          <table:table-cell office:value-type="float" office:value="1427753980.76309" calcext:value-type="float">
            <text:p>1427753980.76309</text:p>
          </table:table-cell>
          <table:table-cell office:value-type="float" office:value="1427753980.80569" calcext:value-type="float">
            <text:p>1427753980.80569</text:p>
          </table:table-cell>
          <table:table-cell/>
          <table:table-cell table:formula="of:=MAX([.B395];[.D395];[.G395])-MAX([.A395];[.C395];[.E395])" office:value-type="float" office:value="2.71827006340027" calcext:value-type="float">
            <text:p>2.7182700634</text:p>
          </table:table-cell>
          <table:table-cell table:formula="of:=IF(ISBLANK([.E395]);&quot;&quot;;[.I395])" office:value-type="float" office:value="2.71827006340027" calcext:value-type="float">
            <text:p>2.7182700634</text:p>
          </table:table-cell>
          <table:table-cell table:formula="of:=IF(OR(ISBLANK([.E395]);[.I395]&lt;=0);&quot;&quot;;[.I395])" office:value-type="float" office:value="2.71827006340027" calcext:value-type="float">
            <text:p>2.7182700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789" calcext:value-type="float">
            <text:p>1427753978.08789</text:p>
          </table:table-cell>
          <table:table-cell office:value-type="float" office:value="1427753980.76388" calcext:value-type="float">
            <text:p>1427753980.76388</text:p>
          </table:table-cell>
          <table:table-cell office:value-type="float" office:value="1427753980.8003" calcext:value-type="float">
            <text:p>1427753980.8003</text:p>
          </table:table-cell>
          <table:table-cell/>
          <table:table-cell table:formula="of:=MAX([.B396];[.D396];[.G396])-MAX([.A396];[.C396];[.E396])" office:value-type="float" office:value="2.71240997314453" calcext:value-type="float">
            <text:p>2.7124099731</text:p>
          </table:table-cell>
          <table:table-cell table:formula="of:=IF(ISBLANK([.E396]);&quot;&quot;;[.I396])" office:value-type="float" office:value="2.71240997314453" calcext:value-type="float">
            <text:p>2.7124099731</text:p>
          </table:table-cell>
          <table:table-cell table:formula="of:=IF(OR(ISBLANK([.E396]);[.I396]&lt;=0);&quot;&quot;;[.I396])" office:value-type="float" office:value="2.71240997314453" calcext:value-type="float">
            <text:p>2.71240997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855" calcext:value-type="float">
            <text:p>1427753978.08855</text:p>
          </table:table-cell>
          <table:table-cell office:value-type="float" office:value="1427753980.76332" calcext:value-type="float">
            <text:p>1427753980.76332</text:p>
          </table:table-cell>
          <table:table-cell office:value-type="float" office:value="1427753980.80116" calcext:value-type="float">
            <text:p>1427753980.80116</text:p>
          </table:table-cell>
          <table:table-cell/>
          <table:table-cell table:formula="of:=MAX([.B397];[.D397];[.G397])-MAX([.A397];[.C397];[.E397])" office:value-type="float" office:value="2.7126100063324" calcext:value-type="float">
            <text:p>2.7126100063</text:p>
          </table:table-cell>
          <table:table-cell table:formula="of:=IF(ISBLANK([.E397]);&quot;&quot;;[.I397])" office:value-type="float" office:value="2.7126100063324" calcext:value-type="float">
            <text:p>2.7126100063</text:p>
          </table:table-cell>
          <table:table-cell table:formula="of:=IF(OR(ISBLANK([.E397]);[.I397]&lt;=0);&quot;&quot;;[.I397])" office:value-type="float" office:value="2.7126100063324" calcext:value-type="float">
            <text:p>2.7126100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78.08902" calcext:value-type="float">
            <text:p>1427753978.08902</text:p>
          </table:table-cell>
          <table:table-cell office:value-type="float" office:value="1427753980.76303" calcext:value-type="float">
            <text:p>1427753980.76303</text:p>
          </table:table-cell>
          <table:table-cell office:value-type="float" office:value="1427753980.79436" calcext:value-type="float">
            <text:p>1427753980.79436</text:p>
          </table:table-cell>
          <table:table-cell/>
          <table:table-cell table:formula="of:=MAX([.B398];[.D398];[.G398])-MAX([.A398];[.C398];[.E398])" office:value-type="float" office:value="2.70533990859985" calcext:value-type="float">
            <text:p>2.7053399086</text:p>
          </table:table-cell>
          <table:table-cell table:formula="of:=IF(ISBLANK([.E398]);&quot;&quot;;[.I398])" office:value-type="float" office:value="2.70533990859985" calcext:value-type="float">
            <text:p>2.7053399086</text:p>
          </table:table-cell>
          <table:table-cell table:formula="of:=IF(OR(ISBLANK([.E398]);[.I398]&lt;=0);&quot;&quot;;[.I398])" office:value-type="float" office:value="2.70533990859985" calcext:value-type="float">
            <text:p>2.7053399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80.89123" calcext:value-type="float">
            <text:p>1427753980.89123</text:p>
          </table:table-cell>
          <table:table-cell office:value-type="float" office:value="1427753983.65978" calcext:value-type="float">
            <text:p>1427753983.65978</text:p>
          </table:table-cell>
          <table:table-cell table:number-columns-repeated="4"/>
          <table:table-cell table:formula="of:=MAX([.B399];[.D399];[.G399])-MAX([.A399];[.C399];[.E399])" office:value-type="float" office:value="2.76854991912842" calcext:value-type="float">
            <text:p>2.7685499191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123" calcext:value-type="float">
            <text:p>1427753980.89123</text:p>
          </table:table-cell>
          <table:table-cell office:value-type="float" office:value="1427753983.53864" calcext:value-type="float">
            <text:p>1427753983.53864</text:p>
          </table:table-cell>
          <table:table-cell office:value-type="float" office:value="1427753983.56981" calcext:value-type="float">
            <text:p>1427753983.56981</text:p>
          </table:table-cell>
          <table:table-cell/>
          <table:table-cell table:formula="of:=MAX([.B400];[.D400];[.G400])-MAX([.A400];[.C400];[.E400])" office:value-type="float" office:value="2.67857980728149" calcext:value-type="float">
            <text:p>2.6785798073</text:p>
          </table:table-cell>
          <table:table-cell table:formula="of:=IF(ISBLANK([.E400]);&quot;&quot;;[.I400])" office:value-type="float" office:value="2.67857980728149" calcext:value-type="float">
            <text:p>2.6785798073</text:p>
          </table:table-cell>
          <table:table-cell table:formula="of:=IF(OR(ISBLANK([.E400]);[.I400]&lt;=0);&quot;&quot;;[.I400])" office:value-type="float" office:value="2.67857980728149" calcext:value-type="float">
            <text:p>2.67857980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207" calcext:value-type="float">
            <text:p>1427753980.89207</text:p>
          </table:table-cell>
          <table:table-cell office:value-type="float" office:value="1427753983.53875" calcext:value-type="float">
            <text:p>1427753983.53875</text:p>
          </table:table-cell>
          <table:table-cell office:value-type="float" office:value="1427753983.5754" calcext:value-type="float">
            <text:p>1427753983.5754</text:p>
          </table:table-cell>
          <table:table-cell/>
          <table:table-cell table:formula="of:=MAX([.B401];[.D401];[.G401])-MAX([.A401];[.C401];[.E401])" office:value-type="float" office:value="2.68333005905151" calcext:value-type="float">
            <text:p>2.6833300591</text:p>
          </table:table-cell>
          <table:table-cell table:formula="of:=IF(ISBLANK([.E401]);&quot;&quot;;[.I401])" office:value-type="float" office:value="2.68333005905151" calcext:value-type="float">
            <text:p>2.6833300591</text:p>
          </table:table-cell>
          <table:table-cell table:formula="of:=IF(OR(ISBLANK([.E401]);[.I401]&lt;=0);&quot;&quot;;[.I401])" office:value-type="float" office:value="2.68333005905151" calcext:value-type="float">
            <text:p>2.68333005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306" calcext:value-type="float">
            <text:p>1427753980.89306</text:p>
          </table:table-cell>
          <table:table-cell office:value-type="float" office:value="1427753983.5387" calcext:value-type="float">
            <text:p>1427753983.5387</text:p>
          </table:table-cell>
          <table:table-cell office:value-type="float" office:value="1427753983.57541" calcext:value-type="float">
            <text:p>1427753983.57541</text:p>
          </table:table-cell>
          <table:table-cell/>
          <table:table-cell table:formula="of:=MAX([.B402];[.D402];[.G402])-MAX([.A402];[.C402];[.E402])" office:value-type="float" office:value="2.68234992027283" calcext:value-type="float">
            <text:p>2.6823499203</text:p>
          </table:table-cell>
          <table:table-cell table:formula="of:=IF(ISBLANK([.E402]);&quot;&quot;;[.I402])" office:value-type="float" office:value="2.68234992027283" calcext:value-type="float">
            <text:p>2.6823499203</text:p>
          </table:table-cell>
          <table:table-cell table:formula="of:=IF(OR(ISBLANK([.E402]);[.I402]&lt;=0);&quot;&quot;;[.I402])" office:value-type="float" office:value="2.68234992027283" calcext:value-type="float">
            <text:p>2.68234992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354" calcext:value-type="float">
            <text:p>1427753980.89354</text:p>
          </table:table-cell>
          <table:table-cell office:value-type="float" office:value="1427753983.53881" calcext:value-type="float">
            <text:p>1427753983.53881</text:p>
          </table:table-cell>
          <table:table-cell office:value-type="float" office:value="1427753983.57651" calcext:value-type="float">
            <text:p>1427753983.57651</text:p>
          </table:table-cell>
          <table:table-cell/>
          <table:table-cell table:formula="of:=MAX([.B403];[.D403];[.G403])-MAX([.A403];[.C403];[.E403])" office:value-type="float" office:value="2.68297004699707" calcext:value-type="float">
            <text:p>2.682970047</text:p>
          </table:table-cell>
          <table:table-cell table:formula="of:=IF(ISBLANK([.E403]);&quot;&quot;;[.I403])" office:value-type="float" office:value="2.68297004699707" calcext:value-type="float">
            <text:p>2.682970047</text:p>
          </table:table-cell>
          <table:table-cell table:formula="of:=IF(OR(ISBLANK([.E403]);[.I403]&lt;=0);&quot;&quot;;[.I403])" office:value-type="float" office:value="2.68297004699707" calcext:value-type="float">
            <text:p>2.6829700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403" calcext:value-type="float">
            <text:p>1427753980.89403</text:p>
          </table:table-cell>
          <table:table-cell office:value-type="float" office:value="1427753983.53886" calcext:value-type="float">
            <text:p>1427753983.53886</text:p>
          </table:table-cell>
          <table:table-cell office:value-type="float" office:value="1427753983.57147" calcext:value-type="float">
            <text:p>1427753983.57147</text:p>
          </table:table-cell>
          <table:table-cell/>
          <table:table-cell table:formula="of:=MAX([.B404];[.D404];[.G404])-MAX([.A404];[.C404];[.E404])" office:value-type="float" office:value="2.67743992805481" calcext:value-type="float">
            <text:p>2.6774399281</text:p>
          </table:table-cell>
          <table:table-cell table:formula="of:=IF(ISBLANK([.E404]);&quot;&quot;;[.I404])" office:value-type="float" office:value="2.67743992805481" calcext:value-type="float">
            <text:p>2.6774399281</text:p>
          </table:table-cell>
          <table:table-cell table:formula="of:=IF(OR(ISBLANK([.E404]);[.I404]&lt;=0);&quot;&quot;;[.I404])" office:value-type="float" office:value="2.67743992805481" calcext:value-type="float">
            <text:p>2.6774399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453" calcext:value-type="float">
            <text:p>1427753980.89453</text:p>
          </table:table-cell>
          <table:table-cell office:value-type="float" office:value="1427753983.55145" calcext:value-type="float">
            <text:p>1427753983.55145</text:p>
          </table:table-cell>
          <table:table-cell office:value-type="float" office:value="1427753983.58751" calcext:value-type="float">
            <text:p>1427753983.58751</text:p>
          </table:table-cell>
          <table:table-cell/>
          <table:table-cell table:formula="of:=MAX([.B405];[.D405];[.G405])-MAX([.A405];[.C405];[.E405])" office:value-type="float" office:value="2.69298005104065" calcext:value-type="float">
            <text:p>2.692980051</text:p>
          </table:table-cell>
          <table:table-cell table:formula="of:=IF(ISBLANK([.E405]);&quot;&quot;;[.I405])" office:value-type="float" office:value="2.69298005104065" calcext:value-type="float">
            <text:p>2.692980051</text:p>
          </table:table-cell>
          <table:table-cell table:formula="of:=IF(OR(ISBLANK([.E405]);[.I405]&lt;=0);&quot;&quot;;[.I405])" office:value-type="float" office:value="2.69298005104065" calcext:value-type="float">
            <text:p>2.6929800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5" calcext:value-type="float">
            <text:p>1427753980.895</text:p>
          </table:table-cell>
          <table:table-cell office:value-type="float" office:value="1427753983.53899" calcext:value-type="float">
            <text:p>1427753983.53899</text:p>
          </table:table-cell>
          <table:table-cell office:value-type="float" office:value="1427753983.57141" calcext:value-type="float">
            <text:p>1427753983.57141</text:p>
          </table:table-cell>
          <table:table-cell/>
          <table:table-cell table:formula="of:=MAX([.B406];[.D406];[.G406])-MAX([.A406];[.C406];[.E406])" office:value-type="float" office:value="2.67640995979309" calcext:value-type="float">
            <text:p>2.6764099598</text:p>
          </table:table-cell>
          <table:table-cell table:formula="of:=IF(ISBLANK([.E406]);&quot;&quot;;[.I406])" office:value-type="float" office:value="2.67640995979309" calcext:value-type="float">
            <text:p>2.6764099598</text:p>
          </table:table-cell>
          <table:table-cell table:formula="of:=IF(OR(ISBLANK([.E406]);[.I406]&lt;=0);&quot;&quot;;[.I406])" office:value-type="float" office:value="2.67640995979309" calcext:value-type="float">
            <text:p>2.67640995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595" calcext:value-type="float">
            <text:p>1427753980.89595</text:p>
          </table:table-cell>
          <table:table-cell office:value-type="float" office:value="1427753983.62871" calcext:value-type="float">
            <text:p>1427753983.62871</text:p>
          </table:table-cell>
          <table:table-cell office:value-type="float" office:value="1427753983.65977" calcext:value-type="float">
            <text:p>1427753983.65977</text:p>
          </table:table-cell>
          <table:table-cell/>
          <table:table-cell table:formula="of:=MAX([.B407];[.D407];[.G407])-MAX([.A407];[.C407];[.E407])" office:value-type="float" office:value="2.76381993293762" calcext:value-type="float">
            <text:p>2.7638199329</text:p>
          </table:table-cell>
          <table:table-cell table:formula="of:=IF(ISBLANK([.E407]);&quot;&quot;;[.I407])" office:value-type="float" office:value="2.76381993293762" calcext:value-type="float">
            <text:p>2.7638199329</text:p>
          </table:table-cell>
          <table:table-cell table:formula="of:=IF(OR(ISBLANK([.E407]);[.I407]&lt;=0);&quot;&quot;;[.I407])" office:value-type="float" office:value="2.76381993293762" calcext:value-type="float">
            <text:p>2.76381993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725" calcext:value-type="float">
            <text:p>1427753980.89725</text:p>
          </table:table-cell>
          <table:table-cell office:value-type="float" office:value="1427753983.21047" calcext:value-type="float">
            <text:p>1427753983.21047</text:p>
          </table:table-cell>
          <table:table-cell office:value-type="float" office:value="1427753983.29382" calcext:value-type="float">
            <text:p>1427753983.29382</text:p>
          </table:table-cell>
          <table:table-cell/>
          <table:table-cell table:formula="of:=MAX([.B408];[.D408];[.G408])-MAX([.A408];[.C408];[.E408])" office:value-type="float" office:value="2.3965699672699" calcext:value-type="float">
            <text:p>2.3965699673</text:p>
          </table:table-cell>
          <table:table-cell table:formula="of:=IF(ISBLANK([.E408]);&quot;&quot;;[.I408])" office:value-type="float" office:value="2.3965699672699" calcext:value-type="float">
            <text:p>2.3965699673</text:p>
          </table:table-cell>
          <table:table-cell table:formula="of:=IF(OR(ISBLANK([.E408]);[.I408]&lt;=0);&quot;&quot;;[.I408])" office:value-type="float" office:value="2.3965699672699" calcext:value-type="float">
            <text:p>2.39656996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0.89845" calcext:value-type="float">
            <text:p>1427753980.89845</text:p>
          </table:table-cell>
          <table:table-cell office:value-type="float" office:value="1427753983.53905" calcext:value-type="float">
            <text:p>1427753983.53905</text:p>
          </table:table-cell>
          <table:table-cell office:value-type="float" office:value="1427753983.56982" calcext:value-type="float">
            <text:p>1427753983.56982</text:p>
          </table:table-cell>
          <table:table-cell/>
          <table:table-cell table:formula="of:=MAX([.B409];[.D409];[.G409])-MAX([.A409];[.C409];[.E409])" office:value-type="float" office:value="2.67137002944946" calcext:value-type="float">
            <text:p>2.6713700294</text:p>
          </table:table-cell>
          <table:table-cell table:formula="of:=IF(ISBLANK([.E409]);&quot;&quot;;[.I409])" office:value-type="float" office:value="2.67137002944946" calcext:value-type="float">
            <text:p>2.6713700294</text:p>
          </table:table-cell>
          <table:table-cell table:formula="of:=IF(OR(ISBLANK([.E409]);[.I409]&lt;=0);&quot;&quot;;[.I409])" office:value-type="float" office:value="2.67137002944946" calcext:value-type="float">
            <text:p>2.67137002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83.65979" calcext:value-type="float">
            <text:p>1427753983.65979</text:p>
          </table:table-cell>
          <table:table-cell office:value-type="float" office:value="1427753986.46901" calcext:value-type="float">
            <text:p>1427753986.46901</text:p>
          </table:table-cell>
          <table:table-cell table:number-columns-repeated="4"/>
          <table:table-cell table:formula="of:=MAX([.B410];[.D410];[.G410])-MAX([.A410];[.C410];[.E410])" office:value-type="float" office:value="2.8092200756073" calcext:value-type="float">
            <text:p>2.8092200756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598" calcext:value-type="float">
            <text:p>1427753983.6598</text:p>
          </table:table-cell>
          <table:table-cell office:value-type="float" office:value="1427753986.34727" calcext:value-type="float">
            <text:p>1427753986.34727</text:p>
          </table:table-cell>
          <table:table-cell office:value-type="float" office:value="1427753986.38409" calcext:value-type="float">
            <text:p>1427753986.38409</text:p>
          </table:table-cell>
          <table:table-cell/>
          <table:table-cell table:formula="of:=MAX([.B411];[.D411];[.G411])-MAX([.A411];[.C411];[.E411])" office:value-type="float" office:value="2.724289894104" calcext:value-type="float">
            <text:p>2.7242898941</text:p>
          </table:table-cell>
          <table:table-cell table:formula="of:=IF(ISBLANK([.E411]);&quot;&quot;;[.I411])" office:value-type="float" office:value="2.724289894104" calcext:value-type="float">
            <text:p>2.7242898941</text:p>
          </table:table-cell>
          <table:table-cell table:formula="of:=IF(OR(ISBLANK([.E411]);[.I411]&lt;=0);&quot;&quot;;[.I411])" office:value-type="float" office:value="2.724289894104" calcext:value-type="float">
            <text:p>2.72428989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117" calcext:value-type="float">
            <text:p>1427753983.66117</text:p>
          </table:table-cell>
          <table:table-cell office:value-type="float" office:value="1427753986.34721" calcext:value-type="float">
            <text:p>1427753986.34721</text:p>
          </table:table-cell>
          <table:table-cell office:value-type="float" office:value="1427753986.38375" calcext:value-type="float">
            <text:p>1427753986.38375</text:p>
          </table:table-cell>
          <table:table-cell/>
          <table:table-cell table:formula="of:=MAX([.B412];[.D412];[.G412])-MAX([.A412];[.C412];[.E412])" office:value-type="float" office:value="2.72257995605469" calcext:value-type="float">
            <text:p>2.7225799561</text:p>
          </table:table-cell>
          <table:table-cell table:formula="of:=IF(ISBLANK([.E412]);&quot;&quot;;[.I412])" office:value-type="float" office:value="2.72257995605469" calcext:value-type="float">
            <text:p>2.7225799561</text:p>
          </table:table-cell>
          <table:table-cell table:formula="of:=IF(OR(ISBLANK([.E412]);[.I412]&lt;=0);&quot;&quot;;[.I412])" office:value-type="float" office:value="2.72257995605469" calcext:value-type="float">
            <text:p>2.72257995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249" calcext:value-type="float">
            <text:p>1427753983.66249</text:p>
          </table:table-cell>
          <table:table-cell office:value-type="float" office:value="1427753986.3476" calcext:value-type="float">
            <text:p>1427753986.3476</text:p>
          </table:table-cell>
          <table:table-cell office:value-type="float" office:value="1427753986.38383" calcext:value-type="float">
            <text:p>1427753986.38383</text:p>
          </table:table-cell>
          <table:table-cell/>
          <table:table-cell table:formula="of:=MAX([.B413];[.D413];[.G413])-MAX([.A413];[.C413];[.E413])" office:value-type="float" office:value="2.72134017944336" calcext:value-type="float">
            <text:p>2.7213401794</text:p>
          </table:table-cell>
          <table:table-cell table:formula="of:=IF(ISBLANK([.E413]);&quot;&quot;;[.I413])" office:value-type="float" office:value="2.72134017944336" calcext:value-type="float">
            <text:p>2.7213401794</text:p>
          </table:table-cell>
          <table:table-cell table:formula="of:=IF(OR(ISBLANK([.E413]);[.I413]&lt;=0);&quot;&quot;;[.I413])" office:value-type="float" office:value="2.72134017944336" calcext:value-type="float">
            <text:p>2.72134017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385" calcext:value-type="float">
            <text:p>1427753983.66385</text:p>
          </table:table-cell>
          <table:table-cell office:value-type="float" office:value="1427753986.34744" calcext:value-type="float">
            <text:p>1427753986.34744</text:p>
          </table:table-cell>
          <table:table-cell office:value-type="float" office:value="1427753986.38398" calcext:value-type="float">
            <text:p>1427753986.38398</text:p>
          </table:table-cell>
          <table:table-cell/>
          <table:table-cell table:formula="of:=MAX([.B414];[.D414];[.G414])-MAX([.A414];[.C414];[.E414])" office:value-type="float" office:value="2.72012996673584" calcext:value-type="float">
            <text:p>2.7201299667</text:p>
          </table:table-cell>
          <table:table-cell table:formula="of:=IF(ISBLANK([.E414]);&quot;&quot;;[.I414])" office:value-type="float" office:value="2.72012996673584" calcext:value-type="float">
            <text:p>2.7201299667</text:p>
          </table:table-cell>
          <table:table-cell table:formula="of:=IF(OR(ISBLANK([.E414]);[.I414]&lt;=0);&quot;&quot;;[.I414])" office:value-type="float" office:value="2.72012996673584" calcext:value-type="float">
            <text:p>2.72012996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515" calcext:value-type="float">
            <text:p>1427753983.66515</text:p>
          </table:table-cell>
          <table:table-cell office:value-type="float" office:value="1427753986.34749" calcext:value-type="float">
            <text:p>1427753986.34749</text:p>
          </table:table-cell>
          <table:table-cell office:value-type="float" office:value="1427753986.38576" calcext:value-type="float">
            <text:p>1427753986.38576</text:p>
          </table:table-cell>
          <table:table-cell/>
          <table:table-cell table:formula="of:=MAX([.B415];[.D415];[.G415])-MAX([.A415];[.C415];[.E415])" office:value-type="float" office:value="2.72061014175415" calcext:value-type="float">
            <text:p>2.7206101418</text:p>
          </table:table-cell>
          <table:table-cell table:formula="of:=IF(ISBLANK([.E415]);&quot;&quot;;[.I415])" office:value-type="float" office:value="2.72061014175415" calcext:value-type="float">
            <text:p>2.7206101418</text:p>
          </table:table-cell>
          <table:table-cell table:formula="of:=IF(OR(ISBLANK([.E415]);[.I415]&lt;=0);&quot;&quot;;[.I415])" office:value-type="float" office:value="2.72061014175415" calcext:value-type="float">
            <text:p>2.72061014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645" calcext:value-type="float">
            <text:p>1427753983.66645</text:p>
          </table:table-cell>
          <table:table-cell office:value-type="float" office:value="1427753986.34738" calcext:value-type="float">
            <text:p>1427753986.34738</text:p>
          </table:table-cell>
          <table:table-cell office:value-type="float" office:value="1427753986.38397" calcext:value-type="float">
            <text:p>1427753986.38397</text:p>
          </table:table-cell>
          <table:table-cell/>
          <table:table-cell table:formula="of:=MAX([.B416];[.D416];[.G416])-MAX([.A416];[.C416];[.E416])" office:value-type="float" office:value="2.71751999855041" calcext:value-type="float">
            <text:p>2.7175199986</text:p>
          </table:table-cell>
          <table:table-cell table:formula="of:=IF(ISBLANK([.E416]);&quot;&quot;;[.I416])" office:value-type="float" office:value="2.71751999855041" calcext:value-type="float">
            <text:p>2.7175199986</text:p>
          </table:table-cell>
          <table:table-cell table:formula="of:=IF(OR(ISBLANK([.E416]);[.I416]&lt;=0);&quot;&quot;;[.I416])" office:value-type="float" office:value="2.71751999855041" calcext:value-type="float">
            <text:p>2.71751999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782" calcext:value-type="float">
            <text:p>1427753983.66782</text:p>
          </table:table-cell>
          <table:table-cell office:value-type="float" office:value="1427753986.34715" calcext:value-type="float">
            <text:p>1427753986.34715</text:p>
          </table:table-cell>
          <table:table-cell office:value-type="float" office:value="1427753986.38389" calcext:value-type="float">
            <text:p>1427753986.38389</text:p>
          </table:table-cell>
          <table:table-cell/>
          <table:table-cell table:formula="of:=MAX([.B417];[.D417];[.G417])-MAX([.A417];[.C417];[.E417])" office:value-type="float" office:value="2.71606993675232" calcext:value-type="float">
            <text:p>2.7160699368</text:p>
          </table:table-cell>
          <table:table-cell table:formula="of:=IF(ISBLANK([.E417]);&quot;&quot;;[.I417])" office:value-type="float" office:value="2.71606993675232" calcext:value-type="float">
            <text:p>2.7160699368</text:p>
          </table:table-cell>
          <table:table-cell table:formula="of:=IF(OR(ISBLANK([.E417]);[.I417]&lt;=0);&quot;&quot;;[.I417])" office:value-type="float" office:value="2.71606993675232" calcext:value-type="float">
            <text:p>2.71606993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6912" calcext:value-type="float">
            <text:p>1427753983.66912</text:p>
          </table:table-cell>
          <table:table-cell office:value-type="float" office:value="1427753986.34754" calcext:value-type="float">
            <text:p>1427753986.34754</text:p>
          </table:table-cell>
          <table:table-cell office:value-type="float" office:value="1427753986.38414" calcext:value-type="float">
            <text:p>1427753986.38414</text:p>
          </table:table-cell>
          <table:table-cell/>
          <table:table-cell table:formula="of:=MAX([.B418];[.D418];[.G418])-MAX([.A418];[.C418];[.E418])" office:value-type="float" office:value="2.71501994132996" calcext:value-type="float">
            <text:p>2.7150199413</text:p>
          </table:table-cell>
          <table:table-cell table:formula="of:=IF(ISBLANK([.E418]);&quot;&quot;;[.I418])" office:value-type="float" office:value="2.71501994132996" calcext:value-type="float">
            <text:p>2.7150199413</text:p>
          </table:table-cell>
          <table:table-cell table:formula="of:=IF(OR(ISBLANK([.E418]);[.I418]&lt;=0);&quot;&quot;;[.I418])" office:value-type="float" office:value="2.71501994132996" calcext:value-type="float">
            <text:p>2.71501994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7047" calcext:value-type="float">
            <text:p>1427753983.67047</text:p>
          </table:table-cell>
          <table:table-cell office:value-type="float" office:value="1427753986.34732" calcext:value-type="float">
            <text:p>1427753986.34732</text:p>
          </table:table-cell>
          <table:table-cell office:value-type="float" office:value="1427753986.38393" calcext:value-type="float">
            <text:p>1427753986.38393</text:p>
          </table:table-cell>
          <table:table-cell/>
          <table:table-cell table:formula="of:=MAX([.B419];[.D419];[.G419])-MAX([.A419];[.C419];[.E419])" office:value-type="float" office:value="2.71345996856689" calcext:value-type="float">
            <text:p>2.7134599686</text:p>
          </table:table-cell>
          <table:table-cell table:formula="of:=IF(ISBLANK([.E419]);&quot;&quot;;[.I419])" office:value-type="float" office:value="2.71345996856689" calcext:value-type="float">
            <text:p>2.7134599686</text:p>
          </table:table-cell>
          <table:table-cell table:formula="of:=IF(OR(ISBLANK([.E419]);[.I419]&lt;=0);&quot;&quot;;[.I419])" office:value-type="float" office:value="2.71345996856689" calcext:value-type="float">
            <text:p>2.71345996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3.67255" calcext:value-type="float">
            <text:p>1427753983.67255</text:p>
          </table:table-cell>
          <table:table-cell office:value-type="float" office:value="1427753986.43396" calcext:value-type="float">
            <text:p>1427753986.43396</text:p>
          </table:table-cell>
          <table:table-cell office:value-type="float" office:value="1427753986.469" calcext:value-type="float">
            <text:p>1427753986.469</text:p>
          </table:table-cell>
          <table:table-cell/>
          <table:table-cell table:formula="of:=MAX([.B420];[.D420];[.G420])-MAX([.A420];[.C420];[.E420])" office:value-type="float" office:value="2.79645013809204" calcext:value-type="float">
            <text:p>2.7964501381</text:p>
          </table:table-cell>
          <table:table-cell table:formula="of:=IF(ISBLANK([.E420]);&quot;&quot;;[.I420])" office:value-type="float" office:value="2.79645013809204" calcext:value-type="float">
            <text:p>2.7964501381</text:p>
          </table:table-cell>
          <table:table-cell table:formula="of:=IF(OR(ISBLANK([.E420]);[.I420]&lt;=0);&quot;&quot;;[.I420])" office:value-type="float" office:value="2.79645013809204" calcext:value-type="float">
            <text:p>2.79645013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86.46902" calcext:value-type="float">
            <text:p>1427753986.46902</text:p>
          </table:table-cell>
          <table:table-cell office:value-type="float" office:value="1427753989.04397" calcext:value-type="float">
            <text:p>1427753989.04397</text:p>
          </table:table-cell>
          <table:table-cell table:number-columns-repeated="4"/>
          <table:table-cell table:formula="of:=MAX([.B421];[.D421];[.G421])-MAX([.A421];[.C421];[.E421])" office:value-type="float" office:value="2.57495021820068" calcext:value-type="float">
            <text:p>2.5749502182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6903" calcext:value-type="float">
            <text:p>1427753986.46903</text:p>
          </table:table-cell>
          <table:table-cell office:value-type="float" office:value="1427753988.92076" calcext:value-type="float">
            <text:p>1427753988.92076</text:p>
          </table:table-cell>
          <table:table-cell office:value-type="float" office:value="1427753988.95516" calcext:value-type="float">
            <text:p>1427753988.95516</text:p>
          </table:table-cell>
          <table:table-cell/>
          <table:table-cell table:formula="of:=MAX([.B422];[.D422];[.G422])-MAX([.A422];[.C422];[.E422])" office:value-type="float" office:value="2.48612999916077" calcext:value-type="float">
            <text:p>2.4861299992</text:p>
          </table:table-cell>
          <table:table-cell table:formula="of:=IF(ISBLANK([.E422]);&quot;&quot;;[.I422])" office:value-type="float" office:value="2.48612999916077" calcext:value-type="float">
            <text:p>2.4861299992</text:p>
          </table:table-cell>
          <table:table-cell table:formula="of:=IF(OR(ISBLANK([.E422]);[.I422]&lt;=0);&quot;&quot;;[.I422])" office:value-type="float" office:value="2.48612999916077" calcext:value-type="float">
            <text:p>2.4861299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037" calcext:value-type="float">
            <text:p>1427753986.47037</text:p>
          </table:table-cell>
          <table:table-cell office:value-type="float" office:value="1427753988.92093" calcext:value-type="float">
            <text:p>1427753988.92093</text:p>
          </table:table-cell>
          <table:table-cell office:value-type="float" office:value="1427753988.95521" calcext:value-type="float">
            <text:p>1427753988.95521</text:p>
          </table:table-cell>
          <table:table-cell/>
          <table:table-cell table:formula="of:=MAX([.B423];[.D423];[.G423])-MAX([.A423];[.C423];[.E423])" office:value-type="float" office:value="2.48483991622925" calcext:value-type="float">
            <text:p>2.4848399162</text:p>
          </table:table-cell>
          <table:table-cell table:formula="of:=IF(ISBLANK([.E423]);&quot;&quot;;[.I423])" office:value-type="float" office:value="2.48483991622925" calcext:value-type="float">
            <text:p>2.4848399162</text:p>
          </table:table-cell>
          <table:table-cell table:formula="of:=IF(OR(ISBLANK([.E423]);[.I423]&lt;=0);&quot;&quot;;[.I423])" office:value-type="float" office:value="2.48483991622925" calcext:value-type="float">
            <text:p>2.48483991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171" calcext:value-type="float">
            <text:p>1427753986.47171</text:p>
          </table:table-cell>
          <table:table-cell office:value-type="float" office:value="1427753988.92064" calcext:value-type="float">
            <text:p>1427753988.92064</text:p>
          </table:table-cell>
          <table:table-cell office:value-type="float" office:value="1427753988.95741" calcext:value-type="float">
            <text:p>1427753988.95741</text:p>
          </table:table-cell>
          <table:table-cell/>
          <table:table-cell table:formula="of:=MAX([.B424];[.D424];[.G424])-MAX([.A424];[.C424];[.E424])" office:value-type="float" office:value="2.48570013046265" calcext:value-type="float">
            <text:p>2.4857001305</text:p>
          </table:table-cell>
          <table:table-cell table:formula="of:=IF(ISBLANK([.E424]);&quot;&quot;;[.I424])" office:value-type="float" office:value="2.48570013046265" calcext:value-type="float">
            <text:p>2.4857001305</text:p>
          </table:table-cell>
          <table:table-cell table:formula="of:=IF(OR(ISBLANK([.E424]);[.I424]&lt;=0);&quot;&quot;;[.I424])" office:value-type="float" office:value="2.48570013046265" calcext:value-type="float">
            <text:p>2.48570013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412" calcext:value-type="float">
            <text:p>1427753986.47412</text:p>
          </table:table-cell>
          <table:table-cell office:value-type="float" office:value="1427753988.92341" calcext:value-type="float">
            <text:p>1427753988.92341</text:p>
          </table:table-cell>
          <table:table-cell office:value-type="float" office:value="1427753988.95527" calcext:value-type="float">
            <text:p>1427753988.95527</text:p>
          </table:table-cell>
          <table:table-cell/>
          <table:table-cell table:formula="of:=MAX([.B425];[.D425];[.G425])-MAX([.A425];[.C425];[.E425])" office:value-type="float" office:value="2.48115015029907" calcext:value-type="float">
            <text:p>2.4811501503</text:p>
          </table:table-cell>
          <table:table-cell table:formula="of:=IF(ISBLANK([.E425]);&quot;&quot;;[.I425])" office:value-type="float" office:value="2.48115015029907" calcext:value-type="float">
            <text:p>2.4811501503</text:p>
          </table:table-cell>
          <table:table-cell table:formula="of:=IF(OR(ISBLANK([.E425]);[.I425]&lt;=0);&quot;&quot;;[.I425])" office:value-type="float" office:value="2.48115015029907" calcext:value-type="float">
            <text:p>2.4811501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548" calcext:value-type="float">
            <text:p>1427753986.47548</text:p>
          </table:table-cell>
          <table:table-cell office:value-type="float" office:value="1427753988.92081" calcext:value-type="float">
            <text:p>1427753988.92081</text:p>
          </table:table-cell>
          <table:table-cell office:value-type="float" office:value="1427753988.95304" calcext:value-type="float">
            <text:p>1427753988.95304</text:p>
          </table:table-cell>
          <table:table-cell/>
          <table:table-cell table:formula="of:=MAX([.B426];[.D426];[.G426])-MAX([.A426];[.C426];[.E426])" office:value-type="float" office:value="2.47755980491638" calcext:value-type="float">
            <text:p>2.4775598049</text:p>
          </table:table-cell>
          <table:table-cell table:formula="of:=IF(ISBLANK([.E426]);&quot;&quot;;[.I426])" office:value-type="float" office:value="2.47755980491638" calcext:value-type="float">
            <text:p>2.4775598049</text:p>
          </table:table-cell>
          <table:table-cell table:formula="of:=IF(OR(ISBLANK([.E426]);[.I426]&lt;=0);&quot;&quot;;[.I426])" office:value-type="float" office:value="2.47755980491638" calcext:value-type="float">
            <text:p>2.47755980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678" calcext:value-type="float">
            <text:p>1427753986.47678</text:p>
          </table:table-cell>
          <table:table-cell office:value-type="float" office:value="1427753988.92087" calcext:value-type="float">
            <text:p>1427753988.92087</text:p>
          </table:table-cell>
          <table:table-cell office:value-type="float" office:value="1427753988.95306" calcext:value-type="float">
            <text:p>1427753988.95306</text:p>
          </table:table-cell>
          <table:table-cell/>
          <table:table-cell table:formula="of:=MAX([.B427];[.D427];[.G427])-MAX([.A427];[.C427];[.E427])" office:value-type="float" office:value="2.47627997398376" calcext:value-type="float">
            <text:p>2.476279974</text:p>
          </table:table-cell>
          <table:table-cell table:formula="of:=IF(ISBLANK([.E427]);&quot;&quot;;[.I427])" office:value-type="float" office:value="2.47627997398376" calcext:value-type="float">
            <text:p>2.476279974</text:p>
          </table:table-cell>
          <table:table-cell table:formula="of:=IF(OR(ISBLANK([.E427]);[.I427]&lt;=0);&quot;&quot;;[.I427])" office:value-type="float" office:value="2.47627997398376" calcext:value-type="float">
            <text:p>2.4762799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811" calcext:value-type="float">
            <text:p>1427753986.47811</text:p>
          </table:table-cell>
          <table:table-cell office:value-type="float" office:value="1427753988.92101" calcext:value-type="float">
            <text:p>1427753988.92101</text:p>
          </table:table-cell>
          <table:table-cell office:value-type="float" office:value="1427753988.95514" calcext:value-type="float">
            <text:p>1427753988.95514</text:p>
          </table:table-cell>
          <table:table-cell/>
          <table:table-cell table:formula="of:=MAX([.B428];[.D428];[.G428])-MAX([.A428];[.C428];[.E428])" office:value-type="float" office:value="2.47703003883362" calcext:value-type="float">
            <text:p>2.4770300388</text:p>
          </table:table-cell>
          <table:table-cell table:formula="of:=IF(ISBLANK([.E428]);&quot;&quot;;[.I428])" office:value-type="float" office:value="2.47703003883362" calcext:value-type="float">
            <text:p>2.4770300388</text:p>
          </table:table-cell>
          <table:table-cell table:formula="of:=IF(OR(ISBLANK([.E428]);[.I428]&lt;=0);&quot;&quot;;[.I428])" office:value-type="float" office:value="2.47703003883362" calcext:value-type="float">
            <text:p>2.47703003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7944" calcext:value-type="float">
            <text:p>1427753986.47944</text:p>
          </table:table-cell>
          <table:table-cell office:value-type="float" office:value="1427753988.9207" calcext:value-type="float">
            <text:p>1427753988.9207</text:p>
          </table:table-cell>
          <table:table-cell office:value-type="float" office:value="1427753988.95527" calcext:value-type="float">
            <text:p>1427753988.95527</text:p>
          </table:table-cell>
          <table:table-cell/>
          <table:table-cell table:formula="of:=MAX([.B429];[.D429];[.G429])-MAX([.A429];[.C429];[.E429])" office:value-type="float" office:value="2.475830078125" calcext:value-type="float">
            <text:p>2.4758300781</text:p>
          </table:table-cell>
          <table:table-cell table:formula="of:=IF(ISBLANK([.E429]);&quot;&quot;;[.I429])" office:value-type="float" office:value="2.475830078125" calcext:value-type="float">
            <text:p>2.4758300781</text:p>
          </table:table-cell>
          <table:table-cell table:formula="of:=IF(OR(ISBLANK([.E429]);[.I429]&lt;=0);&quot;&quot;;[.I429])" office:value-type="float" office:value="2.475830078125" calcext:value-type="float">
            <text:p>2.47583007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8003" calcext:value-type="float">
            <text:p>1427753986.48003</text:p>
          </table:table-cell>
          <table:table-cell office:value-type="float" office:value="1427753989.00922" calcext:value-type="float">
            <text:p>1427753989.00922</text:p>
          </table:table-cell>
          <table:table-cell office:value-type="float" office:value="1427753989.04396" calcext:value-type="float">
            <text:p>1427753989.04396</text:p>
          </table:table-cell>
          <table:table-cell/>
          <table:table-cell table:formula="of:=MAX([.B430];[.D430];[.G430])-MAX([.A430];[.C430];[.E430])" office:value-type="float" office:value="2.56393003463745" calcext:value-type="float">
            <text:p>2.5639300346</text:p>
          </table:table-cell>
          <table:table-cell table:formula="of:=IF(ISBLANK([.E430]);&quot;&quot;;[.I430])" office:value-type="float" office:value="2.56393003463745" calcext:value-type="float">
            <text:p>2.5639300346</text:p>
          </table:table-cell>
          <table:table-cell table:formula="of:=IF(OR(ISBLANK([.E430]);[.I430]&lt;=0);&quot;&quot;;[.I430])" office:value-type="float" office:value="2.56393003463745" calcext:value-type="float">
            <text:p>2.56393003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6.48062" calcext:value-type="float">
            <text:p>1427753986.48062</text:p>
          </table:table-cell>
          <table:table-cell office:value-type="float" office:value="1427753988.92118" calcext:value-type="float">
            <text:p>1427753988.92118</text:p>
          </table:table-cell>
          <table:table-cell office:value-type="float" office:value="1427753988.95739" calcext:value-type="float">
            <text:p>1427753988.95739</text:p>
          </table:table-cell>
          <table:table-cell/>
          <table:table-cell table:formula="of:=MAX([.B431];[.D431];[.G431])-MAX([.A431];[.C431];[.E431])" office:value-type="float" office:value="2.4767701625824" calcext:value-type="float">
            <text:p>2.4767701626</text:p>
          </table:table-cell>
          <table:table-cell table:formula="of:=IF(ISBLANK([.E431]);&quot;&quot;;[.I431])" office:value-type="float" office:value="2.4767701625824" calcext:value-type="float">
            <text:p>2.4767701626</text:p>
          </table:table-cell>
          <table:table-cell table:formula="of:=IF(OR(ISBLANK([.E431]);[.I431]&lt;=0);&quot;&quot;;[.I431])" office:value-type="float" office:value="2.4767701625824" calcext:value-type="float">
            <text:p>2.47677016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89.04398" calcext:value-type="float">
            <text:p>1427753989.04398</text:p>
          </table:table-cell>
          <table:table-cell office:value-type="float" office:value="1427753991.61822" calcext:value-type="float">
            <text:p>1427753991.61822</text:p>
          </table:table-cell>
          <table:table-cell table:number-columns-repeated="4"/>
          <table:table-cell table:formula="of:=MAX([.B432];[.D432];[.G432])-MAX([.A432];[.C432];[.E432])" office:value-type="float" office:value="2.57424020767212" calcext:value-type="float">
            <text:p>2.5742402077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398" calcext:value-type="float">
            <text:p>1427753989.04398</text:p>
          </table:table-cell>
          <table:table-cell office:value-type="float" office:value="1427753991.48956" calcext:value-type="float">
            <text:p>1427753991.48956</text:p>
          </table:table-cell>
          <table:table-cell office:value-type="float" office:value="1427753991.52743" calcext:value-type="float">
            <text:p>1427753991.52743</text:p>
          </table:table-cell>
          <table:table-cell/>
          <table:table-cell table:formula="of:=MAX([.B433];[.D433];[.G433])-MAX([.A433];[.C433];[.E433])" office:value-type="float" office:value="2.48345017433166" calcext:value-type="float">
            <text:p>2.4834501743</text:p>
          </table:table-cell>
          <table:table-cell table:formula="of:=IF(ISBLANK([.E433]);&quot;&quot;;[.I433])" office:value-type="float" office:value="2.48345017433166" calcext:value-type="float">
            <text:p>2.4834501743</text:p>
          </table:table-cell>
          <table:table-cell table:formula="of:=IF(OR(ISBLANK([.E433]);[.I433]&lt;=0);&quot;&quot;;[.I433])" office:value-type="float" office:value="2.48345017433166" calcext:value-type="float">
            <text:p>2.48345017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451" calcext:value-type="float">
            <text:p>1427753989.04451</text:p>
          </table:table-cell>
          <table:table-cell office:value-type="float" office:value="1427753991.48989" calcext:value-type="float">
            <text:p>1427753991.48989</text:p>
          </table:table-cell>
          <table:table-cell office:value-type="float" office:value="1427753991.52618" calcext:value-type="float">
            <text:p>1427753991.52618</text:p>
          </table:table-cell>
          <table:table-cell/>
          <table:table-cell table:formula="of:=MAX([.B434];[.D434];[.G434])-MAX([.A434];[.C434];[.E434])" office:value-type="float" office:value="2.48167014122009" calcext:value-type="float">
            <text:p>2.4816701412</text:p>
          </table:table-cell>
          <table:table-cell table:formula="of:=IF(ISBLANK([.E434]);&quot;&quot;;[.I434])" office:value-type="float" office:value="2.48167014122009" calcext:value-type="float">
            <text:p>2.4816701412</text:p>
          </table:table-cell>
          <table:table-cell table:formula="of:=IF(OR(ISBLANK([.E434]);[.I434]&lt;=0);&quot;&quot;;[.I434])" office:value-type="float" office:value="2.48167014122009" calcext:value-type="float">
            <text:p>2.48167014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498" calcext:value-type="float">
            <text:p>1427753989.04498</text:p>
          </table:table-cell>
          <table:table-cell office:value-type="float" office:value="1427753991.58374" calcext:value-type="float">
            <text:p>1427753991.58374</text:p>
          </table:table-cell>
          <table:table-cell office:value-type="float" office:value="1427753991.61821" calcext:value-type="float">
            <text:p>1427753991.61821</text:p>
          </table:table-cell>
          <table:table-cell/>
          <table:table-cell table:formula="of:=MAX([.B435];[.D435];[.G435])-MAX([.A435];[.C435];[.E435])" office:value-type="float" office:value="2.57323002815247" calcext:value-type="float">
            <text:p>2.5732300282</text:p>
          </table:table-cell>
          <table:table-cell table:formula="of:=IF(ISBLANK([.E435]);&quot;&quot;;[.I435])" office:value-type="float" office:value="2.57323002815247" calcext:value-type="float">
            <text:p>2.5732300282</text:p>
          </table:table-cell>
          <table:table-cell table:formula="of:=IF(OR(ISBLANK([.E435]);[.I435]&lt;=0);&quot;&quot;;[.I435])" office:value-type="float" office:value="2.57323002815247" calcext:value-type="float">
            <text:p>2.57323002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549" calcext:value-type="float">
            <text:p>1427753989.04549</text:p>
          </table:table-cell>
          <table:table-cell office:value-type="float" office:value="1427753991.48973" calcext:value-type="float">
            <text:p>1427753991.48973</text:p>
          </table:table-cell>
          <table:table-cell office:value-type="float" office:value="1427753991.5283" calcext:value-type="float">
            <text:p>1427753991.5283</text:p>
          </table:table-cell>
          <table:table-cell/>
          <table:table-cell table:formula="of:=MAX([.B436];[.D436];[.G436])-MAX([.A436];[.C436];[.E436])" office:value-type="float" office:value="2.48281002044678" calcext:value-type="float">
            <text:p>2.4828100204</text:p>
          </table:table-cell>
          <table:table-cell table:formula="of:=IF(ISBLANK([.E436]);&quot;&quot;;[.I436])" office:value-type="float" office:value="2.48281002044678" calcext:value-type="float">
            <text:p>2.4828100204</text:p>
          </table:table-cell>
          <table:table-cell table:formula="of:=IF(OR(ISBLANK([.E436]);[.I436]&lt;=0);&quot;&quot;;[.I436])" office:value-type="float" office:value="2.48281002044678" calcext:value-type="float">
            <text:p>2.4828100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599" calcext:value-type="float">
            <text:p>1427753989.04599</text:p>
          </table:table-cell>
          <table:table-cell office:value-type="float" office:value="1427753991.50274" calcext:value-type="float">
            <text:p>1427753991.50274</text:p>
          </table:table-cell>
          <table:table-cell office:value-type="float" office:value="1427753991.53149" calcext:value-type="float">
            <text:p>1427753991.53149</text:p>
          </table:table-cell>
          <table:table-cell/>
          <table:table-cell table:formula="of:=MAX([.B437];[.D437];[.G437])-MAX([.A437];[.C437];[.E437])" office:value-type="float" office:value="2.48550009727478" calcext:value-type="float">
            <text:p>2.4855000973</text:p>
          </table:table-cell>
          <table:table-cell table:formula="of:=IF(ISBLANK([.E437]);&quot;&quot;;[.I437])" office:value-type="float" office:value="2.48550009727478" calcext:value-type="float">
            <text:p>2.4855000973</text:p>
          </table:table-cell>
          <table:table-cell table:formula="of:=IF(OR(ISBLANK([.E437]);[.I437]&lt;=0);&quot;&quot;;[.I437])" office:value-type="float" office:value="2.48550009727478" calcext:value-type="float">
            <text:p>2.48550009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652" calcext:value-type="float">
            <text:p>1427753989.04652</text:p>
          </table:table-cell>
          <table:table-cell office:value-type="float" office:value="1427753991.48978" calcext:value-type="float">
            <text:p>1427753991.48978</text:p>
          </table:table-cell>
          <table:table-cell office:value-type="float" office:value="1427753991.52616" calcext:value-type="float">
            <text:p>1427753991.52616</text:p>
          </table:table-cell>
          <table:table-cell/>
          <table:table-cell table:formula="of:=MAX([.B438];[.D438];[.G438])-MAX([.A438];[.C438];[.E438])" office:value-type="float" office:value="2.47964000701904" calcext:value-type="float">
            <text:p>2.479640007</text:p>
          </table:table-cell>
          <table:table-cell table:formula="of:=IF(ISBLANK([.E438]);&quot;&quot;;[.I438])" office:value-type="float" office:value="2.47964000701904" calcext:value-type="float">
            <text:p>2.479640007</text:p>
          </table:table-cell>
          <table:table-cell table:formula="of:=IF(OR(ISBLANK([.E438]);[.I438]&lt;=0);&quot;&quot;;[.I438])" office:value-type="float" office:value="2.47964000701904" calcext:value-type="float">
            <text:p>2.479640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702" calcext:value-type="float">
            <text:p>1427753989.04702</text:p>
          </table:table-cell>
          <table:table-cell office:value-type="float" office:value="1427753991.48967" calcext:value-type="float">
            <text:p>1427753991.48967</text:p>
          </table:table-cell>
          <table:table-cell office:value-type="float" office:value="1427753991.52341" calcext:value-type="float">
            <text:p>1427753991.52341</text:p>
          </table:table-cell>
          <table:table-cell/>
          <table:table-cell table:formula="of:=MAX([.B439];[.D439];[.G439])-MAX([.A439];[.C439];[.E439])" office:value-type="float" office:value="2.47639012336731" calcext:value-type="float">
            <text:p>2.4763901234</text:p>
          </table:table-cell>
          <table:table-cell table:formula="of:=IF(ISBLANK([.E439]);&quot;&quot;;[.I439])" office:value-type="float" office:value="2.47639012336731" calcext:value-type="float">
            <text:p>2.4763901234</text:p>
          </table:table-cell>
          <table:table-cell table:formula="of:=IF(OR(ISBLANK([.E439]);[.I439]&lt;=0);&quot;&quot;;[.I439])" office:value-type="float" office:value="2.47639012336731" calcext:value-type="float">
            <text:p>2.47639012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752" calcext:value-type="float">
            <text:p>1427753989.04752</text:p>
          </table:table-cell>
          <table:table-cell office:value-type="float" office:value="1427753991.48961" calcext:value-type="float">
            <text:p>1427753991.48961</text:p>
          </table:table-cell>
          <table:table-cell office:value-type="float" office:value="1427753991.51969" calcext:value-type="float">
            <text:p>1427753991.51969</text:p>
          </table:table-cell>
          <table:table-cell/>
          <table:table-cell table:formula="of:=MAX([.B440];[.D440];[.G440])-MAX([.A440];[.C440];[.E440])" office:value-type="float" office:value="2.47217011451721" calcext:value-type="float">
            <text:p>2.4721701145</text:p>
          </table:table-cell>
          <table:table-cell table:formula="of:=IF(ISBLANK([.E440]);&quot;&quot;;[.I440])" office:value-type="float" office:value="2.47217011451721" calcext:value-type="float">
            <text:p>2.4721701145</text:p>
          </table:table-cell>
          <table:table-cell table:formula="of:=IF(OR(ISBLANK([.E440]);[.I440]&lt;=0);&quot;&quot;;[.I440])" office:value-type="float" office:value="2.47217011451721" calcext:value-type="float">
            <text:p>2.4721701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802" calcext:value-type="float">
            <text:p>1427753989.04802</text:p>
          </table:table-cell>
          <table:table-cell office:value-type="float" office:value="1427753991.48984" calcext:value-type="float">
            <text:p>1427753991.48984</text:p>
          </table:table-cell>
          <table:table-cell office:value-type="float" office:value="1427753991.52749" calcext:value-type="float">
            <text:p>1427753991.52749</text:p>
          </table:table-cell>
          <table:table-cell/>
          <table:table-cell table:formula="of:=MAX([.B441];[.D441];[.G441])-MAX([.A441];[.C441];[.E441])" office:value-type="float" office:value="2.47947001457214" calcext:value-type="float">
            <text:p>2.4794700146</text:p>
          </table:table-cell>
          <table:table-cell table:formula="of:=IF(ISBLANK([.E441]);&quot;&quot;;[.I441])" office:value-type="float" office:value="2.47947001457214" calcext:value-type="float">
            <text:p>2.4794700146</text:p>
          </table:table-cell>
          <table:table-cell table:formula="of:=IF(OR(ISBLANK([.E441]);[.I441]&lt;=0);&quot;&quot;;[.I441])" office:value-type="float" office:value="2.47947001457214" calcext:value-type="float">
            <text:p>2.47947001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89.04851" calcext:value-type="float">
            <text:p>1427753989.04851</text:p>
          </table:table-cell>
          <table:table-cell office:value-type="float" office:value="1427753991.4895" calcext:value-type="float">
            <text:p>1427753991.4895</text:p>
          </table:table-cell>
          <table:table-cell office:value-type="float" office:value="1427753991.52342" calcext:value-type="float">
            <text:p>1427753991.52342</text:p>
          </table:table-cell>
          <table:table-cell/>
          <table:table-cell table:formula="of:=MAX([.B442];[.D442];[.G442])-MAX([.A442];[.C442];[.E442])" office:value-type="float" office:value="2.47491002082825" calcext:value-type="float">
            <text:p>2.4749100208</text:p>
          </table:table-cell>
          <table:table-cell table:formula="of:=IF(ISBLANK([.E442]);&quot;&quot;;[.I442])" office:value-type="float" office:value="2.47491002082825" calcext:value-type="float">
            <text:p>2.4749100208</text:p>
          </table:table-cell>
          <table:table-cell table:formula="of:=IF(OR(ISBLANK([.E442]);[.I442]&lt;=0);&quot;&quot;;[.I442])" office:value-type="float" office:value="2.47491002082825" calcext:value-type="float">
            <text:p>2.47491002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91.61824" calcext:value-type="float">
            <text:p>1427753991.61824</text:p>
          </table:table-cell>
          <table:table-cell office:value-type="float" office:value="1427753994.18913" calcext:value-type="float">
            <text:p>1427753994.18913</text:p>
          </table:table-cell>
          <table:table-cell table:number-columns-repeated="4"/>
          <table:table-cell table:formula="of:=MAX([.B443];[.D443];[.G443])-MAX([.A443];[.C443];[.E443])" office:value-type="float" office:value="2.57088994979858" calcext:value-type="float">
            <text:p>2.5708899498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1824" calcext:value-type="float">
            <text:p>1427753991.61824</text:p>
          </table:table-cell>
          <table:table-cell office:value-type="float" office:value="1427753994.06924" calcext:value-type="float">
            <text:p>1427753994.06924</text:p>
          </table:table-cell>
          <table:table-cell office:value-type="float" office:value="1427753994.10454" calcext:value-type="float">
            <text:p>1427753994.10454</text:p>
          </table:table-cell>
          <table:table-cell/>
          <table:table-cell table:formula="of:=MAX([.B444];[.D444];[.G444])-MAX([.A444];[.C444];[.E444])" office:value-type="float" office:value="2.48629999160767" calcext:value-type="float">
            <text:p>2.4862999916</text:p>
          </table:table-cell>
          <table:table-cell table:formula="of:=IF(ISBLANK([.E444]);&quot;&quot;;[.I444])" office:value-type="float" office:value="2.48629999160767" calcext:value-type="float">
            <text:p>2.4862999916</text:p>
          </table:table-cell>
          <table:table-cell table:formula="of:=IF(OR(ISBLANK([.E444]);[.I444]&lt;=0);&quot;&quot;;[.I444])" office:value-type="float" office:value="2.48629999160767" calcext:value-type="float">
            <text:p>2.48629999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1951" calcext:value-type="float">
            <text:p>1427753991.61951</text:p>
          </table:table-cell>
          <table:table-cell office:value-type="float" office:value="1427753994.06957" calcext:value-type="float">
            <text:p>1427753994.06957</text:p>
          </table:table-cell>
          <table:table-cell office:value-type="float" office:value="1427753994.10742" calcext:value-type="float">
            <text:p>1427753994.10742</text:p>
          </table:table-cell>
          <table:table-cell/>
          <table:table-cell table:formula="of:=MAX([.B445];[.D445];[.G445])-MAX([.A445];[.C445];[.E445])" office:value-type="float" office:value="2.48791003227234" calcext:value-type="float">
            <text:p>2.4879100323</text:p>
          </table:table-cell>
          <table:table-cell table:formula="of:=IF(ISBLANK([.E445]);&quot;&quot;;[.I445])" office:value-type="float" office:value="2.48791003227234" calcext:value-type="float">
            <text:p>2.4879100323</text:p>
          </table:table-cell>
          <table:table-cell table:formula="of:=IF(OR(ISBLANK([.E445]);[.I445]&lt;=0);&quot;&quot;;[.I445])" office:value-type="float" office:value="2.48791003227234" calcext:value-type="float">
            <text:p>2.48791003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014" calcext:value-type="float">
            <text:p>1427753991.62014</text:p>
          </table:table-cell>
          <table:table-cell office:value-type="float" office:value="1427753994.0693" calcext:value-type="float">
            <text:p>1427753994.0693</text:p>
          </table:table-cell>
          <table:table-cell office:value-type="float" office:value="1427753994.10677" calcext:value-type="float">
            <text:p>1427753994.10677</text:p>
          </table:table-cell>
          <table:table-cell/>
          <table:table-cell table:formula="of:=MAX([.B446];[.D446];[.G446])-MAX([.A446];[.C446];[.E446])" office:value-type="float" office:value="2.48662996292114" calcext:value-type="float">
            <text:p>2.4866299629</text:p>
          </table:table-cell>
          <table:table-cell table:formula="of:=IF(ISBLANK([.E446]);&quot;&quot;;[.I446])" office:value-type="float" office:value="2.48662996292114" calcext:value-type="float">
            <text:p>2.4866299629</text:p>
          </table:table-cell>
          <table:table-cell table:formula="of:=IF(OR(ISBLANK([.E446]);[.I446]&lt;=0);&quot;&quot;;[.I446])" office:value-type="float" office:value="2.48662996292114" calcext:value-type="float">
            <text:p>2.48662996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075" calcext:value-type="float">
            <text:p>1427753991.62075</text:p>
          </table:table-cell>
          <table:table-cell office:value-type="float" office:value="1427753994.07232" calcext:value-type="float">
            <text:p>1427753994.07232</text:p>
          </table:table-cell>
          <table:table-cell office:value-type="float" office:value="1427753994.10894" calcext:value-type="float">
            <text:p>1427753994.10894</text:p>
          </table:table-cell>
          <table:table-cell/>
          <table:table-cell table:formula="of:=MAX([.B447];[.D447];[.G447])-MAX([.A447];[.C447];[.E447])" office:value-type="float" office:value="2.4881899356842" calcext:value-type="float">
            <text:p>2.4881899357</text:p>
          </table:table-cell>
          <table:table-cell table:formula="of:=IF(ISBLANK([.E447]);&quot;&quot;;[.I447])" office:value-type="float" office:value="2.4881899356842" calcext:value-type="float">
            <text:p>2.4881899357</text:p>
          </table:table-cell>
          <table:table-cell table:formula="of:=IF(OR(ISBLANK([.E447]);[.I447]&lt;=0);&quot;&quot;;[.I447])" office:value-type="float" office:value="2.4881899356842" calcext:value-type="float">
            <text:p>2.48818993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156" calcext:value-type="float">
            <text:p>1427753991.62156</text:p>
          </table:table-cell>
          <table:table-cell office:value-type="float" office:value="1427753994.06936" calcext:value-type="float">
            <text:p>1427753994.06936</text:p>
          </table:table-cell>
          <table:table-cell office:value-type="float" office:value="1427753994.1024" calcext:value-type="float">
            <text:p>1427753994.1024</text:p>
          </table:table-cell>
          <table:table-cell/>
          <table:table-cell table:formula="of:=MAX([.B448];[.D448];[.G448])-MAX([.A448];[.C448];[.E448])" office:value-type="float" office:value="2.48083996772766" calcext:value-type="float">
            <text:p>2.4808399677</text:p>
          </table:table-cell>
          <table:table-cell table:formula="of:=IF(ISBLANK([.E448]);&quot;&quot;;[.I448])" office:value-type="float" office:value="2.48083996772766" calcext:value-type="float">
            <text:p>2.4808399677</text:p>
          </table:table-cell>
          <table:table-cell table:formula="of:=IF(OR(ISBLANK([.E448]);[.I448]&lt;=0);&quot;&quot;;[.I448])" office:value-type="float" office:value="2.48083996772766" calcext:value-type="float">
            <text:p>2.48083996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218" calcext:value-type="float">
            <text:p>1427753991.62218</text:p>
          </table:table-cell>
          <table:table-cell office:value-type="float" office:value="1427753994.06952" calcext:value-type="float">
            <text:p>1427753994.06952</text:p>
          </table:table-cell>
          <table:table-cell office:value-type="float" office:value="1427753994.10673" calcext:value-type="float">
            <text:p>1427753994.10673</text:p>
          </table:table-cell>
          <table:table-cell/>
          <table:table-cell table:formula="of:=MAX([.B449];[.D449];[.G449])-MAX([.A449];[.C449];[.E449])" office:value-type="float" office:value="2.48454999923706" calcext:value-type="float">
            <text:p>2.4845499992</text:p>
          </table:table-cell>
          <table:table-cell table:formula="of:=IF(ISBLANK([.E449]);&quot;&quot;;[.I449])" office:value-type="float" office:value="2.48454999923706" calcext:value-type="float">
            <text:p>2.4845499992</text:p>
          </table:table-cell>
          <table:table-cell table:formula="of:=IF(OR(ISBLANK([.E449]);[.I449]&lt;=0);&quot;&quot;;[.I449])" office:value-type="float" office:value="2.48454999923706" calcext:value-type="float">
            <text:p>2.4845499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28" calcext:value-type="float">
            <text:p>1427753991.6228</text:p>
          </table:table-cell>
          <table:table-cell office:value-type="float" office:value="1427753994.06962" calcext:value-type="float">
            <text:p>1427753994.06962</text:p>
          </table:table-cell>
          <table:table-cell office:value-type="float" office:value="1427753994.10895" calcext:value-type="float">
            <text:p>1427753994.10895</text:p>
          </table:table-cell>
          <table:table-cell/>
          <table:table-cell table:formula="of:=MAX([.B450];[.D450];[.G450])-MAX([.A450];[.C450];[.E450])" office:value-type="float" office:value="2.48614978790283" calcext:value-type="float">
            <text:p>2.4861497879</text:p>
          </table:table-cell>
          <table:table-cell table:formula="of:=IF(ISBLANK([.E450]);&quot;&quot;;[.I450])" office:value-type="float" office:value="2.48614978790283" calcext:value-type="float">
            <text:p>2.4861497879</text:p>
          </table:table-cell>
          <table:table-cell table:formula="of:=IF(OR(ISBLANK([.E450]);[.I450]&lt;=0);&quot;&quot;;[.I450])" office:value-type="float" office:value="2.48614978790283" calcext:value-type="float">
            <text:p>2.48614978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35" calcext:value-type="float">
            <text:p>1427753991.6235</text:p>
          </table:table-cell>
          <table:table-cell office:value-type="float" office:value="1427753994.06946" calcext:value-type="float">
            <text:p>1427753994.06946</text:p>
          </table:table-cell>
          <table:table-cell office:value-type="float" office:value="1427753994.10681" calcext:value-type="float">
            <text:p>1427753994.10681</text:p>
          </table:table-cell>
          <table:table-cell/>
          <table:table-cell table:formula="of:=MAX([.B451];[.D451];[.G451])-MAX([.A451];[.C451];[.E451])" office:value-type="float" office:value="2.48330998420715" calcext:value-type="float">
            <text:p>2.4833099842</text:p>
          </table:table-cell>
          <table:table-cell table:formula="of:=IF(ISBLANK([.E451]);&quot;&quot;;[.I451])" office:value-type="float" office:value="2.48330998420715" calcext:value-type="float">
            <text:p>2.4833099842</text:p>
          </table:table-cell>
          <table:table-cell table:formula="of:=IF(OR(ISBLANK([.E451]);[.I451]&lt;=0);&quot;&quot;;[.I451])" office:value-type="float" office:value="2.48330998420715" calcext:value-type="float">
            <text:p>2.48330998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414" calcext:value-type="float">
            <text:p>1427753991.62414</text:p>
          </table:table-cell>
          <table:table-cell office:value-type="float" office:value="1427753994.15868" calcext:value-type="float">
            <text:p>1427753994.15868</text:p>
          </table:table-cell>
          <table:table-cell office:value-type="float" office:value="1427753994.18912" calcext:value-type="float">
            <text:p>1427753994.18912</text:p>
          </table:table-cell>
          <table:table-cell/>
          <table:table-cell table:formula="of:=MAX([.B452];[.D452];[.G452])-MAX([.A452];[.C452];[.E452])" office:value-type="float" office:value="2.56498003005981" calcext:value-type="float">
            <text:p>2.5649800301</text:p>
          </table:table-cell>
          <table:table-cell table:formula="of:=IF(ISBLANK([.E452]);&quot;&quot;;[.I452])" office:value-type="float" office:value="2.56498003005981" calcext:value-type="float">
            <text:p>2.5649800301</text:p>
          </table:table-cell>
          <table:table-cell table:formula="of:=IF(OR(ISBLANK([.E452]);[.I452]&lt;=0);&quot;&quot;;[.I452])" office:value-type="float" office:value="2.56498003005981" calcext:value-type="float">
            <text:p>2.56498003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1.62477" calcext:value-type="float">
            <text:p>1427753991.62477</text:p>
          </table:table-cell>
          <table:table-cell office:value-type="float" office:value="1427753994.06941" calcext:value-type="float">
            <text:p>1427753994.06941</text:p>
          </table:table-cell>
          <table:table-cell office:value-type="float" office:value="1427753994.10894" calcext:value-type="float">
            <text:p>1427753994.10894</text:p>
          </table:table-cell>
          <table:table-cell/>
          <table:table-cell table:formula="of:=MAX([.B453];[.D453];[.G453])-MAX([.A453];[.C453];[.E453])" office:value-type="float" office:value="2.48416996002197" calcext:value-type="float">
            <text:p>2.48416996</text:p>
          </table:table-cell>
          <table:table-cell table:formula="of:=IF(ISBLANK([.E453]);&quot;&quot;;[.I453])" office:value-type="float" office:value="2.48416996002197" calcext:value-type="float">
            <text:p>2.48416996</text:p>
          </table:table-cell>
          <table:table-cell table:formula="of:=IF(OR(ISBLANK([.E453]);[.I453]&lt;=0);&quot;&quot;;[.I453])" office:value-type="float" office:value="2.48416996002197" calcext:value-type="float">
            <text:p>2.48416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94.18914" calcext:value-type="float">
            <text:p>1427753994.18914</text:p>
          </table:table-cell>
          <table:table-cell office:value-type="float" office:value="1427753996.75959" calcext:value-type="float">
            <text:p>1427753996.75959</text:p>
          </table:table-cell>
          <table:table-cell table:number-columns-repeated="4"/>
          <table:table-cell table:formula="of:=MAX([.B454];[.D454];[.G454])-MAX([.A454];[.C454];[.E454])" office:value-type="float" office:value="2.57044982910156" calcext:value-type="float">
            <text:p>2.5704498291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8914" calcext:value-type="float">
            <text:p>1427753994.18914</text:p>
          </table:table-cell>
          <table:table-cell office:value-type="float" office:value="1427753996.07809" calcext:value-type="float">
            <text:p>1427753996.07809</text:p>
          </table:table-cell>
          <table:table-cell office:value-type="float" office:value="1427753996.63924" calcext:value-type="float">
            <text:p>1427753996.63924</text:p>
          </table:table-cell>
          <table:table-cell/>
          <table:table-cell table:formula="of:=MAX([.B455];[.D455];[.G455])-MAX([.A455];[.C455];[.E455])" office:value-type="float" office:value="2.45009994506836" calcext:value-type="float">
            <text:p>2.4500999451</text:p>
          </table:table-cell>
          <table:table-cell table:formula="of:=IF(ISBLANK([.E455]);&quot;&quot;;[.I455])" office:value-type="float" office:value="2.45009994506836" calcext:value-type="float">
            <text:p>2.4500999451</text:p>
          </table:table-cell>
          <table:table-cell table:formula="of:=IF(OR(ISBLANK([.E455]);[.I455]&lt;=0);&quot;&quot;;[.I455])" office:value-type="float" office:value="2.45009994506836" calcext:value-type="float">
            <text:p>2.45009994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059" calcext:value-type="float">
            <text:p>1427753994.19059</text:p>
          </table:table-cell>
          <table:table-cell office:value-type="float" office:value="1427753996.72517" calcext:value-type="float">
            <text:p>1427753996.72517</text:p>
          </table:table-cell>
          <table:table-cell office:value-type="float" office:value="1427753996.75959" calcext:value-type="float">
            <text:p>1427753996.75959</text:p>
          </table:table-cell>
          <table:table-cell/>
          <table:table-cell table:formula="of:=MAX([.B456];[.D456];[.G456])-MAX([.A456];[.C456];[.E456])" office:value-type="float" office:value="2.56900000572205" calcext:value-type="float">
            <text:p>2.5690000057</text:p>
          </table:table-cell>
          <table:table-cell table:formula="of:=IF(ISBLANK([.E456]);&quot;&quot;;[.I456])" office:value-type="float" office:value="2.56900000572205" calcext:value-type="float">
            <text:p>2.5690000057</text:p>
          </table:table-cell>
          <table:table-cell table:formula="of:=IF(OR(ISBLANK([.E456]);[.I456]&lt;=0);&quot;&quot;;[.I456])" office:value-type="float" office:value="2.56900000572205" calcext:value-type="float">
            <text:p>2.56900000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196" calcext:value-type="float">
            <text:p>1427753994.19196</text:p>
          </table:table-cell>
          <table:table-cell office:value-type="float" office:value="1427753996.63938" calcext:value-type="float">
            <text:p>1427753996.63938</text:p>
          </table:table-cell>
          <table:table-cell office:value-type="float" office:value="1427753996.67388" calcext:value-type="float">
            <text:p>1427753996.67388</text:p>
          </table:table-cell>
          <table:table-cell/>
          <table:table-cell table:formula="of:=MAX([.B457];[.D457];[.G457])-MAX([.A457];[.C457];[.E457])" office:value-type="float" office:value="2.48192000389099" calcext:value-type="float">
            <text:p>2.4819200039</text:p>
          </table:table-cell>
          <table:table-cell table:formula="of:=IF(ISBLANK([.E457]);&quot;&quot;;[.I457])" office:value-type="float" office:value="2.48192000389099" calcext:value-type="float">
            <text:p>2.4819200039</text:p>
          </table:table-cell>
          <table:table-cell table:formula="of:=IF(OR(ISBLANK([.E457]);[.I457]&lt;=0);&quot;&quot;;[.I457])" office:value-type="float" office:value="2.48192000389099" calcext:value-type="float">
            <text:p>2.48192000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334" calcext:value-type="float">
            <text:p>1427753994.19334</text:p>
          </table:table-cell>
          <table:table-cell office:value-type="float" office:value="1427753996.63944" calcext:value-type="float">
            <text:p>1427753996.63944</text:p>
          </table:table-cell>
          <table:table-cell office:value-type="float" office:value="1427753996.67386" calcext:value-type="float">
            <text:p>1427753996.67386</text:p>
          </table:table-cell>
          <table:table-cell/>
          <table:table-cell table:formula="of:=MAX([.B458];[.D458];[.G458])-MAX([.A458];[.C458];[.E458])" office:value-type="float" office:value="2.48052000999451" calcext:value-type="float">
            <text:p>2.48052001</text:p>
          </table:table-cell>
          <table:table-cell table:formula="of:=IF(ISBLANK([.E458]);&quot;&quot;;[.I458])" office:value-type="float" office:value="2.48052000999451" calcext:value-type="float">
            <text:p>2.48052001</text:p>
          </table:table-cell>
          <table:table-cell table:formula="of:=IF(OR(ISBLANK([.E458]);[.I458]&lt;=0);&quot;&quot;;[.I458])" office:value-type="float" office:value="2.48052000999451" calcext:value-type="float">
            <text:p>2.480520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465" calcext:value-type="float">
            <text:p>1427753994.19465</text:p>
          </table:table-cell>
          <table:table-cell office:value-type="float" office:value="1427753996.63932" calcext:value-type="float">
            <text:p>1427753996.63932</text:p>
          </table:table-cell>
          <table:table-cell office:value-type="float" office:value="1427753996.67545" calcext:value-type="float">
            <text:p>1427753996.67545</text:p>
          </table:table-cell>
          <table:table-cell/>
          <table:table-cell table:formula="of:=MAX([.B459];[.D459];[.G459])-MAX([.A459];[.C459];[.E459])" office:value-type="float" office:value="2.48080015182495" calcext:value-type="float">
            <text:p>2.4808001518</text:p>
          </table:table-cell>
          <table:table-cell table:formula="of:=IF(ISBLANK([.E459]);&quot;&quot;;[.I459])" office:value-type="float" office:value="2.48080015182495" calcext:value-type="float">
            <text:p>2.4808001518</text:p>
          </table:table-cell>
          <table:table-cell table:formula="of:=IF(OR(ISBLANK([.E459]);[.I459]&lt;=0);&quot;&quot;;[.I459])" office:value-type="float" office:value="2.48080015182495" calcext:value-type="float">
            <text:p>2.48080015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604" calcext:value-type="float">
            <text:p>1427753994.19604</text:p>
          </table:table-cell>
          <table:table-cell office:value-type="float" office:value="1427753996.63949" calcext:value-type="float">
            <text:p>1427753996.63949</text:p>
          </table:table-cell>
          <table:table-cell office:value-type="float" office:value="1427753996.67056" calcext:value-type="float">
            <text:p>1427753996.67056</text:p>
          </table:table-cell>
          <table:table-cell/>
          <table:table-cell table:formula="of:=MAX([.B460];[.D460];[.G460])-MAX([.A460];[.C460];[.E460])" office:value-type="float" office:value="2.47451996803284" calcext:value-type="float">
            <text:p>2.474519968</text:p>
          </table:table-cell>
          <table:table-cell table:formula="of:=IF(ISBLANK([.E460]);&quot;&quot;;[.I460])" office:value-type="float" office:value="2.47451996803284" calcext:value-type="float">
            <text:p>2.474519968</text:p>
          </table:table-cell>
          <table:table-cell table:formula="of:=IF(OR(ISBLANK([.E460]);[.I460]&lt;=0);&quot;&quot;;[.I460])" office:value-type="float" office:value="2.47451996803284" calcext:value-type="float">
            <text:p>2.4745199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736" calcext:value-type="float">
            <text:p>1427753994.19736</text:p>
          </table:table-cell>
          <table:table-cell office:value-type="float" office:value="1427753996.48041" calcext:value-type="float">
            <text:p>1427753996.48041</text:p>
          </table:table-cell>
          <table:table-cell office:value-type="float" office:value="1427753996.63957" calcext:value-type="float">
            <text:p>1427753996.63957</text:p>
          </table:table-cell>
          <table:table-cell/>
          <table:table-cell table:formula="of:=MAX([.B461];[.D461];[.G461])-MAX([.A461];[.C461];[.E461])" office:value-type="float" office:value="2.44220995903015" calcext:value-type="float">
            <text:p>2.442209959</text:p>
          </table:table-cell>
          <table:table-cell table:formula="of:=IF(ISBLANK([.E461]);&quot;&quot;;[.I461])" office:value-type="float" office:value="2.44220995903015" calcext:value-type="float">
            <text:p>2.442209959</text:p>
          </table:table-cell>
          <table:table-cell table:formula="of:=IF(OR(ISBLANK([.E461]);[.I461]&lt;=0);&quot;&quot;;[.I461])" office:value-type="float" office:value="2.44220995903015" calcext:value-type="float">
            <text:p>2.4422099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19866" calcext:value-type="float">
            <text:p>1427753994.19866</text:p>
          </table:table-cell>
          <table:table-cell office:value-type="float" office:value="1427753996.63954" calcext:value-type="float">
            <text:p>1427753996.63954</text:p>
          </table:table-cell>
          <table:table-cell office:value-type="float" office:value="1427753996.67607" calcext:value-type="float">
            <text:p>1427753996.67607</text:p>
          </table:table-cell>
          <table:table-cell/>
          <table:table-cell table:formula="of:=MAX([.B462];[.D462];[.G462])-MAX([.A462];[.C462];[.E462])" office:value-type="float" office:value="2.47741007804871" calcext:value-type="float">
            <text:p>2.477410078</text:p>
          </table:table-cell>
          <table:table-cell table:formula="of:=IF(ISBLANK([.E462]);&quot;&quot;;[.I462])" office:value-type="float" office:value="2.47741007804871" calcext:value-type="float">
            <text:p>2.477410078</text:p>
          </table:table-cell>
          <table:table-cell table:formula="of:=IF(OR(ISBLANK([.E462]);[.I462]&lt;=0);&quot;&quot;;[.I462])" office:value-type="float" office:value="2.47741007804871" calcext:value-type="float">
            <text:p>2.4774100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2" calcext:value-type="float">
            <text:p>1427753994.2</text:p>
          </table:table-cell>
          <table:table-cell office:value-type="float" office:value="1427753996.15828" calcext:value-type="float">
            <text:p>1427753996.15828</text:p>
          </table:table-cell>
          <table:table-cell office:value-type="float" office:value="1427753996.23692" calcext:value-type="float">
            <text:p>1427753996.23692</text:p>
          </table:table-cell>
          <table:table-cell/>
          <table:table-cell table:formula="of:=MAX([.B463];[.D463];[.G463])-MAX([.A463];[.C463];[.E463])" office:value-type="float" office:value="2.03692007064819" calcext:value-type="float">
            <text:p>2.0369200706</text:p>
          </table:table-cell>
          <table:table-cell table:formula="of:=IF(ISBLANK([.E463]);&quot;&quot;;[.I463])" office:value-type="float" office:value="2.03692007064819" calcext:value-type="float">
            <text:p>2.0369200706</text:p>
          </table:table-cell>
          <table:table-cell table:formula="of:=IF(OR(ISBLANK([.E463]);[.I463]&lt;=0);&quot;&quot;;[.I463])" office:value-type="float" office:value="2.03692007064819" calcext:value-type="float">
            <text:p>2.03692007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4.2015" calcext:value-type="float">
            <text:p>1427753994.2015</text:p>
          </table:table-cell>
          <table:table-cell office:value-type="float" office:value="1427753996.15822" calcext:value-type="float">
            <text:p>1427753996.15822</text:p>
          </table:table-cell>
          <table:table-cell office:value-type="float" office:value="1427753996.6396" calcext:value-type="float">
            <text:p>1427753996.6396</text:p>
          </table:table-cell>
          <table:table-cell/>
          <table:table-cell table:formula="of:=MAX([.B464];[.D464];[.G464])-MAX([.A464];[.C464];[.E464])" office:value-type="float" office:value="2.4381000995636" calcext:value-type="float">
            <text:p>2.4381000996</text:p>
          </table:table-cell>
          <table:table-cell table:formula="of:=IF(ISBLANK([.E464]);&quot;&quot;;[.I464])" office:value-type="float" office:value="2.4381000995636" calcext:value-type="float">
            <text:p>2.4381000996</text:p>
          </table:table-cell>
          <table:table-cell table:formula="of:=IF(OR(ISBLANK([.E464]);[.I464]&lt;=0);&quot;&quot;;[.I464])" office:value-type="float" office:value="2.4381000995636" calcext:value-type="float">
            <text:p>2.4381000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96.7596" calcext:value-type="float">
            <text:p>1427753996.7596</text:p>
          </table:table-cell>
          <table:table-cell office:value-type="float" office:value="1427753999.49064" calcext:value-type="float">
            <text:p>1427753999.49064</text:p>
          </table:table-cell>
          <table:table-cell table:number-columns-repeated="4"/>
          <table:table-cell table:formula="of:=MAX([.B465];[.D465];[.G465])-MAX([.A465];[.C465];[.E465])" office:value-type="float" office:value="2.73104000091553" calcext:value-type="float">
            <text:p>2.7310400009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596" calcext:value-type="float">
            <text:p>1427753996.7596</text:p>
          </table:table-cell>
          <table:table-cell office:value-type="float" office:value="1427753999.37674" calcext:value-type="float">
            <text:p>1427753999.37674</text:p>
          </table:table-cell>
          <table:table-cell office:value-type="float" office:value="1427753999.40844" calcext:value-type="float">
            <text:p>1427753999.40844</text:p>
          </table:table-cell>
          <table:table-cell/>
          <table:table-cell table:formula="of:=MAX([.B466];[.D466];[.G466])-MAX([.A466];[.C466];[.E466])" office:value-type="float" office:value="2.6488401889801" calcext:value-type="float">
            <text:p>2.648840189</text:p>
          </table:table-cell>
          <table:table-cell table:formula="of:=IF(ISBLANK([.E466]);&quot;&quot;;[.I466])" office:value-type="float" office:value="2.6488401889801" calcext:value-type="float">
            <text:p>2.648840189</text:p>
          </table:table-cell>
          <table:table-cell table:formula="of:=IF(OR(ISBLANK([.E466]);[.I466]&lt;=0);&quot;&quot;;[.I466])" office:value-type="float" office:value="2.6488401889801" calcext:value-type="float">
            <text:p>2.648840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04" calcext:value-type="float">
            <text:p>1427753996.7604</text:p>
          </table:table-cell>
          <table:table-cell office:value-type="float" office:value="1427753999.46183" calcext:value-type="float">
            <text:p>1427753999.46183</text:p>
          </table:table-cell>
          <table:table-cell office:value-type="float" office:value="1427753999.49063" calcext:value-type="float">
            <text:p>1427753999.49063</text:p>
          </table:table-cell>
          <table:table-cell/>
          <table:table-cell table:formula="of:=MAX([.B467];[.D467];[.G467])-MAX([.A467];[.C467];[.E467])" office:value-type="float" office:value="2.73022985458374" calcext:value-type="float">
            <text:p>2.7302298546</text:p>
          </table:table-cell>
          <table:table-cell table:formula="of:=IF(ISBLANK([.E467]);&quot;&quot;;[.I467])" office:value-type="float" office:value="2.73022985458374" calcext:value-type="float">
            <text:p>2.7302298546</text:p>
          </table:table-cell>
          <table:table-cell table:formula="of:=IF(OR(ISBLANK([.E467]);[.I467]&lt;=0);&quot;&quot;;[.I467])" office:value-type="float" office:value="2.73022985458374" calcext:value-type="float">
            <text:p>2.73022985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095" calcext:value-type="float">
            <text:p>1427753996.76095</text:p>
          </table:table-cell>
          <table:table-cell office:value-type="float" office:value="1427753999.37692" calcext:value-type="float">
            <text:p>1427753999.37692</text:p>
          </table:table-cell>
          <table:table-cell office:value-type="float" office:value="1427753999.41501" calcext:value-type="float">
            <text:p>1427753999.41501</text:p>
          </table:table-cell>
          <table:table-cell/>
          <table:table-cell table:formula="of:=MAX([.B468];[.D468];[.G468])-MAX([.A468];[.C468];[.E468])" office:value-type="float" office:value="2.65405988693237" calcext:value-type="float">
            <text:p>2.6540598869</text:p>
          </table:table-cell>
          <table:table-cell table:formula="of:=IF(ISBLANK([.E468]);&quot;&quot;;[.I468])" office:value-type="float" office:value="2.65405988693237" calcext:value-type="float">
            <text:p>2.6540598869</text:p>
          </table:table-cell>
          <table:table-cell table:formula="of:=IF(OR(ISBLANK([.E468]);[.I468]&lt;=0);&quot;&quot;;[.I468])" office:value-type="float" office:value="2.65405988693237" calcext:value-type="float">
            <text:p>2.65405988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142" calcext:value-type="float">
            <text:p>1427753996.76142</text:p>
          </table:table-cell>
          <table:table-cell office:value-type="float" office:value="1427753999.37702" calcext:value-type="float">
            <text:p>1427753999.37702</text:p>
          </table:table-cell>
          <table:table-cell office:value-type="float" office:value="1427753999.41514" calcext:value-type="float">
            <text:p>1427753999.41514</text:p>
          </table:table-cell>
          <table:table-cell/>
          <table:table-cell table:formula="of:=MAX([.B469];[.D469];[.G469])-MAX([.A469];[.C469];[.E469])" office:value-type="float" office:value="2.65371990203857" calcext:value-type="float">
            <text:p>2.653719902</text:p>
          </table:table-cell>
          <table:table-cell table:formula="of:=IF(ISBLANK([.E469]);&quot;&quot;;[.I469])" office:value-type="float" office:value="2.65371990203857" calcext:value-type="float">
            <text:p>2.653719902</text:p>
          </table:table-cell>
          <table:table-cell table:formula="of:=IF(OR(ISBLANK([.E469]);[.I469]&lt;=0);&quot;&quot;;[.I469])" office:value-type="float" office:value="2.65371990203857" calcext:value-type="float">
            <text:p>2.6537199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192" calcext:value-type="float">
            <text:p>1427753996.76192</text:p>
          </table:table-cell>
          <table:table-cell office:value-type="float" office:value="1427753999.37711" calcext:value-type="float">
            <text:p>1427753999.37711</text:p>
          </table:table-cell>
          <table:table-cell office:value-type="float" office:value="1427753999.41057" calcext:value-type="float">
            <text:p>1427753999.41057</text:p>
          </table:table-cell>
          <table:table-cell/>
          <table:table-cell table:formula="of:=MAX([.B470];[.D470];[.G470])-MAX([.A470];[.C470];[.E470])" office:value-type="float" office:value="2.64864993095398" calcext:value-type="float">
            <text:p>2.648649931</text:p>
          </table:table-cell>
          <table:table-cell table:formula="of:=IF(ISBLANK([.E470]);&quot;&quot;;[.I470])" office:value-type="float" office:value="2.64864993095398" calcext:value-type="float">
            <text:p>2.648649931</text:p>
          </table:table-cell>
          <table:table-cell table:formula="of:=IF(OR(ISBLANK([.E470]);[.I470]&lt;=0);&quot;&quot;;[.I470])" office:value-type="float" office:value="2.64864993095398" calcext:value-type="float">
            <text:p>2.648649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269" calcext:value-type="float">
            <text:p>1427753996.76269</text:p>
          </table:table-cell>
          <table:table-cell office:value-type="float" office:value="1427753999.37682" calcext:value-type="float">
            <text:p>1427753999.37682</text:p>
          </table:table-cell>
          <table:table-cell office:value-type="float" office:value="1427753999.41507" calcext:value-type="float">
            <text:p>1427753999.41507</text:p>
          </table:table-cell>
          <table:table-cell/>
          <table:table-cell table:formula="of:=MAX([.B471];[.D471];[.G471])-MAX([.A471];[.C471];[.E471])" office:value-type="float" office:value="2.65237998962402" calcext:value-type="float">
            <text:p>2.6523799896</text:p>
          </table:table-cell>
          <table:table-cell table:formula="of:=IF(ISBLANK([.E471]);&quot;&quot;;[.I471])" office:value-type="float" office:value="2.65237998962402" calcext:value-type="float">
            <text:p>2.6523799896</text:p>
          </table:table-cell>
          <table:table-cell table:formula="of:=IF(OR(ISBLANK([.E471]);[.I471]&lt;=0);&quot;&quot;;[.I471])" office:value-type="float" office:value="2.65237998962402" calcext:value-type="float">
            <text:p>2.65237998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319" calcext:value-type="float">
            <text:p>1427753996.76319</text:p>
          </table:table-cell>
          <table:table-cell office:value-type="float" office:value="1427753999.37721" calcext:value-type="float">
            <text:p>1427753999.37721</text:p>
          </table:table-cell>
          <table:table-cell office:value-type="float" office:value="1427753999.41104" calcext:value-type="float">
            <text:p>1427753999.41104</text:p>
          </table:table-cell>
          <table:table-cell/>
          <table:table-cell table:formula="of:=MAX([.B472];[.D472];[.G472])-MAX([.A472];[.C472];[.E472])" office:value-type="float" office:value="2.64785003662109" calcext:value-type="float">
            <text:p>2.6478500366</text:p>
          </table:table-cell>
          <table:table-cell table:formula="of:=IF(ISBLANK([.E472]);&quot;&quot;;[.I472])" office:value-type="float" office:value="2.64785003662109" calcext:value-type="float">
            <text:p>2.6478500366</text:p>
          </table:table-cell>
          <table:table-cell table:formula="of:=IF(OR(ISBLANK([.E472]);[.I472]&lt;=0);&quot;&quot;;[.I472])" office:value-type="float" office:value="2.64785003662109" calcext:value-type="float">
            <text:p>2.6478500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367" calcext:value-type="float">
            <text:p>1427753996.76367</text:p>
          </table:table-cell>
          <table:table-cell office:value-type="float" office:value="1427753999.37667" calcext:value-type="float">
            <text:p>1427753999.37667</text:p>
          </table:table-cell>
          <table:table-cell office:value-type="float" office:value="1427753999.41065" calcext:value-type="float">
            <text:p>1427753999.41065</text:p>
          </table:table-cell>
          <table:table-cell/>
          <table:table-cell table:formula="of:=MAX([.B473];[.D473];[.G473])-MAX([.A473];[.C473];[.E473])" office:value-type="float" office:value="2.64698004722595" calcext:value-type="float">
            <text:p>2.6469800472</text:p>
          </table:table-cell>
          <table:table-cell table:formula="of:=IF(ISBLANK([.E473]);&quot;&quot;;[.I473])" office:value-type="float" office:value="2.64698004722595" calcext:value-type="float">
            <text:p>2.6469800472</text:p>
          </table:table-cell>
          <table:table-cell table:formula="of:=IF(OR(ISBLANK([.E473]);[.I473]&lt;=0);&quot;&quot;;[.I473])" office:value-type="float" office:value="2.64698004722595" calcext:value-type="float">
            <text:p>2.64698004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417" calcext:value-type="float">
            <text:p>1427753996.76417</text:p>
          </table:table-cell>
          <table:table-cell office:value-type="float" office:value="1427753999.37731" calcext:value-type="float">
            <text:p>1427753999.37731</text:p>
          </table:table-cell>
          <table:table-cell office:value-type="float" office:value="1427753999.41282" calcext:value-type="float">
            <text:p>1427753999.41282</text:p>
          </table:table-cell>
          <table:table-cell/>
          <table:table-cell table:formula="of:=MAX([.B474];[.D474];[.G474])-MAX([.A474];[.C474];[.E474])" office:value-type="float" office:value="2.64865016937256" calcext:value-type="float">
            <text:p>2.6486501694</text:p>
          </table:table-cell>
          <table:table-cell table:formula="of:=IF(ISBLANK([.E474]);&quot;&quot;;[.I474])" office:value-type="float" office:value="2.64865016937256" calcext:value-type="float">
            <text:p>2.6486501694</text:p>
          </table:table-cell>
          <table:table-cell table:formula="of:=IF(OR(ISBLANK([.E474]);[.I474]&lt;=0);&quot;&quot;;[.I474])" office:value-type="float" office:value="2.64865016937256" calcext:value-type="float">
            <text:p>2.64865016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6.76469" calcext:value-type="float">
            <text:p>1427753996.76469</text:p>
          </table:table-cell>
          <table:table-cell office:value-type="float" office:value="1427753999.3786" calcext:value-type="float">
            <text:p>1427753999.3786</text:p>
          </table:table-cell>
          <table:table-cell office:value-type="float" office:value="1427753999.4085" calcext:value-type="float">
            <text:p>1427753999.4085</text:p>
          </table:table-cell>
          <table:table-cell/>
          <table:table-cell table:formula="of:=MAX([.B475];[.D475];[.G475])-MAX([.A475];[.C475];[.E475])" office:value-type="float" office:value="2.64381003379822" calcext:value-type="float">
            <text:p>2.6438100338</text:p>
          </table:table-cell>
          <table:table-cell table:formula="of:=IF(ISBLANK([.E475]);&quot;&quot;;[.I475])" office:value-type="float" office:value="2.64381003379822" calcext:value-type="float">
            <text:p>2.6438100338</text:p>
          </table:table-cell>
          <table:table-cell table:formula="of:=IF(OR(ISBLANK([.E475]);[.I475]&lt;=0);&quot;&quot;;[.I475])" office:value-type="float" office:value="2.64381003379822" calcext:value-type="float">
            <text:p>2.64381003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3999.49065" calcext:value-type="float">
            <text:p>1427753999.49065</text:p>
          </table:table-cell>
          <table:table-cell office:value-type="float" office:value="1427754002.12221" calcext:value-type="float">
            <text:p>1427754002.12221</text:p>
          </table:table-cell>
          <table:table-cell table:number-columns-repeated="4"/>
          <table:table-cell table:formula="of:=MAX([.B476];[.D476];[.G476])-MAX([.A476];[.C476];[.E476])" office:value-type="float" office:value="2.63156008720398" calcext:value-type="float">
            <text:p>2.6315600872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065" calcext:value-type="float">
            <text:p>1427753999.49065</text:p>
          </table:table-cell>
          <table:table-cell office:value-type="float" office:value="1427754002.00127" calcext:value-type="float">
            <text:p>1427754002.00127</text:p>
          </table:table-cell>
          <table:table-cell office:value-type="float" office:value="1427754002.03711" calcext:value-type="float">
            <text:p>1427754002.03711</text:p>
          </table:table-cell>
          <table:table-cell/>
          <table:table-cell table:formula="of:=MAX([.B477];[.D477];[.G477])-MAX([.A477];[.C477];[.E477])" office:value-type="float" office:value="2.54646015167236" calcext:value-type="float">
            <text:p>2.5464601517</text:p>
          </table:table-cell>
          <table:table-cell table:formula="of:=IF(ISBLANK([.E477]);&quot;&quot;;[.I477])" office:value-type="float" office:value="2.54646015167236" calcext:value-type="float">
            <text:p>2.5464601517</text:p>
          </table:table-cell>
          <table:table-cell table:formula="of:=IF(OR(ISBLANK([.E477]);[.I477]&lt;=0);&quot;&quot;;[.I477])" office:value-type="float" office:value="2.54646015167236" calcext:value-type="float">
            <text:p>2.54646015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116" calcext:value-type="float">
            <text:p>1427753999.49116</text:p>
          </table:table-cell>
          <table:table-cell office:value-type="float" office:value="1427754002.00121" calcext:value-type="float">
            <text:p>1427754002.00121</text:p>
          </table:table-cell>
          <table:table-cell office:value-type="float" office:value="1427754002.03949" calcext:value-type="float">
            <text:p>1427754002.03949</text:p>
          </table:table-cell>
          <table:table-cell/>
          <table:table-cell table:formula="of:=MAX([.B478];[.D478];[.G478])-MAX([.A478];[.C478];[.E478])" office:value-type="float" office:value="2.54833006858826" calcext:value-type="float">
            <text:p>2.5483300686</text:p>
          </table:table-cell>
          <table:table-cell table:formula="of:=IF(ISBLANK([.E478]);&quot;&quot;;[.I478])" office:value-type="float" office:value="2.54833006858826" calcext:value-type="float">
            <text:p>2.5483300686</text:p>
          </table:table-cell>
          <table:table-cell table:formula="of:=IF(OR(ISBLANK([.E478]);[.I478]&lt;=0);&quot;&quot;;[.I478])" office:value-type="float" office:value="2.54833006858826" calcext:value-type="float">
            <text:p>2.54833006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169" calcext:value-type="float">
            <text:p>1427753999.49169</text:p>
          </table:table-cell>
          <table:table-cell office:value-type="float" office:value="1427754002.0016" calcext:value-type="float">
            <text:p>1427754002.0016</text:p>
          </table:table-cell>
          <table:table-cell office:value-type="float" office:value="1427754002.03947" calcext:value-type="float">
            <text:p>1427754002.03947</text:p>
          </table:table-cell>
          <table:table-cell/>
          <table:table-cell table:formula="of:=MAX([.B479];[.D479];[.G479])-MAX([.A479];[.C479];[.E479])" office:value-type="float" office:value="2.54778003692627" calcext:value-type="float">
            <text:p>2.5477800369</text:p>
          </table:table-cell>
          <table:table-cell table:formula="of:=IF(ISBLANK([.E479]);&quot;&quot;;[.I479])" office:value-type="float" office:value="2.54778003692627" calcext:value-type="float">
            <text:p>2.5477800369</text:p>
          </table:table-cell>
          <table:table-cell table:formula="of:=IF(OR(ISBLANK([.E479]);[.I479]&lt;=0);&quot;&quot;;[.I479])" office:value-type="float" office:value="2.54778003692627" calcext:value-type="float">
            <text:p>2.54778003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22" calcext:value-type="float">
            <text:p>1427753999.4922</text:p>
          </table:table-cell>
          <table:table-cell office:value-type="float" office:value="1427754002.00138" calcext:value-type="float">
            <text:p>1427754002.00138</text:p>
          </table:table-cell>
          <table:table-cell office:value-type="float" office:value="1427754002.03711" calcext:value-type="float">
            <text:p>1427754002.03711</text:p>
          </table:table-cell>
          <table:table-cell/>
          <table:table-cell table:formula="of:=MAX([.B480];[.D480];[.G480])-MAX([.A480];[.C480];[.E480])" office:value-type="float" office:value="2.54491019248962" calcext:value-type="float">
            <text:p>2.5449101925</text:p>
          </table:table-cell>
          <table:table-cell table:formula="of:=IF(ISBLANK([.E480]);&quot;&quot;;[.I480])" office:value-type="float" office:value="2.54491019248962" calcext:value-type="float">
            <text:p>2.5449101925</text:p>
          </table:table-cell>
          <table:table-cell table:formula="of:=IF(OR(ISBLANK([.E480]);[.I480]&lt;=0);&quot;&quot;;[.I480])" office:value-type="float" office:value="2.54491019248962" calcext:value-type="float">
            <text:p>2.54491019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266" calcext:value-type="float">
            <text:p>1427753999.49266</text:p>
          </table:table-cell>
          <table:table-cell office:value-type="float" office:value="1427754002.00115" calcext:value-type="float">
            <text:p>1427754002.00115</text:p>
          </table:table-cell>
          <table:table-cell office:value-type="float" office:value="1427754002.03474" calcext:value-type="float">
            <text:p>1427754002.03474</text:p>
          </table:table-cell>
          <table:table-cell/>
          <table:table-cell table:formula="of:=MAX([.B481];[.D481];[.G481])-MAX([.A481];[.C481];[.E481])" office:value-type="float" office:value="2.54207992553711" calcext:value-type="float">
            <text:p>2.5420799255</text:p>
          </table:table-cell>
          <table:table-cell table:formula="of:=IF(ISBLANK([.E481]);&quot;&quot;;[.I481])" office:value-type="float" office:value="2.54207992553711" calcext:value-type="float">
            <text:p>2.5420799255</text:p>
          </table:table-cell>
          <table:table-cell table:formula="of:=IF(OR(ISBLANK([.E481]);[.I481]&lt;=0);&quot;&quot;;[.I481])" office:value-type="float" office:value="2.54207992553711" calcext:value-type="float">
            <text:p>2.54207992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313" calcext:value-type="float">
            <text:p>1427753999.49313</text:p>
          </table:table-cell>
          <table:table-cell office:value-type="float" office:value="1427754002.00132" calcext:value-type="float">
            <text:p>1427754002.00132</text:p>
          </table:table-cell>
          <table:table-cell office:value-type="float" office:value="1427754002.03474" calcext:value-type="float">
            <text:p>1427754002.03474</text:p>
          </table:table-cell>
          <table:table-cell/>
          <table:table-cell table:formula="of:=MAX([.B482];[.D482];[.G482])-MAX([.A482];[.C482];[.E482])" office:value-type="float" office:value="2.5416100025177" calcext:value-type="float">
            <text:p>2.5416100025</text:p>
          </table:table-cell>
          <table:table-cell table:formula="of:=IF(ISBLANK([.E482]);&quot;&quot;;[.I482])" office:value-type="float" office:value="2.5416100025177" calcext:value-type="float">
            <text:p>2.5416100025</text:p>
          </table:table-cell>
          <table:table-cell table:formula="of:=IF(OR(ISBLANK([.E482]);[.I482]&lt;=0);&quot;&quot;;[.I482])" office:value-type="float" office:value="2.5416100025177" calcext:value-type="float">
            <text:p>2.54161000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363" calcext:value-type="float">
            <text:p>1427753999.49363</text:p>
          </table:table-cell>
          <table:table-cell office:value-type="float" office:value="1427754002.00149" calcext:value-type="float">
            <text:p>1427754002.00149</text:p>
          </table:table-cell>
          <table:table-cell office:value-type="float" office:value="1427754002.03176" calcext:value-type="float">
            <text:p>1427754002.03176</text:p>
          </table:table-cell>
          <table:table-cell/>
          <table:table-cell table:formula="of:=MAX([.B483];[.D483];[.G483])-MAX([.A483];[.C483];[.E483])" office:value-type="float" office:value="2.53813004493713" calcext:value-type="float">
            <text:p>2.5381300449</text:p>
          </table:table-cell>
          <table:table-cell table:formula="of:=IF(ISBLANK([.E483]);&quot;&quot;;[.I483])" office:value-type="float" office:value="2.53813004493713" calcext:value-type="float">
            <text:p>2.5381300449</text:p>
          </table:table-cell>
          <table:table-cell table:formula="of:=IF(OR(ISBLANK([.E483]);[.I483]&lt;=0);&quot;&quot;;[.I483])" office:value-type="float" office:value="2.53813004493713" calcext:value-type="float">
            <text:p>2.53813004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417" calcext:value-type="float">
            <text:p>1427753999.49417</text:p>
          </table:table-cell>
          <table:table-cell office:value-type="float" office:value="1427754002.00155" calcext:value-type="float">
            <text:p>1427754002.00155</text:p>
          </table:table-cell>
          <table:table-cell office:value-type="float" office:value="1427754002.03709" calcext:value-type="float">
            <text:p>1427754002.03709</text:p>
          </table:table-cell>
          <table:table-cell/>
          <table:table-cell table:formula="of:=MAX([.B484];[.D484];[.G484])-MAX([.A484];[.C484];[.E484])" office:value-type="float" office:value="2.54292011260986" calcext:value-type="float">
            <text:p>2.5429201126</text:p>
          </table:table-cell>
          <table:table-cell table:formula="of:=IF(ISBLANK([.E484]);&quot;&quot;;[.I484])" office:value-type="float" office:value="2.54292011260986" calcext:value-type="float">
            <text:p>2.5429201126</text:p>
          </table:table-cell>
          <table:table-cell table:formula="of:=IF(OR(ISBLANK([.E484]);[.I484]&lt;=0);&quot;&quot;;[.I484])" office:value-type="float" office:value="2.54292011260986" calcext:value-type="float">
            <text:p>2.54292011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548" calcext:value-type="float">
            <text:p>1427753999.49548</text:p>
          </table:table-cell>
          <table:table-cell office:value-type="float" office:value="1427754002.08855" calcext:value-type="float">
            <text:p>1427754002.08855</text:p>
          </table:table-cell>
          <table:table-cell office:value-type="float" office:value="1427754002.12221" calcext:value-type="float">
            <text:p>1427754002.12221</text:p>
          </table:table-cell>
          <table:table-cell/>
          <table:table-cell table:formula="of:=MAX([.B485];[.D485];[.G485])-MAX([.A485];[.C485];[.E485])" office:value-type="float" office:value="2.62672996520996" calcext:value-type="float">
            <text:p>2.6267299652</text:p>
          </table:table-cell>
          <table:table-cell table:formula="of:=IF(ISBLANK([.E485]);&quot;&quot;;[.I485])" office:value-type="float" office:value="2.62672996520996" calcext:value-type="float">
            <text:p>2.6267299652</text:p>
          </table:table-cell>
          <table:table-cell table:formula="of:=IF(OR(ISBLANK([.E485]);[.I485]&lt;=0);&quot;&quot;;[.I485])" office:value-type="float" office:value="2.62672996520996" calcext:value-type="float">
            <text:p>2.62672996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3999.4969" calcext:value-type="float">
            <text:p>1427753999.4969</text:p>
          </table:table-cell>
          <table:table-cell office:value-type="float" office:value="1427754002.00143" calcext:value-type="float">
            <text:p>1427754002.00143</text:p>
          </table:table-cell>
          <table:table-cell office:value-type="float" office:value="1427754002.03472" calcext:value-type="float">
            <text:p>1427754002.03472</text:p>
          </table:table-cell>
          <table:table-cell/>
          <table:table-cell table:formula="of:=MAX([.B486];[.D486];[.G486])-MAX([.A486];[.C486];[.E486])" office:value-type="float" office:value="2.53781986236572" calcext:value-type="float">
            <text:p>2.5378198624</text:p>
          </table:table-cell>
          <table:table-cell table:formula="of:=IF(ISBLANK([.E486]);&quot;&quot;;[.I486])" office:value-type="float" office:value="2.53781986236572" calcext:value-type="float">
            <text:p>2.5378198624</text:p>
          </table:table-cell>
          <table:table-cell table:formula="of:=IF(OR(ISBLANK([.E486]);[.I486]&lt;=0);&quot;&quot;;[.I486])" office:value-type="float" office:value="2.53781986236572" calcext:value-type="float">
            <text:p>2.53781986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02.12222" calcext:value-type="float">
            <text:p>1427754002.12222</text:p>
          </table:table-cell>
          <table:table-cell office:value-type="float" office:value="1427754005.06028" calcext:value-type="float">
            <text:p>1427754005.06028</text:p>
          </table:table-cell>
          <table:table-cell table:number-columns-repeated="4"/>
          <table:table-cell table:formula="of:=MAX([.B487];[.D487];[.G487])-MAX([.A487];[.C487];[.E487])" office:value-type="float" office:value="2.93806004524231" calcext:value-type="float">
            <text:p>2.9380600452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222" calcext:value-type="float">
            <text:p>1427754002.12222</text:p>
          </table:table-cell>
          <table:table-cell office:value-type="float" office:value="1427754004.93785" calcext:value-type="float">
            <text:p>1427754004.93785</text:p>
          </table:table-cell>
          <table:table-cell office:value-type="float" office:value="1427754004.97507" calcext:value-type="float">
            <text:p>1427754004.97507</text:p>
          </table:table-cell>
          <table:table-cell/>
          <table:table-cell table:formula="of:=MAX([.B488];[.D488];[.G488])-MAX([.A488];[.C488];[.E488])" office:value-type="float" office:value="2.85284996032715" calcext:value-type="float">
            <text:p>2.8528499603</text:p>
          </table:table-cell>
          <table:table-cell table:formula="of:=IF(ISBLANK([.E488]);&quot;&quot;;[.I488])" office:value-type="float" office:value="2.85284996032715" calcext:value-type="float">
            <text:p>2.8528499603</text:p>
          </table:table-cell>
          <table:table-cell table:formula="of:=IF(OR(ISBLANK([.E488]);[.I488]&lt;=0);&quot;&quot;;[.I488])" office:value-type="float" office:value="2.85284996032715" calcext:value-type="float">
            <text:p>2.85284996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275" calcext:value-type="float">
            <text:p>1427754002.12275</text:p>
          </table:table-cell>
          <table:table-cell office:value-type="float" office:value="1427754004.93797" calcext:value-type="float">
            <text:p>1427754004.93797</text:p>
          </table:table-cell>
          <table:table-cell office:value-type="float" office:value="1427754004.97508" calcext:value-type="float">
            <text:p>1427754004.97508</text:p>
          </table:table-cell>
          <table:table-cell/>
          <table:table-cell table:formula="of:=MAX([.B489];[.D489];[.G489])-MAX([.A489];[.C489];[.E489])" office:value-type="float" office:value="2.85232996940613" calcext:value-type="float">
            <text:p>2.8523299694</text:p>
          </table:table-cell>
          <table:table-cell table:formula="of:=IF(ISBLANK([.E489]);&quot;&quot;;[.I489])" office:value-type="float" office:value="2.85232996940613" calcext:value-type="float">
            <text:p>2.8523299694</text:p>
          </table:table-cell>
          <table:table-cell table:formula="of:=IF(OR(ISBLANK([.E489]);[.I489]&lt;=0);&quot;&quot;;[.I489])" office:value-type="float" office:value="2.85232996940613" calcext:value-type="float">
            <text:p>2.85232996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325" calcext:value-type="float">
            <text:p>1427754002.12325</text:p>
          </table:table-cell>
          <table:table-cell office:value-type="float" office:value="1427754004.93815" calcext:value-type="float">
            <text:p>1427754004.93815</text:p>
          </table:table-cell>
          <table:table-cell office:value-type="float" office:value="1427754004.975" calcext:value-type="float">
            <text:p>1427754004.975</text:p>
          </table:table-cell>
          <table:table-cell/>
          <table:table-cell table:formula="of:=MAX([.B490];[.D490];[.G490])-MAX([.A490];[.C490];[.E490])" office:value-type="float" office:value="2.85174989700317" calcext:value-type="float">
            <text:p>2.851749897</text:p>
          </table:table-cell>
          <table:table-cell table:formula="of:=IF(ISBLANK([.E490]);&quot;&quot;;[.I490])" office:value-type="float" office:value="2.85174989700317" calcext:value-type="float">
            <text:p>2.851749897</text:p>
          </table:table-cell>
          <table:table-cell table:formula="of:=IF(OR(ISBLANK([.E490]);[.I490]&lt;=0);&quot;&quot;;[.I490])" office:value-type="float" office:value="2.85174989700317" calcext:value-type="float">
            <text:p>2.8517498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374" calcext:value-type="float">
            <text:p>1427754002.12374</text:p>
          </table:table-cell>
          <table:table-cell office:value-type="float" office:value="1427754004.93824" calcext:value-type="float">
            <text:p>1427754004.93824</text:p>
          </table:table-cell>
          <table:table-cell office:value-type="float" office:value="1427754004.97521" calcext:value-type="float">
            <text:p>1427754004.97521</text:p>
          </table:table-cell>
          <table:table-cell/>
          <table:table-cell table:formula="of:=MAX([.B491];[.D491];[.G491])-MAX([.A491];[.C491];[.E491])" office:value-type="float" office:value="2.85146999359131" calcext:value-type="float">
            <text:p>2.8514699936</text:p>
          </table:table-cell>
          <table:table-cell table:formula="of:=IF(ISBLANK([.E491]);&quot;&quot;;[.I491])" office:value-type="float" office:value="2.85146999359131" calcext:value-type="float">
            <text:p>2.8514699936</text:p>
          </table:table-cell>
          <table:table-cell table:formula="of:=IF(OR(ISBLANK([.E491]);[.I491]&lt;=0);&quot;&quot;;[.I491])" office:value-type="float" office:value="2.85146999359131" calcext:value-type="float">
            <text:p>2.85146999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423" calcext:value-type="float">
            <text:p>1427754002.12423</text:p>
          </table:table-cell>
          <table:table-cell office:value-type="float" office:value="1427754004.93803" calcext:value-type="float">
            <text:p>1427754004.93803</text:p>
          </table:table-cell>
          <table:table-cell office:value-type="float" office:value="1427754004.97506" calcext:value-type="float">
            <text:p>1427754004.97506</text:p>
          </table:table-cell>
          <table:table-cell/>
          <table:table-cell table:formula="of:=MAX([.B492];[.D492];[.G492])-MAX([.A492];[.C492];[.E492])" office:value-type="float" office:value="2.850830078125" calcext:value-type="float">
            <text:p>2.8508300781</text:p>
          </table:table-cell>
          <table:table-cell table:formula="of:=IF(ISBLANK([.E492]);&quot;&quot;;[.I492])" office:value-type="float" office:value="2.850830078125" calcext:value-type="float">
            <text:p>2.8508300781</text:p>
          </table:table-cell>
          <table:table-cell table:formula="of:=IF(OR(ISBLANK([.E492]);[.I492]&lt;=0);&quot;&quot;;[.I492])" office:value-type="float" office:value="2.850830078125" calcext:value-type="float">
            <text:p>2.85083007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472" calcext:value-type="float">
            <text:p>1427754002.12472</text:p>
          </table:table-cell>
          <table:table-cell office:value-type="float" office:value="1427754004.93809" calcext:value-type="float">
            <text:p>1427754004.93809</text:p>
          </table:table-cell>
          <table:table-cell office:value-type="float" office:value="1427754004.97494" calcext:value-type="float">
            <text:p>1427754004.97494</text:p>
          </table:table-cell>
          <table:table-cell/>
          <table:table-cell table:formula="of:=MAX([.B493];[.D493];[.G493])-MAX([.A493];[.C493];[.E493])" office:value-type="float" office:value="2.85021996498108" calcext:value-type="float">
            <text:p>2.850219965</text:p>
          </table:table-cell>
          <table:table-cell table:formula="of:=IF(ISBLANK([.E493]);&quot;&quot;;[.I493])" office:value-type="float" office:value="2.85021996498108" calcext:value-type="float">
            <text:p>2.850219965</text:p>
          </table:table-cell>
          <table:table-cell table:formula="of:=IF(OR(ISBLANK([.E493]);[.I493]&lt;=0);&quot;&quot;;[.I493])" office:value-type="float" office:value="2.85021996498108" calcext:value-type="float">
            <text:p>2.8502199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537" calcext:value-type="float">
            <text:p>1427754002.12537</text:p>
          </table:table-cell>
          <table:table-cell office:value-type="float" office:value="1427754004.93842" calcext:value-type="float">
            <text:p>1427754004.93842</text:p>
          </table:table-cell>
          <table:table-cell office:value-type="float" office:value="1427754004.97517" calcext:value-type="float">
            <text:p>1427754004.97517</text:p>
          </table:table-cell>
          <table:table-cell/>
          <table:table-cell table:formula="of:=MAX([.B494];[.D494];[.G494])-MAX([.A494];[.C494];[.E494])" office:value-type="float" office:value="2.8497998714447" calcext:value-type="float">
            <text:p>2.8497998714</text:p>
          </table:table-cell>
          <table:table-cell table:formula="of:=IF(ISBLANK([.E494]);&quot;&quot;;[.I494])" office:value-type="float" office:value="2.8497998714447" calcext:value-type="float">
            <text:p>2.8497998714</text:p>
          </table:table-cell>
          <table:table-cell table:formula="of:=IF(OR(ISBLANK([.E494]);[.I494]&lt;=0);&quot;&quot;;[.I494])" office:value-type="float" office:value="2.8497998714447" calcext:value-type="float">
            <text:p>2.8497998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585" calcext:value-type="float">
            <text:p>1427754002.12585</text:p>
          </table:table-cell>
          <table:table-cell office:value-type="float" office:value="1427754004.93792" calcext:value-type="float">
            <text:p>1427754004.93792</text:p>
          </table:table-cell>
          <table:table-cell office:value-type="float" office:value="1427754004.97508" calcext:value-type="float">
            <text:p>1427754004.97508</text:p>
          </table:table-cell>
          <table:table-cell/>
          <table:table-cell table:formula="of:=MAX([.B495];[.D495];[.G495])-MAX([.A495];[.C495];[.E495])" office:value-type="float" office:value="2.84923005104065" calcext:value-type="float">
            <text:p>2.849230051</text:p>
          </table:table-cell>
          <table:table-cell table:formula="of:=IF(ISBLANK([.E495]);&quot;&quot;;[.I495])" office:value-type="float" office:value="2.84923005104065" calcext:value-type="float">
            <text:p>2.849230051</text:p>
          </table:table-cell>
          <table:table-cell table:formula="of:=IF(OR(ISBLANK([.E495]);[.I495]&lt;=0);&quot;&quot;;[.I495])" office:value-type="float" office:value="2.84923005104065" calcext:value-type="float">
            <text:p>2.8492300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633" calcext:value-type="float">
            <text:p>1427754002.12633</text:p>
          </table:table-cell>
          <table:table-cell office:value-type="float" office:value="1427754004.85538" calcext:value-type="float">
            <text:p>1427754004.85538</text:p>
          </table:table-cell>
          <table:table-cell office:value-type="float" office:value="1427754004.93818" calcext:value-type="float">
            <text:p>1427754004.93818</text:p>
          </table:table-cell>
          <table:table-cell/>
          <table:table-cell table:formula="of:=MAX([.B496];[.D496];[.G496])-MAX([.A496];[.C496];[.E496])" office:value-type="float" office:value="2.81185007095337" calcext:value-type="float">
            <text:p>2.811850071</text:p>
          </table:table-cell>
          <table:table-cell table:formula="of:=IF(ISBLANK([.E496]);&quot;&quot;;[.I496])" office:value-type="float" office:value="2.81185007095337" calcext:value-type="float">
            <text:p>2.811850071</text:p>
          </table:table-cell>
          <table:table-cell table:formula="of:=IF(OR(ISBLANK([.E496]);[.I496]&lt;=0);&quot;&quot;;[.I496])" office:value-type="float" office:value="2.81185007095337" calcext:value-type="float">
            <text:p>2.8118500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2.12681" calcext:value-type="float">
            <text:p>1427754002.12681</text:p>
          </table:table-cell>
          <table:table-cell office:value-type="float" office:value="1427754005.02452" calcext:value-type="float">
            <text:p>1427754005.02452</text:p>
          </table:table-cell>
          <table:table-cell office:value-type="float" office:value="1427754005.06027" calcext:value-type="float">
            <text:p>1427754005.06027</text:p>
          </table:table-cell>
          <table:table-cell/>
          <table:table-cell table:formula="of:=MAX([.B497];[.D497];[.G497])-MAX([.A497];[.C497];[.E497])" office:value-type="float" office:value="2.93345999717712" calcext:value-type="float">
            <text:p>2.9334599972</text:p>
          </table:table-cell>
          <table:table-cell table:formula="of:=IF(ISBLANK([.E497]);&quot;&quot;;[.I497])" office:value-type="float" office:value="2.93345999717712" calcext:value-type="float">
            <text:p>2.9334599972</text:p>
          </table:table-cell>
          <table:table-cell table:formula="of:=IF(OR(ISBLANK([.E497]);[.I497]&lt;=0);&quot;&quot;;[.I497])" office:value-type="float" office:value="2.93345999717712" calcext:value-type="float">
            <text:p>2.93345999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05.06029" calcext:value-type="float">
            <text:p>1427754005.06029</text:p>
          </table:table-cell>
          <table:table-cell office:value-type="float" office:value="1427754007.70588" calcext:value-type="float">
            <text:p>1427754007.70588</text:p>
          </table:table-cell>
          <table:table-cell table:number-columns-repeated="4"/>
          <table:table-cell table:formula="of:=MAX([.B498];[.D498];[.G498])-MAX([.A498];[.C498];[.E498])" office:value-type="float" office:value="2.64558982849121" calcext:value-type="float">
            <text:p>2.6455898285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029" calcext:value-type="float">
            <text:p>1427754005.06029</text:p>
          </table:table-cell>
          <table:table-cell office:value-type="float" office:value="1427754007.56995" calcext:value-type="float">
            <text:p>1427754007.56995</text:p>
          </table:table-cell>
          <table:table-cell office:value-type="float" office:value="1427754007.60529" calcext:value-type="float">
            <text:p>1427754007.60529</text:p>
          </table:table-cell>
          <table:table-cell/>
          <table:table-cell table:formula="of:=MAX([.B499];[.D499];[.G499])-MAX([.A499];[.C499];[.E499])" office:value-type="float" office:value="2.54499983787537" calcext:value-type="float">
            <text:p>2.5449998379</text:p>
          </table:table-cell>
          <table:table-cell table:formula="of:=IF(ISBLANK([.E499]);&quot;&quot;;[.I499])" office:value-type="float" office:value="2.54499983787537" calcext:value-type="float">
            <text:p>2.5449998379</text:p>
          </table:table-cell>
          <table:table-cell table:formula="of:=IF(OR(ISBLANK([.E499]);[.I499]&lt;=0);&quot;&quot;;[.I499])" office:value-type="float" office:value="2.54499983787537" calcext:value-type="float">
            <text:p>2.54499983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172" calcext:value-type="float">
            <text:p>1427754005.06172</text:p>
          </table:table-cell>
          <table:table-cell office:value-type="float" office:value="1427754007.67164" calcext:value-type="float">
            <text:p>1427754007.67164</text:p>
          </table:table-cell>
          <table:table-cell office:value-type="float" office:value="1427754007.70587" calcext:value-type="float">
            <text:p>1427754007.70587</text:p>
          </table:table-cell>
          <table:table-cell/>
          <table:table-cell table:formula="of:=MAX([.B500];[.D500];[.G500])-MAX([.A500];[.C500];[.E500])" office:value-type="float" office:value="2.64415001869202" calcext:value-type="float">
            <text:p>2.6441500187</text:p>
          </table:table-cell>
          <table:table-cell table:formula="of:=IF(ISBLANK([.E500]);&quot;&quot;;[.I500])" office:value-type="float" office:value="2.64415001869202" calcext:value-type="float">
            <text:p>2.6441500187</text:p>
          </table:table-cell>
          <table:table-cell table:formula="of:=IF(OR(ISBLANK([.E500]);[.I500]&lt;=0);&quot;&quot;;[.I500])" office:value-type="float" office:value="2.64415001869202" calcext:value-type="float">
            <text:p>2.64415001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273" calcext:value-type="float">
            <text:p>1427754005.06273</text:p>
          </table:table-cell>
          <table:table-cell office:value-type="float" office:value="1427754007.57029" calcext:value-type="float">
            <text:p>1427754007.57029</text:p>
          </table:table-cell>
          <table:table-cell office:value-type="float" office:value="1427754007.60531" calcext:value-type="float">
            <text:p>1427754007.60531</text:p>
          </table:table-cell>
          <table:table-cell/>
          <table:table-cell table:formula="of:=MAX([.B501];[.D501];[.G501])-MAX([.A501];[.C501];[.E501])" office:value-type="float" office:value="2.54257988929749" calcext:value-type="float">
            <text:p>2.5425798893</text:p>
          </table:table-cell>
          <table:table-cell table:formula="of:=IF(ISBLANK([.E501]);&quot;&quot;;[.I501])" office:value-type="float" office:value="2.54257988929749" calcext:value-type="float">
            <text:p>2.5425798893</text:p>
          </table:table-cell>
          <table:table-cell table:formula="of:=IF(OR(ISBLANK([.E501]);[.I501]&lt;=0);&quot;&quot;;[.I501])" office:value-type="float" office:value="2.54257988929749" calcext:value-type="float">
            <text:p>2.54257988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412" calcext:value-type="float">
            <text:p>1427754005.06412</text:p>
          </table:table-cell>
          <table:table-cell office:value-type="float" office:value="1427754007.57035" calcext:value-type="float">
            <text:p>1427754007.57035</text:p>
          </table:table-cell>
          <table:table-cell office:value-type="float" office:value="1427754007.60301" calcext:value-type="float">
            <text:p>1427754007.60301</text:p>
          </table:table-cell>
          <table:table-cell/>
          <table:table-cell table:formula="of:=MAX([.B502];[.D502];[.G502])-MAX([.A502];[.C502];[.E502])" office:value-type="float" office:value="2.53888988494873" calcext:value-type="float">
            <text:p>2.5388898849</text:p>
          </table:table-cell>
          <table:table-cell table:formula="of:=IF(ISBLANK([.E502]);&quot;&quot;;[.I502])" office:value-type="float" office:value="2.53888988494873" calcext:value-type="float">
            <text:p>2.5388898849</text:p>
          </table:table-cell>
          <table:table-cell table:formula="of:=IF(OR(ISBLANK([.E502]);[.I502]&lt;=0);&quot;&quot;;[.I502])" office:value-type="float" office:value="2.53888988494873" calcext:value-type="float">
            <text:p>2.53888988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544" calcext:value-type="float">
            <text:p>1427754005.06544</text:p>
          </table:table-cell>
          <table:table-cell office:value-type="float" office:value="1427754007.57007" calcext:value-type="float">
            <text:p>1427754007.57007</text:p>
          </table:table-cell>
          <table:table-cell office:value-type="float" office:value="1427754007.60533" calcext:value-type="float">
            <text:p>1427754007.60533</text:p>
          </table:table-cell>
          <table:table-cell/>
          <table:table-cell table:formula="of:=MAX([.B503];[.D503];[.G503])-MAX([.A503];[.C503];[.E503])" office:value-type="float" office:value="2.53989005088806" calcext:value-type="float">
            <text:p>2.5398900509</text:p>
          </table:table-cell>
          <table:table-cell table:formula="of:=IF(ISBLANK([.E503]);&quot;&quot;;[.I503])" office:value-type="float" office:value="2.53989005088806" calcext:value-type="float">
            <text:p>2.5398900509</text:p>
          </table:table-cell>
          <table:table-cell table:formula="of:=IF(OR(ISBLANK([.E503]);[.I503]&lt;=0);&quot;&quot;;[.I503])" office:value-type="float" office:value="2.53989005088806" calcext:value-type="float">
            <text:p>2.53989005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674" calcext:value-type="float">
            <text:p>1427754005.06674</text:p>
          </table:table-cell>
          <table:table-cell office:value-type="float" office:value="1427754007.57001" calcext:value-type="float">
            <text:p>1427754007.57001</text:p>
          </table:table-cell>
          <table:table-cell office:value-type="float" office:value="1427754007.60298" calcext:value-type="float">
            <text:p>1427754007.60298</text:p>
          </table:table-cell>
          <table:table-cell/>
          <table:table-cell table:formula="of:=MAX([.B504];[.D504];[.G504])-MAX([.A504];[.C504];[.E504])" office:value-type="float" office:value="2.53623986244202" calcext:value-type="float">
            <text:p>2.5362398624</text:p>
          </table:table-cell>
          <table:table-cell table:formula="of:=IF(ISBLANK([.E504]);&quot;&quot;;[.I504])" office:value-type="float" office:value="2.53623986244202" calcext:value-type="float">
            <text:p>2.5362398624</text:p>
          </table:table-cell>
          <table:table-cell table:formula="of:=IF(OR(ISBLANK([.E504]);[.I504]&lt;=0);&quot;&quot;;[.I504])" office:value-type="float" office:value="2.53623986244202" calcext:value-type="float">
            <text:p>2.53623986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788" calcext:value-type="float">
            <text:p>1427754005.06788</text:p>
          </table:table-cell>
          <table:table-cell office:value-type="float" office:value="1427754007.57024" calcext:value-type="float">
            <text:p>1427754007.57024</text:p>
          </table:table-cell>
          <table:table-cell office:value-type="float" office:value="1427754007.60741" calcext:value-type="float">
            <text:p>1427754007.60741</text:p>
          </table:table-cell>
          <table:table-cell/>
          <table:table-cell table:formula="of:=MAX([.B505];[.D505];[.G505])-MAX([.A505];[.C505];[.E505])" office:value-type="float" office:value="2.53953003883362" calcext:value-type="float">
            <text:p>2.5395300388</text:p>
          </table:table-cell>
          <table:table-cell table:formula="of:=IF(ISBLANK([.E505]);&quot;&quot;;[.I505])" office:value-type="float" office:value="2.53953003883362" calcext:value-type="float">
            <text:p>2.5395300388</text:p>
          </table:table-cell>
          <table:table-cell table:formula="of:=IF(OR(ISBLANK([.E505]);[.I505]&lt;=0);&quot;&quot;;[.I505])" office:value-type="float" office:value="2.53953003883362" calcext:value-type="float">
            <text:p>2.53953003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866" calcext:value-type="float">
            <text:p>1427754005.06866</text:p>
          </table:table-cell>
          <table:table-cell office:value-type="float" office:value="1427754007.57018" calcext:value-type="float">
            <text:p>1427754007.57018</text:p>
          </table:table-cell>
          <table:table-cell office:value-type="float" office:value="1427754007.60538" calcext:value-type="float">
            <text:p>1427754007.60538</text:p>
          </table:table-cell>
          <table:table-cell/>
          <table:table-cell table:formula="of:=MAX([.B506];[.D506];[.G506])-MAX([.A506];[.C506];[.E506])" office:value-type="float" office:value="2.53672003746033" calcext:value-type="float">
            <text:p>2.5367200375</text:p>
          </table:table-cell>
          <table:table-cell table:formula="of:=IF(ISBLANK([.E506]);&quot;&quot;;[.I506])" office:value-type="float" office:value="2.53672003746033" calcext:value-type="float">
            <text:p>2.5367200375</text:p>
          </table:table-cell>
          <table:table-cell table:formula="of:=IF(OR(ISBLANK([.E506]);[.I506]&lt;=0);&quot;&quot;;[.I506])" office:value-type="float" office:value="2.53672003746033" calcext:value-type="float">
            <text:p>2.53672003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695" calcext:value-type="float">
            <text:p>1427754005.0695</text:p>
          </table:table-cell>
          <table:table-cell office:value-type="float" office:value="1427754007.57559" calcext:value-type="float">
            <text:p>1427754007.57559</text:p>
          </table:table-cell>
          <table:table-cell office:value-type="float" office:value="1427754007.61008" calcext:value-type="float">
            <text:p>1427754007.61008</text:p>
          </table:table-cell>
          <table:table-cell/>
          <table:table-cell table:formula="of:=MAX([.B507];[.D507];[.G507])-MAX([.A507];[.C507];[.E507])" office:value-type="float" office:value="2.54058003425598" calcext:value-type="float">
            <text:p>2.5405800343</text:p>
          </table:table-cell>
          <table:table-cell table:formula="of:=IF(ISBLANK([.E507]);&quot;&quot;;[.I507])" office:value-type="float" office:value="2.54058003425598" calcext:value-type="float">
            <text:p>2.5405800343</text:p>
          </table:table-cell>
          <table:table-cell table:formula="of:=IF(OR(ISBLANK([.E507]);[.I507]&lt;=0);&quot;&quot;;[.I507])" office:value-type="float" office:value="2.54058003425598" calcext:value-type="float">
            <text:p>2.54058003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5.07035" calcext:value-type="float">
            <text:p>1427754005.07035</text:p>
          </table:table-cell>
          <table:table-cell office:value-type="float" office:value="1427754007.57013" calcext:value-type="float">
            <text:p>1427754007.57013</text:p>
          </table:table-cell>
          <table:table-cell office:value-type="float" office:value="1427754007.60524" calcext:value-type="float">
            <text:p>1427754007.60524</text:p>
          </table:table-cell>
          <table:table-cell/>
          <table:table-cell table:formula="of:=MAX([.B508];[.D508];[.G508])-MAX([.A508];[.C508];[.E508])" office:value-type="float" office:value="2.53489017486572" calcext:value-type="float">
            <text:p>2.5348901749</text:p>
          </table:table-cell>
          <table:table-cell table:formula="of:=IF(ISBLANK([.E508]);&quot;&quot;;[.I508])" office:value-type="float" office:value="2.53489017486572" calcext:value-type="float">
            <text:p>2.5348901749</text:p>
          </table:table-cell>
          <table:table-cell table:formula="of:=IF(OR(ISBLANK([.E508]);[.I508]&lt;=0);&quot;&quot;;[.I508])" office:value-type="float" office:value="2.53489017486572" calcext:value-type="float">
            <text:p>2.53489017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07.7059" calcext:value-type="float">
            <text:p>1427754007.7059</text:p>
          </table:table-cell>
          <table:table-cell office:value-type="float" office:value="1427754010.59269" calcext:value-type="float">
            <text:p>1427754010.59269</text:p>
          </table:table-cell>
          <table:table-cell table:number-columns-repeated="4"/>
          <table:table-cell table:formula="of:=MAX([.B509];[.D509];[.G509])-MAX([.A509];[.C509];[.E509])" office:value-type="float" office:value="2.88679003715515" calcext:value-type="float">
            <text:p>2.8867900372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059" calcext:value-type="float">
            <text:p>1427754007.7059</text:p>
          </table:table-cell>
          <table:table-cell office:value-type="float" office:value="1427754010.46861" calcext:value-type="float">
            <text:p>1427754010.46861</text:p>
          </table:table-cell>
          <table:table-cell office:value-type="float" office:value="1427754010.507" calcext:value-type="float">
            <text:p>1427754010.507</text:p>
          </table:table-cell>
          <table:table-cell/>
          <table:table-cell table:formula="of:=MAX([.B510];[.D510];[.G510])-MAX([.A510];[.C510];[.E510])" office:value-type="float" office:value="2.80110001564026" calcext:value-type="float">
            <text:p>2.8011000156</text:p>
          </table:table-cell>
          <table:table-cell table:formula="of:=IF(ISBLANK([.E510]);&quot;&quot;;[.I510])" office:value-type="float" office:value="2.80110001564026" calcext:value-type="float">
            <text:p>2.8011000156</text:p>
          </table:table-cell>
          <table:table-cell table:formula="of:=IF(OR(ISBLANK([.E510]);[.I510]&lt;=0);&quot;&quot;;[.I510])" office:value-type="float" office:value="2.80110001564026" calcext:value-type="float">
            <text:p>2.8011000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073" calcext:value-type="float">
            <text:p>1427754007.7073</text:p>
          </table:table-cell>
          <table:table-cell office:value-type="float" office:value="1427754010.46851" calcext:value-type="float">
            <text:p>1427754010.46851</text:p>
          </table:table-cell>
          <table:table-cell office:value-type="float" office:value="1427754010.50446" calcext:value-type="float">
            <text:p>1427754010.50446</text:p>
          </table:table-cell>
          <table:table-cell/>
          <table:table-cell table:formula="of:=MAX([.B511];[.D511];[.G511])-MAX([.A511];[.C511];[.E511])" office:value-type="float" office:value="2.79716014862061" calcext:value-type="float">
            <text:p>2.7971601486</text:p>
          </table:table-cell>
          <table:table-cell table:formula="of:=IF(ISBLANK([.E511]);&quot;&quot;;[.I511])" office:value-type="float" office:value="2.79716014862061" calcext:value-type="float">
            <text:p>2.7971601486</text:p>
          </table:table-cell>
          <table:table-cell table:formula="of:=IF(OR(ISBLANK([.E511]);[.I511]&lt;=0);&quot;&quot;;[.I511])" office:value-type="float" office:value="2.79716014862061" calcext:value-type="float">
            <text:p>2.7971601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0863" calcext:value-type="float">
            <text:p>1427754007.70863</text:p>
          </table:table-cell>
          <table:table-cell office:value-type="float" office:value="1427754010.46881" calcext:value-type="float">
            <text:p>1427754010.46881</text:p>
          </table:table-cell>
          <table:table-cell office:value-type="float" office:value="1427754010.50205" calcext:value-type="float">
            <text:p>1427754010.50205</text:p>
          </table:table-cell>
          <table:table-cell/>
          <table:table-cell table:formula="of:=MAX([.B512];[.D512];[.G512])-MAX([.A512];[.C512];[.E512])" office:value-type="float" office:value="2.79341983795166" calcext:value-type="float">
            <text:p>2.793419838</text:p>
          </table:table-cell>
          <table:table-cell table:formula="of:=IF(ISBLANK([.E512]);&quot;&quot;;[.I512])" office:value-type="float" office:value="2.79341983795166" calcext:value-type="float">
            <text:p>2.793419838</text:p>
          </table:table-cell>
          <table:table-cell table:formula="of:=IF(OR(ISBLANK([.E512]);[.I512]&lt;=0);&quot;&quot;;[.I512])" office:value-type="float" office:value="2.79341983795166" calcext:value-type="float">
            <text:p>2.7934198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001" calcext:value-type="float">
            <text:p>1427754007.71001</text:p>
          </table:table-cell>
          <table:table-cell office:value-type="float" office:value="1427754010.5607" calcext:value-type="float">
            <text:p>1427754010.5607</text:p>
          </table:table-cell>
          <table:table-cell office:value-type="float" office:value="1427754010.59268" calcext:value-type="float">
            <text:p>1427754010.59268</text:p>
          </table:table-cell>
          <table:table-cell/>
          <table:table-cell table:formula="of:=MAX([.B513];[.D513];[.G513])-MAX([.A513];[.C513];[.E513])" office:value-type="float" office:value="2.8826699256897" calcext:value-type="float">
            <text:p>2.8826699257</text:p>
          </table:table-cell>
          <table:table-cell table:formula="of:=IF(ISBLANK([.E513]);&quot;&quot;;[.I513])" office:value-type="float" office:value="2.8826699256897" calcext:value-type="float">
            <text:p>2.8826699257</text:p>
          </table:table-cell>
          <table:table-cell table:formula="of:=IF(OR(ISBLANK([.E513]);[.I513]&lt;=0);&quot;&quot;;[.I513])" office:value-type="float" office:value="2.8826699256897" calcext:value-type="float">
            <text:p>2.88266992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134" calcext:value-type="float">
            <text:p>1427754007.71134</text:p>
          </table:table-cell>
          <table:table-cell office:value-type="float" office:value="1427754010.469" calcext:value-type="float">
            <text:p>1427754010.469</text:p>
          </table:table-cell>
          <table:table-cell office:value-type="float" office:value="1427754010.50217" calcext:value-type="float">
            <text:p>1427754010.50217</text:p>
          </table:table-cell>
          <table:table-cell/>
          <table:table-cell table:formula="of:=MAX([.B514];[.D514];[.G514])-MAX([.A514];[.C514];[.E514])" office:value-type="float" office:value="2.79083013534546" calcext:value-type="float">
            <text:p>2.7908301353</text:p>
          </table:table-cell>
          <table:table-cell table:formula="of:=IF(ISBLANK([.E514]);&quot;&quot;;[.I514])" office:value-type="float" office:value="2.79083013534546" calcext:value-type="float">
            <text:p>2.7908301353</text:p>
          </table:table-cell>
          <table:table-cell table:formula="of:=IF(OR(ISBLANK([.E514]);[.I514]&lt;=0);&quot;&quot;;[.I514])" office:value-type="float" office:value="2.79083013534546" calcext:value-type="float">
            <text:p>2.7908301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247" calcext:value-type="float">
            <text:p>1427754007.71247</text:p>
          </table:table-cell>
          <table:table-cell office:value-type="float" office:value="1427754010.46871" calcext:value-type="float">
            <text:p>1427754010.46871</text:p>
          </table:table-cell>
          <table:table-cell office:value-type="float" office:value="1427754010.49929" calcext:value-type="float">
            <text:p>1427754010.49929</text:p>
          </table:table-cell>
          <table:table-cell/>
          <table:table-cell table:formula="of:=MAX([.B515];[.D515];[.G515])-MAX([.A515];[.C515];[.E515])" office:value-type="float" office:value="2.78681993484497" calcext:value-type="float">
            <text:p>2.7868199348</text:p>
          </table:table-cell>
          <table:table-cell table:formula="of:=IF(ISBLANK([.E515]);&quot;&quot;;[.I515])" office:value-type="float" office:value="2.78681993484497" calcext:value-type="float">
            <text:p>2.7868199348</text:p>
          </table:table-cell>
          <table:table-cell table:formula="of:=IF(OR(ISBLANK([.E515]);[.I515]&lt;=0);&quot;&quot;;[.I515])" office:value-type="float" office:value="2.78681993484497" calcext:value-type="float">
            <text:p>2.7868199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374" calcext:value-type="float">
            <text:p>1427754007.71374</text:p>
          </table:table-cell>
          <table:table-cell office:value-type="float" office:value="1427754010.46909" calcext:value-type="float">
            <text:p>1427754010.46909</text:p>
          </table:table-cell>
          <table:table-cell office:value-type="float" office:value="1427754010.50935" calcext:value-type="float">
            <text:p>1427754010.50935</text:p>
          </table:table-cell>
          <table:table-cell/>
          <table:table-cell table:formula="of:=MAX([.B516];[.D516];[.G516])-MAX([.A516];[.C516];[.E516])" office:value-type="float" office:value="2.79560995101929" calcext:value-type="float">
            <text:p>2.795609951</text:p>
          </table:table-cell>
          <table:table-cell table:formula="of:=IF(ISBLANK([.E516]);&quot;&quot;;[.I516])" office:value-type="float" office:value="2.79560995101929" calcext:value-type="float">
            <text:p>2.795609951</text:p>
          </table:table-cell>
          <table:table-cell table:formula="of:=IF(OR(ISBLANK([.E516]);[.I516]&lt;=0);&quot;&quot;;[.I516])" office:value-type="float" office:value="2.79560995101929" calcext:value-type="float">
            <text:p>2.795609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483" calcext:value-type="float">
            <text:p>1427754007.71483</text:p>
          </table:table-cell>
          <table:table-cell office:value-type="float" office:value="1427754010.46891" calcext:value-type="float">
            <text:p>1427754010.46891</text:p>
          </table:table-cell>
          <table:table-cell office:value-type="float" office:value="1427754010.50339" calcext:value-type="float">
            <text:p>1427754010.50339</text:p>
          </table:table-cell>
          <table:table-cell/>
          <table:table-cell table:formula="of:=MAX([.B517];[.D517];[.G517])-MAX([.A517];[.C517];[.E517])" office:value-type="float" office:value="2.78856015205383" calcext:value-type="float">
            <text:p>2.7885601521</text:p>
          </table:table-cell>
          <table:table-cell table:formula="of:=IF(ISBLANK([.E517]);&quot;&quot;;[.I517])" office:value-type="float" office:value="2.78856015205383" calcext:value-type="float">
            <text:p>2.7885601521</text:p>
          </table:table-cell>
          <table:table-cell table:formula="of:=IF(OR(ISBLANK([.E517]);[.I517]&lt;=0);&quot;&quot;;[.I517])" office:value-type="float" office:value="2.78856015205383" calcext:value-type="float">
            <text:p>2.78856015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621" calcext:value-type="float">
            <text:p>1427754007.71621</text:p>
          </table:table-cell>
          <table:table-cell office:value-type="float" office:value="1427754010.46918" calcext:value-type="float">
            <text:p>1427754010.46918</text:p>
          </table:table-cell>
          <table:table-cell office:value-type="float" office:value="1427754010.50701" calcext:value-type="float">
            <text:p>1427754010.50701</text:p>
          </table:table-cell>
          <table:table-cell/>
          <table:table-cell table:formula="of:=MAX([.B518];[.D518];[.G518])-MAX([.A518];[.C518];[.E518])" office:value-type="float" office:value="2.79080009460449" calcext:value-type="float">
            <text:p>2.7908000946</text:p>
          </table:table-cell>
          <table:table-cell table:formula="of:=IF(ISBLANK([.E518]);&quot;&quot;;[.I518])" office:value-type="float" office:value="2.79080009460449" calcext:value-type="float">
            <text:p>2.7908000946</text:p>
          </table:table-cell>
          <table:table-cell table:formula="of:=IF(OR(ISBLANK([.E518]);[.I518]&lt;=0);&quot;&quot;;[.I518])" office:value-type="float" office:value="2.79080009460449" calcext:value-type="float">
            <text:p>2.79080009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07.71728" calcext:value-type="float">
            <text:p>1427754007.71728</text:p>
          </table:table-cell>
          <table:table-cell office:value-type="float" office:value="1427754010.46928" calcext:value-type="float">
            <text:p>1427754010.46928</text:p>
          </table:table-cell>
          <table:table-cell office:value-type="float" office:value="1427754010.50442" calcext:value-type="float">
            <text:p>1427754010.50442</text:p>
          </table:table-cell>
          <table:table-cell/>
          <table:table-cell table:formula="of:=MAX([.B519];[.D519];[.G519])-MAX([.A519];[.C519];[.E519])" office:value-type="float" office:value="2.7871401309967" calcext:value-type="float">
            <text:p>2.787140131</text:p>
          </table:table-cell>
          <table:table-cell table:formula="of:=IF(ISBLANK([.E519]);&quot;&quot;;[.I519])" office:value-type="float" office:value="2.7871401309967" calcext:value-type="float">
            <text:p>2.787140131</text:p>
          </table:table-cell>
          <table:table-cell table:formula="of:=IF(OR(ISBLANK([.E519]);[.I519]&lt;=0);&quot;&quot;;[.I519])" office:value-type="float" office:value="2.7871401309967" calcext:value-type="float">
            <text:p>2.787140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10.5927" calcext:value-type="float">
            <text:p>1427754010.5927</text:p>
          </table:table-cell>
          <table:table-cell office:value-type="float" office:value="1427754013.65456" calcext:value-type="float">
            <text:p>1427754013.65456</text:p>
          </table:table-cell>
          <table:table-cell table:number-columns-repeated="4"/>
          <table:table-cell table:formula="of:=MAX([.B520];[.D520];[.G520])-MAX([.A520];[.C520];[.E520])" office:value-type="float" office:value="3.06186008453369" calcext:value-type="float">
            <text:p>3.0618600845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5927" calcext:value-type="float">
            <text:p>1427754010.5927</text:p>
          </table:table-cell>
          <table:table-cell office:value-type="float" office:value="1427754013.52748" calcext:value-type="float">
            <text:p>1427754013.52748</text:p>
          </table:table-cell>
          <table:table-cell office:value-type="float" office:value="1427754013.56269" calcext:value-type="float">
            <text:p>1427754013.56269</text:p>
          </table:table-cell>
          <table:table-cell/>
          <table:table-cell table:formula="of:=MAX([.B521];[.D521];[.G521])-MAX([.A521];[.C521];[.E521])" office:value-type="float" office:value="2.96999001502991" calcext:value-type="float">
            <text:p>2.969990015</text:p>
          </table:table-cell>
          <table:table-cell table:formula="of:=IF(ISBLANK([.E521]);&quot;&quot;;[.I521])" office:value-type="float" office:value="2.96999001502991" calcext:value-type="float">
            <text:p>2.969990015</text:p>
          </table:table-cell>
          <table:table-cell table:formula="of:=IF(OR(ISBLANK([.E521]);[.I521]&lt;=0);&quot;&quot;;[.I521])" office:value-type="float" office:value="2.96999001502991" calcext:value-type="float">
            <text:p>2.9699900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59416" calcext:value-type="float">
            <text:p>1427754010.59416</text:p>
          </table:table-cell>
          <table:table-cell office:value-type="float" office:value="1427754013.52754" calcext:value-type="float">
            <text:p>1427754013.52754</text:p>
          </table:table-cell>
          <table:table-cell office:value-type="float" office:value="1427754013.56273" calcext:value-type="float">
            <text:p>1427754013.56273</text:p>
          </table:table-cell>
          <table:table-cell/>
          <table:table-cell table:formula="of:=MAX([.B522];[.D522];[.G522])-MAX([.A522];[.C522];[.E522])" office:value-type="float" office:value="2.96856999397278" calcext:value-type="float">
            <text:p>2.968569994</text:p>
          </table:table-cell>
          <table:table-cell table:formula="of:=IF(ISBLANK([.E522]);&quot;&quot;;[.I522])" office:value-type="float" office:value="2.96856999397278" calcext:value-type="float">
            <text:p>2.968569994</text:p>
          </table:table-cell>
          <table:table-cell table:formula="of:=IF(OR(ISBLANK([.E522]);[.I522]&lt;=0);&quot;&quot;;[.I522])" office:value-type="float" office:value="2.96856999397278" calcext:value-type="float">
            <text:p>2.968569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59695" calcext:value-type="float">
            <text:p>1427754010.59695</text:p>
          </table:table-cell>
          <table:table-cell office:value-type="float" office:value="1427754013.52787" calcext:value-type="float">
            <text:p>1427754013.52787</text:p>
          </table:table-cell>
          <table:table-cell office:value-type="float" office:value="1427754013.55797" calcext:value-type="float">
            <text:p>1427754013.55797</text:p>
          </table:table-cell>
          <table:table-cell/>
          <table:table-cell table:formula="of:=MAX([.B523];[.D523];[.G523])-MAX([.A523];[.C523];[.E523])" office:value-type="float" office:value="2.96101999282837" calcext:value-type="float">
            <text:p>2.9610199928</text:p>
          </table:table-cell>
          <table:table-cell table:formula="of:=IF(ISBLANK([.E523]);&quot;&quot;;[.I523])" office:value-type="float" office:value="2.96101999282837" calcext:value-type="float">
            <text:p>2.9610199928</text:p>
          </table:table-cell>
          <table:table-cell table:formula="of:=IF(OR(ISBLANK([.E523]);[.I523]&lt;=0);&quot;&quot;;[.I523])" office:value-type="float" office:value="2.96101999282837" calcext:value-type="float">
            <text:p>2.96101999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59827" calcext:value-type="float">
            <text:p>1427754010.59827</text:p>
          </table:table-cell>
          <table:table-cell office:value-type="float" office:value="1427754013.03928" calcext:value-type="float">
            <text:p>1427754013.03928</text:p>
          </table:table-cell>
          <table:table-cell office:value-type="float" office:value="1427754013.12237" calcext:value-type="float">
            <text:p>1427754013.12237</text:p>
          </table:table-cell>
          <table:table-cell/>
          <table:table-cell table:formula="of:=MAX([.B524];[.D524];[.G524])-MAX([.A524];[.C524];[.E524])" office:value-type="float" office:value="2.52410006523132" calcext:value-type="float">
            <text:p>2.5241000652</text:p>
          </table:table-cell>
          <table:table-cell table:formula="of:=IF(ISBLANK([.E524]);&quot;&quot;;[.I524])" office:value-type="float" office:value="2.52410006523132" calcext:value-type="float">
            <text:p>2.5241000652</text:p>
          </table:table-cell>
          <table:table-cell table:formula="of:=IF(OR(ISBLANK([.E524]);[.I524]&lt;=0);&quot;&quot;;[.I524])" office:value-type="float" office:value="2.52410006523132" calcext:value-type="float">
            <text:p>2.52410006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59963" calcext:value-type="float">
            <text:p>1427754010.59963</text:p>
          </table:table-cell>
          <table:table-cell office:value-type="float" office:value="1427754013.52776" calcext:value-type="float">
            <text:p>1427754013.52776</text:p>
          </table:table-cell>
          <table:table-cell office:value-type="float" office:value="1427754013.55805" calcext:value-type="float">
            <text:p>1427754013.55805</text:p>
          </table:table-cell>
          <table:table-cell/>
          <table:table-cell table:formula="of:=MAX([.B525];[.D525];[.G525])-MAX([.A525];[.C525];[.E525])" office:value-type="float" office:value="2.95841979980469" calcext:value-type="float">
            <text:p>2.9584197998</text:p>
          </table:table-cell>
          <table:table-cell table:formula="of:=IF(ISBLANK([.E525]);&quot;&quot;;[.I525])" office:value-type="float" office:value="2.95841979980469" calcext:value-type="float">
            <text:p>2.9584197998</text:p>
          </table:table-cell>
          <table:table-cell table:formula="of:=IF(OR(ISBLANK([.E525]);[.I525]&lt;=0);&quot;&quot;;[.I525])" office:value-type="float" office:value="2.95841979980469" calcext:value-type="float">
            <text:p>2.95841979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60093" calcext:value-type="float">
            <text:p>1427754010.60093</text:p>
          </table:table-cell>
          <table:table-cell office:value-type="float" office:value="1427754013.53161" calcext:value-type="float">
            <text:p>1427754013.53161</text:p>
          </table:table-cell>
          <table:table-cell office:value-type="float" office:value="1427754013.56737" calcext:value-type="float">
            <text:p>1427754013.56737</text:p>
          </table:table-cell>
          <table:table-cell/>
          <table:table-cell table:formula="of:=MAX([.B526];[.D526];[.G526])-MAX([.A526];[.C526];[.E526])" office:value-type="float" office:value="2.96643996238708" calcext:value-type="float">
            <text:p>2.9664399624</text:p>
          </table:table-cell>
          <table:table-cell table:formula="of:=IF(ISBLANK([.E526]);&quot;&quot;;[.I526])" office:value-type="float" office:value="2.96643996238708" calcext:value-type="float">
            <text:p>2.9664399624</text:p>
          </table:table-cell>
          <table:table-cell table:formula="of:=IF(OR(ISBLANK([.E526]);[.I526]&lt;=0);&quot;&quot;;[.I526])" office:value-type="float" office:value="2.96643996238708" calcext:value-type="float">
            <text:p>2.96643996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60235" calcext:value-type="float">
            <text:p>1427754010.60235</text:p>
          </table:table-cell>
          <table:table-cell office:value-type="float" office:value="1427754013.5277" calcext:value-type="float">
            <text:p>1427754013.5277</text:p>
          </table:table-cell>
          <table:table-cell office:value-type="float" office:value="1427754013.55799" calcext:value-type="float">
            <text:p>1427754013.55799</text:p>
          </table:table-cell>
          <table:table-cell/>
          <table:table-cell table:formula="of:=MAX([.B527];[.D527];[.G527])-MAX([.A527];[.C527];[.E527])" office:value-type="float" office:value="2.95564007759094" calcext:value-type="float">
            <text:p>2.9556400776</text:p>
          </table:table-cell>
          <table:table-cell table:formula="of:=IF(ISBLANK([.E527]);&quot;&quot;;[.I527])" office:value-type="float" office:value="2.95564007759094" calcext:value-type="float">
            <text:p>2.9556400776</text:p>
          </table:table-cell>
          <table:table-cell table:formula="of:=IF(OR(ISBLANK([.E527]);[.I527]&lt;=0);&quot;&quot;;[.I527])" office:value-type="float" office:value="2.95564007759094" calcext:value-type="float">
            <text:p>2.95564007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60373" calcext:value-type="float">
            <text:p>1427754010.60373</text:p>
          </table:table-cell>
          <table:table-cell office:value-type="float" office:value="1427754013.62002" calcext:value-type="float">
            <text:p>1427754013.62002</text:p>
          </table:table-cell>
          <table:table-cell office:value-type="float" office:value="1427754013.65455" calcext:value-type="float">
            <text:p>1427754013.65455</text:p>
          </table:table-cell>
          <table:table-cell/>
          <table:table-cell table:formula="of:=MAX([.B528];[.D528];[.G528])-MAX([.A528];[.C528];[.E528])" office:value-type="float" office:value="3.05082011222839" calcext:value-type="float">
            <text:p>3.0508201122</text:p>
          </table:table-cell>
          <table:table-cell table:formula="of:=IF(ISBLANK([.E528]);&quot;&quot;;[.I528])" office:value-type="float" office:value="3.05082011222839" calcext:value-type="float">
            <text:p>3.0508201122</text:p>
          </table:table-cell>
          <table:table-cell table:formula="of:=IF(OR(ISBLANK([.E528]);[.I528]&lt;=0);&quot;&quot;;[.I528])" office:value-type="float" office:value="3.05082011222839" calcext:value-type="float">
            <text:p>3.05082011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6051" calcext:value-type="float">
            <text:p>1427754010.6051</text:p>
          </table:table-cell>
          <table:table-cell office:value-type="float" office:value="1427754013.52782" calcext:value-type="float">
            <text:p>1427754013.52782</text:p>
          </table:table-cell>
          <table:table-cell office:value-type="float" office:value="1427754013.5581" calcext:value-type="float">
            <text:p>1427754013.5581</text:p>
          </table:table-cell>
          <table:table-cell/>
          <table:table-cell table:formula="of:=MAX([.B529];[.D529];[.G529])-MAX([.A529];[.C529];[.E529])" office:value-type="float" office:value="2.95300006866455" calcext:value-type="float">
            <text:p>2.9530000687</text:p>
          </table:table-cell>
          <table:table-cell table:formula="of:=IF(ISBLANK([.E529]);&quot;&quot;;[.I529])" office:value-type="float" office:value="2.95300006866455" calcext:value-type="float">
            <text:p>2.9530000687</text:p>
          </table:table-cell>
          <table:table-cell table:formula="of:=IF(OR(ISBLANK([.E529]);[.I529]&lt;=0);&quot;&quot;;[.I529])" office:value-type="float" office:value="2.95300006866455" calcext:value-type="float">
            <text:p>2.95300006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0.60641" calcext:value-type="float">
            <text:p>1427754010.60641</text:p>
          </table:table-cell>
          <table:table-cell office:value-type="float" office:value="1427754013.52759" calcext:value-type="float">
            <text:p>1427754013.52759</text:p>
          </table:table-cell>
          <table:table-cell office:value-type="float" office:value="1427754013.56344" calcext:value-type="float">
            <text:p>1427754013.56344</text:p>
          </table:table-cell>
          <table:table-cell/>
          <table:table-cell table:formula="of:=MAX([.B530];[.D530];[.G530])-MAX([.A530];[.C530];[.E530])" office:value-type="float" office:value="2.9570300579071" calcext:value-type="float">
            <text:p>2.9570300579</text:p>
          </table:table-cell>
          <table:table-cell table:formula="of:=IF(ISBLANK([.E530]);&quot;&quot;;[.I530])" office:value-type="float" office:value="2.9570300579071" calcext:value-type="float">
            <text:p>2.9570300579</text:p>
          </table:table-cell>
          <table:table-cell table:formula="of:=IF(OR(ISBLANK([.E530]);[.I530]&lt;=0);&quot;&quot;;[.I530])" office:value-type="float" office:value="2.9570300579071" calcext:value-type="float">
            <text:p>2.95703005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13.65457" calcext:value-type="float">
            <text:p>1427754013.65457</text:p>
          </table:table-cell>
          <table:table-cell office:value-type="float" office:value="1427754016.33685" calcext:value-type="float">
            <text:p>1427754016.33685</text:p>
          </table:table-cell>
          <table:table-cell table:number-columns-repeated="4"/>
          <table:table-cell table:formula="of:=MAX([.B531];[.D531];[.G531])-MAX([.A531];[.C531];[.E531])" office:value-type="float" office:value="2.68227982521057" calcext:value-type="float">
            <text:p>2.6822798252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457" calcext:value-type="float">
            <text:p>1427754013.65457</text:p>
          </table:table-cell>
          <table:table-cell office:value-type="float" office:value="1427754016.30208" calcext:value-type="float">
            <text:p>1427754016.30208</text:p>
          </table:table-cell>
          <table:table-cell office:value-type="float" office:value="1427754016.33685" calcext:value-type="float">
            <text:p>1427754016.33685</text:p>
          </table:table-cell>
          <table:table-cell/>
          <table:table-cell table:formula="of:=MAX([.B532];[.D532];[.G532])-MAX([.A532];[.C532];[.E532])" office:value-type="float" office:value="2.68227982521057" calcext:value-type="float">
            <text:p>2.6822798252</text:p>
          </table:table-cell>
          <table:table-cell table:formula="of:=IF(ISBLANK([.E532]);&quot;&quot;;[.I532])" office:value-type="float" office:value="2.68227982521057" calcext:value-type="float">
            <text:p>2.6822798252</text:p>
          </table:table-cell>
          <table:table-cell table:formula="of:=IF(OR(ISBLANK([.E532]);[.I532]&lt;=0);&quot;&quot;;[.I532])" office:value-type="float" office:value="2.68227982521057" calcext:value-type="float">
            <text:p>2.68227982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508" calcext:value-type="float">
            <text:p>1427754013.65508</text:p>
          </table:table-cell>
          <table:table-cell office:value-type="float" office:value="1427754016.20378" calcext:value-type="float">
            <text:p>1427754016.20378</text:p>
          </table:table-cell>
          <table:table-cell office:value-type="float" office:value="1427754016.24284" calcext:value-type="float">
            <text:p>1427754016.24284</text:p>
          </table:table-cell>
          <table:table-cell/>
          <table:table-cell table:formula="of:=MAX([.B533];[.D533];[.G533])-MAX([.A533];[.C533];[.E533])" office:value-type="float" office:value="2.58775997161865" calcext:value-type="float">
            <text:p>2.5877599716</text:p>
          </table:table-cell>
          <table:table-cell table:formula="of:=IF(ISBLANK([.E533]);&quot;&quot;;[.I533])" office:value-type="float" office:value="2.58775997161865" calcext:value-type="float">
            <text:p>2.5877599716</text:p>
          </table:table-cell>
          <table:table-cell table:formula="of:=IF(OR(ISBLANK([.E533]);[.I533]&lt;=0);&quot;&quot;;[.I533])" office:value-type="float" office:value="2.58775997161865" calcext:value-type="float">
            <text:p>2.58775997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559" calcext:value-type="float">
            <text:p>1427754013.65559</text:p>
          </table:table-cell>
          <table:table-cell office:value-type="float" office:value="1427754016.20371" calcext:value-type="float">
            <text:p>1427754016.20371</text:p>
          </table:table-cell>
          <table:table-cell office:value-type="float" office:value="1427754016.24288" calcext:value-type="float">
            <text:p>1427754016.24288</text:p>
          </table:table-cell>
          <table:table-cell/>
          <table:table-cell table:formula="of:=MAX([.B534];[.D534];[.G534])-MAX([.A534];[.C534];[.E534])" office:value-type="float" office:value="2.58729004859924" calcext:value-type="float">
            <text:p>2.5872900486</text:p>
          </table:table-cell>
          <table:table-cell table:formula="of:=IF(ISBLANK([.E534]);&quot;&quot;;[.I534])" office:value-type="float" office:value="2.58729004859924" calcext:value-type="float">
            <text:p>2.5872900486</text:p>
          </table:table-cell>
          <table:table-cell table:formula="of:=IF(OR(ISBLANK([.E534]);[.I534]&lt;=0);&quot;&quot;;[.I534])" office:value-type="float" office:value="2.58729004859924" calcext:value-type="float">
            <text:p>2.5872900486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535];[.D535];[.G535])-MAX([.A535];[.C535];[.E535])" office:value-type="float" office:value="0" calcext:value-type="float">
            <text:p>0</text:p>
          </table:table-cell>
          <table:table-cell table:formula="of:=IF(ISBLANK([.E535]);&quot;&quot;;[.I535])" office:value-type="float" office:value="0" calcext:value-type="float">
            <text:p>0</text:p>
          </table:table-cell>
          <table:table-cell table:formula="of:=IF(OR(ISBLANK([.E535]);[.I535]&lt;=0);&quot;&quot;;[.I53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656" calcext:value-type="float">
            <text:p>1427754013.65656</text:p>
          </table:table-cell>
          <table:table-cell office:value-type="float" office:value="1427754016.20389" calcext:value-type="float">
            <text:p>1427754016.20389</text:p>
          </table:table-cell>
          <table:table-cell office:value-type="float" office:value="1427754016.24292" calcext:value-type="float">
            <text:p>1427754016.24292</text:p>
          </table:table-cell>
          <table:table-cell/>
          <table:table-cell table:formula="of:=MAX([.B536];[.D536];[.G536])-MAX([.A536];[.C536];[.E536])" office:value-type="float" office:value="2.58635997772217" calcext:value-type="float">
            <text:p>2.5863599777</text:p>
          </table:table-cell>
          <table:table-cell table:formula="of:=IF(ISBLANK([.E536]);&quot;&quot;;[.I536])" office:value-type="float" office:value="2.58635997772217" calcext:value-type="float">
            <text:p>2.5863599777</text:p>
          </table:table-cell>
          <table:table-cell table:formula="of:=IF(OR(ISBLANK([.E536]);[.I536]&lt;=0);&quot;&quot;;[.I536])" office:value-type="float" office:value="2.58635997772217" calcext:value-type="float">
            <text:p>2.58635997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701" calcext:value-type="float">
            <text:p>1427754013.65701</text:p>
          </table:table-cell>
          <table:table-cell office:value-type="float" office:value="1427754016.20394" calcext:value-type="float">
            <text:p>1427754016.20394</text:p>
          </table:table-cell>
          <table:table-cell office:value-type="float" office:value="1427754016.24105" calcext:value-type="float">
            <text:p>1427754016.24105</text:p>
          </table:table-cell>
          <table:table-cell/>
          <table:table-cell table:formula="of:=MAX([.B537];[.D537];[.G537])-MAX([.A537];[.C537];[.E537])" office:value-type="float" office:value="2.58403992652893" calcext:value-type="float">
            <text:p>2.5840399265</text:p>
          </table:table-cell>
          <table:table-cell table:formula="of:=IF(ISBLANK([.E537]);&quot;&quot;;[.I537])" office:value-type="float" office:value="2.58403992652893" calcext:value-type="float">
            <text:p>2.5840399265</text:p>
          </table:table-cell>
          <table:table-cell table:formula="of:=IF(OR(ISBLANK([.E537]);[.I537]&lt;=0);&quot;&quot;;[.I537])" office:value-type="float" office:value="2.58403992652893" calcext:value-type="float">
            <text:p>2.58403992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751" calcext:value-type="float">
            <text:p>1427754013.65751</text:p>
          </table:table-cell>
          <table:table-cell office:value-type="float" office:value="1427754016.20383" calcext:value-type="float">
            <text:p>1427754016.20383</text:p>
          </table:table-cell>
          <table:table-cell office:value-type="float" office:value="1427754016.24291" calcext:value-type="float">
            <text:p>1427754016.24291</text:p>
          </table:table-cell>
          <table:table-cell/>
          <table:table-cell table:formula="of:=MAX([.B538];[.D538];[.G538])-MAX([.A538];[.C538];[.E538])" office:value-type="float" office:value="2.58539986610413" calcext:value-type="float">
            <text:p>2.5853998661</text:p>
          </table:table-cell>
          <table:table-cell table:formula="of:=IF(ISBLANK([.E538]);&quot;&quot;;[.I538])" office:value-type="float" office:value="2.58539986610413" calcext:value-type="float">
            <text:p>2.5853998661</text:p>
          </table:table-cell>
          <table:table-cell table:formula="of:=IF(OR(ISBLANK([.E538]);[.I538]&lt;=0);&quot;&quot;;[.I538])" office:value-type="float" office:value="2.58539986610413" calcext:value-type="float">
            <text:p>2.58539986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798" calcext:value-type="float">
            <text:p>1427754013.65798</text:p>
          </table:table-cell>
          <table:table-cell office:value-type="float" office:value="1427754016.204" calcext:value-type="float">
            <text:p>1427754016.204</text:p>
          </table:table-cell>
          <table:table-cell office:value-type="float" office:value="1427754016.24511" calcext:value-type="float">
            <text:p>1427754016.24511</text:p>
          </table:table-cell>
          <table:table-cell/>
          <table:table-cell table:formula="of:=MAX([.B539];[.D539];[.G539])-MAX([.A539];[.C539];[.E539])" office:value-type="float" office:value="2.58713006973267" calcext:value-type="float">
            <text:p>2.5871300697</text:p>
          </table:table-cell>
          <table:table-cell table:formula="of:=IF(ISBLANK([.E539]);&quot;&quot;;[.I539])" office:value-type="float" office:value="2.58713006973267" calcext:value-type="float">
            <text:p>2.5871300697</text:p>
          </table:table-cell>
          <table:table-cell table:formula="of:=IF(OR(ISBLANK([.E539]);[.I539]&lt;=0);&quot;&quot;;[.I539])" office:value-type="float" office:value="2.58713006973267" calcext:value-type="float">
            <text:p>2.5871300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845" calcext:value-type="float">
            <text:p>1427754013.65845</text:p>
          </table:table-cell>
          <table:table-cell office:value-type="float" office:value="1427754016.20411" calcext:value-type="float">
            <text:p>1427754016.20411</text:p>
          </table:table-cell>
          <table:table-cell office:value-type="float" office:value="1427754016.2382" calcext:value-type="float">
            <text:p>1427754016.2382</text:p>
          </table:table-cell>
          <table:table-cell/>
          <table:table-cell table:formula="of:=MAX([.B540];[.D540];[.G540])-MAX([.A540];[.C540];[.E540])" office:value-type="float" office:value="2.57975006103516" calcext:value-type="float">
            <text:p>2.579750061</text:p>
          </table:table-cell>
          <table:table-cell table:formula="of:=IF(ISBLANK([.E540]);&quot;&quot;;[.I540])" office:value-type="float" office:value="2.57975006103516" calcext:value-type="float">
            <text:p>2.579750061</text:p>
          </table:table-cell>
          <table:table-cell table:formula="of:=IF(OR(ISBLANK([.E540]);[.I540]&lt;=0);&quot;&quot;;[.I540])" office:value-type="float" office:value="2.57975006103516" calcext:value-type="float">
            <text:p>2.5797500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3.65909" calcext:value-type="float">
            <text:p>1427754013.65909</text:p>
          </table:table-cell>
          <table:table-cell office:value-type="float" office:value="1427754016.20406" calcext:value-type="float">
            <text:p>1427754016.20406</text:p>
          </table:table-cell>
          <table:table-cell office:value-type="float" office:value="1427754016.24106" calcext:value-type="float">
            <text:p>1427754016.24106</text:p>
          </table:table-cell>
          <table:table-cell/>
          <table:table-cell table:formula="of:=MAX([.B541];[.D541];[.G541])-MAX([.A541];[.C541];[.E541])" office:value-type="float" office:value="2.58196997642517" calcext:value-type="float">
            <text:p>2.5819699764</text:p>
          </table:table-cell>
          <table:table-cell table:formula="of:=IF(ISBLANK([.E541]);&quot;&quot;;[.I541])" office:value-type="float" office:value="2.58196997642517" calcext:value-type="float">
            <text:p>2.5819699764</text:p>
          </table:table-cell>
          <table:table-cell table:formula="of:=IF(OR(ISBLANK([.E541]);[.I541]&lt;=0);&quot;&quot;;[.I541])" office:value-type="float" office:value="2.58196997642517" calcext:value-type="float">
            <text:p>2.58196997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54016.33686" calcext:value-type="float">
            <text:p>1427754016.33686</text:p>
          </table:table-cell>
          <table:table-cell office:value-type="float" office:value="1427754018.93345" calcext:value-type="float">
            <text:p>1427754018.93345</text:p>
          </table:table-cell>
          <table:table-cell table:number-columns-repeated="4"/>
          <table:table-cell table:formula="of:=MAX([.B542];[.D542];[.G542])-MAX([.A542];[.C542];[.E542])" office:value-type="float" office:value="2.59659004211426" calcext:value-type="float">
            <text:p>2.5965900421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3687" calcext:value-type="float">
            <text:p>1427754016.33687</text:p>
          </table:table-cell>
          <table:table-cell office:value-type="float" office:value="1427754018.81132" calcext:value-type="float">
            <text:p>1427754018.81132</text:p>
          </table:table-cell>
          <table:table-cell office:value-type="float" office:value="1427754018.84618" calcext:value-type="float">
            <text:p>1427754018.84618</text:p>
          </table:table-cell>
          <table:table-cell/>
          <table:table-cell table:formula="of:=MAX([.B543];[.D543];[.G543])-MAX([.A543];[.C543];[.E543])" office:value-type="float" office:value="2.50931000709534" calcext:value-type="float">
            <text:p>2.5093100071</text:p>
          </table:table-cell>
          <table:table-cell table:formula="of:=IF(ISBLANK([.E543]);&quot;&quot;;[.I543])" office:value-type="float" office:value="2.50931000709534" calcext:value-type="float">
            <text:p>2.5093100071</text:p>
          </table:table-cell>
          <table:table-cell table:formula="of:=IF(OR(ISBLANK([.E543]);[.I543]&lt;=0);&quot;&quot;;[.I543])" office:value-type="float" office:value="2.50931000709534" calcext:value-type="float">
            <text:p>2.50931000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3823" calcext:value-type="float">
            <text:p>1427754016.33823</text:p>
          </table:table-cell>
          <table:table-cell office:value-type="float" office:value="1427754018.81139" calcext:value-type="float">
            <text:p>1427754018.81139</text:p>
          </table:table-cell>
          <table:table-cell office:value-type="float" office:value="1427754018.85152" calcext:value-type="float">
            <text:p>1427754018.85152</text:p>
          </table:table-cell>
          <table:table-cell/>
          <table:table-cell table:formula="of:=MAX([.B544];[.D544];[.G544])-MAX([.A544];[.C544];[.E544])" office:value-type="float" office:value="2.51329016685486" calcext:value-type="float">
            <text:p>2.5132901669</text:p>
          </table:table-cell>
          <table:table-cell table:formula="of:=IF(ISBLANK([.E544]);&quot;&quot;;[.I544])" office:value-type="float" office:value="2.51329016685486" calcext:value-type="float">
            <text:p>2.5132901669</text:p>
          </table:table-cell>
          <table:table-cell table:formula="of:=IF(OR(ISBLANK([.E544]);[.I544]&lt;=0);&quot;&quot;;[.I544])" office:value-type="float" office:value="2.51329016685486" calcext:value-type="float">
            <text:p>2.51329016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3957" calcext:value-type="float">
            <text:p>1427754016.33957</text:p>
          </table:table-cell>
          <table:table-cell office:value-type="float" office:value="1427754018.81145" calcext:value-type="float">
            <text:p>1427754018.81145</text:p>
          </table:table-cell>
          <table:table-cell office:value-type="float" office:value="1427754018.8483" calcext:value-type="float">
            <text:p>1427754018.8483</text:p>
          </table:table-cell>
          <table:table-cell/>
          <table:table-cell table:formula="of:=MAX([.B545];[.D545];[.G545])-MAX([.A545];[.C545];[.E545])" office:value-type="float" office:value="2.50872993469238" calcext:value-type="float">
            <text:p>2.5087299347</text:p>
          </table:table-cell>
          <table:table-cell table:formula="of:=IF(ISBLANK([.E545]);&quot;&quot;;[.I545])" office:value-type="float" office:value="2.50872993469238" calcext:value-type="float">
            <text:p>2.5087299347</text:p>
          </table:table-cell>
          <table:table-cell table:formula="of:=IF(OR(ISBLANK([.E545]);[.I545]&lt;=0);&quot;&quot;;[.I545])" office:value-type="float" office:value="2.50872993469238" calcext:value-type="float">
            <text:p>2.50872993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157" calcext:value-type="float">
            <text:p>1427754016.34157</text:p>
          </table:table-cell>
          <table:table-cell office:value-type="float" office:value="1427754018.81162" calcext:value-type="float">
            <text:p>1427754018.81162</text:p>
          </table:table-cell>
          <table:table-cell office:value-type="float" office:value="1427754018.84412" calcext:value-type="float">
            <text:p>1427754018.84412</text:p>
          </table:table-cell>
          <table:table-cell/>
          <table:table-cell table:formula="of:=MAX([.B546];[.D546];[.G546])-MAX([.A546];[.C546];[.E546])" office:value-type="float" office:value="2.50255012512207" calcext:value-type="float">
            <text:p>2.5025501251</text:p>
          </table:table-cell>
          <table:table-cell table:formula="of:=IF(ISBLANK([.E546]);&quot;&quot;;[.I546])" office:value-type="float" office:value="2.50255012512207" calcext:value-type="float">
            <text:p>2.5025501251</text:p>
          </table:table-cell>
          <table:table-cell table:formula="of:=IF(OR(ISBLANK([.E546]);[.I546]&lt;=0);&quot;&quot;;[.I546])" office:value-type="float" office:value="2.50255012512207" calcext:value-type="float">
            <text:p>2.50255012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289" calcext:value-type="float">
            <text:p>1427754016.34289</text:p>
          </table:table-cell>
          <table:table-cell office:value-type="float" office:value="1427754018.814" calcext:value-type="float">
            <text:p>1427754018.814</text:p>
          </table:table-cell>
          <table:table-cell office:value-type="float" office:value="1427754018.85248" calcext:value-type="float">
            <text:p>1427754018.85248</text:p>
          </table:table-cell>
          <table:table-cell/>
          <table:table-cell table:formula="of:=MAX([.B547];[.D547];[.G547])-MAX([.A547];[.C547];[.E547])" office:value-type="float" office:value="2.5095899105072" calcext:value-type="float">
            <text:p>2.5095899105</text:p>
          </table:table-cell>
          <table:table-cell table:formula="of:=IF(ISBLANK([.E547]);&quot;&quot;;[.I547])" office:value-type="float" office:value="2.5095899105072" calcext:value-type="float">
            <text:p>2.5095899105</text:p>
          </table:table-cell>
          <table:table-cell table:formula="of:=IF(OR(ISBLANK([.E547]);[.I547]&lt;=0);&quot;&quot;;[.I547])" office:value-type="float" office:value="2.5095899105072" calcext:value-type="float">
            <text:p>2.5095899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428" calcext:value-type="float">
            <text:p>1427754016.34428</text:p>
          </table:table-cell>
          <table:table-cell office:value-type="float" office:value="1427754018.81156" calcext:value-type="float">
            <text:p>1427754018.81156</text:p>
          </table:table-cell>
          <table:table-cell office:value-type="float" office:value="1427754018.84823" calcext:value-type="float">
            <text:p>1427754018.84823</text:p>
          </table:table-cell>
          <table:table-cell/>
          <table:table-cell table:formula="of:=MAX([.B548];[.D548];[.G548])-MAX([.A548];[.C548];[.E548])" office:value-type="float" office:value="2.50394988059998" calcext:value-type="float">
            <text:p>2.5039498806</text:p>
          </table:table-cell>
          <table:table-cell table:formula="of:=IF(ISBLANK([.E548]);&quot;&quot;;[.I548])" office:value-type="float" office:value="2.50394988059998" calcext:value-type="float">
            <text:p>2.5039498806</text:p>
          </table:table-cell>
          <table:table-cell table:formula="of:=IF(OR(ISBLANK([.E548]);[.I548]&lt;=0);&quot;&quot;;[.I548])" office:value-type="float" office:value="2.50394988059998" calcext:value-type="float">
            <text:p>2.50394988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565" calcext:value-type="float">
            <text:p>1427754016.34565</text:p>
          </table:table-cell>
          <table:table-cell office:value-type="float" office:value="1427754018.90246" calcext:value-type="float">
            <text:p>1427754018.90246</text:p>
          </table:table-cell>
          <table:table-cell office:value-type="float" office:value="1427754018.93344" calcext:value-type="float">
            <text:p>1427754018.93344</text:p>
          </table:table-cell>
          <table:table-cell/>
          <table:table-cell table:formula="of:=MAX([.B549];[.D549];[.G549])-MAX([.A549];[.C549];[.E549])" office:value-type="float" office:value="2.58779001235962" calcext:value-type="float">
            <text:p>2.5877900124</text:p>
          </table:table-cell>
          <table:table-cell table:formula="of:=IF(ISBLANK([.E549]);&quot;&quot;;[.I549])" office:value-type="float" office:value="2.58779001235962" calcext:value-type="float">
            <text:p>2.5877900124</text:p>
          </table:table-cell>
          <table:table-cell table:formula="of:=IF(OR(ISBLANK([.E549]);[.I549]&lt;=0);&quot;&quot;;[.I549])" office:value-type="float" office:value="2.58779001235962" calcext:value-type="float">
            <text:p>2.58779001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695" calcext:value-type="float">
            <text:p>1427754016.34695</text:p>
          </table:table-cell>
          <table:table-cell office:value-type="float" office:value="1427754018.81151" calcext:value-type="float">
            <text:p>1427754018.81151</text:p>
          </table:table-cell>
          <table:table-cell office:value-type="float" office:value="1427754018.84831" calcext:value-type="float">
            <text:p>1427754018.84831</text:p>
          </table:table-cell>
          <table:table-cell/>
          <table:table-cell table:formula="of:=MAX([.B550];[.D550];[.G550])-MAX([.A550];[.C550];[.E550])" office:value-type="float" office:value="2.5013599395752" calcext:value-type="float">
            <text:p>2.5013599396</text:p>
          </table:table-cell>
          <table:table-cell table:formula="of:=IF(ISBLANK([.E550]);&quot;&quot;;[.I550])" office:value-type="float" office:value="2.5013599395752" calcext:value-type="float">
            <text:p>2.5013599396</text:p>
          </table:table-cell>
          <table:table-cell table:formula="of:=IF(OR(ISBLANK([.E550]);[.I550]&lt;=0);&quot;&quot;;[.I550])" office:value-type="float" office:value="2.5013599395752" calcext:value-type="float">
            <text:p>2.50135993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775" calcext:value-type="float">
            <text:p>1427754016.34775</text:p>
          </table:table-cell>
          <table:table-cell office:value-type="float" office:value="1427754018.81167" calcext:value-type="float">
            <text:p>1427754018.81167</text:p>
          </table:table-cell>
          <table:table-cell office:value-type="float" office:value="1427754018.84611" calcext:value-type="float">
            <text:p>1427754018.84611</text:p>
          </table:table-cell>
          <table:table-cell/>
          <table:table-cell table:formula="of:=MAX([.B551];[.D551];[.G551])-MAX([.A551];[.C551];[.E551])" office:value-type="float" office:value="2.49836015701294" calcext:value-type="float">
            <text:p>2.498360157</text:p>
          </table:table-cell>
          <table:table-cell table:formula="of:=IF(ISBLANK([.E551]);&quot;&quot;;[.I551])" office:value-type="float" office:value="2.49836015701294" calcext:value-type="float">
            <text:p>2.498360157</text:p>
          </table:table-cell>
          <table:table-cell table:formula="of:=IF(OR(ISBLANK([.E551]);[.I551]&lt;=0);&quot;&quot;;[.I551])" office:value-type="float" office:value="2.49836015701294" calcext:value-type="float">
            <text:p>2.4983601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54016.3482" calcext:value-type="float">
            <text:p>1427754016.3482</text:p>
          </table:table-cell>
          <table:table-cell office:value-type="float" office:value="1427754018.81172" calcext:value-type="float">
            <text:p>1427754018.81172</text:p>
          </table:table-cell>
          <table:table-cell office:value-type="float" office:value="1427754018.84827" calcext:value-type="float">
            <text:p>1427754018.84827</text:p>
          </table:table-cell>
          <table:table-cell/>
          <table:table-cell table:formula="of:=MAX([.B552];[.D552];[.G552])-MAX([.A552];[.C552];[.E552])" office:value-type="float" office:value="2.50006985664368" calcext:value-type="float">
            <text:p>2.5000698566</text:p>
          </table:table-cell>
          <table:table-cell table:formula="of:=IF(ISBLANK([.E552]);&quot;&quot;;[.I552])" office:value-type="float" office:value="2.50006985664368" calcext:value-type="float">
            <text:p>2.5000698566</text:p>
          </table:table-cell>
          <table:table-cell table:formula="of:=IF(OR(ISBLANK([.E552]);[.I552]&lt;=0);&quot;&quot;;[.I552])" office:value-type="float" office:value="2.50006985664368" calcext:value-type="float">
            <text:p>2.50006985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2:18:11.629237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7:30:35.30185612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257" meta:object-count="0"/>
  </office:meta>
</office:document-meta>
</file>